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395cm"/>
    </style:style>
    <style:style style:name="co8" style:family="table-column">
      <style:table-column-properties fo:break-before="auto" style:column-width="2.84cm"/>
    </style:style>
    <style:style style:name="co9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/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29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Sheet1.C3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0" style:apply-style-name="Accent" style:base-cell-address="Sheet1.U3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  <style:map style:condition="cell-content()&lt;=0" style:apply-style-name="Accent" style:base-cell-address="Sheet1.U3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7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solid" style:text-underline-width="auto" style:text-underline-color="font-color"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91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9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9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  <style:map style:condition="cell-content()&lt;=[$Sheet1.$T3]" style:apply-style-name="Accent" style:base-cell-address="FormattedToExportAll.C3"/>
    </style:style>
    <style:style style:name="ce9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  <style:map style:condition="cell-content()&lt;=[$Sheet1.$T3]" style:apply-style-name="Accent" style:base-cell-address="FormattedToExportAll.C3"/>
    </style:style>
    <style:style style:name="ce9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9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  <style:map style:condition="cell-content()&lt;=[$Sheet1.$T3]" style:apply-style-name="Accent" style:base-cell-address="FormattedToExportAll.C3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cell-content()&lt;=[$Sheet1.$T3]" style:apply-style-name="Accent" style:base-cell-address="FormattedToExportAll.C3"/>
    </style:style>
    <style:style style:name="ce8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  <style:map style:condition="cell-content()&lt;=[$Sheet1.$T3]" style:apply-style-name="Accent" style:base-cell-address="FormattedToExportAll.C3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1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9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  <style:map style:condition="cell-content()&lt;=[$Sheet1.$T3]" style:apply-style-name="Accent" style:base-cell-address="FormattedToExportAll.C3"/>
    </style:style>
    <style:style style:name="ce10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8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solid" style:text-underline-width="auto" style:text-underline-color="font-color"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solid" style:text-underline-width="auto" style:text-underline-color="font-color"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8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solid" style:text-underline-width="auto" style:text-underline-color="font-color"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1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1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  <style:map style:condition="cell-content()&lt;=[$Sheet1.$T3]" style:apply-style-name="Accent" style:base-cell-address="FormattedToExportAll.C3"/>
    </style:style>
    <style:style style:name="ce97" style:family="table-cell" style:parent-style-name="Default" style:data-style-name="N4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0"/>
        <table:table-column table:style-name="co2" table:number-columns-repeated="4" table:default-cell-style-name="ce2"/>
        <table:table-column table:style-name="co2" table:default-cell-style-name="ce6"/>
        <table:table-column table:style-name="co2" table:number-columns-repeated="4" table:default-cell-style-name="ce2"/>
        <table:table-column table:style-name="co2" table:default-cell-style-name="ce6"/>
        <table:table-column table:style-name="co3" table:default-cell-style-name="ce10"/>
        <table:table-column table:style-name="co2" table:default-cell-style-name="ce13"/>
        <table:table-column table:style-name="co4" table:default-cell-style-name="ce13"/>
        <table:table-column table:style-name="co5" table:default-cell-style-name="ce13"/>
        <table:table-column table:style-name="co1" table:default-cell-style-name="ce13"/>
        <table:table-column table:style-name="co6" table:default-cell-style-name="ce13"/>
        <table:table-column table:style-name="co1" table:default-cell-style-name="ce13"/>
        <table:table-column table:style-name="co1" table:default-cell-style-name="ce2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40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Class</text:p>
          </table:table-cell>
          <table:covered-table-cell/>
          <table:table-cell table:style-name="ce5" office:value-type="string" calcext:value-type="string" table:number-columns-spanned="5" table:number-rows-spanned="1">
            <text:p>Group by Hash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Single Placement</text:p>
          </table:table-cell>
          <table:covered-table-cell table:number-columns-repeated="4"/>
          <table:table-cell table:style-name="ce16" office:value-type="string" calcext:value-type="string">
            <text:p>TS3</text:p>
          </table:table-cell>
          <table:table-cell table:style-name="ce16" office:value-type="string" calcext:value-type="string">
            <text:p>GLS</text:p>
          </table:table-cell>
          <table:table-cell table:style-name="ce16" office:value-type="string" calcext:value-type="string">
            <text:p>GASP</text:p>
          </table:table-cell>
          <table:table-cell table:style-name="ce16" office:value-type="string" calcext:value-type="string">
            <text:p>EHGH2</text:p>
          </table:table-cell>
          <table:table-cell table:style-name="ce16" office:value-type="string" calcext:value-type="string">
            <text:p>GVN</text:p>
          </table:table-cell>
          <table:table-cell table:style-name="ce9" office:value-type="string" calcext:value-type="string">
            <text:p>BRKGA</text:p>
          </table:table-cell>
          <table:table-cell table:style-name="ce16" office:value-type="string" calcext:value-type="string">
            <text:p>BRKGA-VD</text:p>
          </table:table-cell>
          <table:table-cell office:value-type="string" calcext:value-type="string">
            <text:p>BEST</text:p>
          </table:table-cell>
          <table:table-cell table:style-name="ce2" office:value-type="string" calcext:value-type="string">
            <text:p>BEST_GAP</text:p>
          </table:table-cell>
          <table:table-cell table:style-name="ce2" office:value-type="string" calcext:value-type="string">
            <text:p>&lt;= 0</text:p>
          </table:table-cell>
          <table:table-cell/>
          <table:table-cell office:value-type="string" calcext:value-type="string">
            <text:p>OUR_BEST</text:p>
          </table:table-cell>
          <table:table-cell office:value-type="string" calcext:value-type="string">
            <text:p>AVG_GAP</text:p>
          </table:table-cell>
          <table:table-cell table:number-columns-repeated="39"/>
        </table:table-row>
        <table:table-row table:style-name="ro1">
          <table:table-cell table:style-name="ce2" office:value-type="string" calcext:value-type="string">
            <text:p>Instance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k=1</text:p>
          </table:table-cell>
          <table:table-cell office:value-type="string" calcext:value-type="string">
            <text:p>k=5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20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</text:p>
          </table:table-cell>
          <table:table-cell office:value-type="string" calcext:value-type="string">
            <text:p>k=5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20</text:p>
          </table:table-cell>
          <table:table-cell office:value-type="string" calcext:value-type="string">
            <text:p>k=50</text:p>
          </table:table-cell>
          <table:table-cell table:style-name="ce13"/>
          <table:table-cell table:number-columns-repeated="7"/>
          <table:table-cell table:style-name="ce2" table:number-columns-repeated="2"/>
          <table:table-cell table:number-columns-repeated="4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4" table:style-name="ce26" office:value-type="float" office:value="14.5" calcext:value-type="float">
            <text:p>14.5</text:p>
          </table:table-cell>
          <table:table-cell table:style-name="ce29" office:value-type="float" office:value="14.1" calcext:value-type="float">
            <text:p>14.10</text:p>
          </table:table-cell>
          <table:table-cell table:style-name="ce26" office:value-type="float" office:value="14.4" calcext:value-type="float">
            <text:p>14.4</text:p>
          </table:table-cell>
          <table:table-cell table:number-columns-repeated="2" table:style-name="ce26" office:value-type="float" office:value="14.3" calcext:value-type="float">
            <text:p>14.3</text:p>
          </table:table-cell>
          <table:table-cell table:style-name="ce26" office:value-type="float" office:value="14.4" calcext:value-type="float">
            <text:p>14.4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3" table:style-name="ce56" office:value-type="float" office:value="13.4" calcext:value-type="float">
            <text:p>13.4</text:p>
          </table:table-cell>
          <table:table-cell table:style-name="ce56" office:value-type="float" office:value="13.8" calcext:value-type="float">
            <text:p>13.8</text:p>
          </table:table-cell>
          <table:table-cell table:number-columns-repeated="3" table:style-name="ce56" office:value-type="float" office:value="13.4" calcext:value-type="float">
            <text:p>13.4</text:p>
          </table:table-cell>
          <table:table-cell table:style-name="ce3" table:formula="of:=MIN([.C3:.S3])" office:value-type="float" office:value="13.4" calcext:value-type="float">
            <text:p>13.4</text:p>
          </table:table-cell>
          <table:table-cell table:style-name="ce65" table:formula="of:=(MAX([.C3:.L3])/MIN([.M3:.S3]) - 1)*100" office:value-type="float" office:value="8.20895522388059" calcext:value-type="float">
            <text:p>8.20895522388059</text:p>
          </table:table-cell>
          <table:table-cell table:style-name="ce3" table:formula="of:=IF([.U3]&lt;=0;1;0)" office:value-type="float" office:value="0" calcext:value-type="float">
            <text:p>0</text:p>
          </table:table-cell>
          <table:table-cell table:style-name="ce17"/>
          <table:table-cell table:style-name="ce17" table:formula="of:=MIN([.C3:.L3])" office:value-type="float" office:value="14" calcext:value-type="float">
            <text:p>14</text:p>
          </table:table-cell>
          <table:table-cell table:style-name="ce73" table:formula="of:=([.X3]/AVERAGE([.M3:.S3]) - 1)*100" office:value-type="float" office:value="4.03397027600847" calcext:value-type="float">
            <text:p>4.03</text:p>
          </table:table-cell>
          <table:table-cell table:style-name="ce17" table:number-columns-repeated="39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7" office:value-type="float" office:value="28.4" calcext:value-type="float">
            <text:p>28.4</text:p>
          </table:table-cell>
          <table:table-cell table:number-columns-repeated="2" table:style-name="ce27" office:value-type="float" office:value="28.3" calcext:value-type="float">
            <text:p>28.3</text:p>
          </table:table-cell>
          <table:table-cell table:style-name="ce27" office:value-type="float" office:value="28.4" calcext:value-type="float">
            <text:p>28.4</text:p>
          </table:table-cell>
          <table:table-cell table:style-name="ce30" office:value-type="float" office:value="28" calcext:value-type="float">
            <text:p>28</text:p>
          </table:table-cell>
          <table:table-cell table:style-name="ce27" office:value-type="float" office:value="27.7" calcext:value-type="float">
            <text:p>27.7</text:p>
          </table:table-cell>
          <table:table-cell table:number-columns-repeated="2" table:style-name="ce27" office:value-type="float" office:value="27.8" calcext:value-type="float">
            <text:p>27.8</text:p>
          </table:table-cell>
          <table:table-cell table:style-name="ce27" office:value-type="float" office:value="27.9" calcext:value-type="float">
            <text:p>27.9</text:p>
          </table:table-cell>
          <table:table-cell table:style-name="ce30" office:value-type="float" office:value="27.7" calcext:value-type="float">
            <text:p>27.7</text:p>
          </table:table-cell>
          <table:table-cell table:number-columns-repeated="2" table:style-name="ce57" office:value-type="float" office:value="26.6" calcext:value-type="float">
            <text:p>26.6</text:p>
          </table:table-cell>
          <table:table-cell table:style-name="ce57" office:value-type="float" office:value="26.9" calcext:value-type="float">
            <text:p>26.9</text:p>
          </table:table-cell>
          <table:table-cell table:style-name="ce57" office:value-type="float" office:value="27.6" calcext:value-type="float">
            <text:p>27.6</text:p>
          </table:table-cell>
          <table:table-cell table:number-columns-repeated="3" table:style-name="ce57" office:value-type="float" office:value="26.6" calcext:value-type="float">
            <text:p>26.6</text:p>
          </table:table-cell>
          <table:table-cell table:formula="of:=MIN([.C4:.S4])" office:value-type="float" office:value="26.6" calcext:value-type="float">
            <text:p>26.6</text:p>
          </table:table-cell>
          <table:table-cell table:style-name="ce67" table:formula="of:=(MIN([.C4:.L4])/MIN([.M4:.S4]) - 1)*100" office:value-type="float" office:value="4.13533834586466" calcext:value-type="float">
            <text:p>4.13533834586466</text:p>
          </table:table-cell>
          <table:table-cell table:style-name="ce68" table:formula="of:=IF([.U4]&lt;=0;1;0)" office:value-type="float" office:value="0" calcext:value-type="float">
            <text:p>0</text:p>
          </table:table-cell>
          <table:table-cell/>
          <table:table-cell table:style-name="ce17" table:formula="of:=MIN([.C4:.L4])" office:value-type="float" office:value="27.7" calcext:value-type="float">
            <text:p>27.7</text:p>
          </table:table-cell>
          <table:table-cell table:style-name="ce73" table:formula="of:=([.X4]/AVERAGE([.M4:.S4]) - 1)*100" office:value-type="float" office:value="3.41333333333336" calcext:value-type="float">
            <text:p>3.41</text:p>
          </table:table-cell>
          <table:table-cell table:number-columns-repeated="39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number-columns-repeated="2" table:style-name="ce27" office:value-type="float" office:value="38.5" calcext:value-type="float">
            <text:p>38.5</text:p>
          </table:table-cell>
          <table:table-cell table:style-name="ce27" office:value-type="float" office:value="38.4" calcext:value-type="float">
            <text:p>38.4</text:p>
          </table:table-cell>
          <table:table-cell table:style-name="ce27" office:value-type="float" office:value="38.3" calcext:value-type="float">
            <text:p>38.3</text:p>
          </table:table-cell>
          <table:table-cell table:style-name="ce30" office:value-type="float" office:value="38.4" calcext:value-type="float">
            <text:p>38.4</text:p>
          </table:table-cell>
          <table:table-cell table:style-name="ce27" office:value-type="float" office:value="38.4" calcext:value-type="float">
            <text:p>38.4</text:p>
          </table:table-cell>
          <table:table-cell table:number-columns-repeated="2" table:style-name="ce27" office:value-type="float" office:value="38.5" calcext:value-type="float">
            <text:p>38.5</text:p>
          </table:table-cell>
          <table:table-cell table:style-name="ce27" office:value-type="float" office:value="38.3" calcext:value-type="float">
            <text:p>38.3</text:p>
          </table:table-cell>
          <table:table-cell table:style-name="ce30" office:value-type="float" office:value="37.9" calcext:value-type="float">
            <text:p>37.9</text:p>
          </table:table-cell>
          <table:table-cell table:style-name="ce57" office:value-type="float" office:value="36.7" calcext:value-type="float">
            <text:p>36.7</text:p>
          </table:table-cell>
          <table:table-cell table:number-columns-repeated="2" table:style-name="ce57" office:value-type="float" office:value="37" calcext:value-type="float">
            <text:p>37</text:p>
          </table:table-cell>
          <table:table-cell table:style-name="ce57" office:value-type="float" office:value="39.8" calcext:value-type="float">
            <text:p>39.8</text:p>
          </table:table-cell>
          <table:table-cell table:number-columns-repeated="2" table:style-name="ce57" office:value-type="float" office:value="36.4" calcext:value-type="float">
            <text:p>36.4</text:p>
          </table:table-cell>
          <table:table-cell table:style-name="ce57" office:value-type="float" office:value="36.3" calcext:value-type="float">
            <text:p>36.3</text:p>
          </table:table-cell>
          <table:table-cell table:formula="of:=MIN([.C5:.S5])" office:value-type="float" office:value="36.3" calcext:value-type="float">
            <text:p>36.3</text:p>
          </table:table-cell>
          <table:table-cell table:style-name="ce67" table:formula="of:=(MIN([.C5:.L5])/MIN([.M5:.S5]) - 1)*100" office:value-type="float" office:value="4.40771349862259" calcext:value-type="float">
            <text:p>4.40771349862259</text:p>
          </table:table-cell>
          <table:table-cell table:style-name="ce68" table:formula="of:=IF([.U5]&lt;=0;1;0)" office:value-type="float" office:value="0" calcext:value-type="float">
            <text:p>0</text:p>
          </table:table-cell>
          <table:table-cell/>
          <table:table-cell table:style-name="ce17" table:formula="of:=MIN([.C5:.L5])" office:value-type="float" office:value="37.9" calcext:value-type="float">
            <text:p>37.9</text:p>
          </table:table-cell>
          <table:table-cell table:style-name="ce73" table:formula="of:=([.X5]/AVERAGE([.M5:.S5]) - 1)*100" office:value-type="float" office:value="2.19568567026194" calcext:value-type="float">
            <text:p>2.20</text:p>
          </table:table-cell>
          <table:table-cell table:number-columns-repeated="39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53.1" calcext:value-type="float">
            <text:p>53.1</text:p>
          </table:table-cell>
          <table:table-cell table:style-name="ce28" office:value-type="float" office:value="53.2" calcext:value-type="float">
            <text:p>53.2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2.9" calcext:value-type="float">
            <text:p>52.9</text:p>
          </table:table-cell>
          <table:table-cell table:style-name="ce31" office:value-type="float" office:value="53" calcext:value-type="float">
            <text:p>53</text:p>
          </table:table-cell>
          <table:table-cell table:number-columns-repeated="2" table:style-name="ce28" office:value-type="float" office:value="52.7" calcext:value-type="float">
            <text:p>52.7</text:p>
          </table:table-cell>
          <table:table-cell table:number-columns-repeated="2" table:style-name="ce28" office:value-type="float" office:value="52.6" calcext:value-type="float">
            <text:p>52.6</text:p>
          </table:table-cell>
          <table:table-cell table:style-name="ce31" office:value-type="float" office:value="52.7" calcext:value-type="float">
            <text:p>52.7</text:p>
          </table:table-cell>
          <table:table-cell table:number-columns-repeated="2" table:style-name="ce58" office:value-type="float" office:value="51.2" calcext:value-type="float">
            <text:p>51.2</text:p>
          </table:table-cell>
          <table:table-cell table:style-name="ce58" office:value-type="float" office:value="51.6" calcext:value-type="float">
            <text:p>51.6</text:p>
          </table:table-cell>
          <table:table-cell table:style-name="ce58" office:value-type="float" office:value="50.6" calcext:value-type="float">
            <text:p>50.6</text:p>
          </table:table-cell>
          <table:table-cell table:style-name="ce58" office:value-type="float" office:value="50.9" calcext:value-type="float">
            <text:p>50.9</text:p>
          </table:table-cell>
          <table:table-cell table:number-columns-repeated="2" table:style-name="ce58" office:value-type="float" office:value="50.8" calcext:value-type="float">
            <text:p>50.8</text:p>
          </table:table-cell>
          <table:table-cell table:formula="of:=MIN([.C6:.S6])" office:value-type="float" office:value="50.6" calcext:value-type="float">
            <text:p>50.6</text:p>
          </table:table-cell>
          <table:table-cell table:style-name="ce67" table:formula="of:=(MIN([.C6:.L6])/MIN([.M6:.S6]) - 1)*100" office:value-type="float" office:value="3.95256916996047" calcext:value-type="float">
            <text:p>3.95256916996047</text:p>
          </table:table-cell>
          <table:table-cell table:style-name="ce68" table:formula="of:=IF([.U6]&lt;=0;1;0)" office:value-type="float" office:value="0" calcext:value-type="float">
            <text:p>0</text:p>
          </table:table-cell>
          <table:table-cell table:style-name="ce66"/>
          <table:table-cell table:style-name="ce17" table:formula="of:=MIN([.C6:.L6])" office:value-type="float" office:value="52.6" calcext:value-type="float">
            <text:p>52.6</text:p>
          </table:table-cell>
          <table:table-cell table:style-name="ce73" table:formula="of:=([.X6]/AVERAGE([.M6:.S6]) - 1)*100" office:value-type="float" office:value="3.10837300476057" calcext:value-type="float">
            <text:p>3.11</text:p>
          </table:table-cell>
          <table:table-cell table:style-name="ce66" table:number-columns-repeated="3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26" office:value-type="float" office:value="14.8" calcext:value-type="float">
            <text:p>14.8</text:p>
          </table:table-cell>
          <table:table-cell table:number-columns-repeated="3" table:style-name="ce26" office:value-type="float" office:value="14.7" calcext:value-type="float">
            <text:p>14.7</text:p>
          </table:table-cell>
          <table:table-cell table:style-name="ce34" office:value-type="float" office:value="14.6" calcext:value-type="float">
            <text:p>14.6</text:p>
          </table:table-cell>
          <table:table-cell table:style-name="ce26" office:value-type="float" office:value="14.9" calcext:value-type="float">
            <text:p>14.9</text:p>
          </table:table-cell>
          <table:table-cell table:number-columns-repeated="2" table:style-name="ce26" office:value-type="float" office:value="14.8" calcext:value-type="float">
            <text:p>14.8</text:p>
          </table:table-cell>
          <table:table-cell table:style-name="ce26" office:value-type="float" office:value="14.9" calcext:value-type="float">
            <text:p>14.9</text:p>
          </table:table-cell>
          <table:table-cell table:style-name="ce34" office:value-type="float" office:value="14.8" calcext:value-type="float">
            <text:p>14.8</text:p>
          </table:table-cell>
          <table:table-cell table:style-name="ce56" office:value-type="float" office:value="13.8" calcext:value-type="float">
            <text:p>13.8</text:p>
          </table:table-cell>
          <table:table-cell table:number-columns-repeated="2" table:style-name="ce56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3" table:style-name="ce56" office:value-type="float" office:value="13.8" calcext:value-type="float">
            <text:p>13.8</text:p>
          </table:table-cell>
          <table:table-cell table:style-name="ce3" table:formula="of:=MIN([.C7:.S7])" office:value-type="float" office:value="13.8" calcext:value-type="float">
            <text:p>13.8</text:p>
          </table:table-cell>
          <table:table-cell table:style-name="ce65" table:formula="of:=(MIN([.C7:.L7])/MIN([.M7:.S7]) - 1)*100" office:value-type="float" office:value="5.79710144927534" calcext:value-type="float">
            <text:p>5.79710144927534</text:p>
          </table:table-cell>
          <table:table-cell table:style-name="ce3" table:formula="of:=IF([.U7]&lt;=0;1;0)" office:value-type="float" office:value="0" calcext:value-type="float">
            <text:p>0</text:p>
          </table:table-cell>
          <table:table-cell table:style-name="ce17"/>
          <table:table-cell table:style-name="ce17" table:formula="of:=MIN([.C7:.L7])" office:value-type="float" office:value="14.6" calcext:value-type="float">
            <text:p>14.6</text:p>
          </table:table-cell>
          <table:table-cell table:style-name="ce73" table:formula="of:=([.X7]/AVERAGE([.M7:.S7]) - 1)*100" office:value-type="float" office:value="5.79710144927534" calcext:value-type="float">
            <text:p>5.80</text:p>
          </table:table-cell>
          <table:table-cell table:style-name="ce17" table:number-columns-repeated="39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7" office:value-type="float" office:value="26.5" calcext:value-type="float">
            <text:p>26.5</text:p>
          </table:table-cell>
          <table:table-cell table:number-columns-repeated="3" table:style-name="ce27" office:value-type="float" office:value="26.6" calcext:value-type="float">
            <text:p>26.6</text:p>
          </table:table-cell>
          <table:table-cell table:style-name="ce30" office:value-type="float" office:value="26.6" calcext:value-type="float">
            <text:p>26.6</text:p>
          </table:table-cell>
          <table:table-cell table:style-name="ce27" office:value-type="float" office:value="27.1" calcext:value-type="float">
            <text:p>27.1</text:p>
          </table:table-cell>
          <table:table-cell table:number-columns-repeated="2" table:style-name="ce27" office:value-type="float" office:value="26.9" calcext:value-type="float">
            <text:p>26.9</text:p>
          </table:table-cell>
          <table:table-cell table:style-name="ce27" office:value-type="float" office:value="26.7" calcext:value-type="float">
            <text:p>26.7</text:p>
          </table:table-cell>
          <table:table-cell table:style-name="ce30" office:value-type="float" office:value="26.7" calcext:value-type="float">
            <text:p>26.7</text:p>
          </table:table-cell>
          <table:table-cell table:style-name="ce57" office:value-type="float" office:value="25.7" calcext:value-type="float">
            <text:p>25.7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1" office:value-type="string" calcext:value-type="string">
            <text:p>-</text:p>
          </table:table-cell>
          <table:table-cell table:style-name="ce57" office:value-type="float" office:value="25.7" calcext:value-type="float">
            <text:p>25.7</text:p>
          </table:table-cell>
          <table:table-cell table:style-name="ce57" office:value-type="float" office:value="25.6" calcext:value-type="float">
            <text:p>25.6</text:p>
          </table:table-cell>
          <table:table-cell table:style-name="ce57" office:value-type="float" office:value="25.5" calcext:value-type="float">
            <text:p>25.5</text:p>
          </table:table-cell>
          <table:table-cell table:formula="of:=MIN([.C8:.S8])" office:value-type="float" office:value="25.5" calcext:value-type="float">
            <text:p>25.5</text:p>
          </table:table-cell>
          <table:table-cell table:style-name="ce67" table:formula="of:=(MIN([.C8:.L8])/MIN([.M8:.S8]) - 1)*100" office:value-type="float" office:value="3.92156862745099" calcext:value-type="float">
            <text:p>3.92156862745099</text:p>
          </table:table-cell>
          <table:table-cell table:style-name="ce68" table:formula="of:=IF([.U8]&lt;=0;1;0)" office:value-type="float" office:value="0" calcext:value-type="float">
            <text:p>0</text:p>
          </table:table-cell>
          <table:table-cell/>
          <table:table-cell table:style-name="ce17" table:formula="of:=MIN([.C8:.L8])" office:value-type="float" office:value="26.5" calcext:value-type="float">
            <text:p>26.5</text:p>
          </table:table-cell>
          <table:table-cell table:style-name="ce73" table:formula="of:=([.X8]/AVERAGE([.M8:.S8]) - 1)*100" office:value-type="float" office:value="3.41463414634147" calcext:value-type="float">
            <text:p>3.41</text:p>
          </table:table-cell>
          <table:table-cell table:number-columns-repeated="39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7" office:value-type="float" office:value="38.4" calcext:value-type="float">
            <text:p>38.4</text:p>
          </table:table-cell>
          <table:table-cell table:style-name="ce27" office:value-type="float" office:value="38.3" calcext:value-type="float">
            <text:p>38.3</text:p>
          </table:table-cell>
          <table:table-cell table:style-name="ce27" office:value-type="float" office:value="38.2" calcext:value-type="float">
            <text:p>38.2</text:p>
          </table:table-cell>
          <table:table-cell table:style-name="ce27" office:value-type="float" office:value="38.3" calcext:value-type="float">
            <text:p>38.3</text:p>
          </table:table-cell>
          <table:table-cell table:style-name="ce30" office:value-type="float" office:value="38.3" calcext:value-type="float">
            <text:p>38.3</text:p>
          </table:table-cell>
          <table:table-cell table:number-columns-repeated="2" table:style-name="ce27" office:value-type="float" office:value="39.2" calcext:value-type="float">
            <text:p>39.2</text:p>
          </table:table-cell>
          <table:table-cell table:number-columns-repeated="2" table:style-name="ce27" office:value-type="float" office:value="39.1" calcext:value-type="float">
            <text:p>39.1</text:p>
          </table:table-cell>
          <table:table-cell table:style-name="ce30" office:value-type="float" office:value="39" calcext:value-type="float">
            <text:p>39</text:p>
          </table:table-cell>
          <table:table-cell table:style-name="ce57" office:value-type="float" office:value="37.2" calcext:value-type="float">
            <text:p>37.2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1" office:value-type="string" calcext:value-type="string">
            <text:p>-</text:p>
          </table:table-cell>
          <table:table-cell table:style-name="ce57" office:value-type="float" office:value="36.9" calcext:value-type="float">
            <text:p>36.9</text:p>
          </table:table-cell>
          <table:table-cell table:number-columns-repeated="2" table:style-name="ce57" office:value-type="float" office:value="36.6" calcext:value-type="float">
            <text:p>36.6</text:p>
          </table:table-cell>
          <table:table-cell table:formula="of:=MIN([.C9:.S9])" office:value-type="float" office:value="36.6" calcext:value-type="float">
            <text:p>36.6</text:p>
          </table:table-cell>
          <table:table-cell table:style-name="ce67" table:formula="of:=(MIN([.C9:.L9])/MIN([.M9:.S9]) - 1)*100" office:value-type="float" office:value="4.37158469945356" calcext:value-type="float">
            <text:p>4.37158469945356</text:p>
          </table:table-cell>
          <table:table-cell table:style-name="ce68" table:formula="of:=IF([.U9]&lt;=0;1;0)" office:value-type="float" office:value="0" calcext:value-type="float">
            <text:p>0</text:p>
          </table:table-cell>
          <table:table-cell/>
          <table:table-cell table:style-name="ce17" table:formula="of:=MIN([.C9:.L9])" office:value-type="float" office:value="38.2" calcext:value-type="float">
            <text:p>38.2</text:p>
          </table:table-cell>
          <table:table-cell table:style-name="ce73" table:formula="of:=([.X9]/AVERAGE([.M9:.S9]) - 1)*100" office:value-type="float" office:value="3.73387644263408" calcext:value-type="float">
            <text:p>3.73</text:p>
          </table:table-cell>
          <table:table-cell table:number-columns-repeated="39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51.3" calcext:value-type="float">
            <text:p>51.3</text:p>
          </table:table-cell>
          <table:table-cell table:style-name="ce28" office:value-type="float" office:value="51.2" calcext:value-type="float">
            <text:p>51.2</text:p>
          </table:table-cell>
          <table:table-cell table:style-name="ce28" office:value-type="float" office:value="51.1" calcext:value-type="float">
            <text:p>51.1</text:p>
          </table:table-cell>
          <table:table-cell table:style-name="ce28" office:value-type="float" office:value="51.3" calcext:value-type="float">
            <text:p>51.3</text:p>
          </table:table-cell>
          <table:table-cell table:style-name="ce31" office:value-type="float" office:value="51" calcext:value-type="float">
            <text:p>51</text:p>
          </table:table-cell>
          <table:table-cell table:style-name="ce28" office:value-type="float" office:value="51.9" calcext:value-type="float">
            <text:p>51.9</text:p>
          </table:table-cell>
          <table:table-cell table:style-name="ce28" office:value-type="float" office:value="51.8" calcext:value-type="float">
            <text:p>51.8</text:p>
          </table:table-cell>
          <table:table-cell table:style-name="ce28" office:value-type="float" office:value="51.9" calcext:value-type="float">
            <text:p>51.9</text:p>
          </table:table-cell>
          <table:table-cell table:style-name="ce28" office:value-type="float" office:value="51.8" calcext:value-type="float">
            <text:p>51.8</text:p>
          </table:table-cell>
          <table:table-cell table:style-name="ce31" office:value-type="float" office:value="51.7" calcext:value-type="float">
            <text:p>51.7</text:p>
          </table:table-cell>
          <table:table-cell table:style-name="ce58" office:value-type="float" office:value="50.1" calcext:value-type="float">
            <text:p>50.1</text:p>
          </table:table-cell>
          <table:table-cell table:number-columns-repeated="2" table:style-name="ce58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number-columns-repeated="3" table:style-name="ce58" office:value-type="float" office:value="49.4" calcext:value-type="float">
            <text:p>49.4</text:p>
          </table:table-cell>
          <table:table-cell table:formula="of:=MIN([.C10:.S10])" office:value-type="float" office:value="49.4" calcext:value-type="float">
            <text:p>49.4</text:p>
          </table:table-cell>
          <table:table-cell table:style-name="ce67" table:formula="of:=(MIN([.C10:.L10])/MIN([.M10:.S10]) - 1)*100" office:value-type="float" office:value="3.23886639676114" calcext:value-type="float">
            <text:p>3.23886639676114</text:p>
          </table:table-cell>
          <table:table-cell table:style-name="ce68" table:formula="of:=IF([.U10]&lt;=0;1;0)" office:value-type="float" office:value="0" calcext:value-type="float">
            <text:p>0</text:p>
          </table:table-cell>
          <table:table-cell table:style-name="ce66"/>
          <table:table-cell table:style-name="ce17" table:formula="of:=MIN([.C10:.L10])" office:value-type="float" office:value="51" calcext:value-type="float">
            <text:p>51</text:p>
          </table:table-cell>
          <table:table-cell table:style-name="ce73" table:formula="of:=([.X10]/AVERAGE([.M10:.S10]) - 1)*100" office:value-type="float" office:value="2.87443267776097" calcext:value-type="float">
            <text:p>2.87</text:p>
          </table:table-cell>
          <table:table-cell table:style-name="ce66" table:number-columns-repeated="3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26" office:value-type="float" office:value="14.2" calcext:value-type="float">
            <text:p>14.2</text:p>
          </table:table-cell>
          <table:table-cell table:style-name="ce26" office:value-type="float" office:value="14.1" calcext:value-type="float">
            <text:p>14.1</text:p>
          </table:table-cell>
          <table:table-cell table:style-name="ce26" office:value-type="float" office:value="13.9" calcext:value-type="float">
            <text:p>13.9</text:p>
          </table:table-cell>
          <table:table-cell table:style-name="ce26" office:value-type="float" office:value="13.8" calcext:value-type="float">
            <text:p>13.8</text:p>
          </table:table-cell>
          <table:table-cell table:style-name="ce34" office:value-type="float" office:value="13.9" calcext:value-type="float">
            <text:p>13.9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4.1" calcext:value-type="float">
            <text:p>14.1</text:p>
          </table:table-cell>
          <table:table-cell table:style-name="ce26" office:value-type="float" office:value="13.9" calcext:value-type="float">
            <text:p>13.9</text:p>
          </table:table-cell>
          <table:table-cell table:style-name="ce26" office:value-type="float" office:value="14" calcext:value-type="float">
            <text:p>14</text:p>
          </table:table-cell>
          <table:table-cell table:style-name="ce34" office:value-type="float" office:value="13.9" calcext:value-type="float">
            <text:p>13.9</text:p>
          </table:table-cell>
          <table:table-cell table:style-name="ce56" office:value-type="float" office:value="13.3" calcext:value-type="float">
            <text:p>13.3</text:p>
          </table:table-cell>
          <table:table-cell table:number-columns-repeated="2" table:style-name="ce56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3" table:style-name="ce56" office:value-type="float" office:value="13.3" calcext:value-type="float">
            <text:p>13.3</text:p>
          </table:table-cell>
          <table:table-cell table:style-name="ce62" table:formula="of:=MIN([.C11:.S11])" office:value-type="float" office:value="13.3" calcext:value-type="float">
            <text:p>13.3</text:p>
          </table:table-cell>
          <table:table-cell table:style-name="ce65" table:formula="of:=(MIN([.C11:.L11])/MIN([.M11:.S11]) - 1)*100" office:value-type="float" office:value="3.75939849624061" calcext:value-type="float">
            <text:p>3.75939849624061</text:p>
          </table:table-cell>
          <table:table-cell table:style-name="ce3" table:formula="of:=IF([.U11]&lt;=0;1;0)" office:value-type="float" office:value="0" calcext:value-type="float">
            <text:p>0</text:p>
          </table:table-cell>
          <table:table-cell table:style-name="ce17"/>
          <table:table-cell table:style-name="ce17" table:formula="of:=MIN([.C11:.L11])" office:value-type="float" office:value="13.8" calcext:value-type="float">
            <text:p>13.8</text:p>
          </table:table-cell>
          <table:table-cell table:style-name="ce73" table:formula="of:=([.X11]/AVERAGE([.M11:.S11]) - 1)*100" office:value-type="float" office:value="3.75939849624061" calcext:value-type="float">
            <text:p>3.76</text:p>
          </table:table-cell>
          <table:table-cell table:style-name="ce17" table:number-columns-repeated="39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number-columns-repeated="3" table:style-name="ce27" office:value-type="float" office:value="27.7" calcext:value-type="float">
            <text:p>27.7</text:p>
          </table:table-cell>
          <table:table-cell table:style-name="ce27" office:value-type="float" office:value="27.5" calcext:value-type="float">
            <text:p>27.5</text:p>
          </table:table-cell>
          <table:table-cell table:style-name="ce30" office:value-type="float" office:value="27.8" calcext:value-type="float">
            <text:p>27.8</text:p>
          </table:table-cell>
          <table:table-cell table:style-name="ce27" office:value-type="float" office:value="27.6" calcext:value-type="float">
            <text:p>27.6</text:p>
          </table:table-cell>
          <table:table-cell table:style-name="ce27" office:value-type="float" office:value="27.5" calcext:value-type="float">
            <text:p>27.5</text:p>
          </table:table-cell>
          <table:table-cell table:style-name="ce27" office:value-type="float" office:value="27.2" calcext:value-type="float">
            <text:p>27.2</text:p>
          </table:table-cell>
          <table:table-cell table:style-name="ce27" office:value-type="float" office:value="27.3" calcext:value-type="float">
            <text:p>27.3</text:p>
          </table:table-cell>
          <table:table-cell table:style-name="ce30" office:value-type="float" office:value="27.3" calcext:value-type="float">
            <text:p>27.3</text:p>
          </table:table-cell>
          <table:table-cell table:style-name="ce57" office:value-type="float" office:value="26" calcext:value-type="float">
            <text:p>26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1" office:value-type="string" calcext:value-type="string">
            <text:p>-</text:p>
          </table:table-cell>
          <table:table-cell table:style-name="ce57" office:value-type="float" office:value="26" calcext:value-type="float">
            <text:p>26</text:p>
          </table:table-cell>
          <table:table-cell table:number-columns-repeated="2" table:style-name="ce57" office:value-type="float" office:value="25.9" calcext:value-type="float">
            <text:p>25.9</text:p>
          </table:table-cell>
          <table:table-cell table:formula="of:=MIN([.C12:.S12])" office:value-type="float" office:value="25.9" calcext:value-type="float">
            <text:p>25.9</text:p>
          </table:table-cell>
          <table:table-cell table:style-name="ce67" table:formula="of:=(MIN([.C12:.L12])/MIN([.M12:.S12]) - 1)*100" office:value-type="float" office:value="5.01930501930503" calcext:value-type="float">
            <text:p>5.01930501930503</text:p>
          </table:table-cell>
          <table:table-cell table:style-name="ce68" table:formula="of:=IF([.U12]&lt;=0;1;0)" office:value-type="float" office:value="0" calcext:value-type="float">
            <text:p>0</text:p>
          </table:table-cell>
          <table:table-cell/>
          <table:table-cell table:style-name="ce17" table:formula="of:=MIN([.C12:.L12])" office:value-type="float" office:value="27.2" calcext:value-type="float">
            <text:p>27.2</text:p>
          </table:table-cell>
          <table:table-cell table:style-name="ce73" table:formula="of:=([.X12]/AVERAGE([.M12:.S12]) - 1)*100" office:value-type="float" office:value="4.81695568400771" calcext:value-type="float">
            <text:p>4.82</text:p>
          </table:table-cell>
          <table:table-cell table:number-columns-repeated="39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number-columns-repeated="2" table:style-name="ce27" office:value-type="float" office:value="39.4" calcext:value-type="float">
            <text:p>39.4</text:p>
          </table:table-cell>
          <table:table-cell table:number-columns-repeated="2" table:style-name="ce27" office:value-type="float" office:value="39.5" calcext:value-type="float">
            <text:p>39.5</text:p>
          </table:table-cell>
          <table:table-cell table:style-name="ce30" office:value-type="float" office:value="39.2" calcext:value-type="float">
            <text:p>39.2</text:p>
          </table:table-cell>
          <table:table-cell table:style-name="ce27" office:value-type="float" office:value="39.1" calcext:value-type="float">
            <text:p>39.1</text:p>
          </table:table-cell>
          <table:table-cell table:number-columns-repeated="2" table:style-name="ce27" office:value-type="float" office:value="38.9" calcext:value-type="float">
            <text:p>38.9</text:p>
          </table:table-cell>
          <table:table-cell table:style-name="ce27" office:value-type="float" office:value="39" calcext:value-type="float">
            <text:p>39</text:p>
          </table:table-cell>
          <table:table-cell table:style-name="ce30" office:value-type="float" office:value="39" calcext:value-type="float">
            <text:p>39</text:p>
          </table:table-cell>
          <table:table-cell table:style-name="ce57" office:value-type="float" office:value="37.7" calcext:value-type="float">
            <text:p>37.7</text:p>
          </table:table-cell>
          <table:table-cell table:number-columns-repeated="2" table:style-name="ce57" office:value-type="string" calcext:value-type="string">
            <text:p>-</text:p>
          </table:table-cell>
          <table:table-cell table:style-name="ce51" office:value-type="string" calcext:value-type="string">
            <text:p>-</text:p>
          </table:table-cell>
          <table:table-cell table:style-name="ce57" office:value-type="float" office:value="37.6" calcext:value-type="float">
            <text:p>37.6</text:p>
          </table:table-cell>
          <table:table-cell table:number-columns-repeated="2" table:style-name="ce57" office:value-type="float" office:value="37.5" calcext:value-type="float">
            <text:p>37.5</text:p>
          </table:table-cell>
          <table:table-cell table:formula="of:=MIN([.C13:.S13])" office:value-type="float" office:value="37.5" calcext:value-type="float">
            <text:p>37.5</text:p>
          </table:table-cell>
          <table:table-cell table:style-name="ce67" table:formula="of:=(MIN([.C13:.L13])/MIN([.M13:.S13]) - 1)*100" office:value-type="float" office:value="3.73333333333332" calcext:value-type="float">
            <text:p>3.73333333333332</text:p>
          </table:table-cell>
          <table:table-cell table:style-name="ce68" table:formula="of:=IF([.U13]&lt;=0;1;0)" office:value-type="float" office:value="0" calcext:value-type="float">
            <text:p>0</text:p>
          </table:table-cell>
          <table:table-cell/>
          <table:table-cell table:style-name="ce17" table:formula="of:=MIN([.C13:.L13])" office:value-type="float" office:value="38.9" calcext:value-type="float">
            <text:p>38.9</text:p>
          </table:table-cell>
          <table:table-cell table:style-name="ce73" table:formula="of:=([.X13]/AVERAGE([.M13:.S13]) - 1)*100" office:value-type="float" office:value="3.52628077178974" calcext:value-type="float">
            <text:p>3.53</text:p>
          </table:table-cell>
          <table:table-cell table:number-columns-repeated="39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2" table:style-name="ce28" office:value-type="float" office:value="51.8" calcext:value-type="float">
            <text:p>51.8</text:p>
          </table:table-cell>
          <table:table-cell table:style-name="ce28" office:value-type="float" office:value="51.7" calcext:value-type="float">
            <text:p>51.7</text:p>
          </table:table-cell>
          <table:table-cell table:style-name="ce28" office:value-type="float" office:value="51.6" calcext:value-type="float">
            <text:p>51.6</text:p>
          </table:table-cell>
          <table:table-cell table:style-name="ce31" office:value-type="float" office:value="51.8" calcext:value-type="float">
            <text:p>51.8</text:p>
          </table:table-cell>
          <table:table-cell table:number-columns-repeated="3" table:style-name="ce28" office:value-type="float" office:value="51.4" calcext:value-type="float">
            <text:p>51.4</text:p>
          </table:table-cell>
          <table:table-cell table:style-name="ce28" office:value-type="float" office:value="51.3" calcext:value-type="float">
            <text:p>51.3</text:p>
          </table:table-cell>
          <table:table-cell table:style-name="ce31" office:value-type="float" office:value="51.2" calcext:value-type="float">
            <text:p>51.2</text:p>
          </table:table-cell>
          <table:table-cell table:style-name="ce58" office:value-type="float" office:value="50.5" calcext:value-type="float">
            <text:p>50.5</text:p>
          </table:table-cell>
          <table:table-cell table:number-columns-repeated="2" table:style-name="ce58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58" office:value-type="float" office:value="50" calcext:value-type="float">
            <text:p>50</text:p>
          </table:table-cell>
          <table:table-cell table:number-columns-repeated="2" table:style-name="ce58" office:value-type="float" office:value="49.8" calcext:value-type="float">
            <text:p>49.8</text:p>
          </table:table-cell>
          <table:table-cell table:formula="of:=MIN([.C14:.S14])" office:value-type="float" office:value="49.8" calcext:value-type="float">
            <text:p>49.8</text:p>
          </table:table-cell>
          <table:table-cell table:style-name="ce67" table:formula="of:=(MIN([.C14:.L14])/MIN([.M14:.S14]) - 1)*100" office:value-type="float" office:value="2.81124497991969" calcext:value-type="float">
            <text:p>2.81124497991969</text:p>
          </table:table-cell>
          <table:table-cell table:style-name="ce68" table:formula="of:=IF([.U14]&lt;=0;1;0)" office:value-type="float" office:value="0" calcext:value-type="float">
            <text:p>0</text:p>
          </table:table-cell>
          <table:table-cell table:style-name="ce66"/>
          <table:table-cell table:style-name="ce17" table:formula="of:=MIN([.C14:.L14])" office:value-type="float" office:value="51.2" calcext:value-type="float">
            <text:p>51.2</text:p>
          </table:table-cell>
          <table:table-cell table:style-name="ce73" table:formula="of:=([.X14]/AVERAGE([.M14:.S14]) - 1)*100" office:value-type="float" office:value="2.34882558720642" calcext:value-type="float">
            <text:p>2.35</text:p>
          </table:table-cell>
          <table:table-cell table:style-name="ce66" table:number-columns-repeated="3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4" table:style-name="ce26" office:value-type="float" office:value="29.7" calcext:value-type="float">
            <text:p>29.7</text:p>
          </table:table-cell>
          <table:table-cell table:style-name="ce34" office:value-type="float" office:value="29.7" calcext:value-type="float">
            <text:p>29.7</text:p>
          </table:table-cell>
          <table:table-cell table:number-columns-repeated="4" table:style-name="ce26" office:value-type="float" office:value="29.7" calcext:value-type="float">
            <text:p>29.7</text:p>
          </table:table-cell>
          <table:table-cell table:style-name="ce34" office:value-type="float" office:value="29.7" calcext:value-type="float">
            <text:p>29.7</text:p>
          </table:table-cell>
          <table:table-cell table:number-columns-repeated="7" table:style-name="ce56" office:value-type="float" office:value="29.4" calcext:value-type="float">
            <text:p>29.4</text:p>
          </table:table-cell>
          <table:table-cell table:style-name="ce3" table:formula="of:=MIN([.C15:.S15])" office:value-type="float" office:value="29.4" calcext:value-type="float">
            <text:p>29.4</text:p>
          </table:table-cell>
          <table:table-cell table:style-name="ce65" table:formula="of:=(MIN([.C15:.L15])/MIN([.M15:.S15]) - 1)*100" office:value-type="float" office:value="1.02040816326532" calcext:value-type="float">
            <text:p>1.02040816326532</text:p>
          </table:table-cell>
          <table:table-cell table:style-name="ce3" table:formula="of:=IF([.U15]&lt;=0;1;0)" office:value-type="float" office:value="0" calcext:value-type="float">
            <text:p>0</text:p>
          </table:table-cell>
          <table:table-cell table:style-name="ce17"/>
          <table:table-cell table:style-name="ce17" table:formula="of:=MIN([.C15:.L15])" office:value-type="float" office:value="29.7" calcext:value-type="float">
            <text:p>29.7</text:p>
          </table:table-cell>
          <table:table-cell table:style-name="ce73" table:formula="of:=([.X15]/AVERAGE([.M15:.S15]) - 1)*100" office:value-type="float" office:value="1.0204081632653" calcext:value-type="float">
            <text:p>1.02</text:p>
          </table:table-cell>
          <table:table-cell table:style-name="ce17" table:number-columns-repeated="39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number-columns-repeated="4" table:style-name="ce27" office:value-type="float" office:value="59.2" calcext:value-type="float">
            <text:p>59.2</text:p>
          </table:table-cell>
          <table:table-cell table:style-name="ce30" office:value-type="float" office:value="59.2" calcext:value-type="float">
            <text:p>59.2</text:p>
          </table:table-cell>
          <table:table-cell table:number-columns-repeated="4" table:style-name="ce27" office:value-type="float" office:value="59.2" calcext:value-type="float">
            <text:p>59.2</text:p>
          </table:table-cell>
          <table:table-cell table:style-name="ce30" office:value-type="float" office:value="59.2" calcext:value-type="float">
            <text:p>59.2</text:p>
          </table:table-cell>
          <table:table-cell table:number-columns-repeated="3" table:style-name="ce57" office:value-type="float" office:value="59" calcext:value-type="float">
            <text:p>59</text:p>
          </table:table-cell>
          <table:table-cell table:style-name="ce57" office:value-type="float" office:value="59.5" calcext:value-type="float">
            <text:p>59.5</text:p>
          </table:table-cell>
          <table:table-cell table:number-columns-repeated="2" table:style-name="ce57" office:value-type="float" office:value="59" calcext:value-type="float">
            <text:p>59</text:p>
          </table:table-cell>
          <table:table-cell table:style-name="ce57" office:value-type="float" office:value="58.9" calcext:value-type="float">
            <text:p>58.9</text:p>
          </table:table-cell>
          <table:table-cell table:formula="of:=MIN([.C16:.S16])" office:value-type="float" office:value="58.9" calcext:value-type="float">
            <text:p>58.9</text:p>
          </table:table-cell>
          <table:table-cell table:style-name="ce67" table:formula="of:=(MIN([.C16:.L16])/MIN([.M16:.S16]) - 1)*100" office:value-type="float" office:value="0.509337860781001" calcext:value-type="float">
            <text:p>0.509337860781001</text:p>
          </table:table-cell>
          <table:table-cell table:style-name="ce68" table:formula="of:=IF([.U16]&lt;=0;1;0)" office:value-type="float" office:value="0" calcext:value-type="float">
            <text:p>0</text:p>
          </table:table-cell>
          <table:table-cell/>
          <table:table-cell table:style-name="ce17" table:formula="of:=MIN([.C16:.L16])" office:value-type="float" office:value="59.2" calcext:value-type="float">
            <text:p>59.2</text:p>
          </table:table-cell>
          <table:table-cell table:style-name="ce73" table:formula="of:=([.X16]/AVERAGE([.M16:.S16]) - 1)*100" office:value-type="float" office:value="0.241896468311564" calcext:value-type="float">
            <text:p>0.24</text:p>
          </table:table-cell>
          <table:table-cell table:number-columns-repeated="39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number-columns-repeated="4" table:style-name="ce27" office:value-type="float" office:value="87.6" calcext:value-type="float">
            <text:p>87.6</text:p>
          </table:table-cell>
          <table:table-cell table:style-name="ce30" office:value-type="float" office:value="87.6" calcext:value-type="float">
            <text:p>87.6</text:p>
          </table:table-cell>
          <table:table-cell table:style-name="ce27" office:value-type="float" office:value="87.6" calcext:value-type="float">
            <text:p>87.6</text:p>
          </table:table-cell>
          <table:table-cell table:style-name="ce27" office:value-type="float" office:value="87.7" calcext:value-type="float">
            <text:p>87.7</text:p>
          </table:table-cell>
          <table:table-cell table:number-columns-repeated="2" table:style-name="ce27" office:value-type="float" office:value="87.6" calcext:value-type="float">
            <text:p>87.6</text:p>
          </table:table-cell>
          <table:table-cell table:style-name="ce30" office:value-type="float" office:value="87.7" calcext:value-type="float">
            <text:p>87.7</text:p>
          </table:table-cell>
          <table:table-cell table:number-columns-repeated="3" table:style-name="ce57" office:value-type="float" office:value="86.8" calcext:value-type="float">
            <text:p>86.8</text:p>
          </table:table-cell>
          <table:table-cell table:style-name="ce57" office:value-type="float" office:value="90.4" calcext:value-type="float">
            <text:p>90.4</text:p>
          </table:table-cell>
          <table:table-cell table:number-columns-repeated="3" table:style-name="ce57" office:value-type="float" office:value="86.8" calcext:value-type="float">
            <text:p>86.8</text:p>
          </table:table-cell>
          <table:table-cell table:formula="of:=MIN([.C17:.S17])" office:value-type="float" office:value="86.8" calcext:value-type="float">
            <text:p>86.8</text:p>
          </table:table-cell>
          <table:table-cell table:style-name="ce67" table:formula="of:=(MIN([.C17:.L17])/MIN([.M17:.S17]) - 1)*100" office:value-type="float" office:value="0.921658986175111" calcext:value-type="float">
            <text:p>0.921658986175111</text:p>
          </table:table-cell>
          <table:table-cell table:style-name="ce68" table:formula="of:=IF([.U17]&lt;=0;1;0)" office:value-type="float" office:value="0" calcext:value-type="float">
            <text:p>0</text:p>
          </table:table-cell>
          <table:table-cell/>
          <table:table-cell table:style-name="ce17" table:formula="of:=MIN([.C17:.L17])" office:value-type="float" office:value="87.6" calcext:value-type="float">
            <text:p>87.6</text:p>
          </table:table-cell>
          <table:table-cell table:style-name="ce73" table:formula="of:=([.X17]/AVERAGE([.M17:.S17]) - 1)*100" office:value-type="float" office:value="0.327225130890052" calcext:value-type="float">
            <text:p>0.33</text:p>
          </table:table-cell>
          <table:table-cell table:number-columns-repeated="39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4" table:style-name="ce28" office:value-type="float" office:value="119.5" calcext:value-type="float">
            <text:p>119.5</text:p>
          </table:table-cell>
          <table:table-cell table:style-name="ce31" office:value-type="float" office:value="119.5" calcext:value-type="float">
            <text:p>119.5</text:p>
          </table:table-cell>
          <table:table-cell table:number-columns-repeated="4" table:style-name="ce28" office:value-type="float" office:value="119.5" calcext:value-type="float">
            <text:p>119.5</text:p>
          </table:table-cell>
          <table:table-cell table:style-name="ce31" office:value-type="float" office:value="119.5" calcext:value-type="float">
            <text:p>119.5</text:p>
          </table:table-cell>
          <table:table-cell table:style-name="ce58" office:value-type="float" office:value="118.8" calcext:value-type="float">
            <text:p>118.8</text:p>
          </table:table-cell>
          <table:table-cell table:style-name="ce58" office:value-type="float" office:value="119" calcext:value-type="float">
            <text:p>119</text:p>
          </table:table-cell>
          <table:table-cell table:style-name="ce58" office:value-type="float" office:value="118.8" calcext:value-type="float">
            <text:p>118.8</text:p>
          </table:table-cell>
          <table:table-cell table:style-name="ce58" office:value-type="float" office:value="119" calcext:value-type="float">
            <text:p>119</text:p>
          </table:table-cell>
          <table:table-cell table:number-columns-repeated="3" table:style-name="ce58" office:value-type="float" office:value="118.8" calcext:value-type="float">
            <text:p>118.8</text:p>
          </table:table-cell>
          <table:table-cell table:formula="of:=MIN([.C18:.S18])" office:value-type="float" office:value="118.8" calcext:value-type="float">
            <text:p>118.8</text:p>
          </table:table-cell>
          <table:table-cell table:style-name="ce67" table:formula="of:=(MIN([.C18:.L18])/MIN([.M18:.S18]) - 1)*100" office:value-type="float" office:value="0.589225589225584" calcext:value-type="float">
            <text:p>0.589225589225584</text:p>
          </table:table-cell>
          <table:table-cell table:style-name="ce68" table:formula="of:=IF([.U18]&lt;=0;1;0)" office:value-type="float" office:value="0" calcext:value-type="float">
            <text:p>0</text:p>
          </table:table-cell>
          <table:table-cell table:style-name="ce66"/>
          <table:table-cell table:style-name="ce17" table:formula="of:=MIN([.C18:.L18])" office:value-type="float" office:value="119.5" calcext:value-type="float">
            <text:p>119.5</text:p>
          </table:table-cell>
          <table:table-cell table:style-name="ce73" table:formula="of:=([.X18]/AVERAGE([.M18:.S18]) - 1)*100" office:value-type="float" office:value="0.540865384615397" calcext:value-type="float">
            <text:p>0.54</text:p>
          </table:table-cell>
          <table:table-cell table:style-name="ce66" table:number-columns-repeated="3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4" table:style-name="ce26" office:value-type="float" office:value="8.7" calcext:value-type="float">
            <text:p>8.7</text:p>
          </table:table-cell>
          <table:table-cell table:style-name="ce34" office:value-type="float" office:value="8.6" calcext:value-type="float">
            <text:p>8.6</text:p>
          </table:table-cell>
          <table:table-cell table:number-columns-repeated="2" table:style-name="ce26" office:value-type="float" office:value="8.7" calcext:value-type="float">
            <text:p>8.7</text:p>
          </table:table-cell>
          <table:table-cell table:number-columns-repeated="2" table:style-name="ce26" office:value-type="float" office:value="8.6" calcext:value-type="float">
            <text:p>8.6</text:p>
          </table:table-cell>
          <table:table-cell table:style-name="ce34" office:value-type="float" office:value="8.6" calcext:value-type="float">
            <text:p>8.6</text:p>
          </table:table-cell>
          <table:table-cell table:style-name="ce56" office:value-type="float" office:value="8.4" calcext:value-type="float">
            <text:p>8.4</text:p>
          </table:table-cell>
          <table:table-cell table:style-name="ce56" office:value-type="float" office:value="8.3" calcext:value-type="float">
            <text:p>8.3</text:p>
          </table:table-cell>
          <table:table-cell table:style-name="ce56" office:value-type="float" office:value="8.4" calcext:value-type="float">
            <text:p>8.4</text:p>
          </table:table-cell>
          <table:table-cell table:style-name="ce56" office:value-type="float" office:value="7.9" calcext:value-type="float">
            <text:p>7.9</text:p>
          </table:table-cell>
          <table:table-cell table:number-columns-repeated="3" table:style-name="ce56" office:value-type="float" office:value="8.3" calcext:value-type="float">
            <text:p>8.3</text:p>
          </table:table-cell>
          <table:table-cell table:style-name="ce3" table:formula="of:=MIN([.C19:.S19])" office:value-type="float" office:value="7.9" calcext:value-type="float">
            <text:p>7.9</text:p>
          </table:table-cell>
          <table:table-cell table:style-name="ce65" table:formula="of:=(MIN([.C19:.L19])/MIN([.M19:.S19]) - 1)*100" office:value-type="float" office:value="8.86075949367087" calcext:value-type="float">
            <text:p>8.86075949367087</text:p>
          </table:table-cell>
          <table:table-cell table:style-name="ce3" table:formula="of:=IF([.U19]&lt;=0;1;0)" office:value-type="float" office:value="0" calcext:value-type="float">
            <text:p>0</text:p>
          </table:table-cell>
          <table:table-cell table:style-name="ce17"/>
          <table:table-cell table:style-name="ce17" table:formula="of:=MIN([.C19:.L19])" office:value-type="float" office:value="8.6" calcext:value-type="float">
            <text:p>8.6</text:p>
          </table:table-cell>
          <table:table-cell table:style-name="ce73" table:formula="of:=([.X19]/AVERAGE([.M19:.S19]) - 1)*100" office:value-type="float" office:value="3.97236614853196" calcext:value-type="float">
            <text:p>3.97</text:p>
          </table:table-cell>
          <table:table-cell table:style-name="ce17" table:number-columns-repeated="39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number-columns-repeated="4" table:style-name="ce27" office:value-type="float" office:value="16" calcext:value-type="float">
            <text:p>16</text:p>
          </table:table-cell>
          <table:table-cell table:style-name="ce30" office:value-type="float" office:value="16" calcext:value-type="float">
            <text:p>16</text:p>
          </table:table-cell>
          <table:table-cell table:style-name="ce27" office:value-type="float" office:value="15.7" calcext:value-type="float">
            <text:p>15.7</text:p>
          </table:table-cell>
          <table:table-cell table:number-columns-repeated="3" table:style-name="ce27" office:value-type="float" office:value="15.6" calcext:value-type="float">
            <text:p>15.6</text:p>
          </table:table-cell>
          <table:table-cell table:style-name="ce30" office:value-type="float" office:value="15.6" calcext:value-type="float">
            <text:p>15.6</text:p>
          </table:table-cell>
          <table:table-cell table:style-name="ce57" office:value-type="float" office:value="15" calcext:value-type="float">
            <text:p>15</text:p>
          </table:table-cell>
          <table:table-cell table:number-columns-repeated="2" table:style-name="ce57" office:value-type="float" office:value="15.1" calcext:value-type="float">
            <text:p>15.1</text:p>
          </table:table-cell>
          <table:table-cell table:style-name="ce57" office:value-type="float" office:value="14.6" calcext:value-type="float">
            <text:p>14.6</text:p>
          </table:table-cell>
          <table:table-cell table:number-columns-repeated="3" table:style-name="ce57" office:value-type="float" office:value="15" calcext:value-type="float">
            <text:p>15</text:p>
          </table:table-cell>
          <table:table-cell table:formula="of:=MIN([.C20:.S20])" office:value-type="float" office:value="14.6" calcext:value-type="float">
            <text:p>14.6</text:p>
          </table:table-cell>
          <table:table-cell table:style-name="ce67" table:formula="of:=(MIN([.C20:.L20])/MIN([.M20:.S20]) - 1)*100" office:value-type="float" office:value="6.84931506849316" calcext:value-type="float">
            <text:p>6.84931506849316</text:p>
          </table:table-cell>
          <table:table-cell table:style-name="ce68" table:formula="of:=IF([.U20]&lt;=0;1;0)" office:value-type="float" office:value="0" calcext:value-type="float">
            <text:p>0</text:p>
          </table:table-cell>
          <table:table-cell/>
          <table:table-cell table:style-name="ce17" table:formula="of:=MIN([.C20:.L20])" office:value-type="float" office:value="15.6" calcext:value-type="float">
            <text:p>15.6</text:p>
          </table:table-cell>
          <table:table-cell table:style-name="ce73" table:formula="of:=([.X20]/AVERAGE([.M20:.S20]) - 1)*100" office:value-type="float" office:value="4.19847328244274" calcext:value-type="float">
            <text:p>4.20</text:p>
          </table:table-cell>
          <table:table-cell table:number-columns-repeated="39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number-columns-repeated="3" table:style-name="ce27" office:value-type="float" office:value="21.6" calcext:value-type="float">
            <text:p>21.6</text:p>
          </table:table-cell>
          <table:table-cell table:style-name="ce27" office:value-type="float" office:value="21.7" calcext:value-type="float">
            <text:p>21.7</text:p>
          </table:table-cell>
          <table:table-cell table:style-name="ce30" office:value-type="float" office:value="21.7" calcext:value-type="float">
            <text:p>21.7</text:p>
          </table:table-cell>
          <table:table-cell table:number-columns-repeated="4" table:style-name="ce27" office:value-type="float" office:value="21.3" calcext:value-type="float">
            <text:p>21.3</text:p>
          </table:table-cell>
          <table:table-cell table:style-name="ce30" office:value-type="float" office:value="21.4" calcext:value-type="float">
            <text:p>21.4</text:p>
          </table:table-cell>
          <table:table-cell table:style-name="ce57" office:value-type="float" office:value="20.4" calcext:value-type="float">
            <text:p>20.4</text:p>
          </table:table-cell>
          <table:table-cell table:style-name="ce57" office:value-type="float" office:value="20.2" calcext:value-type="float">
            <text:p>20.2</text:p>
          </table:table-cell>
          <table:table-cell table:style-name="ce57" office:value-type="float" office:value="20.6" calcext:value-type="float">
            <text:p>20.6</text:p>
          </table:table-cell>
          <table:table-cell table:style-name="ce57" office:value-type="float" office:value="21.5" calcext:value-type="float">
            <text:p>21.5</text:p>
          </table:table-cell>
          <table:table-cell table:style-name="ce57" office:value-type="float" office:value="20.4" calcext:value-type="float">
            <text:p>20.4</text:p>
          </table:table-cell>
          <table:table-cell table:style-name="ce57" office:value-type="float" office:value="20.1" calcext:value-type="float">
            <text:p>20.1</text:p>
          </table:table-cell>
          <table:table-cell table:style-name="ce57" office:value-type="float" office:value="19.9" calcext:value-type="float">
            <text:p>19.9</text:p>
          </table:table-cell>
          <table:table-cell table:formula="of:=MIN([.C21:.S21])" office:value-type="float" office:value="19.9" calcext:value-type="float">
            <text:p>19.9</text:p>
          </table:table-cell>
          <table:table-cell table:style-name="ce67" table:formula="of:=(MIN([.C21:.L21])/MIN([.M21:.S21]) - 1)*100" office:value-type="float" office:value="7.03517587939699" calcext:value-type="float">
            <text:p>7.03517587939699</text:p>
          </table:table-cell>
          <table:table-cell table:style-name="ce68" table:formula="of:=IF([.U21]&lt;=0;1;0)" office:value-type="float" office:value="0" calcext:value-type="float">
            <text:p>0</text:p>
          </table:table-cell>
          <table:table-cell/>
          <table:table-cell table:style-name="ce17" table:formula="of:=MIN([.C21:.L21])" office:value-type="float" office:value="21.3" calcext:value-type="float">
            <text:p>21.3</text:p>
          </table:table-cell>
          <table:table-cell table:style-name="ce73" table:formula="of:=([.X21]/AVERAGE([.M21:.S21]) - 1)*100" office:value-type="float" office:value="4.19287211740043" calcext:value-type="float">
            <text:p>4.19</text:p>
          </table:table-cell>
          <table:table-cell table:number-columns-repeated="39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3" table:style-name="ce28" office:value-type="float" office:value="28.9" calcext:value-type="float">
            <text:p>28.9</text:p>
          </table:table-cell>
          <table:table-cell table:style-name="ce28" office:value-type="float" office:value="29" calcext:value-type="float">
            <text:p>29</text:p>
          </table:table-cell>
          <table:table-cell table:style-name="ce31" office:value-type="float" office:value="29" calcext:value-type="float">
            <text:p>29</text:p>
          </table:table-cell>
          <table:table-cell table:style-name="ce28" office:value-type="float" office:value="28.4" calcext:value-type="float">
            <text:p>28.4</text:p>
          </table:table-cell>
          <table:table-cell table:style-name="ce28" office:value-type="float" office:value="28.2" calcext:value-type="float">
            <text:p>28.2</text:p>
          </table:table-cell>
          <table:table-cell table:style-name="ce28" office:value-type="float" office:value="28.3" calcext:value-type="float">
            <text:p>28.3</text:p>
          </table:table-cell>
          <table:table-cell table:style-name="ce28" office:value-type="float" office:value="28.4" calcext:value-type="float">
            <text:p>28.4</text:p>
          </table:table-cell>
          <table:table-cell table:style-name="ce31" office:value-type="float" office:value="28.4" calcext:value-type="float">
            <text:p>28.4</text:p>
          </table:table-cell>
          <table:table-cell table:style-name="ce58" office:value-type="float" office:value="27.6" calcext:value-type="float">
            <text:p>27.6</text:p>
          </table:table-cell>
          <table:table-cell table:style-name="ce58" office:value-type="float" office:value="27.2" calcext:value-type="float">
            <text:p>27.2</text:p>
          </table:table-cell>
          <table:table-cell table:style-name="ce58" office:value-type="float" office:value="27.7" calcext:value-type="float">
            <text:p>27.7</text:p>
          </table:table-cell>
          <table:table-cell table:style-name="ce58" office:value-type="float" office:value="29.6" calcext:value-type="float">
            <text:p>29.6</text:p>
          </table:table-cell>
          <table:table-cell table:number-columns-repeated="3" table:style-name="ce58" office:value-type="float" office:value="27.1" calcext:value-type="float">
            <text:p>27.1</text:p>
          </table:table-cell>
          <table:table-cell table:formula="of:=MIN([.C22:.S22])" office:value-type="float" office:value="27.1" calcext:value-type="float">
            <text:p>27.1</text:p>
          </table:table-cell>
          <table:table-cell table:style-name="ce67" table:formula="of:=(MIN([.C22:.L22])/MIN([.M22:.S22]) - 1)*100" office:value-type="float" office:value="4.05904059040589" calcext:value-type="float">
            <text:p>4.05904059040589</text:p>
          </table:table-cell>
          <table:table-cell table:style-name="ce68" table:formula="of:=IF([.U22]&lt;=0;1;0)" office:value-type="float" office:value="0" calcext:value-type="float">
            <text:p>0</text:p>
          </table:table-cell>
          <table:table-cell table:style-name="ce66"/>
          <table:table-cell table:style-name="ce17" table:formula="of:=MIN([.C22:.L22])" office:value-type="float" office:value="28.2" calcext:value-type="float">
            <text:p>28.2</text:p>
          </table:table-cell>
          <table:table-cell table:style-name="ce73" table:formula="of:=([.X22]/AVERAGE([.M22:.S22]) - 1)*100" office:value-type="float" office:value="2.06825232678387" calcext:value-type="float">
            <text:p>2.07</text:p>
          </table:table-cell>
          <table:table-cell table:style-name="ce66" table:number-columns-repeated="3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26" office:value-type="float" office:value="10.5" calcext:value-type="float">
            <text:p>10.5</text:p>
          </table:table-cell>
          <table:table-cell table:style-name="ce26" office:value-type="float" office:value="10.3" calcext:value-type="float">
            <text:p>10.3</text:p>
          </table:table-cell>
          <table:table-cell table:style-name="ce26" office:value-type="float" office:value="10.1" calcext:value-type="float">
            <text:p>10.1</text:p>
          </table:table-cell>
          <table:table-cell table:style-name="ce26" office:value-type="float" office:value="10.2" calcext:value-type="float">
            <text:p>10.2</text:p>
          </table:table-cell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0.7" calcext:value-type="float">
            <text:p>10.7</text:p>
          </table:table-cell>
          <table:table-cell table:style-name="ce26" office:value-type="float" office:value="10.5" calcext:value-type="float">
            <text:p>10.5</text:p>
          </table:table-cell>
          <table:table-cell table:style-name="ce26" office:value-type="float" office:value="10.4" calcext:value-type="float">
            <text:p>10.4</text:p>
          </table:table-cell>
          <table:table-cell table:style-name="ce26" office:value-type="float" office:value="10.2" calcext:value-type="float">
            <text:p>10.2</text:p>
          </table:table-cell>
          <table:table-cell table:style-name="ce34" office:value-type="float" office:value="10.3" calcext:value-type="float">
            <text:p>10.3</text:p>
          </table:table-cell>
          <table:table-cell table:style-name="ce56" office:value-type="float" office:value="9.9" calcext:value-type="float">
            <text:p>9.9</text:p>
          </table:table-cell>
          <table:table-cell table:style-name="ce56" office:value-type="float" office:value="9.8" calcext:value-type="float">
            <text:p>9.8</text:p>
          </table:table-cell>
          <table:table-cell table:style-name="ce56" office:value-type="float" office:value="9.9" calcext:value-type="float">
            <text:p>9.9</text:p>
          </table:table-cell>
          <table:table-cell table:style-name="ce56" office:value-type="float" office:value="11.8" calcext:value-type="float">
            <text:p>11.8</text:p>
          </table:table-cell>
          <table:table-cell table:style-name="ce56" office:value-type="float" office:value="9.8" calcext:value-type="float">
            <text:p>9.8</text:p>
          </table:table-cell>
          <table:table-cell table:number-columns-repeated="2" table:style-name="ce56" office:value-type="float" office:value="9.7" calcext:value-type="float">
            <text:p>9.7</text:p>
          </table:table-cell>
          <table:table-cell table:style-name="ce3" table:formula="of:=MIN([.C23:.S23])" office:value-type="float" office:value="9.7" calcext:value-type="float">
            <text:p>9.7</text:p>
          </table:table-cell>
          <table:table-cell table:style-name="ce65" table:formula="of:=(MIN([.C23:.L23])/MIN([.M23:.S23]) - 1)*100" office:value-type="float" office:value="3.09278350515465" calcext:value-type="float">
            <text:p>3.09278350515465</text:p>
          </table:table-cell>
          <table:table-cell table:style-name="ce3" table:formula="of:=IF([.U23]&lt;=0;1;0)" office:value-type="float" office:value="0" calcext:value-type="float">
            <text:p>0</text:p>
          </table:table-cell>
          <table:table-cell table:style-name="ce17"/>
          <table:table-cell table:style-name="ce17" table:formula="of:=MIN([.C23:.L23])" office:value-type="float" office:value="10" calcext:value-type="float">
            <text:p>10</text:p>
          </table:table-cell>
          <table:table-cell table:style-name="ce73" table:formula="of:=([.X23]/AVERAGE([.M23:.S23]) - 1)*100" office:value-type="float" office:value="-0.849858356940525" calcext:value-type="float">
            <text:p>-0.85</text:p>
          </table:table-cell>
          <table:table-cell table:style-name="ce17" table:number-columns-repeated="39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number-columns-repeated="2" table:style-name="ce27" office:value-type="float" office:value="19.8" calcext:value-type="float">
            <text:p>19.8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9.5" calcext:value-type="float">
            <text:p>19.5</text:p>
          </table:table-cell>
          <table:table-cell table:style-name="ce30" office:value-type="float" office:value="19.8" calcext:value-type="float">
            <text:p>19.8</text:p>
          </table:table-cell>
          <table:table-cell table:style-name="ce27" office:value-type="float" office:value="19.8" calcext:value-type="float">
            <text:p>19.8</text:p>
          </table:table-cell>
          <table:table-cell table:style-name="ce27" office:value-type="float" office:value="19.7" calcext:value-type="float">
            <text:p>19.7</text:p>
          </table:table-cell>
          <table:table-cell table:style-name="ce27" office:value-type="float" office:value="19.8" calcext:value-type="float">
            <text:p>19.8</text:p>
          </table:table-cell>
          <table:table-cell table:style-name="ce27" office:value-type="float" office:value="19.7" calcext:value-type="float">
            <text:p>19.7</text:p>
          </table:table-cell>
          <table:table-cell table:style-name="ce30" office:value-type="float" office:value="19.7" calcext:value-type="float">
            <text:p>19.7</text:p>
          </table:table-cell>
          <table:table-cell table:number-columns-repeated="3" table:style-name="ce57" office:value-type="float" office:value="19.1" calcext:value-type="float">
            <text:p>19.1</text:p>
          </table:table-cell>
          <table:table-cell table:style-name="ce57" office:value-type="float" office:value="19.2" calcext:value-type="float">
            <text:p>19.2</text:p>
          </table:table-cell>
          <table:table-cell table:style-name="ce57" office:value-type="float" office:value="19" calcext:value-type="float">
            <text:p>19</text:p>
          </table:table-cell>
          <table:table-cell table:number-columns-repeated="2" table:style-name="ce57" office:value-type="float" office:value="18.9" calcext:value-type="float">
            <text:p>18.9</text:p>
          </table:table-cell>
          <table:table-cell table:formula="of:=MIN([.C24:.S24])" office:value-type="float" office:value="18.9" calcext:value-type="float">
            <text:p>18.9</text:p>
          </table:table-cell>
          <table:table-cell table:style-name="ce67" table:formula="of:=(MIN([.C24:.L24])/MIN([.M24:.S24]) - 1)*100" office:value-type="float" office:value="3.17460317460319" calcext:value-type="float">
            <text:p>3.17460317460319</text:p>
          </table:table-cell>
          <table:table-cell table:style-name="ce68" table:formula="of:=IF([.U24]&lt;=0;1;0)" office:value-type="float" office:value="0" calcext:value-type="float">
            <text:p>0</text:p>
          </table:table-cell>
          <table:table-cell/>
          <table:table-cell table:style-name="ce17" table:formula="of:=MIN([.C24:.L24])" office:value-type="float" office:value="19.5" calcext:value-type="float">
            <text:p>19.5</text:p>
          </table:table-cell>
          <table:table-cell table:style-name="ce73" table:formula="of:=([.X24]/AVERAGE([.M24:.S24]) - 1)*100" office:value-type="float" office:value="2.40060015003749" calcext:value-type="float">
            <text:p>2.40</text:p>
          </table:table-cell>
          <table:table-cell table:number-columns-repeated="39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number-columns-repeated="2" table:style-name="ce27" office:value-type="float" office:value="30.4" calcext:value-type="float">
            <text:p>30.4</text:p>
          </table:table-cell>
          <table:table-cell table:number-columns-repeated="2" table:style-name="ce27" office:value-type="float" office:value="30.3" calcext:value-type="float">
            <text:p>30.3</text:p>
          </table:table-cell>
          <table:table-cell table:style-name="ce30" office:value-type="float" office:value="30.3" calcext:value-type="float">
            <text:p>30.3</text:p>
          </table:table-cell>
          <table:table-cell table:style-name="ce27" office:value-type="float" office:value="30.4" calcext:value-type="float">
            <text:p>30.4</text:p>
          </table:table-cell>
          <table:table-cell table:number-columns-repeated="2" table:style-name="ce27" office:value-type="float" office:value="30.3" calcext:value-type="float">
            <text:p>30.3</text:p>
          </table:table-cell>
          <table:table-cell table:style-name="ce27" office:value-type="float" office:value="30" calcext:value-type="float">
            <text:p>30</text:p>
          </table:table-cell>
          <table:table-cell table:style-name="ce30" office:value-type="float" office:value="30.2" calcext:value-type="float">
            <text:p>30.2</text:p>
          </table:table-cell>
          <table:table-cell table:number-columns-repeated="2" table:style-name="ce57" office:value-type="float" office:value="29.4" calcext:value-type="float">
            <text:p>29.4</text:p>
          </table:table-cell>
          <table:table-cell table:style-name="ce57" office:value-type="float" office:value="29.5" calcext:value-type="float">
            <text:p>29.5</text:p>
          </table:table-cell>
          <table:table-cell table:style-name="ce57" office:value-type="float" office:value="29.8" calcext:value-type="float">
            <text:p>29.8</text:p>
          </table:table-cell>
          <table:table-cell table:style-name="ce57" office:value-type="float" office:value="29.2" calcext:value-type="float">
            <text:p>29.2</text:p>
          </table:table-cell>
          <table:table-cell table:number-columns-repeated="2" table:style-name="ce57" office:value-type="float" office:value="29" calcext:value-type="float">
            <text:p>29</text:p>
          </table:table-cell>
          <table:table-cell table:formula="of:=MIN([.C25:.S25])" office:value-type="float" office:value="29" calcext:value-type="float">
            <text:p>29</text:p>
          </table:table-cell>
          <table:table-cell table:style-name="ce67" table:formula="of:=(MIN([.C25:.L25])/MIN([.M25:.S25]) - 1)*100" office:value-type="float" office:value="3.44827586206897" calcext:value-type="float">
            <text:p>3.44827586206897</text:p>
          </table:table-cell>
          <table:table-cell table:style-name="ce68" table:formula="of:=IF([.U25]&lt;=0;1;0)" office:value-type="float" office:value="0" calcext:value-type="float">
            <text:p>0</text:p>
          </table:table-cell>
          <table:table-cell/>
          <table:table-cell table:style-name="ce17" table:formula="of:=MIN([.C25:.L25])" office:value-type="float" office:value="30" calcext:value-type="float">
            <text:p>30</text:p>
          </table:table-cell>
          <table:table-cell table:style-name="ce73" table:formula="of:=([.X25]/AVERAGE([.M25:.S25]) - 1)*100" office:value-type="float" office:value="2.28933268387725" calcext:value-type="float">
            <text:p>2.29</text:p>
          </table:table-cell>
          <table:table-cell table:number-columns-repeated="39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39.1" calcext:value-type="float">
            <text:p>39.1</text:p>
          </table:table-cell>
          <table:table-cell table:number-columns-repeated="2" table:style-name="ce28" office:value-type="float" office:value="39.2" calcext:value-type="float">
            <text:p>39.2</text:p>
          </table:table-cell>
          <table:table-cell table:style-name="ce28" office:value-type="float" office:value="38.6" calcext:value-type="float">
            <text:p>38.6</text:p>
          </table:table-cell>
          <table:table-cell table:style-name="ce31" office:value-type="float" office:value="38.9" calcext:value-type="float">
            <text:p>38.9</text:p>
          </table:table-cell>
          <table:table-cell table:style-name="ce28" office:value-type="float" office:value="39.1" calcext:value-type="float">
            <text:p>39.1</text:p>
          </table:table-cell>
          <table:table-cell table:style-name="ce28" office:value-type="float" office:value="38.6" calcext:value-type="float">
            <text:p>38.6</text:p>
          </table:table-cell>
          <table:table-cell table:style-name="ce28" office:value-type="float" office:value="38.8" calcext:value-type="float">
            <text:p>38.8</text:p>
          </table:table-cell>
          <table:table-cell table:style-name="ce28" office:value-type="float" office:value="38.6" calcext:value-type="float">
            <text:p>38.6</text:p>
          </table:table-cell>
          <table:table-cell table:style-name="ce31" office:value-type="float" office:value="38.5" calcext:value-type="float">
            <text:p>38.5</text:p>
          </table:table-cell>
          <table:table-cell table:number-columns-repeated="2" table:style-name="ce58" office:value-type="float" office:value="37.7" calcext:value-type="float">
            <text:p>37.7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38.7" calcext:value-type="float">
            <text:p>38.7</text:p>
          </table:table-cell>
          <table:table-cell table:style-name="ce58" office:value-type="float" office:value="37.4" calcext:value-type="float">
            <text:p>37.4</text:p>
          </table:table-cell>
          <table:table-cell table:number-columns-repeated="2" table:style-name="ce58" office:value-type="float" office:value="37.3" calcext:value-type="float">
            <text:p>37.3</text:p>
          </table:table-cell>
          <table:table-cell table:formula="of:=MIN([.C26:.S26])" office:value-type="float" office:value="37.3" calcext:value-type="float">
            <text:p>37.3</text:p>
          </table:table-cell>
          <table:table-cell table:style-name="ce67" table:formula="of:=(MIN([.C26:.L26])/MIN([.M26:.S26]) - 1)*100" office:value-type="float" office:value="3.2171581769437" calcext:value-type="float">
            <text:p>3.2171581769437</text:p>
          </table:table-cell>
          <table:table-cell table:style-name="ce68" table:formula="of:=IF([.U26]&lt;=0;1;0)" office:value-type="float" office:value="0" calcext:value-type="float">
            <text:p>0</text:p>
          </table:table-cell>
          <table:table-cell table:style-name="ce66"/>
          <table:table-cell table:style-name="ce17" table:formula="of:=MIN([.C26:.L26])" office:value-type="float" office:value="38.5" calcext:value-type="float">
            <text:p>38.5</text:p>
          </table:table-cell>
          <table:table-cell table:style-name="ce73" table:formula="of:=([.X26]/AVERAGE([.M26:.S26]) - 1)*100" office:value-type="float" office:value="2.04468004543732" calcext:value-type="float">
            <text:p>2.04</text:p>
          </table:table-cell>
          <table:table-cell table:style-name="ce66" table:number-columns-repeated="3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style-name="ce26" office:value-type="float" office:value="7.9" calcext:value-type="float">
            <text:p>7.9</text:p>
          </table:table-cell>
          <table:table-cell table:style-name="ce26" office:value-type="float" office:value="7.7" calcext:value-type="float">
            <text:p>7.7</text:p>
          </table:table-cell>
          <table:table-cell table:style-name="ce26" office:value-type="float" office:value="7.9" calcext:value-type="float">
            <text:p>7.9</text:p>
          </table:table-cell>
          <table:table-cell table:style-name="ce26" office:value-type="float" office:value="7.8" calcext:value-type="float">
            <text:p>7.8</text:p>
          </table:table-cell>
          <table:table-cell table:style-name="ce34" office:value-type="float" office:value="7.8" calcext:value-type="float">
            <text:p>7.8</text:p>
          </table:table-cell>
          <table:table-cell table:style-name="ce26" office:value-type="float" office:value="7.7" calcext:value-type="float">
            <text:p>7.7</text:p>
          </table:table-cell>
          <table:table-cell table:number-columns-repeated="2" table:style-name="ce26" office:value-type="float" office:value="7.9" calcext:value-type="float">
            <text:p>7.9</text:p>
          </table:table-cell>
          <table:table-cell table:style-name="ce26" office:value-type="float" office:value="7.7" calcext:value-type="float">
            <text:p>7.7</text:p>
          </table:table-cell>
          <table:table-cell table:style-name="ce34" office:value-type="float" office:value="7.6" calcext:value-type="float">
            <text:p>7.6</text:p>
          </table:table-cell>
          <table:table-cell table:style-name="ce56" office:value-type="float" office:value="7.5" calcext:value-type="float">
            <text:p>7.5</text:p>
          </table:table-cell>
          <table:table-cell table:style-name="ce56" office:value-type="float" office:value="7.4" calcext:value-type="float">
            <text:p>7.4</text:p>
          </table:table-cell>
          <table:table-cell table:style-name="ce56" office:value-type="float" office:value="7.5" calcext:value-type="float">
            <text:p>7.5</text:p>
          </table:table-cell>
          <table:table-cell table:number-columns-repeated="4" table:style-name="ce56" office:value-type="float" office:value="7.4" calcext:value-type="float">
            <text:p>7.4</text:p>
          </table:table-cell>
          <table:table-cell table:style-name="ce3" table:formula="of:=MIN([.C27:.S27])" office:value-type="float" office:value="7.4" calcext:value-type="float">
            <text:p>7.4</text:p>
          </table:table-cell>
          <table:table-cell table:style-name="ce65" table:formula="of:=(MIN([.C27:.L27])/MIN([.M27:.S27]) - 1)*100" office:value-type="float" office:value="2.7027027027027" calcext:value-type="float">
            <text:p>2.7027027027027</text:p>
          </table:table-cell>
          <table:table-cell table:style-name="ce3" table:formula="of:=IF([.U27]&lt;=0;1;0)" office:value-type="float" office:value="0" calcext:value-type="float">
            <text:p>0</text:p>
          </table:table-cell>
          <table:table-cell table:style-name="ce17"/>
          <table:table-cell table:style-name="ce17" table:formula="of:=MIN([.C27:.L27])" office:value-type="float" office:value="7.6" calcext:value-type="float">
            <text:p>7.6</text:p>
          </table:table-cell>
          <table:table-cell table:style-name="ce73" table:formula="of:=([.X27]/AVERAGE([.M27:.S27]) - 1)*100" office:value-type="float" office:value="2.3076923076923" calcext:value-type="float">
            <text:p>2.31</text:p>
          </table:table-cell>
          <table:table-cell table:style-name="ce17" table:number-columns-repeated="39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7" office:value-type="float" office:value="13.5" calcext:value-type="float">
            <text:p>13.5</text:p>
          </table:table-cell>
          <table:table-cell table:style-name="ce27" office:value-type="float" office:value="13.2" calcext:value-type="float">
            <text:p>13.2</text:p>
          </table:table-cell>
          <table:table-cell table:style-name="ce27" office:value-type="float" office:value="13.4" calcext:value-type="float">
            <text:p>13.4</text:p>
          </table:table-cell>
          <table:table-cell table:style-name="ce27" office:value-type="float" office:value="13.3" calcext:value-type="float">
            <text:p>13.3</text:p>
          </table:table-cell>
          <table:table-cell table:style-name="ce30" office:value-type="float" office:value="13.2" calcext:value-type="float">
            <text:p>13.2</text:p>
          </table:table-cell>
          <table:table-cell table:number-columns-repeated="3" table:style-name="ce27" office:value-type="float" office:value="13.5" calcext:value-type="float">
            <text:p>13.5</text:p>
          </table:table-cell>
          <table:table-cell table:style-name="ce27" office:value-type="float" office:value="13.4" calcext:value-type="float">
            <text:p>13.4</text:p>
          </table:table-cell>
          <table:table-cell table:style-name="ce30" office:value-type="float" office:value="13.2" calcext:value-type="float">
            <text:p>13.2</text:p>
          </table:table-cell>
          <table:table-cell table:style-name="ce57" office:value-type="float" office:value="12.5" calcext:value-type="float">
            <text:p>12.5</text:p>
          </table:table-cell>
          <table:table-cell table:style-name="ce57" office:value-type="float" office:value="12.3" calcext:value-type="float">
            <text:p>12.3</text:p>
          </table:table-cell>
          <table:table-cell table:style-name="ce57" office:value-type="float" office:value="12.7" calcext:value-type="float">
            <text:p>12.7</text:p>
          </table:table-cell>
          <table:table-cell table:style-name="ce57" office:value-type="float" office:value="13.5" calcext:value-type="float">
            <text:p>13.5</text:p>
          </table:table-cell>
          <table:table-cell table:style-name="ce57" office:value-type="float" office:value="12.5" calcext:value-type="float">
            <text:p>12.5</text:p>
          </table:table-cell>
          <table:table-cell table:number-columns-repeated="2" table:style-name="ce57" office:value-type="float" office:value="12.2" calcext:value-type="float">
            <text:p>12.2</text:p>
          </table:table-cell>
          <table:table-cell table:formula="of:=MIN([.C28:.S28])" office:value-type="float" office:value="12.2" calcext:value-type="float">
            <text:p>12.2</text:p>
          </table:table-cell>
          <table:table-cell table:style-name="ce67" table:formula="of:=(MIN([.C28:.L28])/MIN([.M28:.S28]) - 1)*100" office:value-type="float" office:value="8.19672131147542" calcext:value-type="float">
            <text:p>8.19672131147542</text:p>
          </table:table-cell>
          <table:table-cell table:style-name="ce68" table:formula="of:=IF([.U28]&lt;=0;1;0)" office:value-type="float" office:value="0" calcext:value-type="float">
            <text:p>0</text:p>
          </table:table-cell>
          <table:table-cell/>
          <table:table-cell table:style-name="ce17" table:formula="of:=MIN([.C28:.L28])" office:value-type="float" office:value="13.2" calcext:value-type="float">
            <text:p>13.2</text:p>
          </table:table-cell>
          <table:table-cell table:style-name="ce73" table:formula="of:=([.X28]/AVERAGE([.M28:.S28]) - 1)*100" office:value-type="float" office:value="5.11945392491466" calcext:value-type="float">
            <text:p>5.12</text:p>
          </table:table-cell>
          <table:table-cell table:number-columns-repeated="39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number-columns-repeated="2" table:style-name="ce27" office:value-type="float" office:value="16.9" calcext:value-type="float">
            <text:p>16.9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6.9" calcext:value-type="float">
            <text:p>16.9</text:p>
          </table:table-cell>
          <table:table-cell table:style-name="ce30" office:value-type="float" office:value="17.1" calcext:value-type="float">
            <text:p>17.1</text:p>
          </table:table-cell>
          <table:table-cell table:style-name="ce27" office:value-type="float" office:value="17.1" calcext:value-type="float">
            <text:p>17.1</text:p>
          </table:table-cell>
          <table:table-cell table:style-name="ce27" office:value-type="float" office:value="16.7" calcext:value-type="float">
            <text:p>16.7</text:p>
          </table:table-cell>
          <table:table-cell table:style-name="ce27" office:value-type="float" office:value="16.9" calcext:value-type="float">
            <text:p>16.9</text:p>
          </table:table-cell>
          <table:table-cell table:style-name="ce27" office:value-type="float" office:value="16.8" calcext:value-type="float">
            <text:p>16.8</text:p>
          </table:table-cell>
          <table:table-cell table:style-name="ce30" office:value-type="float" office:value="16.8" calcext:value-type="float">
            <text:p>16.8</text:p>
          </table:table-cell>
          <table:table-cell table:style-name="ce57" office:value-type="float" office:value="16.1" calcext:value-type="float">
            <text:p>16.1</text:p>
          </table:table-cell>
          <table:table-cell table:style-name="ce57" office:value-type="float" office:value="15.8" calcext:value-type="float">
            <text:p>15.8</text:p>
          </table:table-cell>
          <table:table-cell table:style-name="ce57" office:value-type="float" office:value="16.6" calcext:value-type="float">
            <text:p>16.6</text:p>
          </table:table-cell>
          <table:table-cell table:style-name="ce57" office:value-type="float" office:value="18.2" calcext:value-type="float">
            <text:p>18.2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5.3" calcext:value-type="float">
            <text:p>15.3</text:p>
          </table:table-cell>
          <table:table-cell table:style-name="ce57" office:value-type="float" office:value="15.2" calcext:value-type="float">
            <text:p>15.2</text:p>
          </table:table-cell>
          <table:table-cell table:formula="of:=MIN([.C29:.S29])" office:value-type="float" office:value="15.2" calcext:value-type="float">
            <text:p>15.2</text:p>
          </table:table-cell>
          <table:table-cell table:style-name="ce67" table:formula="of:=(MIN([.C29:.L29])/MIN([.M29:.S29]) - 1)*100" office:value-type="float" office:value="9.86842105263157" calcext:value-type="float">
            <text:p>9.86842105263157</text:p>
          </table:table-cell>
          <table:table-cell table:style-name="ce68" table:formula="of:=IF([.U29]&lt;=0;1;0)" office:value-type="float" office:value="0" calcext:value-type="float">
            <text:p>0</text:p>
          </table:table-cell>
          <table:table-cell/>
          <table:table-cell table:style-name="ce17" table:formula="of:=MIN([.C29:.L29])" office:value-type="float" office:value="16.7" calcext:value-type="float">
            <text:p>16.7</text:p>
          </table:table-cell>
          <table:table-cell table:style-name="ce73" table:formula="of:=([.X29]/AVERAGE([.M29:.S29]) - 1)*100" office:value-type="float" office:value="3.2685512367491" calcext:value-type="float">
            <text:p>3.27</text:p>
          </table:table-cell>
          <table:table-cell table:number-columns-repeated="39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25.1" calcext:value-type="float">
            <text:p>25.1</text:p>
          </table:table-cell>
          <table:table-cell table:number-columns-repeated="2" table:style-name="ce28" office:value-type="float" office:value="25" calcext:value-type="float">
            <text:p>25</text:p>
          </table:table-cell>
          <table:table-cell table:style-name="ce28" office:value-type="float" office:value="25.2" calcext:value-type="float">
            <text:p>25.2</text:p>
          </table:table-cell>
          <table:table-cell table:style-name="ce31" office:value-type="float" office:value="24.9" calcext:value-type="float">
            <text:p>24.9</text:p>
          </table:table-cell>
          <table:table-cell table:style-name="ce28" office:value-type="float" office:value="24.9" calcext:value-type="float">
            <text:p>24.9</text:p>
          </table:table-cell>
          <table:table-cell table:style-name="ce28" office:value-type="float" office:value="24.5" calcext:value-type="float">
            <text:p>24.5</text:p>
          </table:table-cell>
          <table:table-cell table:style-name="ce28" office:value-type="float" office:value="24.8" calcext:value-type="float">
            <text:p>24.8</text:p>
          </table:table-cell>
          <table:table-cell table:style-name="ce28" office:value-type="float" office:value="24.7" calcext:value-type="float">
            <text:p>24.7</text:p>
          </table:table-cell>
          <table:table-cell table:style-name="ce31" office:value-type="float" office:value="24.7" calcext:value-type="float">
            <text:p>24.7</text:p>
          </table:table-cell>
          <table:table-cell table:style-name="ce58" office:value-type="float" office:value="23.9" calcext:value-type="float">
            <text:p>23.9</text:p>
          </table:table-cell>
          <table:table-cell table:style-name="ce58" office:value-type="float" office:value="23.5" calcext:value-type="float">
            <text:p>23.5</text:p>
          </table:table-cell>
          <table:table-cell table:style-name="ce58" office:value-type="float" office:value="24.2" calcext:value-type="float">
            <text:p>24.2</text:p>
          </table:table-cell>
          <table:table-cell table:style-name="ce58" office:value-type="float" office:value="24.1" calcext:value-type="float">
            <text:p>24.1</text:p>
          </table:table-cell>
          <table:table-cell table:style-name="ce58" office:value-type="float" office:value="23.5" calcext:value-type="float">
            <text:p>23.5</text:p>
          </table:table-cell>
          <table:table-cell table:number-columns-repeated="2" table:style-name="ce58" office:value-type="float" office:value="23.4" calcext:value-type="float">
            <text:p>23.4</text:p>
          </table:table-cell>
          <table:table-cell table:formula="of:=MIN([.C30:.S30])" office:value-type="float" office:value="23.4" calcext:value-type="float">
            <text:p>23.4</text:p>
          </table:table-cell>
          <table:table-cell table:style-name="ce67" table:formula="of:=(MIN([.C30:.L30])/MIN([.M30:.S30]) - 1)*100" office:value-type="float" office:value="4.70085470085471" calcext:value-type="float">
            <text:p>4.70085470085471</text:p>
          </table:table-cell>
          <table:table-cell table:style-name="ce68" table:formula="of:=IF([.U30]&lt;=0;1;0)" office:value-type="float" office:value="0" calcext:value-type="float">
            <text:p>0</text:p>
          </table:table-cell>
          <table:table-cell table:style-name="ce66"/>
          <table:table-cell table:style-name="ce17" table:formula="of:=MIN([.C30:.L30])" office:value-type="float" office:value="24.5" calcext:value-type="float">
            <text:p>24.5</text:p>
          </table:table-cell>
          <table:table-cell table:style-name="ce73" table:formula="of:=([.X30]/AVERAGE([.M30:.S30]) - 1)*100" office:value-type="float" office:value="3.31325301204817" calcext:value-type="float">
            <text:p>3.31</text:p>
          </table:table-cell>
          <table:table-cell table:style-name="ce66" table:number-columns-repeated="3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0.1" calcext:value-type="float">
            <text:p>10.1</text:p>
          </table:table-cell>
          <table:table-cell table:style-name="ce26" office:value-type="float" office:value="9.9" calcext:value-type="float">
            <text:p>9.9</text:p>
          </table:table-cell>
          <table:table-cell table:style-name="ce26" office:value-type="float" office:value="9.8" calcext:value-type="float">
            <text:p>9.8</text:p>
          </table:table-cell>
          <table:table-cell table:style-name="ce34" office:value-type="float" office:value="9.9" calcext:value-type="float">
            <text:p>9.9</text:p>
          </table:table-cell>
          <table:table-cell table:style-name="ce26" office:value-type="float" office:value="9.7" calcext:value-type="float">
            <text:p>9.7</text:p>
          </table:table-cell>
          <table:table-cell table:number-columns-repeated="3" table:style-name="ce26" office:value-type="float" office:value="9.6" calcext:value-type="float">
            <text:p>9.6</text:p>
          </table:table-cell>
          <table:table-cell table:style-name="ce34" office:value-type="float" office:value="9.7" calcext:value-type="float">
            <text:p>9.7</text:p>
          </table:table-cell>
          <table:table-cell table:style-name="ce56" office:value-type="float" office:value="9.3" calcext:value-type="float">
            <text:p>9.3</text:p>
          </table:table-cell>
          <table:table-cell table:style-name="ce56" office:value-type="float" office:value="9.2" calcext:value-type="float">
            <text:p>9.2</text:p>
          </table:table-cell>
          <table:table-cell table:style-name="ce56" office:value-type="float" office:value="9.3" calcext:value-type="float">
            <text:p>9.3</text:p>
          </table:table-cell>
          <table:table-cell table:style-name="ce56" office:value-type="float" office:value="9.4" calcext:value-type="float">
            <text:p>9.4</text:p>
          </table:table-cell>
          <table:table-cell table:number-columns-repeated="3" table:style-name="ce56" office:value-type="float" office:value="9.2" calcext:value-type="float">
            <text:p>9.2</text:p>
          </table:table-cell>
          <table:table-cell table:style-name="ce3" table:formula="of:=MIN([.C31:.S31])" office:value-type="float" office:value="9.2" calcext:value-type="float">
            <text:p>9.2</text:p>
          </table:table-cell>
          <table:table-cell table:style-name="ce65" table:formula="of:=(MIN([.C31:.L31])/MIN([.M31:.S31]) - 1)*100" office:value-type="float" office:value="4.34782608695652" calcext:value-type="float">
            <text:p>4.34782608695652</text:p>
          </table:table-cell>
          <table:table-cell table:style-name="ce3" table:formula="of:=IF([.U31]&lt;=0;1;0)" office:value-type="float" office:value="0" calcext:value-type="float">
            <text:p>0</text:p>
          </table:table-cell>
          <table:table-cell table:style-name="ce17"/>
          <table:table-cell table:style-name="ce17" table:formula="of:=MIN([.C31:.L31])" office:value-type="float" office:value="9.6" calcext:value-type="float">
            <text:p>9.6</text:p>
          </table:table-cell>
          <table:table-cell table:style-name="ce73" table:formula="of:=([.X31]/AVERAGE([.M31:.S31]) - 1)*100" office:value-type="float" office:value="3.70370370370372" calcext:value-type="float">
            <text:p>3.70</text:p>
          </table:table-cell>
          <table:table-cell table:style-name="ce17" table:number-columns-repeated="39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27" office:value-type="float" office:value="19.6" calcext:value-type="float">
            <text:p>19.6</text:p>
          </table:table-cell>
          <table:table-cell table:number-columns-repeated="2" table:style-name="ce27" office:value-type="float" office:value="19.7" calcext:value-type="float">
            <text:p>19.7</text:p>
          </table:table-cell>
          <table:table-cell table:style-name="ce27" office:value-type="float" office:value="19.6" calcext:value-type="float">
            <text:p>19.6</text:p>
          </table:table-cell>
          <table:table-cell table:style-name="ce30" office:value-type="float" office:value="19.6" calcext:value-type="float">
            <text:p>19.6</text:p>
          </table:table-cell>
          <table:table-cell table:number-columns-repeated="2" table:style-name="ce27" office:value-type="float" office:value="20" calcext:value-type="float">
            <text:p>20</text:p>
          </table:table-cell>
          <table:table-cell table:style-name="ce27" office:value-type="float" office:value="19.9" calcext:value-type="float">
            <text:p>19.9</text:p>
          </table:table-cell>
          <table:table-cell table:style-name="ce27" office:value-type="float" office:value="20" calcext:value-type="float">
            <text:p>20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2" table:style-name="ce57" office:value-type="float" office:value="18.9" calcext:value-type="float">
            <text:p>18.9</text:p>
          </table:table-cell>
          <table:table-cell table:style-name="ce57" office:value-type="float" office:value="19" calcext:value-type="float">
            <text:p>19</text:p>
          </table:table-cell>
          <table:table-cell table:number-columns-repeated="3" table:style-name="ce57" office:value-type="float" office:value="18.9" calcext:value-type="float">
            <text:p>18.9</text:p>
          </table:table-cell>
          <table:table-cell table:style-name="ce57" office:value-type="float" office:value="18.8" calcext:value-type="float">
            <text:p>18.8</text:p>
          </table:table-cell>
          <table:table-cell table:formula="of:=MIN([.C32:.S32])" office:value-type="float" office:value="18.8" calcext:value-type="float">
            <text:p>18.8</text:p>
          </table:table-cell>
          <table:table-cell table:style-name="ce67" table:formula="of:=(MIN([.C32:.L32])/MIN([.M32:.S32]) - 1)*100" office:value-type="float" office:value="4.25531914893618" calcext:value-type="float">
            <text:p>4.25531914893618</text:p>
          </table:table-cell>
          <table:table-cell table:style-name="ce68" table:formula="of:=IF([.U32]&lt;=0;1;0)" office:value-type="float" office:value="0" calcext:value-type="float">
            <text:p>0</text:p>
          </table:table-cell>
          <table:table-cell/>
          <table:table-cell table:style-name="ce17" table:formula="of:=MIN([.C32:.L32])" office:value-type="float" office:value="19.6" calcext:value-type="float">
            <text:p>19.6</text:p>
          </table:table-cell>
          <table:table-cell table:style-name="ce73" table:formula="of:=([.X32]/AVERAGE([.M32:.S32]) - 1)*100" office:value-type="float" office:value="3.70370370370372" calcext:value-type="float">
            <text:p>3.70</text:p>
          </table:table-cell>
          <table:table-cell table:number-columns-repeated="39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27" office:value-type="float" office:value="25.8" calcext:value-type="float">
            <text:p>25.8</text:p>
          </table:table-cell>
          <table:table-cell table:number-columns-repeated="2" table:style-name="ce27" office:value-type="float" office:value="25.6" calcext:value-type="float">
            <text:p>25.6</text:p>
          </table:table-cell>
          <table:table-cell table:style-name="ce27" office:value-type="float" office:value="25.7" calcext:value-type="float">
            <text:p>25.7</text:p>
          </table:table-cell>
          <table:table-cell table:style-name="ce30" office:value-type="float" office:value="25.7" calcext:value-type="float">
            <text:p>25.7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25.8" calcext:value-type="float">
            <text:p>25.8</text:p>
          </table:table-cell>
          <table:table-cell table:style-name="ce27" office:value-type="float" office:value="25.7" calcext:value-type="float">
            <text:p>25.7</text:p>
          </table:table-cell>
          <table:table-cell table:style-name="ce27" office:value-type="float" office:value="25.8" calcext:value-type="float">
            <text:p>25.8</text:p>
          </table:table-cell>
          <table:table-cell table:style-name="ce30" office:value-type="float" office:value="25.8" calcext:value-type="float">
            <text:p>25.8</text:p>
          </table:table-cell>
          <table:table-cell table:style-name="ce57" office:value-type="float" office:value="24.1" calcext:value-type="float">
            <text:p>24.1</text:p>
          </table:table-cell>
          <table:table-cell table:style-name="ce57" office:value-type="float" office:value="23.9" calcext:value-type="float">
            <text:p>23.9</text:p>
          </table:table-cell>
          <table:table-cell table:style-name="ce57" office:value-type="float" office:value="24.8" calcext:value-type="float">
            <text:p>24.8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4.1" calcext:value-type="float">
            <text:p>24.1</text:p>
          </table:table-cell>
          <table:table-cell table:number-columns-repeated="2" table:style-name="ce57" office:value-type="float" office:value="23.6" calcext:value-type="float">
            <text:p>23.6</text:p>
          </table:table-cell>
          <table:table-cell table:formula="of:=MIN([.C33:.S33])" office:value-type="float" office:value="23.6" calcext:value-type="float">
            <text:p>23.6</text:p>
          </table:table-cell>
          <table:table-cell table:style-name="ce67" table:formula="of:=(MIN([.C33:.L33])/MIN([.M33:.S33]) - 1)*100" office:value-type="float" office:value="8.47457627118644" calcext:value-type="float">
            <text:p>8.47457627118644</text:p>
          </table:table-cell>
          <table:table-cell table:style-name="ce68" table:formula="of:=IF([.U33]&lt;=0;1;0)" office:value-type="float" office:value="0" calcext:value-type="float">
            <text:p>0</text:p>
          </table:table-cell>
          <table:table-cell/>
          <table:table-cell table:style-name="ce17" table:formula="of:=MIN([.C33:.L33])" office:value-type="float" office:value="25.6" calcext:value-type="float">
            <text:p>25.6</text:p>
          </table:table-cell>
          <table:table-cell table:style-name="ce73" table:formula="of:=([.X33]/AVERAGE([.M33:.S33]) - 1)*100" office:value-type="float" office:value="5.34979423868314" calcext:value-type="float">
            <text:p>5.35</text:p>
          </table:table-cell>
          <table:table-cell table:number-columns-repeated="39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2" table:style-name="ce28" office:value-type="float" office:value="31.5" calcext:value-type="float">
            <text:p>31.5</text:p>
          </table:table-cell>
          <table:table-cell table:style-name="ce28" office:value-type="float" office:value="31.6" calcext:value-type="float">
            <text:p>31.6</text:p>
          </table:table-cell>
          <table:table-cell table:style-name="ce28" office:value-type="float" office:value="31.3" calcext:value-type="float">
            <text:p>31.3</text:p>
          </table:table-cell>
          <table:table-cell table:style-name="ce31" office:value-type="float" office:value="31.6" calcext:value-type="float">
            <text:p>31.6</text:p>
          </table:table-cell>
          <table:table-cell table:number-columns-repeated="3" table:style-name="ce28" office:value-type="float" office:value="31.6" calcext:value-type="float">
            <text:p>31.6</text:p>
          </table:table-cell>
          <table:table-cell table:style-name="ce28" office:value-type="float" office:value="31.4" calcext:value-type="float">
            <text:p>31.4</text:p>
          </table:table-cell>
          <table:table-cell table:style-name="ce31" office:value-type="float" office:value="31.2" calcext:value-type="float">
            <text:p>31.2</text:p>
          </table:table-cell>
          <table:table-cell table:style-name="ce58" office:value-type="float" office:value="30.3" calcext:value-type="float">
            <text:p>30.3</text:p>
          </table:table-cell>
          <table:table-cell table:style-name="ce58" office:value-type="float" office:value="29.9" calcext:value-type="float">
            <text:p>29.9</text:p>
          </table:table-cell>
          <table:table-cell table:style-name="ce58" office:value-type="float" office:value="31.1" calcext:value-type="float">
            <text:p>31.1</text:p>
          </table:table-cell>
          <table:table-cell table:style-name="ce58" office:value-type="float" office:value="35.8" calcext:value-type="float">
            <text:p>35.8</text:p>
          </table:table-cell>
          <table:table-cell table:style-name="ce58" office:value-type="float" office:value="29.8" calcext:value-type="float">
            <text:p>29.8</text:p>
          </table:table-cell>
          <table:table-cell table:number-columns-repeated="2" table:style-name="ce58" office:value-type="float" office:value="29.3" calcext:value-type="float">
            <text:p>29.3</text:p>
          </table:table-cell>
          <table:table-cell table:formula="of:=MIN([.C34:.S34])" office:value-type="float" office:value="29.3" calcext:value-type="float">
            <text:p>29.3</text:p>
          </table:table-cell>
          <table:table-cell table:style-name="ce67" table:formula="of:=(MIN([.C34:.L34])/MIN([.M34:.S34]) - 1)*100" office:value-type="float" office:value="6.48464163822524" calcext:value-type="float">
            <text:p>6.48464163822524</text:p>
          </table:table-cell>
          <table:table-cell table:style-name="ce68" table:formula="of:=IF([.U34]&lt;=0;1;0)" office:value-type="float" office:value="0" calcext:value-type="float">
            <text:p>0</text:p>
          </table:table-cell>
          <table:table-cell table:style-name="ce66"/>
          <table:table-cell table:style-name="ce17" table:formula="of:=MIN([.C34:.L34])" office:value-type="float" office:value="31.2" calcext:value-type="float">
            <text:p>31.2</text:p>
          </table:table-cell>
          <table:table-cell table:style-name="ce73" table:formula="of:=([.X34]/AVERAGE([.M34:.S34]) - 1)*100" office:value-type="float" office:value="1.34570765661253" calcext:value-type="float">
            <text:p>1.35</text:p>
          </table:table-cell>
          <table:table-cell table:style-name="ce66" table:number-columns-repeated="3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50" calcext:value-type="float">
            <text:p>50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2" table:style-name="ce3" office:value-type="float" office:value="4.3" calcext:value-type="float">
            <text:p>4.3</text:p>
          </table:table-cell>
          <table:table-cell table:style-name="ce3" office:value-type="float" office:value="4.5" calcext:value-type="float">
            <text:p>4.5</text:p>
          </table:table-cell>
          <table:table-cell table:style-name="ce7" office:value-type="float" office:value="4.4" calcext:value-type="float">
            <text:p>4.4</text:p>
          </table:table-cell>
          <table:table-cell table:style-name="ce3" office:value-type="float" office:value="4.9" calcext:value-type="float">
            <text:p>4.9</text:p>
          </table:table-cell>
          <table:table-cell table:number-columns-repeated="3" table:style-name="ce3" office:value-type="float" office:value="4.5" calcext:value-type="float">
            <text:p>4.5</text:p>
          </table:table-cell>
          <table:table-cell table:style-name="ce7" office:value-type="float" office:value="4.5" calcext:value-type="float">
            <text:p>4.5</text:p>
          </table:table-cell>
          <table:table-cell table:number-columns-repeated="2" table:style-name="ce14" office:value-type="string" calcext:value-type="string">
            <text:p>-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/>
          <table:table-cell table:style-name="ce25" office:value-type="string" calcext:value-type="string">
            <text:p>SUM</text:p>
          </table:table-cell>
          <table:table-cell table:style-name="ce25" table:formula="of:=SUM([.V3:.V34])" office:value-type="float" office:value="0" calcext:value-type="float">
            <text:p>0</text:p>
          </table:table-cell>
          <table:table-cell table:style-name="ce17" table:number-columns-repeated="42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number-columns-repeated="1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45"/>
        </table:table-row>
        <table:table-row table:style-name="ro1">
          <table:table-cell table:style-name="ce2"/>
          <table:table-cell table:style-name="ce6" office:value-type="float" office:value="150" calcext:value-type="float">
            <text:p>150</text:p>
          </table:table-cell>
          <table:table-cell table:number-columns-repeated="1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45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4"/>
          <table:table-cell table:style-name="ce66" table:number-columns-repeated="3"/>
          <table:table-cell/>
          <table:table-cell table:style-name="ce66" table:number-columns-repeated="40"/>
        </table:table-row>
        <table:table-row table:style-name="ro1">
          <table:table-cell table:style-name="ce3" office:value-type="string" calcext:value-type="string">
            <text:p>SUM (1-8)</text:p>
          </table:table-cell>
          <table:table-cell table:style-name="ce32"/>
          <table:table-cell table:style-name="ce3" table:formula="of:=SUM([.C3:.C34])" office:value-type="float" office:value="1019.9" calcext:value-type="float">
            <text:p>1019.9</text:p>
          </table:table-cell>
          <table:table-cell table:style-name="ce3" table:formula="of:=SUM([.D3:.D34])" office:value-type="float" office:value="1018.9" calcext:value-type="float">
            <text:p>1018.9</text:p>
          </table:table-cell>
          <table:table-cell table:style-name="ce3" table:formula="of:=SUM([.E3:.E34])" office:value-type="float" office:value="1018.5" calcext:value-type="float">
            <text:p>1018.5</text:p>
          </table:table-cell>
          <table:table-cell table:style-name="ce3" table:formula="of:=SUM([.F3:.F34])" office:value-type="float" office:value="1017" calcext:value-type="float">
            <text:p>1017</text:p>
          </table:table-cell>
          <table:table-cell table:style-name="ce7" table:formula="of:=SUM([.G3:.G34])" office:value-type="float" office:value="1016.8" calcext:value-type="float">
            <text:p>1016.8</text:p>
          </table:table-cell>
          <table:table-cell table:style-name="ce3" table:formula="of:=SUM([.H3:.H34])" office:value-type="float" office:value="1019" calcext:value-type="float">
            <text:p>1019</text:p>
          </table:table-cell>
          <table:table-cell table:style-name="ce3" table:formula="of:=SUM([.I3:.I34])" office:value-type="float" office:value="1016.5" calcext:value-type="float">
            <text:p>1016.5</text:p>
          </table:table-cell>
          <table:table-cell table:style-name="ce3" table:formula="of:=SUM([.J3:.J34])" office:value-type="float" office:value="1016.3" calcext:value-type="float">
            <text:p>1016.3</text:p>
          </table:table-cell>
          <table:table-cell table:style-name="ce3" table:formula="of:=SUM([.K3:.K34])" office:value-type="float" office:value="1015.1" calcext:value-type="float">
            <text:p>1015.1</text:p>
          </table:table-cell>
          <table:table-cell table:style-name="ce7" table:formula="of:=SUM([.L3:.L34])" office:value-type="float" office:value="1013.7" calcext:value-type="float">
            <text:p>1013.7</text:p>
          </table:table-cell>
          <table:table-cell table:style-name="ce14" table:formula="of:=SUM([.M3:.M34])" office:value-type="float" office:value="986.3" calcext:value-type="float">
            <text:p>986.3</text:p>
          </table:table-cell>
          <table:table-cell table:style-name="ce14"/>
          <table:table-cell table:style-name="ce11" table:number-columns-repeated="2"/>
          <table:table-cell table:style-name="ce14" table:formula="of:=SUM([.Q3:.Q34])" office:value-type="float" office:value="981.6" calcext:value-type="float">
            <text:p>981.6</text:p>
          </table:table-cell>
          <table:table-cell table:style-name="ce11" table:formula="of:=SUM([.R3:.R34])" office:value-type="float" office:value="977.8" calcext:value-type="float">
            <text:p>977.8</text:p>
          </table:table-cell>
          <table:table-cell table:style-name="ce14" table:formula="of:=SUM([.S3:.S34])" office:value-type="float" office:value="977.1" calcext:value-type="float">
            <text:p>977.1</text:p>
          </table:table-cell>
          <table:table-cell table:style-name="ce3"/>
          <table:table-cell table:style-name="ce17" table:number-columns-repeated="44"/>
        </table:table-row>
        <table:table-row table:style-name="ro1">
          <table:table-cell table:style-name="ce2" office:value-type="string" calcext:value-type="string">
            <text:p>SUM (1, 4-8)</text:p>
          </table:table-cell>
          <table:table-cell/>
          <table:table-cell table:formula="of:=SUM([.C3:.C6];[.C15:.C34])" office:value-type="float" office:value="755.8" calcext:value-type="float">
            <text:p>755.8</text:p>
          </table:table-cell>
          <table:table-cell table:formula="of:=SUM([.D3:.D6];[.D15:.D34])" office:value-type="float" office:value="755.1" calcext:value-type="float">
            <text:p>755.1</text:p>
          </table:table-cell>
          <table:table-cell table:formula="of:=SUM([.E3:.E6];[.E15:.E34])" office:value-type="float" office:value="755.1" calcext:value-type="float">
            <text:p>755.1</text:p>
          </table:table-cell>
          <table:table-cell table:formula="of:=SUM([.F3:.F6];[.F15:.F34])" office:value-type="float" office:value="753.7" calcext:value-type="float">
            <text:p>753.7</text:p>
          </table:table-cell>
          <table:table-cell table:formula="of:=SUM([.G3:.G6];[.G15:.G34])" office:value-type="float" office:value="753.6" calcext:value-type="float">
            <text:p>753.6</text:p>
          </table:table-cell>
          <table:table-cell table:formula="of:=SUM([.H3:.H6];[.H15:.H34])" office:value-type="float" office:value="753.8" calcext:value-type="float">
            <text:p>753.8</text:p>
          </table:table-cell>
          <table:table-cell table:formula="of:=SUM([.I3:.I6];[.I15:.I34])" office:value-type="float" office:value="751.9" calcext:value-type="float">
            <text:p>751.9</text:p>
          </table:table-cell>
          <table:table-cell table:formula="of:=SUM([.J3:.J6];[.J15:.J34])" office:value-type="float" office:value="752.2" calcext:value-type="float">
            <text:p>752.2</text:p>
          </table:table-cell>
          <table:table-cell table:formula="of:=SUM([.K3:.K6];[.K15:.K34])" office:value-type="float" office:value="751" calcext:value-type="float">
            <text:p>751</text:p>
          </table:table-cell>
          <table:table-cell table:formula="of:=SUM([.L3:.L6];[.L15:.L34])" office:value-type="float" office:value="750.1" calcext:value-type="float">
            <text:p>750.1</text:p>
          </table:table-cell>
          <table:table-cell table:formula="of:=SUM([.M3:.M6];[.M15:.M34])" office:value-type="float" office:value="732" calcext:value-type="float">
            <text:p>732</text:p>
          </table:table-cell>
          <table:table-cell table:formula="of:=SUM([.N3:.N6];[.N15:.N34])" office:value-type="float" office:value="730.1" calcext:value-type="float">
            <text:p>730.1</text:p>
          </table:table-cell>
          <table:table-cell table:formula="of:=SUM([.O3:.O6];[.O15:.O34])" office:value-type="float" office:value="736.4" calcext:value-type="float">
            <text:p>736.4</text:p>
          </table:table-cell>
          <table:table-cell table:formula="of:=SUM([.P3:.P6];[.P15:.P34])" office:value-type="float" office:value="756.5" calcext:value-type="float">
            <text:p>756.5</text:p>
          </table:table-cell>
          <table:table-cell table:formula="of:=SUM([.Q3:.Q6];[.Q15:.Q34])" office:value-type="float" office:value="728.9" calcext:value-type="float">
            <text:p>728.9</text:p>
          </table:table-cell>
          <table:table-cell table:formula="of:=SUM([.R3:.R6];[.R15:.R34])" office:value-type="float" office:value="725.9" calcext:value-type="float">
            <text:p>725.9</text:p>
          </table:table-cell>
          <table:table-cell table:formula="of:=SUM([.S3:.S6];[.S15:.S34])" office:value-type="float" office:value="725.3" calcext:value-type="float">
            <text:p>725.3</text:p>
          </table:table-cell>
          <table:table-cell table:number-columns-repeated="45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C3:Sheet1.S34">
            <calcext:condition calcext:apply-style-name="Accent" calcext:value="&lt;=[$Sheet1.$T3]" calcext:base-cell-address="Sheet1.C3"/>
          </calcext:conditional-format>
          <calcext:conditional-format calcext:target-range-address="Sheet1.C3:Sheet1.L34">
            <calcext:condition calcext:apply-style-name="Senza nome1" calcext:value="&lt;=[$Sheet1.$X3]" calcext:base-cell-address="Sheet1.C3"/>
          </calcext:conditional-format>
          <calcext:conditional-format calcext:target-range-address="Sheet1.U3:Sheet1.U34">
            <calcext:condition calcext:apply-style-name="Accent" calcext:value="&lt;=0" calcext:base-cell-address="Sheet1.U3"/>
          </calcext:conditional-format>
        </calcext:conditional-formats>
      </table:table>
      <table:table table:name="FormattedToExportAll" table:style-name="ta1">
        <table:table-column table:style-name="co1" table:default-cell-style-name="ce2"/>
        <table:table-column table:style-name="co1" table:default-cell-style-name="ce6"/>
        <table:table-column table:style-name="co8" table:default-cell-style-name="ce81"/>
        <table:table-column table:style-name="co9" table:default-cell-style-name="ce81"/>
        <table:table-column table:style-name="co1" table:number-columns-repeated="3" table:default-cell-style-name="ce102"/>
        <table:table-column table:style-name="co1" table:default-cell-style-name="ce81"/>
        <table:table-column table:style-name="co1" table:default-cell-style-name="ce102"/>
        <table:table-column table:style-name="co1" table:default-cell-style-name="Default"/>
        <table:table-column table:style-name="co1" table:default-cell-style-name="ce89"/>
        <table:table-column table:style-name="co1" table:number-columns-repeated="8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Class</text:p>
          </table:table-cell>
          <table:covered-table-cell table:style-name="ce20"/>
          <table:table-cell table:style-name="ce5" office:value-type="string" calcext:value-type="string" table:number-columns-spanned="5" table:number-rows-spanned="1">
            <text:p>Group by Hash</text:p>
          </table:table-cell>
          <table:covered-table-cell table:number-columns-repeated="3" table:style-name="ce2"/>
          <table:covered-table-cell table:style-name="ce6"/>
          <table:table-cell table:style-name="ce5" office:value-type="string" calcext:value-type="string" table:number-columns-spanned="5" table:number-rows-spanned="1">
            <text:p>Single Placement</text:p>
          </table:table-cell>
          <table:covered-table-cell table:number-columns-repeated="3" table:style-name="ce2"/>
          <table:covered-table-cell table:style-name="ce6"/>
          <table:table-cell table:style-name="ce16" office:value-type="string" calcext:value-type="string">
            <text:p>TS3</text:p>
          </table:table-cell>
          <table:table-cell table:style-name="ce16" office:value-type="string" calcext:value-type="string">
            <text:p>GLS</text:p>
          </table:table-cell>
          <table:table-cell table:style-name="ce16" office:value-type="string" calcext:value-type="string">
            <text:p>GASP</text:p>
          </table:table-cell>
          <table:table-cell table:style-name="ce16" office:value-type="string" calcext:value-type="string">
            <text:p>EHGH2</text:p>
          </table:table-cell>
          <table:table-cell table:style-name="ce16" office:value-type="string" calcext:value-type="string">
            <text:p>GVN</text:p>
          </table:table-cell>
          <table:table-cell table:style-name="ce9" office:value-type="string" calcext:value-type="string">
            <text:p>BRKGA</text:p>
          </table:table-cell>
          <table:table-cell table:style-name="ce16" office:value-type="string" calcext:value-type="string">
            <text:p>BRKGA-VD</text:p>
          </table:table-cell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k=1</text:p>
          </table:table-cell>
          <table:table-cell table:style-name="ce2" office:value-type="string" calcext:value-type="string">
            <text:p>k=5</text:p>
          </table:table-cell>
          <table:table-cell table:style-name="ce2" office:value-type="string" calcext:value-type="string">
            <text:p>k=10</text:p>
          </table:table-cell>
          <table:table-cell table:style-name="ce2" office:value-type="string" calcext:value-type="string">
            <text:p>k=20</text:p>
          </table:table-cell>
          <table:table-cell table:style-name="ce6" office:value-type="string" calcext:value-type="string">
            <text:p>k=50</text:p>
          </table:table-cell>
          <table:table-cell table:style-name="ce2" office:value-type="string" calcext:value-type="string">
            <text:p>k=1</text:p>
          </table:table-cell>
          <table:table-cell table:style-name="ce2" office:value-type="string" calcext:value-type="string">
            <text:p>k=5</text:p>
          </table:table-cell>
          <table:table-cell table:style-name="ce2" office:value-type="string" calcext:value-type="string">
            <text:p>k=10</text:p>
          </table:table-cell>
          <table:table-cell table:style-name="ce2" office:value-type="string" calcext:value-type="string">
            <text:p>k=20</text:p>
          </table:table-cell>
          <table:table-cell table:style-name="ce6" office:value-type="string" calcext:value-type="string">
            <text:p>k=50</text:p>
          </table:table-cell>
          <table:table-cell table:style-name="ce13"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4" table:style-name="ce77" office:value-type="float" office:value="14.5" calcext:value-type="float">
            <text:p>14.5</text:p>
          </table:table-cell>
          <table:table-cell table:style-name="ce91" office:value-type="float" office:value="14.1" calcext:value-type="float">
            <text:p>14.10</text:p>
          </table:table-cell>
          <table:table-cell table:style-name="ce77" office:value-type="float" office:value="14.4" calcext:value-type="float">
            <text:p>14.4</text:p>
          </table:table-cell>
          <table:table-cell table:number-columns-repeated="2" table:style-name="ce77" office:value-type="float" office:value="14.3" calcext:value-type="float">
            <text:p>14.3</text:p>
          </table:table-cell>
          <table:table-cell table:style-name="ce77" office:value-type="float" office:value="14.4" calcext:value-type="float">
            <text:p>14.4</text:p>
          </table:table-cell>
          <table:table-cell table:style-name="ce84" office:value-type="float" office:value="14" calcext:value-type="float">
            <text:p>14</text:p>
          </table:table-cell>
          <table:table-cell table:number-columns-repeated="3" table:style-name="ce88" office:value-type="float" office:value="13.4" calcext:value-type="float">
            <text:p>13.4</text:p>
          </table:table-cell>
          <table:table-cell table:style-name="ce105" office:value-type="float" office:value="13.8" calcext:value-type="float">
            <text:p>13.8</text:p>
          </table:table-cell>
          <table:table-cell table:number-columns-repeated="3" table:style-name="ce88" office:value-type="float" office:value="13.4" calcext:value-type="float">
            <text:p>13.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8.4" calcext:value-type="float">
            <text:p>28.4</text:p>
          </table:table-cell>
          <table:table-cell office:value-type="float" office:value="28.3" calcext:value-type="float">
            <text:p>28.3</text:p>
          </table:table-cell>
          <table:table-cell table:style-name="ce81" office:value-type="float" office:value="28.3" calcext:value-type="float">
            <text:p>28.3</text:p>
          </table:table-cell>
          <table:table-cell table:style-name="ce81" office:value-type="float" office:value="28.4" calcext:value-type="float">
            <text:p>28.4</text:p>
          </table:table-cell>
          <table:table-cell table:style-name="ce93" office:value-type="float" office:value="28" calcext:value-type="float">
            <text:p>28</text:p>
          </table:table-cell>
          <table:table-cell table:style-name="ce78" office:value-type="float" office:value="27.7" calcext:value-type="float">
            <text:p>27.7</text:p>
          </table:table-cell>
          <table:table-cell table:number-columns-repeated="2" table:style-name="ce81" office:value-type="float" office:value="27.8" calcext:value-type="float">
            <text:p>27.8</text:p>
          </table:table-cell>
          <table:table-cell table:style-name="ce81" office:value-type="float" office:value="27.9" calcext:value-type="float">
            <text:p>27.9</text:p>
          </table:table-cell>
          <table:table-cell table:style-name="ce87" office:value-type="float" office:value="27.7" calcext:value-type="float">
            <text:p>27.7</text:p>
          </table:table-cell>
          <table:table-cell table:number-columns-repeated="2" table:style-name="ce89" office:value-type="float" office:value="26.6" calcext:value-type="float">
            <text:p>26.6</text:p>
          </table:table-cell>
          <table:table-cell table:style-name="ce102" office:value-type="float" office:value="26.9" calcext:value-type="float">
            <text:p>26.9</text:p>
          </table:table-cell>
          <table:table-cell table:style-name="ce102" office:value-type="float" office:value="27.6" calcext:value-type="float">
            <text:p>27.6</text:p>
          </table:table-cell>
          <table:table-cell table:number-columns-repeated="3" table:style-name="ce89" office:value-type="float" office:value="26.6" calcext:value-type="float">
            <text:p>26.6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2" office:value-type="float" office:value="38.5" calcext:value-type="float">
            <text:p>38.5</text:p>
          </table:table-cell>
          <table:table-cell table:style-name="ce81" office:value-type="float" office:value="38.4" calcext:value-type="float">
            <text:p>38.4</text:p>
          </table:table-cell>
          <table:table-cell table:style-name="ce81" office:value-type="float" office:value="38.3" calcext:value-type="float">
            <text:p>38.3</text:p>
          </table:table-cell>
          <table:table-cell table:style-name="ce93" office:value-type="float" office:value="38.4" calcext:value-type="float">
            <text:p>38.4</text:p>
          </table:table-cell>
          <table:table-cell office:value-type="float" office:value="38.4" calcext:value-type="float">
            <text:p>38.4</text:p>
          </table:table-cell>
          <table:table-cell table:number-columns-repeated="2" table:style-name="ce81" office:value-type="float" office:value="38.5" calcext:value-type="float">
            <text:p>38.5</text:p>
          </table:table-cell>
          <table:table-cell table:style-name="ce81" office:value-type="float" office:value="38.3" calcext:value-type="float">
            <text:p>38.3</text:p>
          </table:table-cell>
          <table:table-cell table:style-name="ce87" office:value-type="float" office:value="37.9" calcext:value-type="float">
            <text:p>37.9</text:p>
          </table:table-cell>
          <table:table-cell table:style-name="ce102" office:value-type="float" office:value="36.7" calcext:value-type="float">
            <text:p>36.7</text:p>
          </table:table-cell>
          <table:table-cell table:number-columns-repeated="2" table:style-name="ce102" office:value-type="float" office:value="37" calcext:value-type="float">
            <text:p>37</text:p>
          </table:table-cell>
          <table:table-cell table:style-name="ce102" office:value-type="float" office:value="39.8" calcext:value-type="float">
            <text:p>39.8</text:p>
          </table:table-cell>
          <table:table-cell table:number-columns-repeated="2" table:style-name="ce102" office:value-type="float" office:value="36.4" calcext:value-type="float">
            <text:p>36.4</text:p>
          </table:table-cell>
          <table:table-cell table:style-name="ce89" office:value-type="float" office:value="36.3" calcext:value-type="float">
            <text:p>36.3</text:p>
          </table:table-cell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82" office:value-type="float" office:value="53.1" calcext:value-type="float">
            <text:p>53.1</text:p>
          </table:table-cell>
          <table:table-cell table:style-name="ce82" office:value-type="float" office:value="53.2" calcext:value-type="float">
            <text:p>53.2</text:p>
          </table:table-cell>
          <table:table-cell table:style-name="ce82" office:value-type="float" office:value="53" calcext:value-type="float">
            <text:p>53</text:p>
          </table:table-cell>
          <table:table-cell table:style-name="ce82" office:value-type="float" office:value="52.9" calcext:value-type="float">
            <text:p>52.9</text:p>
          </table:table-cell>
          <table:table-cell table:style-name="ce94" office:value-type="float" office:value="53" calcext:value-type="float">
            <text:p>53</text:p>
          </table:table-cell>
          <table:table-cell table:number-columns-repeated="2" table:style-name="ce82" office:value-type="float" office:value="52.7" calcext:value-type="float">
            <text:p>52.7</text:p>
          </table:table-cell>
          <table:table-cell table:number-columns-repeated="2" table:style-name="ce80" office:value-type="float" office:value="52.6" calcext:value-type="float">
            <text:p>52.6</text:p>
          </table:table-cell>
          <table:table-cell table:style-name="ce94" office:value-type="float" office:value="52.7" calcext:value-type="float">
            <text:p>52.7</text:p>
          </table:table-cell>
          <table:table-cell table:number-columns-repeated="2" table:style-name="ce103" office:value-type="float" office:value="51.2" calcext:value-type="float">
            <text:p>51.2</text:p>
          </table:table-cell>
          <table:table-cell table:style-name="ce103" office:value-type="float" office:value="51.6" calcext:value-type="float">
            <text:p>51.6</text:p>
          </table:table-cell>
          <table:table-cell table:style-name="ce92" office:value-type="float" office:value="50.6" calcext:value-type="float">
            <text:p>50.6</text:p>
          </table:table-cell>
          <table:table-cell table:style-name="ce103" office:value-type="float" office:value="50.9" calcext:value-type="float">
            <text:p>50.9</text:p>
          </table:table-cell>
          <table:table-cell table:number-columns-repeated="2" table:style-name="ce103" office:value-type="float" office:value="50.8" calcext:value-type="float">
            <text:p>50.8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7" office:value-type="float" office:value="14.8" calcext:value-type="float">
            <text:p>14.8</text:p>
          </table:table-cell>
          <table:table-cell table:number-columns-repeated="3" table:style-name="ce77" office:value-type="float" office:value="14.7" calcext:value-type="float">
            <text:p>14.7</text:p>
          </table:table-cell>
          <table:table-cell table:style-name="ce84" office:value-type="float" office:value="14.6" calcext:value-type="float">
            <text:p>14.6</text:p>
          </table:table-cell>
          <table:table-cell table:style-name="ce77" office:value-type="float" office:value="14.9" calcext:value-type="float">
            <text:p>14.9</text:p>
          </table:table-cell>
          <table:table-cell table:number-columns-repeated="2" table:style-name="ce77" office:value-type="float" office:value="14.8" calcext:value-type="float">
            <text:p>14.8</text:p>
          </table:table-cell>
          <table:table-cell table:style-name="ce77" office:value-type="float" office:value="14.9" calcext:value-type="float">
            <text:p>14.9</text:p>
          </table:table-cell>
          <table:table-cell table:style-name="ce98" office:value-type="float" office:value="14.8" calcext:value-type="float">
            <text:p>14.8</text:p>
          </table:table-cell>
          <table:table-cell table:style-name="ce88" office:value-type="float" office:value="13.8" calcext:value-type="float">
            <text:p>13.8</text:p>
          </table:table-cell>
          <table:table-cell table:number-columns-repeated="2" table:style-name="ce105" office:value-type="string" calcext:value-type="string">
            <text:p>-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88" office:value-type="float" office:value="13.8" calcext:value-type="float">
            <text:p>13.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78" office:value-type="float" office:value="26.5" calcext:value-type="float">
            <text:p>26.5</text:p>
          </table:table-cell>
          <table:table-cell office:value-type="float" office:value="26.6" calcext:value-type="float">
            <text:p>26.6</text:p>
          </table:table-cell>
          <table:table-cell table:number-columns-repeated="2" table:style-name="ce81" office:value-type="float" office:value="26.6" calcext:value-type="float">
            <text:p>26.6</text:p>
          </table:table-cell>
          <table:table-cell table:style-name="ce93" office:value-type="float" office:value="26.6" calcext:value-type="float">
            <text:p>26.6</text:p>
          </table:table-cell>
          <table:table-cell office:value-type="float" office:value="27.1" calcext:value-type="float">
            <text:p>27.1</text:p>
          </table:table-cell>
          <table:table-cell table:number-columns-repeated="2" table:style-name="ce81" office:value-type="float" office:value="26.9" calcext:value-type="float">
            <text:p>26.9</text:p>
          </table:table-cell>
          <table:table-cell table:style-name="ce81" office:value-type="float" office:value="26.7" calcext:value-type="float">
            <text:p>26.7</text:p>
          </table:table-cell>
          <table:table-cell table:style-name="ce93" office:value-type="float" office:value="26.7" calcext:value-type="float">
            <text:p>26.7</text:p>
          </table:table-cell>
          <table:table-cell table:style-name="ce102" office:value-type="float" office:value="25.7" calcext:value-type="float">
            <text:p>25.7</text:p>
          </table:table-cell>
          <table:table-cell table:number-columns-repeated="2" table:style-name="ce102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2" office:value-type="float" office:value="25.7" calcext:value-type="float">
            <text:p>25.7</text:p>
          </table:table-cell>
          <table:table-cell table:style-name="ce102" office:value-type="float" office:value="25.6" calcext:value-type="float">
            <text:p>25.6</text:p>
          </table:table-cell>
          <table:table-cell table:style-name="ce89" office:value-type="float" office:value="25.5" calcext:value-type="float">
            <text:p>25.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38.4" calcext:value-type="float">
            <text:p>38.4</text:p>
          </table:table-cell>
          <table:table-cell office:value-type="float" office:value="38.3" calcext:value-type="float">
            <text:p>38.3</text:p>
          </table:table-cell>
          <table:table-cell table:style-name="ce78" office:value-type="float" office:value="38.2" calcext:value-type="float">
            <text:p>38.2</text:p>
          </table:table-cell>
          <table:table-cell table:style-name="ce81" office:value-type="float" office:value="38.3" calcext:value-type="float">
            <text:p>38.3</text:p>
          </table:table-cell>
          <table:table-cell table:style-name="ce93" office:value-type="float" office:value="38.3" calcext:value-type="float">
            <text:p>38.3</text:p>
          </table:table-cell>
          <table:table-cell office:value-type="float" office:value="39.2" calcext:value-type="float">
            <text:p>39.2</text:p>
          </table:table-cell>
          <table:table-cell table:style-name="ce81" office:value-type="float" office:value="39.2" calcext:value-type="float">
            <text:p>39.2</text:p>
          </table:table-cell>
          <table:table-cell table:number-columns-repeated="2" table:style-name="ce81" office:value-type="float" office:value="39.1" calcext:value-type="float">
            <text:p>39.1</text:p>
          </table:table-cell>
          <table:table-cell table:style-name="ce93" office:value-type="float" office:value="39" calcext:value-type="float">
            <text:p>39</text:p>
          </table:table-cell>
          <table:table-cell table:style-name="ce102" office:value-type="float" office:value="37.2" calcext:value-type="float">
            <text:p>37.2</text:p>
          </table:table-cell>
          <table:table-cell table:number-columns-repeated="2" table:style-name="ce102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2" office:value-type="float" office:value="36.9" calcext:value-type="float">
            <text:p>36.9</text:p>
          </table:table-cell>
          <table:table-cell table:number-columns-repeated="2" table:style-name="ce89" office:value-type="float" office:value="36.6" calcext:value-type="float">
            <text:p>36.6</text:p>
          </table:table-cell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82" office:value-type="float" office:value="51.3" calcext:value-type="float">
            <text:p>51.3</text:p>
          </table:table-cell>
          <table:table-cell table:style-name="ce82" office:value-type="float" office:value="51.2" calcext:value-type="float">
            <text:p>51.2</text:p>
          </table:table-cell>
          <table:table-cell table:style-name="ce82" office:value-type="float" office:value="51.1" calcext:value-type="float">
            <text:p>51.1</text:p>
          </table:table-cell>
          <table:table-cell table:style-name="ce82" office:value-type="float" office:value="51.3" calcext:value-type="float">
            <text:p>51.3</text:p>
          </table:table-cell>
          <table:table-cell table:style-name="ce85" office:value-type="float" office:value="51" calcext:value-type="float">
            <text:p>51</text:p>
          </table:table-cell>
          <table:table-cell table:style-name="ce82" office:value-type="float" office:value="51.9" calcext:value-type="float">
            <text:p>51.9</text:p>
          </table:table-cell>
          <table:table-cell table:style-name="ce82" office:value-type="float" office:value="51.8" calcext:value-type="float">
            <text:p>51.8</text:p>
          </table:table-cell>
          <table:table-cell table:style-name="ce82" office:value-type="float" office:value="51.9" calcext:value-type="float">
            <text:p>51.9</text:p>
          </table:table-cell>
          <table:table-cell table:style-name="ce82" office:value-type="float" office:value="51.8" calcext:value-type="float">
            <text:p>51.8</text:p>
          </table:table-cell>
          <table:table-cell table:style-name="ce94" office:value-type="float" office:value="51.7" calcext:value-type="float">
            <text:p>51.7</text:p>
          </table:table-cell>
          <table:table-cell table:style-name="ce103" office:value-type="float" office:value="50.1" calcext:value-type="float">
            <text:p>50.1</text:p>
          </table:table-cell>
          <table:table-cell table:number-columns-repeated="2" table:style-name="ce103" office:value-type="string" calcext:value-type="string">
            <text:p>-</text:p>
          </table:table-cell>
          <table:table-cell table:style-name="ce111" office:value-type="string" calcext:value-type="string">
            <text:p>-</text:p>
          </table:table-cell>
          <table:table-cell table:number-columns-repeated="3" table:style-name="ce92" office:value-type="float" office:value="49.4" calcext:value-type="float">
            <text:p>49.4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7" office:value-type="float" office:value="14.2" calcext:value-type="float">
            <text:p>14.2</text:p>
          </table:table-cell>
          <table:table-cell table:style-name="ce77" office:value-type="float" office:value="14.1" calcext:value-type="float">
            <text:p>14.1</text:p>
          </table:table-cell>
          <table:table-cell table:style-name="ce77" office:value-type="float" office:value="13.9" calcext:value-type="float">
            <text:p>13.9</text:p>
          </table:table-cell>
          <table:table-cell table:style-name="ce79" office:value-type="float" office:value="13.8" calcext:value-type="float">
            <text:p>13.8</text:p>
          </table:table-cell>
          <table:table-cell table:style-name="ce98" office:value-type="float" office:value="13.9" calcext:value-type="float">
            <text:p>13.9</text:p>
          </table:table-cell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14.1" calcext:value-type="float">
            <text:p>14.1</text:p>
          </table:table-cell>
          <table:table-cell table:style-name="ce77" office:value-type="float" office:value="13.9" calcext:value-type="float">
            <text:p>13.9</text:p>
          </table:table-cell>
          <table:table-cell table:style-name="ce77" office:value-type="float" office:value="14" calcext:value-type="float">
            <text:p>14</text:p>
          </table:table-cell>
          <table:table-cell table:style-name="ce98" office:value-type="float" office:value="13.9" calcext:value-type="float">
            <text:p>13.9</text:p>
          </table:table-cell>
          <table:table-cell table:style-name="ce88" office:value-type="float" office:value="13.3" calcext:value-type="float">
            <text:p>13.3</text:p>
          </table:table-cell>
          <table:table-cell table:number-columns-repeated="2" table:style-name="ce105" office:value-type="string" calcext:value-type="string">
            <text:p>-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88" office:value-type="float" office:value="13.3" calcext:value-type="float">
            <text:p>13.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27.7" calcext:value-type="float">
            <text:p>27.7</text:p>
          </table:table-cell>
          <table:table-cell table:style-name="ce81" office:value-type="float" office:value="27.7" calcext:value-type="float">
            <text:p>27.7</text:p>
          </table:table-cell>
          <table:table-cell table:style-name="ce81" office:value-type="float" office:value="27.5" calcext:value-type="float">
            <text:p>27.5</text:p>
          </table:table-cell>
          <table:table-cell table:style-name="ce93" office:value-type="float" office:value="27.8" calcext:value-type="float">
            <text:p>27.8</text:p>
          </table:table-cell>
          <table:table-cell office:value-type="float" office:value="27.6" calcext:value-type="float">
            <text:p>27.6</text:p>
          </table:table-cell>
          <table:table-cell table:style-name="ce81" office:value-type="float" office:value="27.5" calcext:value-type="float">
            <text:p>27.5</text:p>
          </table:table-cell>
          <table:table-cell table:style-name="ce78" office:value-type="float" office:value="27.2" calcext:value-type="float">
            <text:p>27.2</text:p>
          </table:table-cell>
          <table:table-cell table:style-name="ce81" office:value-type="float" office:value="27.3" calcext:value-type="float">
            <text:p>27.3</text:p>
          </table:table-cell>
          <table:table-cell table:style-name="ce93" office:value-type="float" office:value="27.3" calcext:value-type="float">
            <text:p>27.3</text:p>
          </table:table-cell>
          <table:table-cell table:style-name="ce102" office:value-type="float" office:value="26" calcext:value-type="float">
            <text:p>26</text:p>
          </table:table-cell>
          <table:table-cell table:number-columns-repeated="2" table:style-name="ce102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2" office:value-type="float" office:value="26" calcext:value-type="float">
            <text:p>26</text:p>
          </table:table-cell>
          <table:table-cell table:number-columns-repeated="2" table:style-name="ce89" office:value-type="float" office:value="25.9" calcext:value-type="float">
            <text:p>25.9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2" office:value-type="float" office:value="39.4" calcext:value-type="float">
            <text:p>39.4</text:p>
          </table:table-cell>
          <table:table-cell table:number-columns-repeated="2" table:style-name="ce81" office:value-type="float" office:value="39.5" calcext:value-type="float">
            <text:p>39.5</text:p>
          </table:table-cell>
          <table:table-cell table:style-name="ce93" office:value-type="float" office:value="39.2" calcext:value-type="float">
            <text:p>39.2</text:p>
          </table:table-cell>
          <table:table-cell office:value-type="float" office:value="39.1" calcext:value-type="float">
            <text:p>39.1</text:p>
          </table:table-cell>
          <table:table-cell table:number-columns-repeated="2" table:style-name="ce78" office:value-type="float" office:value="38.9" calcext:value-type="float">
            <text:p>38.9</text:p>
          </table:table-cell>
          <table:table-cell table:style-name="ce81" office:value-type="float" office:value="39" calcext:value-type="float">
            <text:p>39</text:p>
          </table:table-cell>
          <table:table-cell table:style-name="ce93" office:value-type="float" office:value="39" calcext:value-type="float">
            <text:p>39</text:p>
          </table:table-cell>
          <table:table-cell table:style-name="ce102" office:value-type="float" office:value="37.7" calcext:value-type="float">
            <text:p>37.7</text:p>
          </table:table-cell>
          <table:table-cell table:number-columns-repeated="2" table:style-name="ce102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2" office:value-type="float" office:value="37.6" calcext:value-type="float">
            <text:p>37.6</text:p>
          </table:table-cell>
          <table:table-cell table:number-columns-repeated="2" table:style-name="ce89" office:value-type="float" office:value="37.5" calcext:value-type="float">
            <text:p>37.5</text:p>
          </table:table-cell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2" table:style-name="ce82" office:value-type="float" office:value="51.8" calcext:value-type="float">
            <text:p>51.8</text:p>
          </table:table-cell>
          <table:table-cell table:style-name="ce82" office:value-type="float" office:value="51.7" calcext:value-type="float">
            <text:p>51.7</text:p>
          </table:table-cell>
          <table:table-cell table:style-name="ce82" office:value-type="float" office:value="51.6" calcext:value-type="float">
            <text:p>51.6</text:p>
          </table:table-cell>
          <table:table-cell table:style-name="ce94" office:value-type="float" office:value="51.8" calcext:value-type="float">
            <text:p>51.8</text:p>
          </table:table-cell>
          <table:table-cell table:number-columns-repeated="3" table:style-name="ce82" office:value-type="float" office:value="51.4" calcext:value-type="float">
            <text:p>51.4</text:p>
          </table:table-cell>
          <table:table-cell table:style-name="ce82" office:value-type="float" office:value="51.3" calcext:value-type="float">
            <text:p>51.3</text:p>
          </table:table-cell>
          <table:table-cell table:style-name="ce85" office:value-type="float" office:value="51.2" calcext:value-type="float">
            <text:p>51.2</text:p>
          </table:table-cell>
          <table:table-cell table:style-name="ce103" office:value-type="float" office:value="50.5" calcext:value-type="float">
            <text:p>50.5</text:p>
          </table:table-cell>
          <table:table-cell table:number-columns-repeated="2" table:style-name="ce103" office:value-type="string" calcext:value-type="string">
            <text:p>-</text:p>
          </table:table-cell>
          <table:table-cell table:style-name="ce111" office:value-type="string" calcext:value-type="string">
            <text:p>-</text:p>
          </table:table-cell>
          <table:table-cell table:style-name="ce103" office:value-type="float" office:value="50" calcext:value-type="float">
            <text:p>50</text:p>
          </table:table-cell>
          <table:table-cell table:number-columns-repeated="2" table:style-name="ce92" office:value-type="float" office:value="49.8" calcext:value-type="float">
            <text:p>49.8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4" table:style-name="ce79" office:value-type="float" office:value="29.7" calcext:value-type="float">
            <text:p>29.7</text:p>
          </table:table-cell>
          <table:table-cell table:style-name="ce84" office:value-type="float" office:value="29.7" calcext:value-type="float">
            <text:p>29.7</text:p>
          </table:table-cell>
          <table:table-cell table:number-columns-repeated="4" table:style-name="ce79" office:value-type="float" office:value="29.7" calcext:value-type="float">
            <text:p>29.7</text:p>
          </table:table-cell>
          <table:table-cell table:style-name="ce84" office:value-type="float" office:value="29.7" calcext:value-type="float">
            <text:p>29.7</text:p>
          </table:table-cell>
          <table:table-cell table:number-columns-repeated="7" table:style-name="ce88" office:value-type="float" office:value="29.4" calcext:value-type="float">
            <text:p>29.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4" table:style-name="ce78" office:value-type="float" office:value="59.2" calcext:value-type="float">
            <text:p>59.2</text:p>
          </table:table-cell>
          <table:table-cell table:style-name="ce87" office:value-type="float" office:value="59.2" calcext:value-type="float">
            <text:p>59.2</text:p>
          </table:table-cell>
          <table:table-cell table:number-columns-repeated="4" table:style-name="ce78" office:value-type="float" office:value="59.2" calcext:value-type="float">
            <text:p>59.2</text:p>
          </table:table-cell>
          <table:table-cell table:style-name="ce87" office:value-type="float" office:value="59.2" calcext:value-type="float">
            <text:p>59.2</text:p>
          </table:table-cell>
          <table:table-cell table:number-columns-repeated="3" table:style-name="ce102" office:value-type="float" office:value="59" calcext:value-type="float">
            <text:p>59</text:p>
          </table:table-cell>
          <table:table-cell table:style-name="ce102" office:value-type="float" office:value="59.5" calcext:value-type="float">
            <text:p>59.5</text:p>
          </table:table-cell>
          <table:table-cell table:number-columns-repeated="2" table:style-name="ce102" office:value-type="float" office:value="59" calcext:value-type="float">
            <text:p>59</text:p>
          </table:table-cell>
          <table:table-cell table:style-name="ce89" office:value-type="float" office:value="58.9" calcext:value-type="float">
            <text:p>58.9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4" table:style-name="ce78" office:value-type="float" office:value="87.6" calcext:value-type="float">
            <text:p>87.6</text:p>
          </table:table-cell>
          <table:table-cell table:style-name="ce87" office:value-type="float" office:value="87.6" calcext:value-type="float">
            <text:p>87.6</text:p>
          </table:table-cell>
          <table:table-cell table:style-name="ce78" office:value-type="float" office:value="87.6" calcext:value-type="float">
            <text:p>87.6</text:p>
          </table:table-cell>
          <table:table-cell table:style-name="ce81" office:value-type="float" office:value="87.7" calcext:value-type="float">
            <text:p>87.7</text:p>
          </table:table-cell>
          <table:table-cell table:number-columns-repeated="2" table:style-name="ce78" office:value-type="float" office:value="87.6" calcext:value-type="float">
            <text:p>87.6</text:p>
          </table:table-cell>
          <table:table-cell table:style-name="ce93" office:value-type="float" office:value="87.7" calcext:value-type="float">
            <text:p>87.7</text:p>
          </table:table-cell>
          <table:table-cell table:number-columns-repeated="3" table:style-name="ce89" office:value-type="float" office:value="86.8" calcext:value-type="float">
            <text:p>86.8</text:p>
          </table:table-cell>
          <table:table-cell table:style-name="ce102" office:value-type="float" office:value="90.4" calcext:value-type="float">
            <text:p>90.4</text:p>
          </table:table-cell>
          <table:table-cell table:number-columns-repeated="3" table:style-name="ce89" office:value-type="float" office:value="86.8" calcext:value-type="float">
            <text:p>86.8</text:p>
          </table:table-cell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4" table:style-name="ce80" office:value-type="float" office:value="119.5" calcext:value-type="float">
            <text:p>119.5</text:p>
          </table:table-cell>
          <table:table-cell table:style-name="ce85" office:value-type="float" office:value="119.5" calcext:value-type="float">
            <text:p>119.5</text:p>
          </table:table-cell>
          <table:table-cell table:number-columns-repeated="4" table:style-name="ce80" office:value-type="float" office:value="119.5" calcext:value-type="float">
            <text:p>119.5</text:p>
          </table:table-cell>
          <table:table-cell table:style-name="ce85" office:value-type="float" office:value="119.5" calcext:value-type="float">
            <text:p>119.5</text:p>
          </table:table-cell>
          <table:table-cell table:style-name="ce92" office:value-type="float" office:value="118.8" calcext:value-type="float">
            <text:p>118.8</text:p>
          </table:table-cell>
          <table:table-cell table:style-name="ce103" office:value-type="float" office:value="119" calcext:value-type="float">
            <text:p>119</text:p>
          </table:table-cell>
          <table:table-cell table:style-name="ce92" office:value-type="float" office:value="118.8" calcext:value-type="float">
            <text:p>118.8</text:p>
          </table:table-cell>
          <table:table-cell table:style-name="ce103" office:value-type="float" office:value="119" calcext:value-type="float">
            <text:p>119</text:p>
          </table:table-cell>
          <table:table-cell table:number-columns-repeated="3" table:style-name="ce92" office:value-type="float" office:value="118.8" calcext:value-type="float">
            <text:p>118.8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4" table:style-name="ce77" office:value-type="float" office:value="8.7" calcext:value-type="float">
            <text:p>8.7</text:p>
          </table:table-cell>
          <table:table-cell table:style-name="ce84" office:value-type="float" office:value="8.6" calcext:value-type="float">
            <text:p>8.6</text:p>
          </table:table-cell>
          <table:table-cell table:number-columns-repeated="2" table:style-name="ce77" office:value-type="float" office:value="8.7" calcext:value-type="float">
            <text:p>8.7</text:p>
          </table:table-cell>
          <table:table-cell table:number-columns-repeated="2" table:style-name="ce79" office:value-type="float" office:value="8.6" calcext:value-type="float">
            <text:p>8.6</text:p>
          </table:table-cell>
          <table:table-cell table:style-name="ce84" office:value-type="float" office:value="8.6" calcext:value-type="float">
            <text:p>8.6</text:p>
          </table:table-cell>
          <table:table-cell table:style-name="ce105" office:value-type="float" office:value="8.4" calcext:value-type="float">
            <text:p>8.4</text:p>
          </table:table-cell>
          <table:table-cell table:style-name="ce105" office:value-type="float" office:value="8.3" calcext:value-type="float">
            <text:p>8.3</text:p>
          </table:table-cell>
          <table:table-cell table:style-name="ce105" office:value-type="float" office:value="8.4" calcext:value-type="float">
            <text:p>8.4</text:p>
          </table:table-cell>
          <table:table-cell table:style-name="ce88" office:value-type="float" office:value="7.9" calcext:value-type="float">
            <text:p>7.9</text:p>
          </table:table-cell>
          <table:table-cell table:number-columns-repeated="3" table:style-name="ce105" office:value-type="float" office:value="8.3" calcext:value-type="float">
            <text:p>8.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table:style-name="ce81" office:value-type="float" office:value="16" calcext:value-type="float">
            <text:p>16</text:p>
          </table:table-cell>
          <table:table-cell table:style-name="ce93" office:value-type="float" office:value="16" calcext:value-type="float">
            <text:p>16</text:p>
          </table:table-cell>
          <table:table-cell office:value-type="float" office:value="15.7" calcext:value-type="float">
            <text:p>15.7</text:p>
          </table:table-cell>
          <table:table-cell table:number-columns-repeated="3" table:style-name="ce78" office:value-type="float" office:value="15.6" calcext:value-type="float">
            <text:p>15.6</text:p>
          </table:table-cell>
          <table:table-cell table:style-name="ce87" office:value-type="float" office:value="15.6" calcext:value-type="float">
            <text:p>15.6</text:p>
          </table:table-cell>
          <table:table-cell table:style-name="ce102" office:value-type="float" office:value="15" calcext:value-type="float">
            <text:p>15</text:p>
          </table:table-cell>
          <table:table-cell table:number-columns-repeated="2" table:style-name="ce102" office:value-type="float" office:value="15.1" calcext:value-type="float">
            <text:p>15.1</text:p>
          </table:table-cell>
          <table:table-cell table:style-name="ce89" office:value-type="float" office:value="14.6" calcext:value-type="float">
            <text:p>14.6</text:p>
          </table:table-cell>
          <table:table-cell table:number-columns-repeated="3" table:style-name="ce102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2" office:value-type="float" office:value="21.6" calcext:value-type="float">
            <text:p>21.6</text:p>
          </table:table-cell>
          <table:table-cell table:style-name="ce81" office:value-type="float" office:value="21.6" calcext:value-type="float">
            <text:p>21.6</text:p>
          </table:table-cell>
          <table:table-cell table:style-name="ce81" office:value-type="float" office:value="21.7" calcext:value-type="float">
            <text:p>21.7</text:p>
          </table:table-cell>
          <table:table-cell table:style-name="ce93" office:value-type="float" office:value="21.7" calcext:value-type="float">
            <text:p>21.7</text:p>
          </table:table-cell>
          <table:table-cell table:number-columns-repeated="4" table:style-name="ce78" office:value-type="float" office:value="21.3" calcext:value-type="float">
            <text:p>21.3</text:p>
          </table:table-cell>
          <table:table-cell table:style-name="ce93" office:value-type="float" office:value="21.4" calcext:value-type="float">
            <text:p>21.4</text:p>
          </table:table-cell>
          <table:table-cell table:style-name="ce102" office:value-type="float" office:value="20.4" calcext:value-type="float">
            <text:p>20.4</text:p>
          </table:table-cell>
          <table:table-cell table:style-name="ce102" office:value-type="float" office:value="20.2" calcext:value-type="float">
            <text:p>20.2</text:p>
          </table:table-cell>
          <table:table-cell table:style-name="ce102" office:value-type="float" office:value="20.6" calcext:value-type="float">
            <text:p>20.6</text:p>
          </table:table-cell>
          <table:table-cell table:style-name="ce102" office:value-type="float" office:value="21.5" calcext:value-type="float">
            <text:p>21.5</text:p>
          </table:table-cell>
          <table:table-cell table:style-name="ce102" office:value-type="float" office:value="20.4" calcext:value-type="float">
            <text:p>20.4</text:p>
          </table:table-cell>
          <table:table-cell table:style-name="ce102" office:value-type="float" office:value="20.1" calcext:value-type="float">
            <text:p>20.1</text:p>
          </table:table-cell>
          <table:table-cell table:style-name="ce89" office:value-type="float" office:value="19.9" calcext:value-type="float">
            <text:p>19.9</text:p>
          </table:table-cell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3" table:style-name="ce82" office:value-type="float" office:value="28.9" calcext:value-type="float">
            <text:p>28.9</text:p>
          </table:table-cell>
          <table:table-cell table:style-name="ce82" office:value-type="float" office:value="29" calcext:value-type="float">
            <text:p>29</text:p>
          </table:table-cell>
          <table:table-cell table:style-name="ce94" office:value-type="float" office:value="29" calcext:value-type="float">
            <text:p>29</text:p>
          </table:table-cell>
          <table:table-cell table:style-name="ce82" office:value-type="float" office:value="28.4" calcext:value-type="float">
            <text:p>28.4</text:p>
          </table:table-cell>
          <table:table-cell table:style-name="ce80" office:value-type="float" office:value="28.2" calcext:value-type="float">
            <text:p>28.2</text:p>
          </table:table-cell>
          <table:table-cell table:style-name="ce82" office:value-type="float" office:value="28.3" calcext:value-type="float">
            <text:p>28.3</text:p>
          </table:table-cell>
          <table:table-cell table:style-name="ce82" office:value-type="float" office:value="28.4" calcext:value-type="float">
            <text:p>28.4</text:p>
          </table:table-cell>
          <table:table-cell table:style-name="ce94" office:value-type="float" office:value="28.4" calcext:value-type="float">
            <text:p>28.4</text:p>
          </table:table-cell>
          <table:table-cell table:style-name="ce103" office:value-type="float" office:value="27.6" calcext:value-type="float">
            <text:p>27.6</text:p>
          </table:table-cell>
          <table:table-cell table:style-name="ce103" office:value-type="float" office:value="27.2" calcext:value-type="float">
            <text:p>27.2</text:p>
          </table:table-cell>
          <table:table-cell table:style-name="ce103" office:value-type="float" office:value="27.7" calcext:value-type="float">
            <text:p>27.7</text:p>
          </table:table-cell>
          <table:table-cell table:style-name="ce103" office:value-type="float" office:value="29.6" calcext:value-type="float">
            <text:p>29.6</text:p>
          </table:table-cell>
          <table:table-cell table:number-columns-repeated="3" table:style-name="ce92" office:value-type="float" office:value="27.1" calcext:value-type="float">
            <text:p>27.1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7" office:value-type="float" office:value="10.5" calcext:value-type="float">
            <text:p>10.5</text:p>
          </table:table-cell>
          <table:table-cell table:style-name="ce77" office:value-type="float" office:value="10.3" calcext:value-type="float">
            <text:p>10.3</text:p>
          </table:table-cell>
          <table:table-cell table:style-name="ce77" office:value-type="float" office:value="10.1" calcext:value-type="float">
            <text:p>10.1</text:p>
          </table:table-cell>
          <table:table-cell table:style-name="ce77" office:value-type="float" office:value="10.2" calcext:value-type="float">
            <text:p>10.2</text:p>
          </table:table-cell>
          <table:table-cell table:style-name="ce84" office:value-type="float" office:value="10" calcext:value-type="float">
            <text:p>10</text:p>
          </table:table-cell>
          <table:table-cell table:style-name="ce77" office:value-type="float" office:value="10.7" calcext:value-type="float">
            <text:p>10.7</text:p>
          </table:table-cell>
          <table:table-cell table:style-name="ce77" office:value-type="float" office:value="10.5" calcext:value-type="float">
            <text:p>10.5</text:p>
          </table:table-cell>
          <table:table-cell table:style-name="ce77" office:value-type="float" office:value="10.4" calcext:value-type="float">
            <text:p>10.4</text:p>
          </table:table-cell>
          <table:table-cell table:style-name="ce77" office:value-type="float" office:value="10.2" calcext:value-type="float">
            <text:p>10.2</text:p>
          </table:table-cell>
          <table:table-cell table:style-name="ce98" office:value-type="float" office:value="10.3" calcext:value-type="float">
            <text:p>10.3</text:p>
          </table:table-cell>
          <table:table-cell table:style-name="ce105" office:value-type="float" office:value="9.9" calcext:value-type="float">
            <text:p>9.9</text:p>
          </table:table-cell>
          <table:table-cell table:style-name="ce105" office:value-type="float" office:value="9.8" calcext:value-type="float">
            <text:p>9.8</text:p>
          </table:table-cell>
          <table:table-cell table:style-name="ce105" office:value-type="float" office:value="9.9" calcext:value-type="float">
            <text:p>9.9</text:p>
          </table:table-cell>
          <table:table-cell table:style-name="ce105" office:value-type="float" office:value="11.8" calcext:value-type="float">
            <text:p>11.8</text:p>
          </table:table-cell>
          <table:table-cell table:style-name="ce105" office:value-type="float" office:value="9.8" calcext:value-type="float">
            <text:p>9.8</text:p>
          </table:table-cell>
          <table:table-cell table:number-columns-repeated="2" table:style-name="ce88" office:value-type="float" office:value="9.7" calcext:value-type="float">
            <text:p>9.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19.8" calcext:value-type="float">
            <text:p>19.8</text:p>
          </table:table-cell>
          <table:table-cell table:style-name="ce81" office:value-type="float" office:value="20" calcext:value-type="float">
            <text:p>20</text:p>
          </table:table-cell>
          <table:table-cell table:style-name="ce78" office:value-type="float" office:value="19.5" calcext:value-type="float">
            <text:p>19.5</text:p>
          </table:table-cell>
          <table:table-cell table:style-name="ce93" office:value-type="float" office:value="19.8" calcext:value-type="float">
            <text:p>19.8</text:p>
          </table:table-cell>
          <table:table-cell office:value-type="float" office:value="19.8" calcext:value-type="float">
            <text:p>19.8</text:p>
          </table:table-cell>
          <table:table-cell table:style-name="ce81" office:value-type="float" office:value="19.7" calcext:value-type="float">
            <text:p>19.7</text:p>
          </table:table-cell>
          <table:table-cell table:style-name="ce81" office:value-type="float" office:value="19.8" calcext:value-type="float">
            <text:p>19.8</text:p>
          </table:table-cell>
          <table:table-cell table:style-name="ce81" office:value-type="float" office:value="19.7" calcext:value-type="float">
            <text:p>19.7</text:p>
          </table:table-cell>
          <table:table-cell table:style-name="ce93" office:value-type="float" office:value="19.7" calcext:value-type="float">
            <text:p>19.7</text:p>
          </table:table-cell>
          <table:table-cell table:number-columns-repeated="3" table:style-name="ce102" office:value-type="float" office:value="19.1" calcext:value-type="float">
            <text:p>19.1</text:p>
          </table:table-cell>
          <table:table-cell table:style-name="ce102" office:value-type="float" office:value="19.2" calcext:value-type="float">
            <text:p>19.2</text:p>
          </table:table-cell>
          <table:table-cell table:style-name="ce102" office:value-type="float" office:value="19" calcext:value-type="float">
            <text:p>19</text:p>
          </table:table-cell>
          <table:table-cell table:number-columns-repeated="2" table:style-name="ce89" office:value-type="float" office:value="18.9" calcext:value-type="float">
            <text:p>18.9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2" office:value-type="float" office:value="30.4" calcext:value-type="float">
            <text:p>30.4</text:p>
          </table:table-cell>
          <table:table-cell table:number-columns-repeated="2" table:style-name="ce81" office:value-type="float" office:value="30.3" calcext:value-type="float">
            <text:p>30.3</text:p>
          </table:table-cell>
          <table:table-cell table:style-name="ce93" office:value-type="float" office:value="30.3" calcext:value-type="float">
            <text:p>30.3</text:p>
          </table:table-cell>
          <table:table-cell office:value-type="float" office:value="30.4" calcext:value-type="float">
            <text:p>30.4</text:p>
          </table:table-cell>
          <table:table-cell table:number-columns-repeated="2" table:style-name="ce81" office:value-type="float" office:value="30.3" calcext:value-type="float">
            <text:p>30.3</text:p>
          </table:table-cell>
          <table:table-cell table:style-name="ce78" office:value-type="float" office:value="30" calcext:value-type="float">
            <text:p>30</text:p>
          </table:table-cell>
          <table:table-cell table:style-name="ce93" office:value-type="float" office:value="30.2" calcext:value-type="float">
            <text:p>30.2</text:p>
          </table:table-cell>
          <table:table-cell table:number-columns-repeated="2" table:style-name="ce102" office:value-type="float" office:value="29.4" calcext:value-type="float">
            <text:p>29.4</text:p>
          </table:table-cell>
          <table:table-cell table:style-name="ce102" office:value-type="float" office:value="29.5" calcext:value-type="float">
            <text:p>29.5</text:p>
          </table:table-cell>
          <table:table-cell table:style-name="ce102" office:value-type="float" office:value="29.8" calcext:value-type="float">
            <text:p>29.8</text:p>
          </table:table-cell>
          <table:table-cell table:style-name="ce102" office:value-type="float" office:value="29.2" calcext:value-type="float">
            <text:p>29.2</text:p>
          </table:table-cell>
          <table:table-cell table:number-columns-repeated="2" table:style-name="ce89" office:value-type="float" office:value="29" calcext:value-type="float">
            <text:p>29</text:p>
          </table:table-cell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82" office:value-type="float" office:value="39.1" calcext:value-type="float">
            <text:p>39.1</text:p>
          </table:table-cell>
          <table:table-cell table:number-columns-repeated="2" table:style-name="ce82" office:value-type="float" office:value="39.2" calcext:value-type="float">
            <text:p>39.2</text:p>
          </table:table-cell>
          <table:table-cell table:style-name="ce82" office:value-type="float" office:value="38.6" calcext:value-type="float">
            <text:p>38.6</text:p>
          </table:table-cell>
          <table:table-cell table:style-name="ce94" office:value-type="float" office:value="38.9" calcext:value-type="float">
            <text:p>38.9</text:p>
          </table:table-cell>
          <table:table-cell table:style-name="ce82" office:value-type="float" office:value="39.1" calcext:value-type="float">
            <text:p>39.1</text:p>
          </table:table-cell>
          <table:table-cell table:style-name="ce82" office:value-type="float" office:value="38.6" calcext:value-type="float">
            <text:p>38.6</text:p>
          </table:table-cell>
          <table:table-cell table:style-name="ce82" office:value-type="float" office:value="38.8" calcext:value-type="float">
            <text:p>38.8</text:p>
          </table:table-cell>
          <table:table-cell table:style-name="ce82" office:value-type="float" office:value="38.6" calcext:value-type="float">
            <text:p>38.6</text:p>
          </table:table-cell>
          <table:table-cell table:style-name="ce85" office:value-type="float" office:value="38.5" calcext:value-type="float">
            <text:p>38.5</text:p>
          </table:table-cell>
          <table:table-cell table:number-columns-repeated="2" table:style-name="ce103" office:value-type="float" office:value="37.7" calcext:value-type="float">
            <text:p>37.7</text:p>
          </table:table-cell>
          <table:table-cell table:style-name="ce103" office:value-type="float" office:value="38" calcext:value-type="float">
            <text:p>38</text:p>
          </table:table-cell>
          <table:table-cell table:style-name="ce103" office:value-type="float" office:value="38.7" calcext:value-type="float">
            <text:p>38.7</text:p>
          </table:table-cell>
          <table:table-cell table:style-name="ce103" office:value-type="float" office:value="37.4" calcext:value-type="float">
            <text:p>37.4</text:p>
          </table:table-cell>
          <table:table-cell table:number-columns-repeated="2" table:style-name="ce92" office:value-type="float" office:value="37.3" calcext:value-type="float">
            <text:p>37.3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style-name="ce77" office:value-type="float" office:value="7.9" calcext:value-type="float">
            <text:p>7.9</text:p>
          </table:table-cell>
          <table:table-cell table:style-name="ce77" office:value-type="float" office:value="7.7" calcext:value-type="float">
            <text:p>7.7</text:p>
          </table:table-cell>
          <table:table-cell table:style-name="ce77" office:value-type="float" office:value="7.9" calcext:value-type="float">
            <text:p>7.9</text:p>
          </table:table-cell>
          <table:table-cell table:style-name="ce77" office:value-type="float" office:value="7.8" calcext:value-type="float">
            <text:p>7.8</text:p>
          </table:table-cell>
          <table:table-cell table:style-name="ce98" office:value-type="float" office:value="7.8" calcext:value-type="float">
            <text:p>7.8</text:p>
          </table:table-cell>
          <table:table-cell table:style-name="ce77" office:value-type="float" office:value="7.7" calcext:value-type="float">
            <text:p>7.7</text:p>
          </table:table-cell>
          <table:table-cell table:number-columns-repeated="2" table:style-name="ce77" office:value-type="float" office:value="7.9" calcext:value-type="float">
            <text:p>7.9</text:p>
          </table:table-cell>
          <table:table-cell table:style-name="ce77" office:value-type="float" office:value="7.7" calcext:value-type="float">
            <text:p>7.7</text:p>
          </table:table-cell>
          <table:table-cell table:style-name="ce84" office:value-type="float" office:value="7.6" calcext:value-type="float">
            <text:p>7.6</text:p>
          </table:table-cell>
          <table:table-cell table:style-name="ce105" office:value-type="float" office:value="7.5" calcext:value-type="float">
            <text:p>7.5</text:p>
          </table:table-cell>
          <table:table-cell table:style-name="ce88" office:value-type="float" office:value="7.4" calcext:value-type="float">
            <text:p>7.4</text:p>
          </table:table-cell>
          <table:table-cell table:style-name="ce105" office:value-type="float" office:value="7.5" calcext:value-type="float">
            <text:p>7.5</text:p>
          </table:table-cell>
          <table:table-cell table:number-columns-repeated="4" table:style-name="ce88" office:value-type="float" office:value="7.4" calcext:value-type="float">
            <text:p>7.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3.5" calcext:value-type="float">
            <text:p>13.5</text:p>
          </table:table-cell>
          <table:table-cell table:style-name="ce78" office:value-type="float" office:value="13.2" calcext:value-type="float">
            <text:p>13.2</text:p>
          </table:table-cell>
          <table:table-cell table:style-name="ce81" office:value-type="float" office:value="13.4" calcext:value-type="float">
            <text:p>13.4</text:p>
          </table:table-cell>
          <table:table-cell table:style-name="ce81" office:value-type="float" office:value="13.3" calcext:value-type="float">
            <text:p>13.3</text:p>
          </table:table-cell>
          <table:table-cell table:style-name="ce87" office:value-type="float" office:value="13.2" calcext:value-type="float">
            <text:p>13.2</text:p>
          </table:table-cell>
          <table:table-cell office:value-type="float" office:value="13.5" calcext:value-type="float">
            <text:p>13.5</text:p>
          </table:table-cell>
          <table:table-cell table:number-columns-repeated="2" table:style-name="ce81" office:value-type="float" office:value="13.5" calcext:value-type="float">
            <text:p>13.5</text:p>
          </table:table-cell>
          <table:table-cell table:style-name="ce81" office:value-type="float" office:value="13.4" calcext:value-type="float">
            <text:p>13.4</text:p>
          </table:table-cell>
          <table:table-cell table:style-name="ce87" office:value-type="float" office:value="13.2" calcext:value-type="float">
            <text:p>13.2</text:p>
          </table:table-cell>
          <table:table-cell table:style-name="ce102" office:value-type="float" office:value="12.5" calcext:value-type="float">
            <text:p>12.5</text:p>
          </table:table-cell>
          <table:table-cell table:style-name="ce102" office:value-type="float" office:value="12.3" calcext:value-type="float">
            <text:p>12.3</text:p>
          </table:table-cell>
          <table:table-cell table:style-name="ce102" office:value-type="float" office:value="12.7" calcext:value-type="float">
            <text:p>12.7</text:p>
          </table:table-cell>
          <table:table-cell table:style-name="ce102" office:value-type="float" office:value="13.5" calcext:value-type="float">
            <text:p>13.5</text:p>
          </table:table-cell>
          <table:table-cell table:style-name="ce102" office:value-type="float" office:value="12.5" calcext:value-type="float">
            <text:p>12.5</text:p>
          </table:table-cell>
          <table:table-cell table:number-columns-repeated="2" table:style-name="ce89" office:value-type="float" office:value="12.2" calcext:value-type="float">
            <text:p>12.2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2" office:value-type="float" office:value="16.9" calcext:value-type="float">
            <text:p>16.9</text:p>
          </table:table-cell>
          <table:table-cell table:style-name="ce81" office:value-type="float" office:value="17" calcext:value-type="float">
            <text:p>17</text:p>
          </table:table-cell>
          <table:table-cell table:style-name="ce81" office:value-type="float" office:value="16.9" calcext:value-type="float">
            <text:p>16.9</text:p>
          </table:table-cell>
          <table:table-cell table:style-name="ce93" office:value-type="float" office:value="17.1" calcext:value-type="float">
            <text:p>17.1</text:p>
          </table:table-cell>
          <table:table-cell office:value-type="float" office:value="17.1" calcext:value-type="float">
            <text:p>17.1</text:p>
          </table:table-cell>
          <table:table-cell table:style-name="ce78" office:value-type="float" office:value="16.7" calcext:value-type="float">
            <text:p>16.7</text:p>
          </table:table-cell>
          <table:table-cell table:style-name="ce81" office:value-type="float" office:value="16.9" calcext:value-type="float">
            <text:p>16.9</text:p>
          </table:table-cell>
          <table:table-cell table:style-name="ce81" office:value-type="float" office:value="16.8" calcext:value-type="float">
            <text:p>16.8</text:p>
          </table:table-cell>
          <table:table-cell table:style-name="ce93" office:value-type="float" office:value="16.8" calcext:value-type="float">
            <text:p>16.8</text:p>
          </table:table-cell>
          <table:table-cell table:style-name="ce102" office:value-type="float" office:value="16.1" calcext:value-type="float">
            <text:p>16.1</text:p>
          </table:table-cell>
          <table:table-cell table:style-name="ce102" office:value-type="float" office:value="15.8" calcext:value-type="float">
            <text:p>15.8</text:p>
          </table:table-cell>
          <table:table-cell table:style-name="ce102" office:value-type="float" office:value="16.6" calcext:value-type="float">
            <text:p>16.6</text:p>
          </table:table-cell>
          <table:table-cell table:style-name="ce102" office:value-type="float" office:value="18.2" calcext:value-type="float">
            <text:p>18.2</text:p>
          </table:table-cell>
          <table:table-cell table:style-name="ce102" office:value-type="float" office:value="16" calcext:value-type="float">
            <text:p>16</text:p>
          </table:table-cell>
          <table:table-cell table:style-name="ce102" office:value-type="float" office:value="15.3" calcext:value-type="float">
            <text:p>15.3</text:p>
          </table:table-cell>
          <table:table-cell table:style-name="ce89" office:value-type="float" office:value="15.2" calcext:value-type="float">
            <text:p>15.2</text:p>
          </table:table-cell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82" office:value-type="float" office:value="25.1" calcext:value-type="float">
            <text:p>25.1</text:p>
          </table:table-cell>
          <table:table-cell table:number-columns-repeated="2" table:style-name="ce82" office:value-type="float" office:value="25" calcext:value-type="float">
            <text:p>25</text:p>
          </table:table-cell>
          <table:table-cell table:style-name="ce82" office:value-type="float" office:value="25.2" calcext:value-type="float">
            <text:p>25.2</text:p>
          </table:table-cell>
          <table:table-cell table:style-name="ce94" office:value-type="float" office:value="24.9" calcext:value-type="float">
            <text:p>24.9</text:p>
          </table:table-cell>
          <table:table-cell table:style-name="ce82" office:value-type="float" office:value="24.9" calcext:value-type="float">
            <text:p>24.9</text:p>
          </table:table-cell>
          <table:table-cell table:style-name="ce80" office:value-type="float" office:value="24.5" calcext:value-type="float">
            <text:p>24.5</text:p>
          </table:table-cell>
          <table:table-cell table:style-name="ce82" office:value-type="float" office:value="24.8" calcext:value-type="float">
            <text:p>24.8</text:p>
          </table:table-cell>
          <table:table-cell table:style-name="ce82" office:value-type="float" office:value="24.7" calcext:value-type="float">
            <text:p>24.7</text:p>
          </table:table-cell>
          <table:table-cell table:style-name="ce94" office:value-type="float" office:value="24.7" calcext:value-type="float">
            <text:p>24.7</text:p>
          </table:table-cell>
          <table:table-cell table:style-name="ce103" office:value-type="float" office:value="23.9" calcext:value-type="float">
            <text:p>23.9</text:p>
          </table:table-cell>
          <table:table-cell table:style-name="ce103" office:value-type="float" office:value="23.5" calcext:value-type="float">
            <text:p>23.5</text:p>
          </table:table-cell>
          <table:table-cell table:style-name="ce103" office:value-type="float" office:value="24.2" calcext:value-type="float">
            <text:p>24.2</text:p>
          </table:table-cell>
          <table:table-cell table:style-name="ce103" office:value-type="float" office:value="24.1" calcext:value-type="float">
            <text:p>24.1</text:p>
          </table:table-cell>
          <table:table-cell table:style-name="ce103" office:value-type="float" office:value="23.5" calcext:value-type="float">
            <text:p>23.5</text:p>
          </table:table-cell>
          <table:table-cell table:number-columns-repeated="2" table:style-name="ce92" office:value-type="float" office:value="23.4" calcext:value-type="float">
            <text:p>23.4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0.1" calcext:value-type="float">
            <text:p>10.1</text:p>
          </table:table-cell>
          <table:table-cell table:style-name="ce77" office:value-type="float" office:value="9.9" calcext:value-type="float">
            <text:p>9.9</text:p>
          </table:table-cell>
          <table:table-cell table:style-name="ce77" office:value-type="float" office:value="9.8" calcext:value-type="float">
            <text:p>9.8</text:p>
          </table:table-cell>
          <table:table-cell table:style-name="ce98" office:value-type="float" office:value="9.9" calcext:value-type="float">
            <text:p>9.9</text:p>
          </table:table-cell>
          <table:table-cell table:style-name="ce77" office:value-type="float" office:value="9.7" calcext:value-type="float">
            <text:p>9.7</text:p>
          </table:table-cell>
          <table:table-cell table:style-name="ce77" office:value-type="float" office:value="9.6" calcext:value-type="float">
            <text:p>9.6</text:p>
          </table:table-cell>
          <table:table-cell table:number-columns-repeated="2" table:style-name="ce79" office:value-type="float" office:value="9.6" calcext:value-type="float">
            <text:p>9.6</text:p>
          </table:table-cell>
          <table:table-cell table:style-name="ce98" office:value-type="float" office:value="9.7" calcext:value-type="float">
            <text:p>9.7</text:p>
          </table:table-cell>
          <table:table-cell table:style-name="ce105" office:value-type="float" office:value="9.3" calcext:value-type="float">
            <text:p>9.3</text:p>
          </table:table-cell>
          <table:table-cell table:style-name="ce88" office:value-type="float" office:value="9.2" calcext:value-type="float">
            <text:p>9.2</text:p>
          </table:table-cell>
          <table:table-cell table:style-name="ce105" office:value-type="float" office:value="9.3" calcext:value-type="float">
            <text:p>9.3</text:p>
          </table:table-cell>
          <table:table-cell table:style-name="ce105" office:value-type="float" office:value="9.4" calcext:value-type="float">
            <text:p>9.4</text:p>
          </table:table-cell>
          <table:table-cell table:number-columns-repeated="3" table:style-name="ce88" office:value-type="float" office:value="9.2" calcext:value-type="float">
            <text:p>9.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78" office:value-type="float" office:value="19.6" calcext:value-type="float">
            <text:p>19.6</text:p>
          </table:table-cell>
          <table:table-cell office:value-type="float" office:value="19.7" calcext:value-type="float">
            <text:p>19.7</text:p>
          </table:table-cell>
          <table:table-cell table:style-name="ce81" office:value-type="float" office:value="19.7" calcext:value-type="float">
            <text:p>19.7</text:p>
          </table:table-cell>
          <table:table-cell table:style-name="ce78" office:value-type="float" office:value="19.6" calcext:value-type="float">
            <text:p>19.6</text:p>
          </table:table-cell>
          <table:table-cell table:style-name="ce87" office:value-type="float" office:value="19.6" calcext:value-type="float">
            <text:p>19.6</text:p>
          </table:table-cell>
          <table:table-cell office:value-type="float" office:value="20" calcext:value-type="float">
            <text:p>20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float" office:value="19.9" calcext:value-type="float">
            <text:p>19.9</text:p>
          </table:table-cell>
          <table:table-cell table:style-name="ce81" office:value-type="float" office:value="20" calcext:value-type="float">
            <text:p>20</text:p>
          </table:table-cell>
          <table:table-cell table:style-name="ce93" office:value-type="float" office:value="20" calcext:value-type="float">
            <text:p>20</text:p>
          </table:table-cell>
          <table:table-cell table:number-columns-repeated="2" table:style-name="ce102" office:value-type="float" office:value="18.9" calcext:value-type="float">
            <text:p>18.9</text:p>
          </table:table-cell>
          <table:table-cell table:style-name="ce102" office:value-type="float" office:value="19" calcext:value-type="float">
            <text:p>19</text:p>
          </table:table-cell>
          <table:table-cell table:number-columns-repeated="3" table:style-name="ce102" office:value-type="float" office:value="18.9" calcext:value-type="float">
            <text:p>18.9</text:p>
          </table:table-cell>
          <table:table-cell table:style-name="ce89" office:value-type="float" office:value="18.8" calcext:value-type="float">
            <text:p>18.8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5.8" calcext:value-type="float">
            <text:p>25.8</text:p>
          </table:table-cell>
          <table:table-cell table:number-columns-repeated="2" table:style-name="ce78" office:value-type="float" office:value="25.6" calcext:value-type="float">
            <text:p>25.6</text:p>
          </table:table-cell>
          <table:table-cell table:style-name="ce81" office:value-type="float" office:value="25.7" calcext:value-type="float">
            <text:p>25.7</text:p>
          </table:table-cell>
          <table:table-cell table:style-name="ce93" office:value-type="float" office:value="25.7" calcext:value-type="float">
            <text:p>25.7</text:p>
          </table:table-cell>
          <table:table-cell office:value-type="float" office:value="26" calcext:value-type="float">
            <text:p>26</text:p>
          </table:table-cell>
          <table:table-cell table:style-name="ce81" office:value-type="float" office:value="25.8" calcext:value-type="float">
            <text:p>25.8</text:p>
          </table:table-cell>
          <table:table-cell table:style-name="ce81" office:value-type="float" office:value="25.7" calcext:value-type="float">
            <text:p>25.7</text:p>
          </table:table-cell>
          <table:table-cell table:style-name="ce81" office:value-type="float" office:value="25.8" calcext:value-type="float">
            <text:p>25.8</text:p>
          </table:table-cell>
          <table:table-cell table:style-name="ce93" office:value-type="float" office:value="25.8" calcext:value-type="float">
            <text:p>25.8</text:p>
          </table:table-cell>
          <table:table-cell table:style-name="ce102" office:value-type="float" office:value="24.1" calcext:value-type="float">
            <text:p>24.1</text:p>
          </table:table-cell>
          <table:table-cell table:style-name="ce102" office:value-type="float" office:value="23.9" calcext:value-type="float">
            <text:p>23.9</text:p>
          </table:table-cell>
          <table:table-cell table:style-name="ce102" office:value-type="float" office:value="24.8" calcext:value-type="float">
            <text:p>24.8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24.1" calcext:value-type="float">
            <text:p>24.1</text:p>
          </table:table-cell>
          <table:table-cell table:number-columns-repeated="2" table:style-name="ce89" office:value-type="float" office:value="23.6" calcext:value-type="float">
            <text:p>23.6</text:p>
          </table:table-cell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2" table:style-name="ce82" office:value-type="float" office:value="31.5" calcext:value-type="float">
            <text:p>31.5</text:p>
          </table:table-cell>
          <table:table-cell table:style-name="ce82" office:value-type="float" office:value="31.6" calcext:value-type="float">
            <text:p>31.6</text:p>
          </table:table-cell>
          <table:table-cell table:style-name="ce82" office:value-type="float" office:value="31.3" calcext:value-type="float">
            <text:p>31.3</text:p>
          </table:table-cell>
          <table:table-cell table:style-name="ce94" office:value-type="float" office:value="31.6" calcext:value-type="float">
            <text:p>31.6</text:p>
          </table:table-cell>
          <table:table-cell table:number-columns-repeated="3" table:style-name="ce82" office:value-type="float" office:value="31.6" calcext:value-type="float">
            <text:p>31.6</text:p>
          </table:table-cell>
          <table:table-cell table:style-name="ce82" office:value-type="float" office:value="31.4" calcext:value-type="float">
            <text:p>31.4</text:p>
          </table:table-cell>
          <table:table-cell table:style-name="ce85" office:value-type="float" office:value="31.2" calcext:value-type="float">
            <text:p>31.2</text:p>
          </table:table-cell>
          <table:table-cell table:style-name="ce103" office:value-type="float" office:value="30.3" calcext:value-type="float">
            <text:p>30.3</text:p>
          </table:table-cell>
          <table:table-cell table:style-name="ce103" office:value-type="float" office:value="29.9" calcext:value-type="float">
            <text:p>29.9</text:p>
          </table:table-cell>
          <table:table-cell table:style-name="ce103" office:value-type="float" office:value="31.1" calcext:value-type="float">
            <text:p>31.1</text:p>
          </table:table-cell>
          <table:table-cell table:style-name="ce103" office:value-type="float" office:value="35.8" calcext:value-type="float">
            <text:p>35.8</text:p>
          </table:table-cell>
          <table:table-cell table:style-name="ce103" office:value-type="float" office:value="29.8" calcext:value-type="float">
            <text:p>29.8</text:p>
          </table:table-cell>
          <table:table-cell table:number-columns-repeated="2" table:style-name="ce92" office:value-type="float" office:value="29.3" calcext:value-type="float">
            <text:p>29.3</text:p>
          </table:table-cell>
        </table:table-row>
        <table:table-row table:style-name="ro1" table:number-rows-repeated="11">
          <table:table-cell table:style-name="Default" table:number-columns-repeated="9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 table:number-columns-spanned="2" table:number-rows-spanned="1">
            <text:p>Class</text:p>
          </table:table-cell>
          <table:covered-table-cell table:style-name="ce20"/>
          <table:table-cell table:style-name="ce5" office:value-type="string" calcext:value-type="string">
            <text:p>Group by Hash</text:p>
          </table:table-cell>
          <table:table-cell table:style-name="ce5" office:value-type="string" calcext:value-type="string">
            <text:p>Single Placement</text:p>
          </table:table-cell>
          <table:table-cell table:style-name="ce16" office:value-type="string" calcext:value-type="string">
            <text:p>TS3</text:p>
          </table:table-cell>
          <table:table-cell table:style-name="ce16" office:value-type="string" calcext:value-type="string">
            <text:p>GLS</text:p>
          </table:table-cell>
          <table:table-cell table:style-name="ce16" office:value-type="string" calcext:value-type="string">
            <text:p>GASP</text:p>
          </table:table-cell>
          <table:table-cell table:style-name="ce16" office:value-type="string" calcext:value-type="string">
            <text:p>EHGH2</text:p>
          </table:table-cell>
          <table:table-cell table:style-name="ce16" office:value-type="string" calcext:value-type="string">
            <text:p>GVN</text:p>
          </table:table-cell>
          <table:table-cell table:style-name="ce9" office:value-type="string" calcext:value-type="string">
            <text:p>BRKGA</text:p>
          </table:table-cell>
          <table:table-cell table:style-name="ce16" office:value-type="string" calcext:value-type="string">
            <text:p>BRKGA-VD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</text:p>
          </table:table-cell>
          <table:table-cell table:number-columns-repeated="2" table:style-name="ce6" office:value-type="string" calcext:value-type="string">
            <text:p>k=50</text:p>
          </table:table-cell>
          <table:table-cell table:style-name="ce13" table:number-columns-repeated="7"/>
          <table:table-cell table:number-columns-repeated="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91" office:value-type="float" office:value="14.1" calcext:value-type="float">
            <text:p>14.10</text:p>
          </table:table-cell>
          <table:table-cell table:style-name="ce95" office:value-type="float" office:value="14" calcext:value-type="float">
            <text:p>14</text:p>
          </table:table-cell>
          <table:table-cell table:number-columns-repeated="3" table:style-name="ce88" office:value-type="float" office:value="13.4" calcext:value-type="float">
            <text:p>13.4</text:p>
          </table:table-cell>
          <table:table-cell table:style-name="ce105" office:value-type="float" office:value="13.8" calcext:value-type="float">
            <text:p>13.8</text:p>
          </table:table-cell>
          <table:table-cell table:number-columns-repeated="3" table:style-name="ce88" office:value-type="float" office:value="13.4" calcext:value-type="float">
            <text:p>13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93" office:value-type="float" office:value="28" calcext:value-type="float">
            <text:p>28</text:p>
          </table:table-cell>
          <table:table-cell table:style-name="ce99" office:value-type="float" office:value="27.7" calcext:value-type="float">
            <text:p>27.7</text:p>
          </table:table-cell>
          <table:table-cell table:number-columns-repeated="2" table:style-name="ce89" office:value-type="float" office:value="26.6" calcext:value-type="float">
            <text:p>26.6</text:p>
          </table:table-cell>
          <table:table-cell office:value-type="float" office:value="26.9" calcext:value-type="float">
            <text:p>26.9</text:p>
          </table:table-cell>
          <table:table-cell table:style-name="ce102" office:value-type="float" office:value="27.6" calcext:value-type="float">
            <text:p>27.6</text:p>
          </table:table-cell>
          <table:table-cell table:number-columns-repeated="2" table:style-name="ce89" office:value-type="float" office:value="26.6" calcext:value-type="float">
            <text:p>26.6</text:p>
          </table:table-cell>
          <table:table-cell office:value-type="float" office:value="26.6" calcext:value-type="float">
            <text:p>26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93" office:value-type="float" office:value="38.4" calcext:value-type="float">
            <text:p>38.4</text:p>
          </table:table-cell>
          <table:table-cell table:style-name="ce99" office:value-type="float" office:value="37.9" calcext:value-type="float">
            <text:p>37.9</text:p>
          </table:table-cell>
          <table:table-cell office:value-type="float" office:value="36.7" calcext:value-type="float">
            <text:p>36.7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102" office:value-type="float" office:value="39.8" calcext:value-type="float">
            <text:p>39.8</text:p>
          </table:table-cell>
          <table:table-cell office:value-type="float" office:value="36.4" calcext:value-type="float">
            <text:p>36.4</text:p>
          </table:table-cell>
          <table:table-cell table:style-name="ce102" office:value-type="float" office:value="36.4" calcext:value-type="float">
            <text:p>36.4</text:p>
          </table:table-cell>
          <table:table-cell office:value-type="float" office:value="36.3" calcext:value-type="float">
            <text:p>36.3</text:p>
          </table:table-cell>
          <table:table-cell table:number-columns-repeated="8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94" office:value-type="float" office:value="53" calcext:value-type="float">
            <text:p>53</text:p>
          </table:table-cell>
          <table:table-cell table:style-name="ce94" office:value-type="float" office:value="52.7" calcext:value-type="float">
            <text:p>52.7</text:p>
          </table:table-cell>
          <table:table-cell table:number-columns-repeated="2" table:style-name="ce103" office:value-type="float" office:value="51.2" calcext:value-type="float">
            <text:p>51.2</text:p>
          </table:table-cell>
          <table:table-cell table:style-name="ce103" office:value-type="float" office:value="51.6" calcext:value-type="float">
            <text:p>51.6</text:p>
          </table:table-cell>
          <table:table-cell table:style-name="ce92" office:value-type="float" office:value="50.6" calcext:value-type="float">
            <text:p>50.6</text:p>
          </table:table-cell>
          <table:table-cell table:style-name="ce103" office:value-type="float" office:value="50.9" calcext:value-type="float">
            <text:p>50.9</text:p>
          </table:table-cell>
          <table:table-cell table:number-columns-repeated="2" table:style-name="ce103" office:value-type="float" office:value="50.8" calcext:value-type="float">
            <text:p>50.8</text:p>
          </table:table-cell>
          <table:table-cell table:number-columns-repeated="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95" office:value-type="float" office:value="14.6" calcext:value-type="float">
            <text:p>14.6</text:p>
          </table:table-cell>
          <table:table-cell table:style-name="ce98" office:value-type="float" office:value="14.8" calcext:value-type="float">
            <text:p>14.8</text:p>
          </table:table-cell>
          <table:table-cell table:style-name="ce88" office:value-type="float" office:value="13.8" calcext:value-type="float">
            <text:p>13.8</text:p>
          </table:table-cell>
          <table:table-cell table:number-columns-repeated="2" table:style-name="ce105" office:value-type="string" calcext:value-type="string">
            <text:p>-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88" office:value-type="float" office:value="13.8" calcext:value-type="float">
            <text:p>13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93" office:value-type="float" office:value="26.6" calcext:value-type="float">
            <text:p>26.6</text:p>
          </table:table-cell>
          <table:table-cell table:style-name="ce93" office:value-type="float" office:value="26.7" calcext:value-type="float">
            <text:p>26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office:value-type="float" office:value="25.7" calcext:value-type="float">
            <text:p>25.7</text:p>
          </table:table-cell>
          <table:table-cell table:style-name="ce102" office:value-type="float" office:value="25.6" calcext:value-type="float">
            <text:p>25.6</text:p>
          </table:table-cell>
          <table:table-cell office:value-type="float" office:value="25.5" calcext:value-type="float">
            <text:p>25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93" office:value-type="float" office:value="38.3" calcext:value-type="float">
            <text:p>38.3</text:p>
          </table:table-cell>
          <table:table-cell table:style-name="ce93" office:value-type="float" office:value="39" calcext:value-type="float">
            <text:p>39</text:p>
          </table:table-cell>
          <table:table-cell office:value-type="float" office:value="37.2" calcext:value-type="float">
            <text:p>37.2</text:p>
          </table:table-cell>
          <table:table-cell table:number-columns-repeated="2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office:value-type="float" office:value="36.9" calcext:value-type="float">
            <text:p>36.9</text:p>
          </table:table-cell>
          <table:table-cell table:style-name="ce89" office:value-type="float" office:value="36.6" calcext:value-type="float">
            <text:p>36.6</text:p>
          </table:table-cell>
          <table:table-cell office:value-type="float" office:value="36.6" calcext:value-type="float">
            <text:p>36.6</text:p>
          </table:table-cell>
          <table:table-cell table:number-columns-repeated="8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96" office:value-type="float" office:value="51" calcext:value-type="float">
            <text:p>51</text:p>
          </table:table-cell>
          <table:table-cell table:style-name="ce94" office:value-type="float" office:value="51.7" calcext:value-type="float">
            <text:p>51.7</text:p>
          </table:table-cell>
          <table:table-cell table:style-name="ce103" office:value-type="float" office:value="50.1" calcext:value-type="float">
            <text:p>50.1</text:p>
          </table:table-cell>
          <table:table-cell table:number-columns-repeated="2" table:style-name="ce103" office:value-type="string" calcext:value-type="string">
            <text:p>-</text:p>
          </table:table-cell>
          <table:table-cell table:style-name="ce111" office:value-type="string" calcext:value-type="string">
            <text:p>-</text:p>
          </table:table-cell>
          <table:table-cell table:number-columns-repeated="3" table:style-name="ce92" office:value-type="float" office:value="49.4" calcext:value-type="float">
            <text:p>49.4</text:p>
          </table:table-cell>
          <table:table-cell table:number-columns-repeated="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98" office:value-type="float" office:value="13.9" calcext:value-type="float">
            <text:p>13.9</text:p>
          </table:table-cell>
          <table:table-cell table:style-name="ce88" office:value-type="float" office:value="13.3" calcext:value-type="float">
            <text:p>13.3</text:p>
          </table:table-cell>
          <table:table-cell table:number-columns-repeated="2" table:style-name="ce105" office:value-type="string" calcext:value-type="string">
            <text:p>-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88" office:value-type="float" office:value="13.3" calcext:value-type="float">
            <text:p>13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93" office:value-type="float" office:value="27.8" calcext:value-type="float">
            <text:p>27.8</text:p>
          </table:table-cell>
          <table:table-cell table:style-name="ce93" office:value-type="float" office:value="27.3" calcext:value-type="float">
            <text:p>27.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style-name="ce89" office:value-type="float" office:value="25.9" calcext:value-type="float">
            <text:p>25.9</text:p>
          </table:table-cell>
          <table:table-cell office:value-type="float" office:value="25.9" calcext:value-type="float">
            <text:p>25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93" office:value-type="float" office:value="39.2" calcext:value-type="float">
            <text:p>39.2</text:p>
          </table:table-cell>
          <table:table-cell table:style-name="ce93" office:value-type="float" office:value="39" calcext:value-type="float">
            <text:p>39</text:p>
          </table:table-cell>
          <table:table-cell office:value-type="float" office:value="37.7" calcext:value-type="float">
            <text:p>37.7</text:p>
          </table:table-cell>
          <table:table-cell table:number-columns-repeated="2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office:value-type="float" office:value="37.6" calcext:value-type="float">
            <text:p>37.6</text:p>
          </table:table-cell>
          <table:table-cell table:style-name="ce89" office:value-type="float" office:value="37.5" calcext:value-type="float">
            <text:p>37.5</text:p>
          </table:table-cell>
          <table:table-cell office:value-type="float" office:value="37.5" calcext:value-type="float">
            <text:p>37.5</text:p>
          </table:table-cell>
          <table:table-cell table:number-columns-repeated="8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94" office:value-type="float" office:value="51.8" calcext:value-type="float">
            <text:p>51.8</text:p>
          </table:table-cell>
          <table:table-cell table:style-name="ce96" office:value-type="float" office:value="51.2" calcext:value-type="float">
            <text:p>51.2</text:p>
          </table:table-cell>
          <table:table-cell table:style-name="ce103" office:value-type="float" office:value="50.5" calcext:value-type="float">
            <text:p>50.5</text:p>
          </table:table-cell>
          <table:table-cell table:number-columns-repeated="2" table:style-name="ce103" office:value-type="string" calcext:value-type="string">
            <text:p>-</text:p>
          </table:table-cell>
          <table:table-cell table:style-name="ce111" office:value-type="string" calcext:value-type="string">
            <text:p>-</text:p>
          </table:table-cell>
          <table:table-cell table:style-name="ce103" office:value-type="float" office:value="50" calcext:value-type="float">
            <text:p>50</text:p>
          </table:table-cell>
          <table:table-cell table:number-columns-repeated="2" table:style-name="ce92" office:value-type="float" office:value="49.8" calcext:value-type="float">
            <text:p>49.8</text:p>
          </table:table-cell>
          <table:table-cell table:number-columns-repeated="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95" office:value-type="float" office:value="29.7" calcext:value-type="float">
            <text:p>29.7</text:p>
          </table:table-cell>
          <table:table-cell table:number-columns-repeated="7" table:style-name="ce88" office:value-type="float" office:value="29.4" calcext:value-type="float">
            <text:p>29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table:style-name="ce99" office:value-type="float" office:value="59.2" calcext:value-type="float">
            <text:p>59.2</text:p>
          </table:table-cell>
          <table:table-cell table:number-columns-repeated="3" office:value-type="float" office:value="59" calcext:value-type="float">
            <text:p>59</text:p>
          </table:table-cell>
          <table:table-cell table:style-name="ce102" office:value-type="float" office:value="59.5" calcext:value-type="float">
            <text:p>59.5</text:p>
          </table:table-cell>
          <table:table-cell office:value-type="float" office:value="59" calcext:value-type="float">
            <text:p>59</text:p>
          </table:table-cell>
          <table:table-cell table:style-name="ce102" office:value-type="float" office:value="59" calcext:value-type="float">
            <text:p>59</text:p>
          </table:table-cell>
          <table:table-cell office:value-type="float" office:value="58.9" calcext:value-type="float">
            <text:p>58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99" office:value-type="float" office:value="87.6" calcext:value-type="float">
            <text:p>87.6</text:p>
          </table:table-cell>
          <table:table-cell table:style-name="ce93" office:value-type="float" office:value="87.7" calcext:value-type="float">
            <text:p>87.7</text:p>
          </table:table-cell>
          <table:table-cell table:number-columns-repeated="3" table:style-name="ce89" office:value-type="float" office:value="86.8" calcext:value-type="float">
            <text:p>86.8</text:p>
          </table:table-cell>
          <table:table-cell table:style-name="ce102" office:value-type="float" office:value="90.4" calcext:value-type="float">
            <text:p>90.4</text:p>
          </table:table-cell>
          <table:table-cell table:number-columns-repeated="2" table:style-name="ce89" office:value-type="float" office:value="86.8" calcext:value-type="float">
            <text:p>86.8</text:p>
          </table:table-cell>
          <table:table-cell office:value-type="float" office:value="86.8" calcext:value-type="float">
            <text:p>86.8</text:p>
          </table:table-cell>
          <table:table-cell table:number-columns-repeated="8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number-columns-repeated="2" table:style-name="ce96" office:value-type="float" office:value="119.5" calcext:value-type="float">
            <text:p>119.5</text:p>
          </table:table-cell>
          <table:table-cell table:style-name="ce92" office:value-type="float" office:value="118.8" calcext:value-type="float">
            <text:p>118.8</text:p>
          </table:table-cell>
          <table:table-cell table:style-name="ce103" office:value-type="float" office:value="119" calcext:value-type="float">
            <text:p>119</text:p>
          </table:table-cell>
          <table:table-cell table:style-name="ce92" office:value-type="float" office:value="118.8" calcext:value-type="float">
            <text:p>118.8</text:p>
          </table:table-cell>
          <table:table-cell table:style-name="ce103" office:value-type="float" office:value="119" calcext:value-type="float">
            <text:p>119</text:p>
          </table:table-cell>
          <table:table-cell table:number-columns-repeated="3" table:style-name="ce92" office:value-type="float" office:value="118.8" calcext:value-type="float">
            <text:p>118.8</text:p>
          </table:table-cell>
          <table:table-cell table:number-columns-repeated="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95" office:value-type="float" office:value="8.6" calcext:value-type="float">
            <text:p>8.6</text:p>
          </table:table-cell>
          <table:table-cell table:style-name="ce105" office:value-type="float" office:value="8.4" calcext:value-type="float">
            <text:p>8.4</text:p>
          </table:table-cell>
          <table:table-cell table:style-name="ce105" office:value-type="float" office:value="8.3" calcext:value-type="float">
            <text:p>8.3</text:p>
          </table:table-cell>
          <table:table-cell table:style-name="ce105" office:value-type="float" office:value="8.4" calcext:value-type="float">
            <text:p>8.4</text:p>
          </table:table-cell>
          <table:table-cell table:style-name="ce88" office:value-type="float" office:value="7.9" calcext:value-type="float">
            <text:p>7.9</text:p>
          </table:table-cell>
          <table:table-cell table:number-columns-repeated="3" table:style-name="ce105" office:value-type="float" office:value="8.3" calcext:value-type="float">
            <text:p>8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93" office:value-type="float" office:value="16" calcext:value-type="float">
            <text:p>16</text:p>
          </table:table-cell>
          <table:table-cell table:style-name="ce99" office:value-type="float" office:value="15.6" calcext:value-type="float">
            <text:p>15.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5.1" calcext:value-type="float">
            <text:p>15.1</text:p>
          </table:table-cell>
          <table:table-cell table:style-name="ce89" office:value-type="float" office:value="14.6" calcext:value-type="float">
            <text:p>14.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02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93" office:value-type="float" office:value="21.7" calcext:value-type="float">
            <text:p>21.7</text:p>
          </table:table-cell>
          <table:table-cell table:style-name="ce93" office:value-type="float" office:value="21.4" calcext:value-type="float">
            <text:p>21.4</text:p>
          </table:table-cell>
          <table:table-cell office:value-type="float" office:value="20.4" calcext:value-type="float">
            <text:p>20.4</text:p>
          </table:table-cell>
          <table:table-cell office:value-type="float" office:value="20.2" calcext:value-type="float">
            <text:p>20.2</text:p>
          </table:table-cell>
          <table:table-cell office:value-type="float" office:value="20.6" calcext:value-type="float">
            <text:p>20.6</text:p>
          </table:table-cell>
          <table:table-cell table:style-name="ce102" office:value-type="float" office:value="21.5" calcext:value-type="float">
            <text:p>21.5</text:p>
          </table:table-cell>
          <table:table-cell office:value-type="float" office:value="20.4" calcext:value-type="float">
            <text:p>20.4</text:p>
          </table:table-cell>
          <table:table-cell table:style-name="ce102" office:value-type="float" office:value="20.1" calcext:value-type="float">
            <text:p>20.1</text:p>
          </table:table-cell>
          <table:table-cell office:value-type="float" office:value="19.9" calcext:value-type="float">
            <text:p>19.9</text:p>
          </table:table-cell>
          <table:table-cell table:number-columns-repeated="8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94" office:value-type="float" office:value="29" calcext:value-type="float">
            <text:p>29</text:p>
          </table:table-cell>
          <table:table-cell table:style-name="ce94" office:value-type="float" office:value="28.4" calcext:value-type="float">
            <text:p>28.4</text:p>
          </table:table-cell>
          <table:table-cell table:style-name="ce103" office:value-type="float" office:value="27.6" calcext:value-type="float">
            <text:p>27.6</text:p>
          </table:table-cell>
          <table:table-cell table:style-name="ce103" office:value-type="float" office:value="27.2" calcext:value-type="float">
            <text:p>27.2</text:p>
          </table:table-cell>
          <table:table-cell table:style-name="ce103" office:value-type="float" office:value="27.7" calcext:value-type="float">
            <text:p>27.7</text:p>
          </table:table-cell>
          <table:table-cell table:style-name="ce103" office:value-type="float" office:value="29.6" calcext:value-type="float">
            <text:p>29.6</text:p>
          </table:table-cell>
          <table:table-cell table:number-columns-repeated="3" table:style-name="ce92" office:value-type="float" office:value="27.1" calcext:value-type="float">
            <text:p>27.1</text:p>
          </table:table-cell>
          <table:table-cell table:number-columns-repeated="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95" office:value-type="float" office:value="10" calcext:value-type="float">
            <text:p>10</text:p>
          </table:table-cell>
          <table:table-cell table:style-name="ce98" office:value-type="float" office:value="10.3" calcext:value-type="float">
            <text:p>10.3</text:p>
          </table:table-cell>
          <table:table-cell table:style-name="ce105" office:value-type="float" office:value="9.9" calcext:value-type="float">
            <text:p>9.9</text:p>
          </table:table-cell>
          <table:table-cell table:style-name="ce105" office:value-type="float" office:value="9.8" calcext:value-type="float">
            <text:p>9.8</text:p>
          </table:table-cell>
          <table:table-cell table:style-name="ce105" office:value-type="float" office:value="9.9" calcext:value-type="float">
            <text:p>9.9</text:p>
          </table:table-cell>
          <table:table-cell table:style-name="ce105" office:value-type="float" office:value="11.8" calcext:value-type="float">
            <text:p>11.8</text:p>
          </table:table-cell>
          <table:table-cell table:style-name="ce105" office:value-type="float" office:value="9.8" calcext:value-type="float">
            <text:p>9.8</text:p>
          </table:table-cell>
          <table:table-cell table:number-columns-repeated="2" table:style-name="ce88" office:value-type="float" office:value="9.7" calcext:value-type="float">
            <text:p>9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93" office:value-type="float" office:value="19.8" calcext:value-type="float">
            <text:p>19.8</text:p>
          </table:table-cell>
          <table:table-cell table:style-name="ce93" office:value-type="float" office:value="19.7" calcext:value-type="float">
            <text:p>19.7</text:p>
          </table:table-cell>
          <table:table-cell table:number-columns-repeated="3" office:value-type="float" office:value="19.1" calcext:value-type="float">
            <text:p>19.1</text:p>
          </table:table-cell>
          <table:table-cell table:style-name="ce102" office:value-type="float" office:value="19.2" calcext:value-type="float">
            <text:p>19.2</text:p>
          </table:table-cell>
          <table:table-cell office:value-type="float" office:value="19" calcext:value-type="float">
            <text:p>19</text:p>
          </table:table-cell>
          <table:table-cell table:style-name="ce89" office:value-type="float" office:value="18.9" calcext:value-type="float">
            <text:p>18.9</text:p>
          </table:table-cell>
          <table:table-cell office:value-type="float" office:value="18.9" calcext:value-type="float">
            <text:p>18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93" office:value-type="float" office:value="30.3" calcext:value-type="float">
            <text:p>30.3</text:p>
          </table:table-cell>
          <table:table-cell table:style-name="ce93" office:value-type="float" office:value="30.2" calcext:value-type="float">
            <text:p>30.2</text:p>
          </table:table-cell>
          <table:table-cell table:number-columns-repeated="2" office:value-type="float" office:value="29.4" calcext:value-type="float">
            <text:p>29.4</text:p>
          </table:table-cell>
          <table:table-cell office:value-type="float" office:value="29.5" calcext:value-type="float">
            <text:p>29.5</text:p>
          </table:table-cell>
          <table:table-cell table:style-name="ce102" office:value-type="float" office:value="29.8" calcext:value-type="float">
            <text:p>29.8</text:p>
          </table:table-cell>
          <table:table-cell office:value-type="float" office:value="29.2" calcext:value-type="float">
            <text:p>29.2</text:p>
          </table:table-cell>
          <table:table-cell table:style-name="ce89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94" office:value-type="float" office:value="38.9" calcext:value-type="float">
            <text:p>38.9</text:p>
          </table:table-cell>
          <table:table-cell table:style-name="ce96" office:value-type="float" office:value="38.5" calcext:value-type="float">
            <text:p>38.5</text:p>
          </table:table-cell>
          <table:table-cell table:number-columns-repeated="2" table:style-name="ce103" office:value-type="float" office:value="37.7" calcext:value-type="float">
            <text:p>37.7</text:p>
          </table:table-cell>
          <table:table-cell table:style-name="ce103" office:value-type="float" office:value="38" calcext:value-type="float">
            <text:p>38</text:p>
          </table:table-cell>
          <table:table-cell table:style-name="ce103" office:value-type="float" office:value="38.7" calcext:value-type="float">
            <text:p>38.7</text:p>
          </table:table-cell>
          <table:table-cell table:style-name="ce103" office:value-type="float" office:value="37.4" calcext:value-type="float">
            <text:p>37.4</text:p>
          </table:table-cell>
          <table:table-cell table:number-columns-repeated="2" table:style-name="ce92" office:value-type="float" office:value="37.3" calcext:value-type="float">
            <text:p>37.3</text:p>
          </table:table-cell>
          <table:table-cell table:number-columns-repeated="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style-name="ce98" office:value-type="float" office:value="7.8" calcext:value-type="float">
            <text:p>7.8</text:p>
          </table:table-cell>
          <table:table-cell table:style-name="ce95" office:value-type="float" office:value="7.6" calcext:value-type="float">
            <text:p>7.6</text:p>
          </table:table-cell>
          <table:table-cell table:style-name="ce105" office:value-type="float" office:value="7.5" calcext:value-type="float">
            <text:p>7.5</text:p>
          </table:table-cell>
          <table:table-cell table:style-name="ce88" office:value-type="float" office:value="7.4" calcext:value-type="float">
            <text:p>7.4</text:p>
          </table:table-cell>
          <table:table-cell table:style-name="ce105" office:value-type="float" office:value="7.5" calcext:value-type="float">
            <text:p>7.5</text:p>
          </table:table-cell>
          <table:table-cell table:number-columns-repeated="4" table:style-name="ce88" office:value-type="float" office:value="7.4" calcext:value-type="float">
            <text:p>7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table:style-name="ce99" office:value-type="float" office:value="13.2" calcext:value-type="float">
            <text:p>13.2</text:p>
          </table:table-cell>
          <table:table-cell office:value-type="float" office:value="12.5" calcext:value-type="float">
            <text:p>12.5</text:p>
          </table:table-cell>
          <table:table-cell office:value-type="float" office:value="12.3" calcext:value-type="float">
            <text:p>12.3</text:p>
          </table:table-cell>
          <table:table-cell office:value-type="float" office:value="12.7" calcext:value-type="float">
            <text:p>12.7</text:p>
          </table:table-cell>
          <table:table-cell table:style-name="ce102" office:value-type="float" office:value="13.5" calcext:value-type="float">
            <text:p>13.5</text:p>
          </table:table-cell>
          <table:table-cell office:value-type="float" office:value="12.5" calcext:value-type="float">
            <text:p>12.5</text:p>
          </table:table-cell>
          <table:table-cell table:style-name="ce89" office:value-type="float" office:value="12.2" calcext:value-type="float">
            <text:p>12.2</text:p>
          </table:table-cell>
          <table:table-cell office:value-type="float" office:value="12.2" calcext:value-type="float">
            <text:p>12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93" office:value-type="float" office:value="17.1" calcext:value-type="float">
            <text:p>17.1</text:p>
          </table:table-cell>
          <table:table-cell table:style-name="ce93" office:value-type="float" office:value="16.8" calcext:value-type="float">
            <text:p>16.8</text:p>
          </table:table-cell>
          <table:table-cell office:value-type="float" office:value="16.1" calcext:value-type="float">
            <text:p>16.1</text:p>
          </table:table-cell>
          <table:table-cell office:value-type="float" office:value="15.8" calcext:value-type="float">
            <text:p>15.8</text:p>
          </table:table-cell>
          <table:table-cell office:value-type="float" office:value="16.6" calcext:value-type="float">
            <text:p>16.6</text:p>
          </table:table-cell>
          <table:table-cell table:style-name="ce102" office:value-type="float" office:value="18.2" calcext:value-type="float">
            <text:p>18.2</text:p>
          </table:table-cell>
          <table:table-cell office:value-type="float" office:value="16" calcext:value-type="float">
            <text:p>16</text:p>
          </table:table-cell>
          <table:table-cell table:style-name="ce102" office:value-type="float" office:value="15.3" calcext:value-type="float">
            <text:p>15.3</text:p>
          </table:table-cell>
          <table:table-cell office:value-type="float" office:value="15.2" calcext:value-type="float">
            <text:p>15.2</text:p>
          </table:table-cell>
          <table:table-cell table:number-columns-repeated="8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94" office:value-type="float" office:value="24.9" calcext:value-type="float">
            <text:p>24.9</text:p>
          </table:table-cell>
          <table:table-cell table:style-name="ce94" office:value-type="float" office:value="24.7" calcext:value-type="float">
            <text:p>24.7</text:p>
          </table:table-cell>
          <table:table-cell table:style-name="ce103" office:value-type="float" office:value="23.9" calcext:value-type="float">
            <text:p>23.9</text:p>
          </table:table-cell>
          <table:table-cell table:style-name="ce103" office:value-type="float" office:value="23.5" calcext:value-type="float">
            <text:p>23.5</text:p>
          </table:table-cell>
          <table:table-cell table:style-name="ce103" office:value-type="float" office:value="24.2" calcext:value-type="float">
            <text:p>24.2</text:p>
          </table:table-cell>
          <table:table-cell table:style-name="ce103" office:value-type="float" office:value="24.1" calcext:value-type="float">
            <text:p>24.1</text:p>
          </table:table-cell>
          <table:table-cell table:style-name="ce103" office:value-type="float" office:value="23.5" calcext:value-type="float">
            <text:p>23.5</text:p>
          </table:table-cell>
          <table:table-cell table:number-columns-repeated="2" table:style-name="ce92" office:value-type="float" office:value="23.4" calcext:value-type="float">
            <text:p>23.4</text:p>
          </table:table-cell>
          <table:table-cell table:number-columns-repeated="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98" office:value-type="float" office:value="9.9" calcext:value-type="float">
            <text:p>9.9</text:p>
          </table:table-cell>
          <table:table-cell table:style-name="ce98" office:value-type="float" office:value="9.7" calcext:value-type="float">
            <text:p>9.7</text:p>
          </table:table-cell>
          <table:table-cell table:style-name="ce105" office:value-type="float" office:value="9.3" calcext:value-type="float">
            <text:p>9.3</text:p>
          </table:table-cell>
          <table:table-cell table:style-name="ce88" office:value-type="float" office:value="9.2" calcext:value-type="float">
            <text:p>9.2</text:p>
          </table:table-cell>
          <table:table-cell table:style-name="ce105" office:value-type="float" office:value="9.3" calcext:value-type="float">
            <text:p>9.3</text:p>
          </table:table-cell>
          <table:table-cell table:style-name="ce105" office:value-type="float" office:value="9.4" calcext:value-type="float">
            <text:p>9.4</text:p>
          </table:table-cell>
          <table:table-cell table:number-columns-repeated="3" table:style-name="ce88" office:value-type="float" office:value="9.2" calcext:value-type="float">
            <text:p>9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99" office:value-type="float" office:value="19.6" calcext:value-type="float">
            <text:p>19.6</text:p>
          </table:table-cell>
          <table:table-cell table:style-name="ce93" office:value-type="float" office:value="20" calcext:value-type="float">
            <text:p>20</text:p>
          </table:table-cell>
          <table:table-cell table:number-columns-repeated="2" office:value-type="float" office:value="18.9" calcext:value-type="float">
            <text:p>18.9</text:p>
          </table:table-cell>
          <table:table-cell office:value-type="float" office:value="19" calcext:value-type="float">
            <text:p>19</text:p>
          </table:table-cell>
          <table:table-cell table:style-name="ce102" office:value-type="float" office:value="18.9" calcext:value-type="float">
            <text:p>18.9</text:p>
          </table:table-cell>
          <table:table-cell office:value-type="float" office:value="18.9" calcext:value-type="float">
            <text:p>18.9</text:p>
          </table:table-cell>
          <table:table-cell table:style-name="ce102" office:value-type="float" office:value="18.9" calcext:value-type="float">
            <text:p>18.9</text:p>
          </table:table-cell>
          <table:table-cell office:value-type="float" office:value="18.8" calcext:value-type="float">
            <text:p>18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93" office:value-type="float" office:value="25.7" calcext:value-type="float">
            <text:p>25.7</text:p>
          </table:table-cell>
          <table:table-cell table:style-name="ce93" office:value-type="float" office:value="25.8" calcext:value-type="float">
            <text:p>25.8</text:p>
          </table:table-cell>
          <table:table-cell office:value-type="float" office:value="24.1" calcext:value-type="float">
            <text:p>24.1</text:p>
          </table:table-cell>
          <table:table-cell office:value-type="float" office:value="23.9" calcext:value-type="float">
            <text:p>23.9</text:p>
          </table:table-cell>
          <table:table-cell office:value-type="float" office:value="24.8" calcext:value-type="float">
            <text:p>24.8</text:p>
          </table:table-cell>
          <table:table-cell table:style-name="ce102" office:value-type="float" office:value="26" calcext:value-type="float">
            <text:p>26</text:p>
          </table:table-cell>
          <table:table-cell office:value-type="float" office:value="24.1" calcext:value-type="float">
            <text:p>24.1</text:p>
          </table:table-cell>
          <table:table-cell table:style-name="ce89" office:value-type="float" office:value="23.6" calcext:value-type="float">
            <text:p>23.6</text:p>
          </table:table-cell>
          <table:table-cell office:value-type="float" office:value="23.6" calcext:value-type="float">
            <text:p>23.6</text:p>
          </table:table-cell>
          <table:table-cell table:number-columns-repeated="8"/>
        </table:table-row>
        <table:table-row table:style-name="ro1">
          <table:table-cell table:style-name="ce4"/>
          <table:table-cell table:style-name="ce8" office:value-type="float" office:value="200" calcext:value-type="float">
            <text:p>200</text:p>
          </table:table-cell>
          <table:table-cell table:style-name="ce94" office:value-type="float" office:value="31.6" calcext:value-type="float">
            <text:p>31.6</text:p>
          </table:table-cell>
          <table:table-cell table:style-name="ce96" office:value-type="float" office:value="31.2" calcext:value-type="float">
            <text:p>31.2</text:p>
          </table:table-cell>
          <table:table-cell table:style-name="ce103" office:value-type="float" office:value="30.3" calcext:value-type="float">
            <text:p>30.3</text:p>
          </table:table-cell>
          <table:table-cell table:style-name="ce103" office:value-type="float" office:value="29.9" calcext:value-type="float">
            <text:p>29.9</text:p>
          </table:table-cell>
          <table:table-cell table:style-name="ce103" office:value-type="float" office:value="31.1" calcext:value-type="float">
            <text:p>31.1</text:p>
          </table:table-cell>
          <table:table-cell table:style-name="ce103" office:value-type="float" office:value="35.8" calcext:value-type="float">
            <text:p>35.8</text:p>
          </table:table-cell>
          <table:table-cell table:style-name="ce103" office:value-type="float" office:value="29.8" calcext:value-type="float">
            <text:p>29.8</text:p>
          </table:table-cell>
          <table:table-cell table:number-columns-repeated="2" table:style-name="ce92" office:value-type="float" office:value="29.3" calcext:value-type="float">
            <text:p>29.3</text:p>
          </table:table-cell>
          <table:table-cell table:number-columns-repeated="8"/>
        </table:table-row>
        <calcext:conditional-formats>
          <calcext:conditional-format calcext:target-range-address="FormattedToExportAll.C3:FormattedToExportAll.S34 FormattedToExportAll.C48:FormattedToExportAll.K79">
            <calcext:condition calcext:apply-style-name="Accent" calcext:value="&lt;=[$Sheet1.$T3]" calcext:base-cell-address="FormattedToExportAll.C3"/>
          </calcext:conditional-format>
          <calcext:conditional-format calcext:target-range-address="FormattedToExportAll.C3:FormattedToExportAll.L34 FormattedToExportAll.C48:FormattedToExportAll.D79">
            <calcext:condition calcext:apply-style-name="Senza nome1" calcext:value="&lt;=[$Sheet1.$X3]" calcext:base-cell-address="FormattedToExportAll.C3"/>
          </calcext:conditional-format>
        </calcext:conditional-formats>
      </table:table>
      <table:table table:name="AvgGap" table:style-name="ta1">
        <table:table-column table:style-name="co1" table:number-columns-repeated="10" table:default-cell-style-name="ce97"/>
        <table:table-column table:style-name="co1" table:number-columns-repeated="2" table:default-cell-style-name="Default"/>
        <table:table-row table:style-name="ro1">
          <table:table-cell table:formula="of:=(([$Sheet1.C3]/AVERAGE([$Sheet1.$M3:$Sheet1.$S3]))-1)*100" office:value-type="float" office:value="7.74946921443735" calcext:value-type="float">
            <text:p>7.75</text:p>
          </table:table-cell>
          <table:table-cell table:formula="of:=(([$Sheet1.D3]/AVERAGE([$Sheet1.$M3:$Sheet1.$S3]))-1)*100" office:value-type="float" office:value="7.74946921443735" calcext:value-type="float">
            <text:p>7.75</text:p>
          </table:table-cell>
          <table:table-cell table:formula="of:=(([$Sheet1.E3]/AVERAGE([$Sheet1.$M3:$Sheet1.$S3]))-1)*100" office:value-type="float" office:value="7.74946921443735" calcext:value-type="float">
            <text:p>7.75</text:p>
          </table:table-cell>
          <table:table-cell table:formula="of:=(([$Sheet1.F3]/AVERAGE([$Sheet1.$M3:$Sheet1.$S3]))-1)*100" office:value-type="float" office:value="7.74946921443735" calcext:value-type="float">
            <text:p>7.75</text:p>
          </table:table-cell>
          <table:table-cell table:formula="of:=(([$Sheet1.G3]/AVERAGE([$Sheet1.$M3:$Sheet1.$S3]))-1)*100" office:value-type="float" office:value="4.77707006369426" calcext:value-type="float">
            <text:p>4.78</text:p>
          </table:table-cell>
          <table:table-cell table:formula="of:=(([$Sheet1.H3]/AVERAGE([$Sheet1.$M3:$Sheet1.$S3]))-1)*100" office:value-type="float" office:value="7.00636942675157" calcext:value-type="float">
            <text:p>7.01</text:p>
          </table:table-cell>
          <table:table-cell table:formula="of:=(([$Sheet1.I3]/AVERAGE([$Sheet1.$M3:$Sheet1.$S3]))-1)*100" office:value-type="float" office:value="6.26326963906581" calcext:value-type="float">
            <text:p>6.26</text:p>
          </table:table-cell>
          <table:table-cell table:formula="of:=(([$Sheet1.J3]/AVERAGE([$Sheet1.$M3:$Sheet1.$S3]))-1)*100" office:value-type="float" office:value="6.26326963906581" calcext:value-type="float">
            <text:p>6.26</text:p>
          </table:table-cell>
          <table:table-cell table:formula="of:=(([$Sheet1.K3]/AVERAGE([$Sheet1.$M3:$Sheet1.$S3]))-1)*100" office:value-type="float" office:value="7.00636942675157" calcext:value-type="float">
            <text:p>7.01</text:p>
          </table:table-cell>
          <table:table-cell table:formula="of:=(([$Sheet1.L3]/AVERAGE([$Sheet1.$M3:$Sheet1.$S3]))-1)*100" office:value-type="float" office:value="4.03397027600847" calcext:value-type="float">
            <text:p>4.03</text:p>
          </table:table-cell>
          <table:table-cell table:number-columns-repeated="2"/>
        </table:table-row>
        <table:table-row table:style-name="ro1">
          <table:table-cell table:formula="of:=(([$Sheet1.C4]/AVERAGE([$Sheet1.$M4:$Sheet1.$S4]))-1)*100" office:value-type="float" office:value="6.02666666666667" calcext:value-type="float">
            <text:p>6.03</text:p>
          </table:table-cell>
          <table:table-cell table:formula="of:=(([$Sheet1.D4]/AVERAGE([$Sheet1.$M4:$Sheet1.$S4]))-1)*100" office:value-type="float" office:value="5.65333333333335" calcext:value-type="float">
            <text:p>5.65</text:p>
          </table:table-cell>
          <table:table-cell table:formula="of:=(([$Sheet1.E4]/AVERAGE([$Sheet1.$M4:$Sheet1.$S4]))-1)*100" office:value-type="float" office:value="5.65333333333335" calcext:value-type="float">
            <text:p>5.65</text:p>
          </table:table-cell>
          <table:table-cell table:formula="of:=(([$Sheet1.F4]/AVERAGE([$Sheet1.$M4:$Sheet1.$S4]))-1)*100" office:value-type="float" office:value="6.02666666666667" calcext:value-type="float">
            <text:p>6.03</text:p>
          </table:table-cell>
          <table:table-cell table:formula="of:=(([$Sheet1.G4]/AVERAGE([$Sheet1.$M4:$Sheet1.$S4]))-1)*100" office:value-type="float" office:value="4.53333333333335" calcext:value-type="float">
            <text:p>4.53</text:p>
          </table:table-cell>
          <table:table-cell table:formula="of:=(([$Sheet1.H4]/AVERAGE([$Sheet1.$M4:$Sheet1.$S4]))-1)*100" office:value-type="float" office:value="3.41333333333336" calcext:value-type="float">
            <text:p>3.41</text:p>
          </table:table-cell>
          <table:table-cell table:formula="of:=(([$Sheet1.I4]/AVERAGE([$Sheet1.$M4:$Sheet1.$S4]))-1)*100" office:value-type="float" office:value="3.78666666666669" calcext:value-type="float">
            <text:p>3.79</text:p>
          </table:table-cell>
          <table:table-cell table:formula="of:=(([$Sheet1.J4]/AVERAGE([$Sheet1.$M4:$Sheet1.$S4]))-1)*100" office:value-type="float" office:value="3.78666666666669" calcext:value-type="float">
            <text:p>3.79</text:p>
          </table:table-cell>
          <table:table-cell table:formula="of:=(([$Sheet1.K4]/AVERAGE([$Sheet1.$M4:$Sheet1.$S4]))-1)*100" office:value-type="float" office:value="4.16000000000001" calcext:value-type="float">
            <text:p>4.16</text:p>
          </table:table-cell>
          <table:table-cell table:formula="of:=(([$Sheet1.L4]/AVERAGE([$Sheet1.$M4:$Sheet1.$S4]))-1)*100" office:value-type="float" office:value="3.41333333333336" calcext:value-type="float">
            <text:p>3.41</text:p>
          </table:table-cell>
          <table:table-cell table:number-columns-repeated="2"/>
        </table:table-row>
        <table:table-row table:style-name="ro1">
          <table:table-cell table:formula="of:=(([$Sheet1.C5]/AVERAGE([$Sheet1.$M5:$Sheet1.$S5]))-1)*100" office:value-type="float" office:value="3.81355932203391" calcext:value-type="float">
            <text:p>3.81</text:p>
          </table:table-cell>
          <table:table-cell table:formula="of:=(([$Sheet1.D5]/AVERAGE([$Sheet1.$M5:$Sheet1.$S5]))-1)*100" office:value-type="float" office:value="3.81355932203391" calcext:value-type="float">
            <text:p>3.81</text:p>
          </table:table-cell>
          <table:table-cell table:formula="of:=(([$Sheet1.E5]/AVERAGE([$Sheet1.$M5:$Sheet1.$S5]))-1)*100" office:value-type="float" office:value="3.54391371340526" calcext:value-type="float">
            <text:p>3.54</text:p>
          </table:table-cell>
          <table:table-cell table:formula="of:=(([$Sheet1.F5]/AVERAGE([$Sheet1.$M5:$Sheet1.$S5]))-1)*100" office:value-type="float" office:value="3.27426810477658" calcext:value-type="float">
            <text:p>3.27</text:p>
          </table:table-cell>
          <table:table-cell table:formula="of:=(([$Sheet1.G5]/AVERAGE([$Sheet1.$M5:$Sheet1.$S5]))-1)*100" office:value-type="float" office:value="3.54391371340526" calcext:value-type="float">
            <text:p>3.54</text:p>
          </table:table-cell>
          <table:table-cell table:formula="of:=(([$Sheet1.H5]/AVERAGE([$Sheet1.$M5:$Sheet1.$S5]))-1)*100" office:value-type="float" office:value="3.54391371340526" calcext:value-type="float">
            <text:p>3.54</text:p>
          </table:table-cell>
          <table:table-cell table:formula="of:=(([$Sheet1.I5]/AVERAGE([$Sheet1.$M5:$Sheet1.$S5]))-1)*100" office:value-type="float" office:value="3.81355932203391" calcext:value-type="float">
            <text:p>3.81</text:p>
          </table:table-cell>
          <table:table-cell table:formula="of:=(([$Sheet1.J5]/AVERAGE([$Sheet1.$M5:$Sheet1.$S5]))-1)*100" office:value-type="float" office:value="3.81355932203391" calcext:value-type="float">
            <text:p>3.81</text:p>
          </table:table-cell>
          <table:table-cell table:formula="of:=(([$Sheet1.K5]/AVERAGE([$Sheet1.$M5:$Sheet1.$S5]))-1)*100" office:value-type="float" office:value="3.27426810477658" calcext:value-type="float">
            <text:p>3.27</text:p>
          </table:table-cell>
          <table:table-cell table:formula="of:=(([$Sheet1.L5]/AVERAGE([$Sheet1.$M5:$Sheet1.$S5]))-1)*100" office:value-type="float" office:value="2.19568567026194" calcext:value-type="float">
            <text:p>2.20</text:p>
          </table:table-cell>
          <table:table-cell table:number-columns-repeated="2"/>
        </table:table-row>
        <table:table-row table:style-name="ro1">
          <table:table-cell table:formula="of:=(([$Sheet1.C6]/AVERAGE([$Sheet1.$M6:$Sheet1.$S6]))-1)*100" office:value-type="float" office:value="4.08849061887426" calcext:value-type="float">
            <text:p>4.09</text:p>
          </table:table-cell>
          <table:table-cell table:formula="of:=(([$Sheet1.D6]/AVERAGE([$Sheet1.$M6:$Sheet1.$S6]))-1)*100" office:value-type="float" office:value="4.28451414169699" calcext:value-type="float">
            <text:p>4.28</text:p>
          </table:table-cell>
          <table:table-cell table:formula="of:=(([$Sheet1.E6]/AVERAGE([$Sheet1.$M6:$Sheet1.$S6]))-1)*100" office:value-type="float" office:value="3.89246709605151" calcext:value-type="float">
            <text:p>3.89</text:p>
          </table:table-cell>
          <table:table-cell table:formula="of:=(([$Sheet1.F6]/AVERAGE([$Sheet1.$M6:$Sheet1.$S6]))-1)*100" office:value-type="float" office:value="3.69644357322878" calcext:value-type="float">
            <text:p>3.70</text:p>
          </table:table-cell>
          <table:table-cell table:formula="of:=(([$Sheet1.G6]/AVERAGE([$Sheet1.$M6:$Sheet1.$S6]))-1)*100" office:value-type="float" office:value="3.89246709605151" calcext:value-type="float">
            <text:p>3.89</text:p>
          </table:table-cell>
          <table:table-cell table:formula="of:=(([$Sheet1.H6]/AVERAGE([$Sheet1.$M6:$Sheet1.$S6]))-1)*100" office:value-type="float" office:value="3.3043965275833" calcext:value-type="float">
            <text:p>3.30</text:p>
          </table:table-cell>
          <table:table-cell table:formula="of:=(([$Sheet1.I6]/AVERAGE([$Sheet1.$M6:$Sheet1.$S6]))-1)*100" office:value-type="float" office:value="3.3043965275833" calcext:value-type="float">
            <text:p>3.30</text:p>
          </table:table-cell>
          <table:table-cell table:formula="of:=(([$Sheet1.J6]/AVERAGE([$Sheet1.$M6:$Sheet1.$S6]))-1)*100" office:value-type="float" office:value="3.10837300476057" calcext:value-type="float">
            <text:p>3.11</text:p>
          </table:table-cell>
          <table:table-cell table:formula="of:=(([$Sheet1.K6]/AVERAGE([$Sheet1.$M6:$Sheet1.$S6]))-1)*100" office:value-type="float" office:value="3.10837300476057" calcext:value-type="float">
            <text:p>3.11</text:p>
          </table:table-cell>
          <table:table-cell table:formula="of:=(([$Sheet1.L6]/AVERAGE([$Sheet1.$M6:$Sheet1.$S6]))-1)*100" office:value-type="float" office:value="3.3043965275833" calcext:value-type="float">
            <text:p>3.30</text:p>
          </table:table-cell>
          <table:table-cell table:number-columns-repeated="2"/>
        </table:table-row>
        <table:table-row table:style-name="ro1">
          <table:table-cell table:formula="of:=(([$Sheet1.C7]/AVERAGE([$Sheet1.$M7:$Sheet1.$S7]))-1)*100" office:value-type="float" office:value="7.24637681159421" calcext:value-type="float">
            <text:p>7.25</text:p>
          </table:table-cell>
          <table:table-cell table:formula="of:=(([$Sheet1.D7]/AVERAGE([$Sheet1.$M7:$Sheet1.$S7]))-1)*100" office:value-type="float" office:value="6.52173913043477" calcext:value-type="float">
            <text:p>6.52</text:p>
          </table:table-cell>
          <table:table-cell table:formula="of:=(([$Sheet1.E7]/AVERAGE([$Sheet1.$M7:$Sheet1.$S7]))-1)*100" office:value-type="float" office:value="6.52173913043477" calcext:value-type="float">
            <text:p>6.52</text:p>
          </table:table-cell>
          <table:table-cell table:formula="of:=(([$Sheet1.F7]/AVERAGE([$Sheet1.$M7:$Sheet1.$S7]))-1)*100" office:value-type="float" office:value="6.52173913043477" calcext:value-type="float">
            <text:p>6.52</text:p>
          </table:table-cell>
          <table:table-cell table:formula="of:=(([$Sheet1.G7]/AVERAGE([$Sheet1.$M7:$Sheet1.$S7]))-1)*100" office:value-type="float" office:value="5.79710144927534" calcext:value-type="float">
            <text:p>5.80</text:p>
          </table:table-cell>
          <table:table-cell table:formula="of:=(([$Sheet1.H7]/AVERAGE([$Sheet1.$M7:$Sheet1.$S7]))-1)*100" office:value-type="float" office:value="7.97101449275361" calcext:value-type="float">
            <text:p>7.97</text:p>
          </table:table-cell>
          <table:table-cell table:formula="of:=(([$Sheet1.I7]/AVERAGE([$Sheet1.$M7:$Sheet1.$S7]))-1)*100" office:value-type="float" office:value="7.24637681159421" calcext:value-type="float">
            <text:p>7.25</text:p>
          </table:table-cell>
          <table:table-cell table:formula="of:=(([$Sheet1.J7]/AVERAGE([$Sheet1.$M7:$Sheet1.$S7]))-1)*100" office:value-type="float" office:value="7.24637681159421" calcext:value-type="float">
            <text:p>7.25</text:p>
          </table:table-cell>
          <table:table-cell table:formula="of:=(([$Sheet1.K7]/AVERAGE([$Sheet1.$M7:$Sheet1.$S7]))-1)*100" office:value-type="float" office:value="7.97101449275361" calcext:value-type="float">
            <text:p>7.97</text:p>
          </table:table-cell>
          <table:table-cell table:formula="of:=(([$Sheet1.L7]/AVERAGE([$Sheet1.$M7:$Sheet1.$S7]))-1)*100" office:value-type="float" office:value="7.24637681159421" calcext:value-type="float">
            <text:p>7.25</text:p>
          </table:table-cell>
          <table:table-cell table:number-columns-repeated="2"/>
        </table:table-row>
        <table:table-row table:style-name="ro1">
          <table:table-cell table:formula="of:=(([$Sheet1.C8]/AVERAGE([$Sheet1.$M8:$Sheet1.$S8]))-1)*100" office:value-type="float" office:value="3.41463414634147" calcext:value-type="float">
            <text:p>3.41</text:p>
          </table:table-cell>
          <table:table-cell table:formula="of:=(([$Sheet1.D8]/AVERAGE([$Sheet1.$M8:$Sheet1.$S8]))-1)*100" office:value-type="float" office:value="3.80487804878049" calcext:value-type="float">
            <text:p>3.80</text:p>
          </table:table-cell>
          <table:table-cell table:formula="of:=(([$Sheet1.E8]/AVERAGE([$Sheet1.$M8:$Sheet1.$S8]))-1)*100" office:value-type="float" office:value="3.80487804878049" calcext:value-type="float">
            <text:p>3.80</text:p>
          </table:table-cell>
          <table:table-cell table:formula="of:=(([$Sheet1.F8]/AVERAGE([$Sheet1.$M8:$Sheet1.$S8]))-1)*100" office:value-type="float" office:value="3.80487804878049" calcext:value-type="float">
            <text:p>3.80</text:p>
          </table:table-cell>
          <table:table-cell table:formula="of:=(([$Sheet1.G8]/AVERAGE([$Sheet1.$M8:$Sheet1.$S8]))-1)*100" office:value-type="float" office:value="3.80487804878049" calcext:value-type="float">
            <text:p>3.80</text:p>
          </table:table-cell>
          <table:table-cell table:formula="of:=(([$Sheet1.H8]/AVERAGE([$Sheet1.$M8:$Sheet1.$S8]))-1)*100" office:value-type="float" office:value="5.75609756097562" calcext:value-type="float">
            <text:p>5.76</text:p>
          </table:table-cell>
          <table:table-cell table:formula="of:=(([$Sheet1.I8]/AVERAGE([$Sheet1.$M8:$Sheet1.$S8]))-1)*100" office:value-type="float" office:value="4.97560975609757" calcext:value-type="float">
            <text:p>4.98</text:p>
          </table:table-cell>
          <table:table-cell table:formula="of:=(([$Sheet1.J8]/AVERAGE([$Sheet1.$M8:$Sheet1.$S8]))-1)*100" office:value-type="float" office:value="4.97560975609757" calcext:value-type="float">
            <text:p>4.98</text:p>
          </table:table-cell>
          <table:table-cell table:formula="of:=(([$Sheet1.K8]/AVERAGE([$Sheet1.$M8:$Sheet1.$S8]))-1)*100" office:value-type="float" office:value="4.19512195121952" calcext:value-type="float">
            <text:p>4.20</text:p>
          </table:table-cell>
          <table:table-cell table:formula="of:=(([$Sheet1.L8]/AVERAGE([$Sheet1.$M8:$Sheet1.$S8]))-1)*100" office:value-type="float" office:value="4.19512195121952" calcext:value-type="float">
            <text:p>4.20</text:p>
          </table:table-cell>
          <table:table-cell table:number-columns-repeated="2"/>
        </table:table-row>
        <table:table-row table:style-name="ro1">
          <table:table-cell table:formula="of:=(([$Sheet1.C9]/AVERAGE([$Sheet1.$M9:$Sheet1.$S9]))-1)*100" office:value-type="float" office:value="4.27698574338085" calcext:value-type="float">
            <text:p>4.28</text:p>
          </table:table-cell>
          <table:table-cell table:formula="of:=(([$Sheet1.D9]/AVERAGE([$Sheet1.$M9:$Sheet1.$S9]))-1)*100" office:value-type="float" office:value="4.00543109300746" calcext:value-type="float">
            <text:p>4.01</text:p>
          </table:table-cell>
          <table:table-cell table:formula="of:=(([$Sheet1.E9]/AVERAGE([$Sheet1.$M9:$Sheet1.$S9]))-1)*100" office:value-type="float" office:value="3.73387644263408" calcext:value-type="float">
            <text:p>3.73</text:p>
          </table:table-cell>
          <table:table-cell table:formula="of:=(([$Sheet1.F9]/AVERAGE([$Sheet1.$M9:$Sheet1.$S9]))-1)*100" office:value-type="float" office:value="4.00543109300746" calcext:value-type="float">
            <text:p>4.01</text:p>
          </table:table-cell>
          <table:table-cell table:formula="of:=(([$Sheet1.G9]/AVERAGE([$Sheet1.$M9:$Sheet1.$S9]))-1)*100" office:value-type="float" office:value="4.00543109300746" calcext:value-type="float">
            <text:p>4.01</text:p>
          </table:table-cell>
          <table:table-cell table:formula="of:=(([$Sheet1.H9]/AVERAGE([$Sheet1.$M9:$Sheet1.$S9]))-1)*100" office:value-type="float" office:value="6.44942294636797" calcext:value-type="float">
            <text:p>6.45</text:p>
          </table:table-cell>
          <table:table-cell table:formula="of:=(([$Sheet1.I9]/AVERAGE([$Sheet1.$M9:$Sheet1.$S9]))-1)*100" office:value-type="float" office:value="6.44942294636797" calcext:value-type="float">
            <text:p>6.45</text:p>
          </table:table-cell>
          <table:table-cell table:formula="of:=(([$Sheet1.J9]/AVERAGE([$Sheet1.$M9:$Sheet1.$S9]))-1)*100" office:value-type="float" office:value="6.17786829599456" calcext:value-type="float">
            <text:p>6.18</text:p>
          </table:table-cell>
          <table:table-cell table:formula="of:=(([$Sheet1.K9]/AVERAGE([$Sheet1.$M9:$Sheet1.$S9]))-1)*100" office:value-type="float" office:value="6.17786829599456" calcext:value-type="float">
            <text:p>6.18</text:p>
          </table:table-cell>
          <table:table-cell table:formula="of:=(([$Sheet1.L9]/AVERAGE([$Sheet1.$M9:$Sheet1.$S9]))-1)*100" office:value-type="float" office:value="5.90631364562118" calcext:value-type="float">
            <text:p>5.91</text:p>
          </table:table-cell>
          <table:table-cell table:number-columns-repeated="2"/>
        </table:table-row>
        <table:table-row table:style-name="ro1">
          <table:table-cell table:formula="of:=(([$Sheet1.C10]/AVERAGE([$Sheet1.$M10:$Sheet1.$S10]))-1)*100" office:value-type="float" office:value="3.47957639939487" calcext:value-type="float">
            <text:p>3.48</text:p>
          </table:table-cell>
          <table:table-cell table:formula="of:=(([$Sheet1.D10]/AVERAGE([$Sheet1.$M10:$Sheet1.$S10]))-1)*100" office:value-type="float" office:value="3.2778618255169" calcext:value-type="float">
            <text:p>3.28</text:p>
          </table:table-cell>
          <table:table-cell table:formula="of:=(([$Sheet1.E10]/AVERAGE([$Sheet1.$M10:$Sheet1.$S10]))-1)*100" office:value-type="float" office:value="3.07614725163894" calcext:value-type="float">
            <text:p>3.08</text:p>
          </table:table-cell>
          <table:table-cell table:formula="of:=(([$Sheet1.F10]/AVERAGE([$Sheet1.$M10:$Sheet1.$S10]))-1)*100" office:value-type="float" office:value="3.47957639939487" calcext:value-type="float">
            <text:p>3.48</text:p>
          </table:table-cell>
          <table:table-cell table:formula="of:=(([$Sheet1.G10]/AVERAGE([$Sheet1.$M10:$Sheet1.$S10]))-1)*100" office:value-type="float" office:value="2.87443267776097" calcext:value-type="float">
            <text:p>2.87</text:p>
          </table:table-cell>
          <table:table-cell table:formula="of:=(([$Sheet1.H10]/AVERAGE([$Sheet1.$M10:$Sheet1.$S10]))-1)*100" office:value-type="float" office:value="4.68986384266263" calcext:value-type="float">
            <text:p>4.69</text:p>
          </table:table-cell>
          <table:table-cell table:formula="of:=(([$Sheet1.I10]/AVERAGE([$Sheet1.$M10:$Sheet1.$S10]))-1)*100" office:value-type="float" office:value="4.48814926878467" calcext:value-type="float">
            <text:p>4.49</text:p>
          </table:table-cell>
          <table:table-cell table:formula="of:=(([$Sheet1.J10]/AVERAGE([$Sheet1.$M10:$Sheet1.$S10]))-1)*100" office:value-type="float" office:value="4.68986384266263" calcext:value-type="float">
            <text:p>4.69</text:p>
          </table:table-cell>
          <table:table-cell table:formula="of:=(([$Sheet1.K10]/AVERAGE([$Sheet1.$M10:$Sheet1.$S10]))-1)*100" office:value-type="float" office:value="4.48814926878467" calcext:value-type="float">
            <text:p>4.49</text:p>
          </table:table-cell>
          <table:table-cell table:formula="of:=(([$Sheet1.L10]/AVERAGE([$Sheet1.$M10:$Sheet1.$S10]))-1)*100" office:value-type="float" office:value="4.28643469490673" calcext:value-type="float">
            <text:p>4.29</text:p>
          </table:table-cell>
          <table:table-cell table:number-columns-repeated="2"/>
        </table:table-row>
        <table:table-row table:style-name="ro1">
          <table:table-cell table:formula="of:=(([$Sheet1.C11]/AVERAGE([$Sheet1.$M11:$Sheet1.$S11]))-1)*100" office:value-type="float" office:value="6.76691729323307" calcext:value-type="float">
            <text:p>6.77</text:p>
          </table:table-cell>
          <table:table-cell table:formula="of:=(([$Sheet1.D11]/AVERAGE([$Sheet1.$M11:$Sheet1.$S11]))-1)*100" office:value-type="float" office:value="6.01503759398496" calcext:value-type="float">
            <text:p>6.02</text:p>
          </table:table-cell>
          <table:table-cell table:formula="of:=(([$Sheet1.E11]/AVERAGE([$Sheet1.$M11:$Sheet1.$S11]))-1)*100" office:value-type="float" office:value="4.51127819548871" calcext:value-type="float">
            <text:p>4.51</text:p>
          </table:table-cell>
          <table:table-cell table:formula="of:=(([$Sheet1.F11]/AVERAGE([$Sheet1.$M11:$Sheet1.$S11]))-1)*100" office:value-type="float" office:value="3.75939849624061" calcext:value-type="float">
            <text:p>3.76</text:p>
          </table:table-cell>
          <table:table-cell table:formula="of:=(([$Sheet1.G11]/AVERAGE([$Sheet1.$M11:$Sheet1.$S11]))-1)*100" office:value-type="float" office:value="4.51127819548871" calcext:value-type="float">
            <text:p>4.51</text:p>
          </table:table-cell>
          <table:table-cell table:formula="of:=(([$Sheet1.H11]/AVERAGE([$Sheet1.$M11:$Sheet1.$S11]))-1)*100" office:value-type="float" office:value="5.26315789473684" calcext:value-type="float">
            <text:p>5.26</text:p>
          </table:table-cell>
          <table:table-cell table:formula="of:=(([$Sheet1.I11]/AVERAGE([$Sheet1.$M11:$Sheet1.$S11]))-1)*100" office:value-type="float" office:value="6.01503759398496" calcext:value-type="float">
            <text:p>6.02</text:p>
          </table:table-cell>
          <table:table-cell table:formula="of:=(([$Sheet1.J11]/AVERAGE([$Sheet1.$M11:$Sheet1.$S11]))-1)*100" office:value-type="float" office:value="4.51127819548871" calcext:value-type="float">
            <text:p>4.51</text:p>
          </table:table-cell>
          <table:table-cell table:formula="of:=(([$Sheet1.K11]/AVERAGE([$Sheet1.$M11:$Sheet1.$S11]))-1)*100" office:value-type="float" office:value="5.26315789473684" calcext:value-type="float">
            <text:p>5.26</text:p>
          </table:table-cell>
          <table:table-cell table:formula="of:=(([$Sheet1.L11]/AVERAGE([$Sheet1.$M11:$Sheet1.$S11]))-1)*100" office:value-type="float" office:value="4.51127819548871" calcext:value-type="float">
            <text:p>4.51</text:p>
          </table:table-cell>
          <table:table-cell table:number-columns-repeated="2"/>
        </table:table-row>
        <table:table-row table:style-name="ro1">
          <table:table-cell table:formula="of:=(([$Sheet1.C12]/AVERAGE([$Sheet1.$M12:$Sheet1.$S12]))-1)*100" office:value-type="float" office:value="6.74373795761079" calcext:value-type="float">
            <text:p>6.74</text:p>
          </table:table-cell>
          <table:table-cell table:formula="of:=(([$Sheet1.D12]/AVERAGE([$Sheet1.$M12:$Sheet1.$S12]))-1)*100" office:value-type="float" office:value="6.74373795761079" calcext:value-type="float">
            <text:p>6.74</text:p>
          </table:table-cell>
          <table:table-cell table:formula="of:=(([$Sheet1.E12]/AVERAGE([$Sheet1.$M12:$Sheet1.$S12]))-1)*100" office:value-type="float" office:value="6.74373795761079" calcext:value-type="float">
            <text:p>6.74</text:p>
          </table:table-cell>
          <table:table-cell table:formula="of:=(([$Sheet1.F12]/AVERAGE([$Sheet1.$M12:$Sheet1.$S12]))-1)*100" office:value-type="float" office:value="5.97302504816957" calcext:value-type="float">
            <text:p>5.97</text:p>
          </table:table-cell>
          <table:table-cell table:formula="of:=(([$Sheet1.G12]/AVERAGE([$Sheet1.$M12:$Sheet1.$S12]))-1)*100" office:value-type="float" office:value="7.12909441233141" calcext:value-type="float">
            <text:p>7.13</text:p>
          </table:table-cell>
          <table:table-cell table:formula="of:=(([$Sheet1.H12]/AVERAGE([$Sheet1.$M12:$Sheet1.$S12]))-1)*100" office:value-type="float" office:value="6.35838150289019" calcext:value-type="float">
            <text:p>6.36</text:p>
          </table:table-cell>
          <table:table-cell table:formula="of:=(([$Sheet1.I12]/AVERAGE([$Sheet1.$M12:$Sheet1.$S12]))-1)*100" office:value-type="float" office:value="5.97302504816957" calcext:value-type="float">
            <text:p>5.97</text:p>
          </table:table-cell>
          <table:table-cell table:formula="of:=(([$Sheet1.J12]/AVERAGE([$Sheet1.$M12:$Sheet1.$S12]))-1)*100" office:value-type="float" office:value="4.81695568400771" calcext:value-type="float">
            <text:p>4.82</text:p>
          </table:table-cell>
          <table:table-cell table:formula="of:=(([$Sheet1.K12]/AVERAGE([$Sheet1.$M12:$Sheet1.$S12]))-1)*100" office:value-type="float" office:value="5.20231213872833" calcext:value-type="float">
            <text:p>5.20</text:p>
          </table:table-cell>
          <table:table-cell table:formula="of:=(([$Sheet1.L12]/AVERAGE([$Sheet1.$M12:$Sheet1.$S12]))-1)*100" office:value-type="float" office:value="5.20231213872833" calcext:value-type="float">
            <text:p>5.20</text:p>
          </table:table-cell>
          <table:table-cell table:number-columns-repeated="2"/>
        </table:table-row>
        <table:table-row table:style-name="ro1">
          <table:table-cell table:formula="of:=(([$Sheet1.C13]/AVERAGE([$Sheet1.$M13:$Sheet1.$S13]))-1)*100" office:value-type="float" office:value="4.85695276114437" calcext:value-type="float">
            <text:p>4.86</text:p>
          </table:table-cell>
          <table:table-cell table:formula="of:=(([$Sheet1.D13]/AVERAGE([$Sheet1.$M13:$Sheet1.$S13]))-1)*100" office:value-type="float" office:value="4.85695276114437" calcext:value-type="float">
            <text:p>4.86</text:p>
          </table:table-cell>
          <table:table-cell table:formula="of:=(([$Sheet1.E13]/AVERAGE([$Sheet1.$M13:$Sheet1.$S13]))-1)*100" office:value-type="float" office:value="5.12308715901531" calcext:value-type="float">
            <text:p>5.12</text:p>
          </table:table-cell>
          <table:table-cell table:formula="of:=(([$Sheet1.F13]/AVERAGE([$Sheet1.$M13:$Sheet1.$S13]))-1)*100" office:value-type="float" office:value="5.12308715901531" calcext:value-type="float">
            <text:p>5.12</text:p>
          </table:table-cell>
          <table:table-cell table:formula="of:=(([$Sheet1.G13]/AVERAGE([$Sheet1.$M13:$Sheet1.$S13]))-1)*100" office:value-type="float" office:value="4.32468396540253" calcext:value-type="float">
            <text:p>4.32</text:p>
          </table:table-cell>
          <table:table-cell table:formula="of:=(([$Sheet1.H13]/AVERAGE([$Sheet1.$M13:$Sheet1.$S13]))-1)*100" office:value-type="float" office:value="4.0585495675316" calcext:value-type="float">
            <text:p>4.06</text:p>
          </table:table-cell>
          <table:table-cell table:formula="of:=(([$Sheet1.I13]/AVERAGE([$Sheet1.$M13:$Sheet1.$S13]))-1)*100" office:value-type="float" office:value="3.52628077178974" calcext:value-type="float">
            <text:p>3.53</text:p>
          </table:table-cell>
          <table:table-cell table:formula="of:=(([$Sheet1.J13]/AVERAGE([$Sheet1.$M13:$Sheet1.$S13]))-1)*100" office:value-type="float" office:value="3.52628077178974" calcext:value-type="float">
            <text:p>3.53</text:p>
          </table:table-cell>
          <table:table-cell table:formula="of:=(([$Sheet1.K13]/AVERAGE([$Sheet1.$M13:$Sheet1.$S13]))-1)*100" office:value-type="float" office:value="3.79241516966067" calcext:value-type="float">
            <text:p>3.79</text:p>
          </table:table-cell>
          <table:table-cell table:formula="of:=(([$Sheet1.L13]/AVERAGE([$Sheet1.$M13:$Sheet1.$S13]))-1)*100" office:value-type="float" office:value="3.79241516966067" calcext:value-type="float">
            <text:p>3.79</text:p>
          </table:table-cell>
          <table:table-cell table:number-columns-repeated="2"/>
        </table:table-row>
        <table:table-row table:style-name="ro1">
          <table:table-cell table:formula="of:=(([$Sheet1.C14]/AVERAGE([$Sheet1.$M14:$Sheet1.$S14]))-1)*100" office:value-type="float" office:value="3.54822588705648" calcext:value-type="float">
            <text:p>3.55</text:p>
          </table:table-cell>
          <table:table-cell table:formula="of:=(([$Sheet1.D14]/AVERAGE([$Sheet1.$M14:$Sheet1.$S14]))-1)*100" office:value-type="float" office:value="3.54822588705648" calcext:value-type="float">
            <text:p>3.55</text:p>
          </table:table-cell>
          <table:table-cell table:formula="of:=(([$Sheet1.E14]/AVERAGE([$Sheet1.$M14:$Sheet1.$S14]))-1)*100" office:value-type="float" office:value="3.34832583708147" calcext:value-type="float">
            <text:p>3.35</text:p>
          </table:table-cell>
          <table:table-cell table:formula="of:=(([$Sheet1.F14]/AVERAGE([$Sheet1.$M14:$Sheet1.$S14]))-1)*100" office:value-type="float" office:value="3.14842578710646" calcext:value-type="float">
            <text:p>3.15</text:p>
          </table:table-cell>
          <table:table-cell table:formula="of:=(([$Sheet1.G14]/AVERAGE([$Sheet1.$M14:$Sheet1.$S14]))-1)*100" office:value-type="float" office:value="3.54822588705648" calcext:value-type="float">
            <text:p>3.55</text:p>
          </table:table-cell>
          <table:table-cell table:formula="of:=(([$Sheet1.H14]/AVERAGE([$Sheet1.$M14:$Sheet1.$S14]))-1)*100" office:value-type="float" office:value="2.74862568715641" calcext:value-type="float">
            <text:p>2.75</text:p>
          </table:table-cell>
          <table:table-cell table:formula="of:=(([$Sheet1.I14]/AVERAGE([$Sheet1.$M14:$Sheet1.$S14]))-1)*100" office:value-type="float" office:value="2.74862568715641" calcext:value-type="float">
            <text:p>2.75</text:p>
          </table:table-cell>
          <table:table-cell table:formula="of:=(([$Sheet1.J14]/AVERAGE([$Sheet1.$M14:$Sheet1.$S14]))-1)*100" office:value-type="float" office:value="2.74862568715641" calcext:value-type="float">
            <text:p>2.75</text:p>
          </table:table-cell>
          <table:table-cell table:formula="of:=(([$Sheet1.K14]/AVERAGE([$Sheet1.$M14:$Sheet1.$S14]))-1)*100" office:value-type="float" office:value="2.5487256371814" calcext:value-type="float">
            <text:p>2.55</text:p>
          </table:table-cell>
          <table:table-cell table:formula="of:=(([$Sheet1.L14]/AVERAGE([$Sheet1.$M14:$Sheet1.$S14]))-1)*100" office:value-type="float" office:value="2.34882558720642" calcext:value-type="float">
            <text:p>2.35</text:p>
          </table:table-cell>
          <table:table-cell table:number-columns-repeated="2"/>
        </table:table-row>
        <table:table-row table:style-name="ro1">
          <table:table-cell table:formula="of:=(([$Sheet1.C15]/AVERAGE([$Sheet1.$M15:$Sheet1.$S15]))-1)*100" office:value-type="float" office:value="1.0204081632653" calcext:value-type="float">
            <text:p>1.02</text:p>
          </table:table-cell>
          <table:table-cell table:formula="of:=(([$Sheet1.D15]/AVERAGE([$Sheet1.$M15:$Sheet1.$S15]))-1)*100" office:value-type="float" office:value="1.0204081632653" calcext:value-type="float">
            <text:p>1.02</text:p>
          </table:table-cell>
          <table:table-cell table:formula="of:=(([$Sheet1.E15]/AVERAGE([$Sheet1.$M15:$Sheet1.$S15]))-1)*100" office:value-type="float" office:value="1.0204081632653" calcext:value-type="float">
            <text:p>1.02</text:p>
          </table:table-cell>
          <table:table-cell table:formula="of:=(([$Sheet1.F15]/AVERAGE([$Sheet1.$M15:$Sheet1.$S15]))-1)*100" office:value-type="float" office:value="1.0204081632653" calcext:value-type="float">
            <text:p>1.02</text:p>
          </table:table-cell>
          <table:table-cell table:formula="of:=(([$Sheet1.G15]/AVERAGE([$Sheet1.$M15:$Sheet1.$S15]))-1)*100" office:value-type="float" office:value="1.0204081632653" calcext:value-type="float">
            <text:p>1.02</text:p>
          </table:table-cell>
          <table:table-cell table:formula="of:=(([$Sheet1.H15]/AVERAGE([$Sheet1.$M15:$Sheet1.$S15]))-1)*100" office:value-type="float" office:value="1.0204081632653" calcext:value-type="float">
            <text:p>1.02</text:p>
          </table:table-cell>
          <table:table-cell table:formula="of:=(([$Sheet1.I15]/AVERAGE([$Sheet1.$M15:$Sheet1.$S15]))-1)*100" office:value-type="float" office:value="1.0204081632653" calcext:value-type="float">
            <text:p>1.02</text:p>
          </table:table-cell>
          <table:table-cell table:formula="of:=(([$Sheet1.J15]/AVERAGE([$Sheet1.$M15:$Sheet1.$S15]))-1)*100" office:value-type="float" office:value="1.0204081632653" calcext:value-type="float">
            <text:p>1.02</text:p>
          </table:table-cell>
          <table:table-cell table:formula="of:=(([$Sheet1.K15]/AVERAGE([$Sheet1.$M15:$Sheet1.$S15]))-1)*100" office:value-type="float" office:value="1.0204081632653" calcext:value-type="float">
            <text:p>1.02</text:p>
          </table:table-cell>
          <table:table-cell table:formula="of:=(([$Sheet1.L15]/AVERAGE([$Sheet1.$M15:$Sheet1.$S15]))-1)*100" office:value-type="float" office:value="1.0204081632653" calcext:value-type="float">
            <text:p>1.02</text:p>
          </table:table-cell>
          <table:table-cell table:number-columns-repeated="2"/>
        </table:table-row>
        <table:table-row table:style-name="ro1">
          <table:table-cell table:formula="of:=(([$Sheet1.C16]/AVERAGE([$Sheet1.$M16:$Sheet1.$S16]))-1)*100" office:value-type="float" office:value="0.241896468311564" calcext:value-type="float">
            <text:p>0.24</text:p>
          </table:table-cell>
          <table:table-cell table:formula="of:=(([$Sheet1.D16]/AVERAGE([$Sheet1.$M16:$Sheet1.$S16]))-1)*100" office:value-type="float" office:value="0.241896468311564" calcext:value-type="float">
            <text:p>0.24</text:p>
          </table:table-cell>
          <table:table-cell table:formula="of:=(([$Sheet1.E16]/AVERAGE([$Sheet1.$M16:$Sheet1.$S16]))-1)*100" office:value-type="float" office:value="0.241896468311564" calcext:value-type="float">
            <text:p>0.24</text:p>
          </table:table-cell>
          <table:table-cell table:formula="of:=(([$Sheet1.F16]/AVERAGE([$Sheet1.$M16:$Sheet1.$S16]))-1)*100" office:value-type="float" office:value="0.241896468311564" calcext:value-type="float">
            <text:p>0.24</text:p>
          </table:table-cell>
          <table:table-cell table:formula="of:=(([$Sheet1.G16]/AVERAGE([$Sheet1.$M16:$Sheet1.$S16]))-1)*100" office:value-type="float" office:value="0.241896468311564" calcext:value-type="float">
            <text:p>0.24</text:p>
          </table:table-cell>
          <table:table-cell table:formula="of:=(([$Sheet1.H16]/AVERAGE([$Sheet1.$M16:$Sheet1.$S16]))-1)*100" office:value-type="float" office:value="0.241896468311564" calcext:value-type="float">
            <text:p>0.24</text:p>
          </table:table-cell>
          <table:table-cell table:formula="of:=(([$Sheet1.I16]/AVERAGE([$Sheet1.$M16:$Sheet1.$S16]))-1)*100" office:value-type="float" office:value="0.241896468311564" calcext:value-type="float">
            <text:p>0.24</text:p>
          </table:table-cell>
          <table:table-cell table:formula="of:=(([$Sheet1.J16]/AVERAGE([$Sheet1.$M16:$Sheet1.$S16]))-1)*100" office:value-type="float" office:value="0.241896468311564" calcext:value-type="float">
            <text:p>0.24</text:p>
          </table:table-cell>
          <table:table-cell table:formula="of:=(([$Sheet1.K16]/AVERAGE([$Sheet1.$M16:$Sheet1.$S16]))-1)*100" office:value-type="float" office:value="0.241896468311564" calcext:value-type="float">
            <text:p>0.24</text:p>
          </table:table-cell>
          <table:table-cell table:formula="of:=(([$Sheet1.L16]/AVERAGE([$Sheet1.$M16:$Sheet1.$S16]))-1)*100" office:value-type="float" office:value="0.241896468311564" calcext:value-type="float">
            <text:p>0.24</text:p>
          </table:table-cell>
          <table:table-cell table:number-columns-repeated="2"/>
        </table:table-row>
        <table:table-row table:style-name="ro1">
          <table:table-cell table:formula="of:=(([$Sheet1.C17]/AVERAGE([$Sheet1.$M17:$Sheet1.$S17]))-1)*100" office:value-type="float" office:value="0.327225130890052" calcext:value-type="float">
            <text:p>0.33</text:p>
          </table:table-cell>
          <table:table-cell table:formula="of:=(([$Sheet1.D17]/AVERAGE([$Sheet1.$M17:$Sheet1.$S17]))-1)*100" office:value-type="float" office:value="0.327225130890052" calcext:value-type="float">
            <text:p>0.33</text:p>
          </table:table-cell>
          <table:table-cell table:formula="of:=(([$Sheet1.E17]/AVERAGE([$Sheet1.$M17:$Sheet1.$S17]))-1)*100" office:value-type="float" office:value="0.327225130890052" calcext:value-type="float">
            <text:p>0.33</text:p>
          </table:table-cell>
          <table:table-cell table:formula="of:=(([$Sheet1.F17]/AVERAGE([$Sheet1.$M17:$Sheet1.$S17]))-1)*100" office:value-type="float" office:value="0.327225130890052" calcext:value-type="float">
            <text:p>0.33</text:p>
          </table:table-cell>
          <table:table-cell table:formula="of:=(([$Sheet1.G17]/AVERAGE([$Sheet1.$M17:$Sheet1.$S17]))-1)*100" office:value-type="float" office:value="0.327225130890052" calcext:value-type="float">
            <text:p>0.33</text:p>
          </table:table-cell>
          <table:table-cell table:formula="of:=(([$Sheet1.H17]/AVERAGE([$Sheet1.$M17:$Sheet1.$S17]))-1)*100" office:value-type="float" office:value="0.327225130890052" calcext:value-type="float">
            <text:p>0.33</text:p>
          </table:table-cell>
          <table:table-cell table:formula="of:=(([$Sheet1.I17]/AVERAGE([$Sheet1.$M17:$Sheet1.$S17]))-1)*100" office:value-type="float" office:value="0.441753926701582" calcext:value-type="float">
            <text:p>0.44</text:p>
          </table:table-cell>
          <table:table-cell table:formula="of:=(([$Sheet1.J17]/AVERAGE([$Sheet1.$M17:$Sheet1.$S17]))-1)*100" office:value-type="float" office:value="0.327225130890052" calcext:value-type="float">
            <text:p>0.33</text:p>
          </table:table-cell>
          <table:table-cell table:formula="of:=(([$Sheet1.K17]/AVERAGE([$Sheet1.$M17:$Sheet1.$S17]))-1)*100" office:value-type="float" office:value="0.327225130890052" calcext:value-type="float">
            <text:p>0.33</text:p>
          </table:table-cell>
          <table:table-cell table:formula="of:=(([$Sheet1.L17]/AVERAGE([$Sheet1.$M17:$Sheet1.$S17]))-1)*100" office:value-type="float" office:value="0.441753926701582" calcext:value-type="float">
            <text:p>0.44</text:p>
          </table:table-cell>
          <table:table-cell table:number-columns-repeated="2"/>
        </table:table-row>
        <table:table-row table:style-name="ro1">
          <table:table-cell table:formula="of:=(([$Sheet1.C18]/AVERAGE([$Sheet1.$M18:$Sheet1.$S18]))-1)*100" office:value-type="float" office:value="0.540865384615397" calcext:value-type="float">
            <text:p>0.54</text:p>
          </table:table-cell>
          <table:table-cell table:formula="of:=(([$Sheet1.D18]/AVERAGE([$Sheet1.$M18:$Sheet1.$S18]))-1)*100" office:value-type="float" office:value="0.540865384615397" calcext:value-type="float">
            <text:p>0.54</text:p>
          </table:table-cell>
          <table:table-cell table:formula="of:=(([$Sheet1.E18]/AVERAGE([$Sheet1.$M18:$Sheet1.$S18]))-1)*100" office:value-type="float" office:value="0.540865384615397" calcext:value-type="float">
            <text:p>0.54</text:p>
          </table:table-cell>
          <table:table-cell table:formula="of:=(([$Sheet1.F18]/AVERAGE([$Sheet1.$M18:$Sheet1.$S18]))-1)*100" office:value-type="float" office:value="0.540865384615397" calcext:value-type="float">
            <text:p>0.54</text:p>
          </table:table-cell>
          <table:table-cell table:formula="of:=(([$Sheet1.G18]/AVERAGE([$Sheet1.$M18:$Sheet1.$S18]))-1)*100" office:value-type="float" office:value="0.540865384615397" calcext:value-type="float">
            <text:p>0.54</text:p>
          </table:table-cell>
          <table:table-cell table:formula="of:=(([$Sheet1.H18]/AVERAGE([$Sheet1.$M18:$Sheet1.$S18]))-1)*100" office:value-type="float" office:value="0.540865384615397" calcext:value-type="float">
            <text:p>0.54</text:p>
          </table:table-cell>
          <table:table-cell table:formula="of:=(([$Sheet1.I18]/AVERAGE([$Sheet1.$M18:$Sheet1.$S18]))-1)*100" office:value-type="float" office:value="0.540865384615397" calcext:value-type="float">
            <text:p>0.54</text:p>
          </table:table-cell>
          <table:table-cell table:formula="of:=(([$Sheet1.J18]/AVERAGE([$Sheet1.$M18:$Sheet1.$S18]))-1)*100" office:value-type="float" office:value="0.540865384615397" calcext:value-type="float">
            <text:p>0.54</text:p>
          </table:table-cell>
          <table:table-cell table:formula="of:=(([$Sheet1.K18]/AVERAGE([$Sheet1.$M18:$Sheet1.$S18]))-1)*100" office:value-type="float" office:value="0.540865384615397" calcext:value-type="float">
            <text:p>0.54</text:p>
          </table:table-cell>
          <table:table-cell table:formula="of:=(([$Sheet1.L18]/AVERAGE([$Sheet1.$M18:$Sheet1.$S18]))-1)*100" office:value-type="float" office:value="0.540865384615397" calcext:value-type="float">
            <text:p>0.54</text:p>
          </table:table-cell>
          <table:table-cell table:number-columns-repeated="2"/>
        </table:table-row>
        <table:table-row table:style-name="ro1">
          <table:table-cell table:formula="of:=(([$Sheet1.C19]/AVERAGE([$Sheet1.$M19:$Sheet1.$S19]))-1)*100" office:value-type="float" office:value="5.18134715025906" calcext:value-type="float">
            <text:p>5.18</text:p>
          </table:table-cell>
          <table:table-cell table:formula="of:=(([$Sheet1.D19]/AVERAGE([$Sheet1.$M19:$Sheet1.$S19]))-1)*100" office:value-type="float" office:value="5.18134715025906" calcext:value-type="float">
            <text:p>5.18</text:p>
          </table:table-cell>
          <table:table-cell table:formula="of:=(([$Sheet1.E19]/AVERAGE([$Sheet1.$M19:$Sheet1.$S19]))-1)*100" office:value-type="float" office:value="5.18134715025906" calcext:value-type="float">
            <text:p>5.18</text:p>
          </table:table-cell>
          <table:table-cell table:formula="of:=(([$Sheet1.F19]/AVERAGE([$Sheet1.$M19:$Sheet1.$S19]))-1)*100" office:value-type="float" office:value="5.18134715025906" calcext:value-type="float">
            <text:p>5.18</text:p>
          </table:table-cell>
          <table:table-cell table:formula="of:=(([$Sheet1.G19]/AVERAGE([$Sheet1.$M19:$Sheet1.$S19]))-1)*100" office:value-type="float" office:value="3.97236614853196" calcext:value-type="float">
            <text:p>3.97</text:p>
          </table:table-cell>
          <table:table-cell table:formula="of:=(([$Sheet1.H19]/AVERAGE([$Sheet1.$M19:$Sheet1.$S19]))-1)*100" office:value-type="float" office:value="5.18134715025906" calcext:value-type="float">
            <text:p>5.18</text:p>
          </table:table-cell>
          <table:table-cell table:formula="of:=(([$Sheet1.I19]/AVERAGE([$Sheet1.$M19:$Sheet1.$S19]))-1)*100" office:value-type="float" office:value="5.18134715025906" calcext:value-type="float">
            <text:p>5.18</text:p>
          </table:table-cell>
          <table:table-cell table:formula="of:=(([$Sheet1.J19]/AVERAGE([$Sheet1.$M19:$Sheet1.$S19]))-1)*100" office:value-type="float" office:value="3.97236614853196" calcext:value-type="float">
            <text:p>3.97</text:p>
          </table:table-cell>
          <table:table-cell table:formula="of:=(([$Sheet1.K19]/AVERAGE([$Sheet1.$M19:$Sheet1.$S19]))-1)*100" office:value-type="float" office:value="3.97236614853196" calcext:value-type="float">
            <text:p>3.97</text:p>
          </table:table-cell>
          <table:table-cell table:formula="of:=(([$Sheet1.L19]/AVERAGE([$Sheet1.$M19:$Sheet1.$S19]))-1)*100" office:value-type="float" office:value="3.97236614853196" calcext:value-type="float">
            <text:p>3.97</text:p>
          </table:table-cell>
          <table:table-cell table:number-columns-repeated="2"/>
        </table:table-row>
        <table:table-row table:style-name="ro1">
          <table:table-cell table:formula="of:=(([$Sheet1.C20]/AVERAGE([$Sheet1.$M20:$Sheet1.$S20]))-1)*100" office:value-type="float" office:value="6.87022900763359" calcext:value-type="float">
            <text:p>6.87</text:p>
          </table:table-cell>
          <table:table-cell table:formula="of:=(([$Sheet1.D20]/AVERAGE([$Sheet1.$M20:$Sheet1.$S20]))-1)*100" office:value-type="float" office:value="6.87022900763359" calcext:value-type="float">
            <text:p>6.87</text:p>
          </table:table-cell>
          <table:table-cell table:formula="of:=(([$Sheet1.E20]/AVERAGE([$Sheet1.$M20:$Sheet1.$S20]))-1)*100" office:value-type="float" office:value="6.87022900763359" calcext:value-type="float">
            <text:p>6.87</text:p>
          </table:table-cell>
          <table:table-cell table:formula="of:=(([$Sheet1.F20]/AVERAGE([$Sheet1.$M20:$Sheet1.$S20]))-1)*100" office:value-type="float" office:value="6.87022900763359" calcext:value-type="float">
            <text:p>6.87</text:p>
          </table:table-cell>
          <table:table-cell table:formula="of:=(([$Sheet1.G20]/AVERAGE([$Sheet1.$M20:$Sheet1.$S20]))-1)*100" office:value-type="float" office:value="6.87022900763359" calcext:value-type="float">
            <text:p>6.87</text:p>
          </table:table-cell>
          <table:table-cell table:formula="of:=(([$Sheet1.H20]/AVERAGE([$Sheet1.$M20:$Sheet1.$S20]))-1)*100" office:value-type="float" office:value="4.86641221374045" calcext:value-type="float">
            <text:p>4.87</text:p>
          </table:table-cell>
          <table:table-cell table:formula="of:=(([$Sheet1.I20]/AVERAGE([$Sheet1.$M20:$Sheet1.$S20]))-1)*100" office:value-type="float" office:value="4.19847328244274" calcext:value-type="float">
            <text:p>4.20</text:p>
          </table:table-cell>
          <table:table-cell table:formula="of:=(([$Sheet1.J20]/AVERAGE([$Sheet1.$M20:$Sheet1.$S20]))-1)*100" office:value-type="float" office:value="4.19847328244274" calcext:value-type="float">
            <text:p>4.20</text:p>
          </table:table-cell>
          <table:table-cell table:formula="of:=(([$Sheet1.K20]/AVERAGE([$Sheet1.$M20:$Sheet1.$S20]))-1)*100" office:value-type="float" office:value="4.19847328244274" calcext:value-type="float">
            <text:p>4.20</text:p>
          </table:table-cell>
          <table:table-cell table:formula="of:=(([$Sheet1.L20]/AVERAGE([$Sheet1.$M20:$Sheet1.$S20]))-1)*100" office:value-type="float" office:value="4.19847328244274" calcext:value-type="float">
            <text:p>4.20</text:p>
          </table:table-cell>
          <table:table-cell table:number-columns-repeated="2"/>
        </table:table-row>
        <table:table-row table:style-name="ro1">
          <table:table-cell table:formula="of:=(([$Sheet1.C21]/AVERAGE([$Sheet1.$M21:$Sheet1.$S21]))-1)*100" office:value-type="float" office:value="5.66037735849057" calcext:value-type="float">
            <text:p>5.66</text:p>
          </table:table-cell>
          <table:table-cell table:formula="of:=(([$Sheet1.D21]/AVERAGE([$Sheet1.$M21:$Sheet1.$S21]))-1)*100" office:value-type="float" office:value="5.66037735849057" calcext:value-type="float">
            <text:p>5.66</text:p>
          </table:table-cell>
          <table:table-cell table:formula="of:=(([$Sheet1.E21]/AVERAGE([$Sheet1.$M21:$Sheet1.$S21]))-1)*100" office:value-type="float" office:value="5.66037735849057" calcext:value-type="float">
            <text:p>5.66</text:p>
          </table:table-cell>
          <table:table-cell table:formula="of:=(([$Sheet1.F21]/AVERAGE([$Sheet1.$M21:$Sheet1.$S21]))-1)*100" office:value-type="float" office:value="6.14954577218727" calcext:value-type="float">
            <text:p>6.15</text:p>
          </table:table-cell>
          <table:table-cell table:formula="of:=(([$Sheet1.G21]/AVERAGE([$Sheet1.$M21:$Sheet1.$S21]))-1)*100" office:value-type="float" office:value="6.14954577218727" calcext:value-type="float">
            <text:p>6.15</text:p>
          </table:table-cell>
          <table:table-cell table:formula="of:=(([$Sheet1.H21]/AVERAGE([$Sheet1.$M21:$Sheet1.$S21]))-1)*100" office:value-type="float" office:value="4.19287211740043" calcext:value-type="float">
            <text:p>4.19</text:p>
          </table:table-cell>
          <table:table-cell table:formula="of:=(([$Sheet1.I21]/AVERAGE([$Sheet1.$M21:$Sheet1.$S21]))-1)*100" office:value-type="float" office:value="4.19287211740043" calcext:value-type="float">
            <text:p>4.19</text:p>
          </table:table-cell>
          <table:table-cell table:formula="of:=(([$Sheet1.J21]/AVERAGE([$Sheet1.$M21:$Sheet1.$S21]))-1)*100" office:value-type="float" office:value="4.19287211740043" calcext:value-type="float">
            <text:p>4.19</text:p>
          </table:table-cell>
          <table:table-cell table:formula="of:=(([$Sheet1.K21]/AVERAGE([$Sheet1.$M21:$Sheet1.$S21]))-1)*100" office:value-type="float" office:value="4.19287211740043" calcext:value-type="float">
            <text:p>4.19</text:p>
          </table:table-cell>
          <table:table-cell table:formula="of:=(([$Sheet1.L21]/AVERAGE([$Sheet1.$M21:$Sheet1.$S21]))-1)*100" office:value-type="float" office:value="4.68204053109713" calcext:value-type="float">
            <text:p>4.68</text:p>
          </table:table-cell>
          <table:table-cell table:number-columns-repeated="2"/>
        </table:table-row>
        <table:table-row table:style-name="ro1">
          <table:table-cell table:formula="of:=(([$Sheet1.C22]/AVERAGE([$Sheet1.$M22:$Sheet1.$S22]))-1)*100" office:value-type="float" office:value="4.60186142709411" calcext:value-type="float">
            <text:p>4.60</text:p>
          </table:table-cell>
          <table:table-cell table:formula="of:=(([$Sheet1.D22]/AVERAGE([$Sheet1.$M22:$Sheet1.$S22]))-1)*100" office:value-type="float" office:value="4.60186142709411" calcext:value-type="float">
            <text:p>4.60</text:p>
          </table:table-cell>
          <table:table-cell table:formula="of:=(([$Sheet1.E22]/AVERAGE([$Sheet1.$M22:$Sheet1.$S22]))-1)*100" office:value-type="float" office:value="4.60186142709411" calcext:value-type="float">
            <text:p>4.60</text:p>
          </table:table-cell>
          <table:table-cell table:formula="of:=(([$Sheet1.F22]/AVERAGE([$Sheet1.$M22:$Sheet1.$S22]))-1)*100" office:value-type="float" office:value="4.96380558428129" calcext:value-type="float">
            <text:p>4.96</text:p>
          </table:table-cell>
          <table:table-cell table:formula="of:=(([$Sheet1.G22]/AVERAGE([$Sheet1.$M22:$Sheet1.$S22]))-1)*100" office:value-type="float" office:value="4.96380558428129" calcext:value-type="float">
            <text:p>4.96</text:p>
          </table:table-cell>
          <table:table-cell table:formula="of:=(([$Sheet1.H22]/AVERAGE([$Sheet1.$M22:$Sheet1.$S22]))-1)*100" office:value-type="float" office:value="2.79214064115822" calcext:value-type="float">
            <text:p>2.79</text:p>
          </table:table-cell>
          <table:table-cell table:formula="of:=(([$Sheet1.I22]/AVERAGE([$Sheet1.$M22:$Sheet1.$S22]))-1)*100" office:value-type="float" office:value="2.06825232678387" calcext:value-type="float">
            <text:p>2.07</text:p>
          </table:table-cell>
          <table:table-cell table:formula="of:=(([$Sheet1.J22]/AVERAGE([$Sheet1.$M22:$Sheet1.$S22]))-1)*100" office:value-type="float" office:value="2.43019648397105" calcext:value-type="float">
            <text:p>2.43</text:p>
          </table:table-cell>
          <table:table-cell table:formula="of:=(([$Sheet1.K22]/AVERAGE([$Sheet1.$M22:$Sheet1.$S22]))-1)*100" office:value-type="float" office:value="2.79214064115822" calcext:value-type="float">
            <text:p>2.79</text:p>
          </table:table-cell>
          <table:table-cell table:formula="of:=(([$Sheet1.L22]/AVERAGE([$Sheet1.$M22:$Sheet1.$S22]))-1)*100" office:value-type="float" office:value="2.79214064115822" calcext:value-type="float">
            <text:p>2.79</text:p>
          </table:table-cell>
          <table:table-cell table:number-columns-repeated="2"/>
        </table:table-row>
        <table:table-row table:style-name="ro1">
          <table:table-cell table:formula="of:=(([$Sheet1.C23]/AVERAGE([$Sheet1.$M23:$Sheet1.$S23]))-1)*100" office:value-type="float" office:value="4.10764872521245" calcext:value-type="float">
            <text:p>4.11</text:p>
          </table:table-cell>
          <table:table-cell table:formula="of:=(([$Sheet1.D23]/AVERAGE([$Sheet1.$M23:$Sheet1.$S23]))-1)*100" office:value-type="float" office:value="2.12464589235126" calcext:value-type="float">
            <text:p>2.12</text:p>
          </table:table-cell>
          <table:table-cell table:formula="of:=(([$Sheet1.E23]/AVERAGE([$Sheet1.$M23:$Sheet1.$S23]))-1)*100" office:value-type="float" office:value="0.141643059490071" calcext:value-type="float">
            <text:p>0.14</text:p>
          </table:table-cell>
          <table:table-cell table:formula="of:=(([$Sheet1.F23]/AVERAGE([$Sheet1.$M23:$Sheet1.$S23]))-1)*100" office:value-type="float" office:value="1.13314447592066" calcext:value-type="float">
            <text:p>1.13</text:p>
          </table:table-cell>
          <table:table-cell table:formula="of:=(([$Sheet1.G23]/AVERAGE([$Sheet1.$M23:$Sheet1.$S23]))-1)*100" office:value-type="float" office:value="-0.849858356940525" calcext:value-type="float">
            <text:p>-0.85</text:p>
          </table:table-cell>
          <table:table-cell table:formula="of:=(([$Sheet1.H23]/AVERAGE([$Sheet1.$M23:$Sheet1.$S23]))-1)*100" office:value-type="float" office:value="6.09065155807362" calcext:value-type="float">
            <text:p>6.09</text:p>
          </table:table-cell>
          <table:table-cell table:formula="of:=(([$Sheet1.I23]/AVERAGE([$Sheet1.$M23:$Sheet1.$S23]))-1)*100" office:value-type="float" office:value="4.10764872521245" calcext:value-type="float">
            <text:p>4.11</text:p>
          </table:table-cell>
          <table:table-cell table:formula="of:=(([$Sheet1.J23]/AVERAGE([$Sheet1.$M23:$Sheet1.$S23]))-1)*100" office:value-type="float" office:value="3.11614730878187" calcext:value-type="float">
            <text:p>3.12</text:p>
          </table:table-cell>
          <table:table-cell table:formula="of:=(([$Sheet1.K23]/AVERAGE([$Sheet1.$M23:$Sheet1.$S23]))-1)*100" office:value-type="float" office:value="1.13314447592066" calcext:value-type="float">
            <text:p>1.13</text:p>
          </table:table-cell>
          <table:table-cell table:formula="of:=(([$Sheet1.L23]/AVERAGE([$Sheet1.$M23:$Sheet1.$S23]))-1)*100" office:value-type="float" office:value="2.12464589235126" calcext:value-type="float">
            <text:p>2.12</text:p>
          </table:table-cell>
          <table:table-cell table:number-columns-repeated="2"/>
        </table:table-row>
        <table:table-row table:style-name="ro1">
          <table:table-cell table:formula="of:=(([$Sheet1.C24]/AVERAGE([$Sheet1.$M24:$Sheet1.$S24]))-1)*100" office:value-type="float" office:value="3.97599399849962" calcext:value-type="float">
            <text:p>3.98</text:p>
          </table:table-cell>
          <table:table-cell table:formula="of:=(([$Sheet1.D24]/AVERAGE([$Sheet1.$M24:$Sheet1.$S24]))-1)*100" office:value-type="float" office:value="3.97599399849962" calcext:value-type="float">
            <text:p>3.98</text:p>
          </table:table-cell>
          <table:table-cell table:formula="of:=(([$Sheet1.E24]/AVERAGE([$Sheet1.$M24:$Sheet1.$S24]))-1)*100" office:value-type="float" office:value="5.02625656414102" calcext:value-type="float">
            <text:p>5.03</text:p>
          </table:table-cell>
          <table:table-cell table:formula="of:=(([$Sheet1.F24]/AVERAGE([$Sheet1.$M24:$Sheet1.$S24]))-1)*100" office:value-type="float" office:value="2.40060015003749" calcext:value-type="float">
            <text:p>2.40</text:p>
          </table:table-cell>
          <table:table-cell table:formula="of:=(([$Sheet1.G24]/AVERAGE([$Sheet1.$M24:$Sheet1.$S24]))-1)*100" office:value-type="float" office:value="3.97599399849962" calcext:value-type="float">
            <text:p>3.98</text:p>
          </table:table-cell>
          <table:table-cell table:formula="of:=(([$Sheet1.H24]/AVERAGE([$Sheet1.$M24:$Sheet1.$S24]))-1)*100" office:value-type="float" office:value="3.97599399849962" calcext:value-type="float">
            <text:p>3.98</text:p>
          </table:table-cell>
          <table:table-cell table:formula="of:=(([$Sheet1.I24]/AVERAGE([$Sheet1.$M24:$Sheet1.$S24]))-1)*100" office:value-type="float" office:value="3.45086271567892" calcext:value-type="float">
            <text:p>3.45</text:p>
          </table:table-cell>
          <table:table-cell table:formula="of:=(([$Sheet1.J24]/AVERAGE([$Sheet1.$M24:$Sheet1.$S24]))-1)*100" office:value-type="float" office:value="3.97599399849962" calcext:value-type="float">
            <text:p>3.98</text:p>
          </table:table-cell>
          <table:table-cell table:formula="of:=(([$Sheet1.K24]/AVERAGE([$Sheet1.$M24:$Sheet1.$S24]))-1)*100" office:value-type="float" office:value="3.45086271567892" calcext:value-type="float">
            <text:p>3.45</text:p>
          </table:table-cell>
          <table:table-cell table:formula="of:=(([$Sheet1.L24]/AVERAGE([$Sheet1.$M24:$Sheet1.$S24]))-1)*100" office:value-type="float" office:value="3.45086271567892" calcext:value-type="float">
            <text:p>3.45</text:p>
          </table:table-cell>
          <table:table-cell table:number-columns-repeated="2"/>
        </table:table-row>
        <table:table-row table:style-name="ro1">
          <table:table-cell table:formula="of:=(([$Sheet1.C25]/AVERAGE([$Sheet1.$M25:$Sheet1.$S25]))-1)*100" office:value-type="float" office:value="3.65319045299561" calcext:value-type="float">
            <text:p>3.65</text:p>
          </table:table-cell>
          <table:table-cell table:formula="of:=(([$Sheet1.D25]/AVERAGE([$Sheet1.$M25:$Sheet1.$S25]))-1)*100" office:value-type="float" office:value="3.65319045299561" calcext:value-type="float">
            <text:p>3.65</text:p>
          </table:table-cell>
          <table:table-cell table:formula="of:=(([$Sheet1.E25]/AVERAGE([$Sheet1.$M25:$Sheet1.$S25]))-1)*100" office:value-type="float" office:value="3.31222601071603" calcext:value-type="float">
            <text:p>3.31</text:p>
          </table:table-cell>
          <table:table-cell table:formula="of:=(([$Sheet1.F25]/AVERAGE([$Sheet1.$M25:$Sheet1.$S25]))-1)*100" office:value-type="float" office:value="3.31222601071603" calcext:value-type="float">
            <text:p>3.31</text:p>
          </table:table-cell>
          <table:table-cell table:formula="of:=(([$Sheet1.G25]/AVERAGE([$Sheet1.$M25:$Sheet1.$S25]))-1)*100" office:value-type="float" office:value="3.31222601071603" calcext:value-type="float">
            <text:p>3.31</text:p>
          </table:table-cell>
          <table:table-cell table:formula="of:=(([$Sheet1.H25]/AVERAGE([$Sheet1.$M25:$Sheet1.$S25]))-1)*100" office:value-type="float" office:value="3.65319045299561" calcext:value-type="float">
            <text:p>3.65</text:p>
          </table:table-cell>
          <table:table-cell table:formula="of:=(([$Sheet1.I25]/AVERAGE([$Sheet1.$M25:$Sheet1.$S25]))-1)*100" office:value-type="float" office:value="3.31222601071603" calcext:value-type="float">
            <text:p>3.31</text:p>
          </table:table-cell>
          <table:table-cell table:formula="of:=(([$Sheet1.J25]/AVERAGE([$Sheet1.$M25:$Sheet1.$S25]))-1)*100" office:value-type="float" office:value="3.31222601071603" calcext:value-type="float">
            <text:p>3.31</text:p>
          </table:table-cell>
          <table:table-cell table:formula="of:=(([$Sheet1.K25]/AVERAGE([$Sheet1.$M25:$Sheet1.$S25]))-1)*100" office:value-type="float" office:value="2.28933268387725" calcext:value-type="float">
            <text:p>2.29</text:p>
          </table:table-cell>
          <table:table-cell table:formula="of:=(([$Sheet1.L25]/AVERAGE([$Sheet1.$M25:$Sheet1.$S25]))-1)*100" office:value-type="float" office:value="2.97126156843643" calcext:value-type="float">
            <text:p>2.97</text:p>
          </table:table-cell>
          <table:table-cell table:number-columns-repeated="2"/>
        </table:table-row>
        <table:table-row table:style-name="ro1">
          <table:table-cell table:formula="of:=(([$Sheet1.C26]/AVERAGE([$Sheet1.$M26:$Sheet1.$S26]))-1)*100" office:value-type="float" office:value="3.63498674744414" calcext:value-type="float">
            <text:p>3.63</text:p>
          </table:table-cell>
          <table:table-cell table:formula="of:=(([$Sheet1.D26]/AVERAGE([$Sheet1.$M26:$Sheet1.$S26]))-1)*100" office:value-type="float" office:value="3.90003786444528" calcext:value-type="float">
            <text:p>3.90</text:p>
          </table:table-cell>
          <table:table-cell table:formula="of:=(([$Sheet1.E26]/AVERAGE([$Sheet1.$M26:$Sheet1.$S26]))-1)*100" office:value-type="float" office:value="3.90003786444528" calcext:value-type="float">
            <text:p>3.90</text:p>
          </table:table-cell>
          <table:table-cell table:formula="of:=(([$Sheet1.F26]/AVERAGE([$Sheet1.$M26:$Sheet1.$S26]))-1)*100" office:value-type="float" office:value="2.30973116243847" calcext:value-type="float">
            <text:p>2.31</text:p>
          </table:table-cell>
          <table:table-cell table:formula="of:=(([$Sheet1.G26]/AVERAGE([$Sheet1.$M26:$Sheet1.$S26]))-1)*100" office:value-type="float" office:value="3.10488451344186" calcext:value-type="float">
            <text:p>3.10</text:p>
          </table:table-cell>
          <table:table-cell table:formula="of:=(([$Sheet1.H26]/AVERAGE([$Sheet1.$M26:$Sheet1.$S26]))-1)*100" office:value-type="float" office:value="3.63498674744414" calcext:value-type="float">
            <text:p>3.63</text:p>
          </table:table-cell>
          <table:table-cell table:formula="of:=(([$Sheet1.I26]/AVERAGE([$Sheet1.$M26:$Sheet1.$S26]))-1)*100" office:value-type="float" office:value="2.30973116243847" calcext:value-type="float">
            <text:p>2.31</text:p>
          </table:table-cell>
          <table:table-cell table:formula="of:=(([$Sheet1.J26]/AVERAGE([$Sheet1.$M26:$Sheet1.$S26]))-1)*100" office:value-type="float" office:value="2.83983339644072" calcext:value-type="float">
            <text:p>2.84</text:p>
          </table:table-cell>
          <table:table-cell table:formula="of:=(([$Sheet1.K26]/AVERAGE([$Sheet1.$M26:$Sheet1.$S26]))-1)*100" office:value-type="float" office:value="2.30973116243847" calcext:value-type="float">
            <text:p>2.31</text:p>
          </table:table-cell>
          <table:table-cell table:formula="of:=(([$Sheet1.L26]/AVERAGE([$Sheet1.$M26:$Sheet1.$S26]))-1)*100" office:value-type="float" office:value="2.04468004543732" calcext:value-type="float">
            <text:p>2.04</text:p>
          </table:table-cell>
          <table:table-cell table:number-columns-repeated="2"/>
        </table:table-row>
        <table:table-row table:style-name="ro1">
          <table:table-cell table:formula="of:=(([$Sheet1.C27]/AVERAGE([$Sheet1.$M27:$Sheet1.$S27]))-1)*100" office:value-type="float" office:value="6.34615384615385" calcext:value-type="float">
            <text:p>6.35</text:p>
          </table:table-cell>
          <table:table-cell table:formula="of:=(([$Sheet1.D27]/AVERAGE([$Sheet1.$M27:$Sheet1.$S27]))-1)*100" office:value-type="float" office:value="3.65384615384616" calcext:value-type="float">
            <text:p>3.65</text:p>
          </table:table-cell>
          <table:table-cell table:formula="of:=(([$Sheet1.E27]/AVERAGE([$Sheet1.$M27:$Sheet1.$S27]))-1)*100" office:value-type="float" office:value="6.34615384615385" calcext:value-type="float">
            <text:p>6.35</text:p>
          </table:table-cell>
          <table:table-cell table:formula="of:=(([$Sheet1.F27]/AVERAGE([$Sheet1.$M27:$Sheet1.$S27]))-1)*100" office:value-type="float" office:value="5" calcext:value-type="float">
            <text:p>5.00</text:p>
          </table:table-cell>
          <table:table-cell table:formula="of:=(([$Sheet1.G27]/AVERAGE([$Sheet1.$M27:$Sheet1.$S27]))-1)*100" office:value-type="float" office:value="5" calcext:value-type="float">
            <text:p>5.00</text:p>
          </table:table-cell>
          <table:table-cell table:formula="of:=(([$Sheet1.H27]/AVERAGE([$Sheet1.$M27:$Sheet1.$S27]))-1)*100" office:value-type="float" office:value="3.65384615384616" calcext:value-type="float">
            <text:p>3.65</text:p>
          </table:table-cell>
          <table:table-cell table:formula="of:=(([$Sheet1.I27]/AVERAGE([$Sheet1.$M27:$Sheet1.$S27]))-1)*100" office:value-type="float" office:value="6.34615384615385" calcext:value-type="float">
            <text:p>6.35</text:p>
          </table:table-cell>
          <table:table-cell table:formula="of:=(([$Sheet1.J27]/AVERAGE([$Sheet1.$M27:$Sheet1.$S27]))-1)*100" office:value-type="float" office:value="6.34615384615385" calcext:value-type="float">
            <text:p>6.35</text:p>
          </table:table-cell>
          <table:table-cell table:formula="of:=(([$Sheet1.K27]/AVERAGE([$Sheet1.$M27:$Sheet1.$S27]))-1)*100" office:value-type="float" office:value="3.65384615384616" calcext:value-type="float">
            <text:p>3.65</text:p>
          </table:table-cell>
          <table:table-cell table:formula="of:=(([$Sheet1.L27]/AVERAGE([$Sheet1.$M27:$Sheet1.$S27]))-1)*100" office:value-type="float" office:value="2.3076923076923" calcext:value-type="float">
            <text:p>2.31</text:p>
          </table:table-cell>
          <table:table-cell table:number-columns-repeated="2"/>
        </table:table-row>
        <table:table-row table:style-name="ro1">
          <table:table-cell table:formula="of:=(([$Sheet1.C28]/AVERAGE([$Sheet1.$M28:$Sheet1.$S28]))-1)*100" office:value-type="float" office:value="7.50853242320817" calcext:value-type="float">
            <text:p>7.51</text:p>
          </table:table-cell>
          <table:table-cell table:formula="of:=(([$Sheet1.D28]/AVERAGE([$Sheet1.$M28:$Sheet1.$S28]))-1)*100" office:value-type="float" office:value="5.11945392491466" calcext:value-type="float">
            <text:p>5.12</text:p>
          </table:table-cell>
          <table:table-cell table:formula="of:=(([$Sheet1.E28]/AVERAGE([$Sheet1.$M28:$Sheet1.$S28]))-1)*100" office:value-type="float" office:value="6.71217292377702" calcext:value-type="float">
            <text:p>6.71</text:p>
          </table:table-cell>
          <table:table-cell table:formula="of:=(([$Sheet1.F28]/AVERAGE([$Sheet1.$M28:$Sheet1.$S28]))-1)*100" office:value-type="float" office:value="5.91581342434584" calcext:value-type="float">
            <text:p>5.92</text:p>
          </table:table-cell>
          <table:table-cell table:formula="of:=(([$Sheet1.G28]/AVERAGE([$Sheet1.$M28:$Sheet1.$S28]))-1)*100" office:value-type="float" office:value="5.11945392491466" calcext:value-type="float">
            <text:p>5.12</text:p>
          </table:table-cell>
          <table:table-cell table:formula="of:=(([$Sheet1.H28]/AVERAGE([$Sheet1.$M28:$Sheet1.$S28]))-1)*100" office:value-type="float" office:value="7.50853242320817" calcext:value-type="float">
            <text:p>7.51</text:p>
          </table:table-cell>
          <table:table-cell table:formula="of:=(([$Sheet1.I28]/AVERAGE([$Sheet1.$M28:$Sheet1.$S28]))-1)*100" office:value-type="float" office:value="7.50853242320817" calcext:value-type="float">
            <text:p>7.51</text:p>
          </table:table-cell>
          <table:table-cell table:formula="of:=(([$Sheet1.J28]/AVERAGE([$Sheet1.$M28:$Sheet1.$S28]))-1)*100" office:value-type="float" office:value="7.50853242320817" calcext:value-type="float">
            <text:p>7.51</text:p>
          </table:table-cell>
          <table:table-cell table:formula="of:=(([$Sheet1.K28]/AVERAGE([$Sheet1.$M28:$Sheet1.$S28]))-1)*100" office:value-type="float" office:value="6.71217292377702" calcext:value-type="float">
            <text:p>6.71</text:p>
          </table:table-cell>
          <table:table-cell table:formula="of:=(([$Sheet1.L28]/AVERAGE([$Sheet1.$M28:$Sheet1.$S28]))-1)*100" office:value-type="float" office:value="5.11945392491466" calcext:value-type="float">
            <text:p>5.12</text:p>
          </table:table-cell>
          <table:table-cell table:number-columns-repeated="2"/>
        </table:table-row>
        <table:table-row table:style-name="ro1">
          <table:table-cell table:formula="of:=(([$Sheet1.C29]/AVERAGE([$Sheet1.$M29:$Sheet1.$S29]))-1)*100" office:value-type="float" office:value="4.50530035335686" calcext:value-type="float">
            <text:p>4.51</text:p>
          </table:table-cell>
          <table:table-cell table:formula="of:=(([$Sheet1.D29]/AVERAGE([$Sheet1.$M29:$Sheet1.$S29]))-1)*100" office:value-type="float" office:value="4.50530035335686" calcext:value-type="float">
            <text:p>4.51</text:p>
          </table:table-cell>
          <table:table-cell table:formula="of:=(([$Sheet1.E29]/AVERAGE([$Sheet1.$M29:$Sheet1.$S29]))-1)*100" office:value-type="float" office:value="5.12367491166075" calcext:value-type="float">
            <text:p>5.12</text:p>
          </table:table-cell>
          <table:table-cell table:formula="of:=(([$Sheet1.F29]/AVERAGE([$Sheet1.$M29:$Sheet1.$S29]))-1)*100" office:value-type="float" office:value="4.50530035335686" calcext:value-type="float">
            <text:p>4.51</text:p>
          </table:table-cell>
          <table:table-cell table:formula="of:=(([$Sheet1.G29]/AVERAGE([$Sheet1.$M29:$Sheet1.$S29]))-1)*100" office:value-type="float" office:value="5.74204946996466" calcext:value-type="float">
            <text:p>5.74</text:p>
          </table:table-cell>
          <table:table-cell table:formula="of:=(([$Sheet1.H29]/AVERAGE([$Sheet1.$M29:$Sheet1.$S29]))-1)*100" office:value-type="float" office:value="5.74204946996466" calcext:value-type="float">
            <text:p>5.74</text:p>
          </table:table-cell>
          <table:table-cell table:formula="of:=(([$Sheet1.I29]/AVERAGE([$Sheet1.$M29:$Sheet1.$S29]))-1)*100" office:value-type="float" office:value="3.2685512367491" calcext:value-type="float">
            <text:p>3.27</text:p>
          </table:table-cell>
          <table:table-cell table:formula="of:=(([$Sheet1.J29]/AVERAGE([$Sheet1.$M29:$Sheet1.$S29]))-1)*100" office:value-type="float" office:value="4.50530035335686" calcext:value-type="float">
            <text:p>4.51</text:p>
          </table:table-cell>
          <table:table-cell table:formula="of:=(([$Sheet1.K29]/AVERAGE([$Sheet1.$M29:$Sheet1.$S29]))-1)*100" office:value-type="float" office:value="3.88692579505299" calcext:value-type="float">
            <text:p>3.89</text:p>
          </table:table-cell>
          <table:table-cell table:formula="of:=(([$Sheet1.L29]/AVERAGE([$Sheet1.$M29:$Sheet1.$S29]))-1)*100" office:value-type="float" office:value="3.88692579505299" calcext:value-type="float">
            <text:p>3.89</text:p>
          </table:table-cell>
          <table:table-cell table:number-columns-repeated="2"/>
        </table:table-row>
        <table:table-row table:style-name="ro1">
          <table:table-cell table:formula="of:=(([$Sheet1.C30]/AVERAGE([$Sheet1.$M30:$Sheet1.$S30]))-1)*100" office:value-type="float" office:value="5.84337349397588" calcext:value-type="float">
            <text:p>5.84</text:p>
          </table:table-cell>
          <table:table-cell table:formula="of:=(([$Sheet1.D30]/AVERAGE([$Sheet1.$M30:$Sheet1.$S30]))-1)*100" office:value-type="float" office:value="5.42168674698793" calcext:value-type="float">
            <text:p>5.42</text:p>
          </table:table-cell>
          <table:table-cell table:formula="of:=(([$Sheet1.E30]/AVERAGE([$Sheet1.$M30:$Sheet1.$S30]))-1)*100" office:value-type="float" office:value="5.42168674698793" calcext:value-type="float">
            <text:p>5.42</text:p>
          </table:table-cell>
          <table:table-cell table:formula="of:=(([$Sheet1.F30]/AVERAGE([$Sheet1.$M30:$Sheet1.$S30]))-1)*100" office:value-type="float" office:value="6.26506024096383" calcext:value-type="float">
            <text:p>6.27</text:p>
          </table:table-cell>
          <table:table-cell table:formula="of:=(([$Sheet1.G30]/AVERAGE([$Sheet1.$M30:$Sheet1.$S30]))-1)*100" office:value-type="float" office:value="4.99999999999998" calcext:value-type="float">
            <text:p>5.00</text:p>
          </table:table-cell>
          <table:table-cell table:formula="of:=(([$Sheet1.H30]/AVERAGE([$Sheet1.$M30:$Sheet1.$S30]))-1)*100" office:value-type="float" office:value="4.99999999999998" calcext:value-type="float">
            <text:p>5.00</text:p>
          </table:table-cell>
          <table:table-cell table:formula="of:=(([$Sheet1.I30]/AVERAGE([$Sheet1.$M30:$Sheet1.$S30]))-1)*100" office:value-type="float" office:value="3.31325301204817" calcext:value-type="float">
            <text:p>3.31</text:p>
          </table:table-cell>
          <table:table-cell table:formula="of:=(([$Sheet1.J30]/AVERAGE([$Sheet1.$M30:$Sheet1.$S30]))-1)*100" office:value-type="float" office:value="4.57831325301203" calcext:value-type="float">
            <text:p>4.58</text:p>
          </table:table-cell>
          <table:table-cell table:formula="of:=(([$Sheet1.K30]/AVERAGE([$Sheet1.$M30:$Sheet1.$S30]))-1)*100" office:value-type="float" office:value="4.15662650602406" calcext:value-type="float">
            <text:p>4.16</text:p>
          </table:table-cell>
          <table:table-cell table:formula="of:=(([$Sheet1.L30]/AVERAGE([$Sheet1.$M30:$Sheet1.$S30]))-1)*100" office:value-type="float" office:value="4.15662650602406" calcext:value-type="float">
            <text:p>4.16</text:p>
          </table:table-cell>
          <table:table-cell table:number-columns-repeated="2"/>
        </table:table-row>
        <table:table-row table:style-name="ro1">
          <table:table-cell table:formula="of:=(([$Sheet1.C31]/AVERAGE([$Sheet1.$M31:$Sheet1.$S31]))-1)*100" office:value-type="float" office:value="8.0246913580247" calcext:value-type="float">
            <text:p>8.02</text:p>
          </table:table-cell>
          <table:table-cell table:formula="of:=(([$Sheet1.D31]/AVERAGE([$Sheet1.$M31:$Sheet1.$S31]))-1)*100" office:value-type="float" office:value="9.10493827160495" calcext:value-type="float">
            <text:p>9.10</text:p>
          </table:table-cell>
          <table:table-cell table:formula="of:=(([$Sheet1.E31]/AVERAGE([$Sheet1.$M31:$Sheet1.$S31]))-1)*100" office:value-type="float" office:value="6.94444444444446" calcext:value-type="float">
            <text:p>6.94</text:p>
          </table:table-cell>
          <table:table-cell table:formula="of:=(([$Sheet1.F31]/AVERAGE([$Sheet1.$M31:$Sheet1.$S31]))-1)*100" office:value-type="float" office:value="5.86419753086422" calcext:value-type="float">
            <text:p>5.86</text:p>
          </table:table-cell>
          <table:table-cell table:formula="of:=(([$Sheet1.G31]/AVERAGE([$Sheet1.$M31:$Sheet1.$S31]))-1)*100" office:value-type="float" office:value="6.94444444444446" calcext:value-type="float">
            <text:p>6.94</text:p>
          </table:table-cell>
          <table:table-cell table:formula="of:=(([$Sheet1.H31]/AVERAGE([$Sheet1.$M31:$Sheet1.$S31]))-1)*100" office:value-type="float" office:value="4.78395061728396" calcext:value-type="float">
            <text:p>4.78</text:p>
          </table:table-cell>
          <table:table-cell table:formula="of:=(([$Sheet1.I31]/AVERAGE([$Sheet1.$M31:$Sheet1.$S31]))-1)*100" office:value-type="float" office:value="3.70370370370372" calcext:value-type="float">
            <text:p>3.70</text:p>
          </table:table-cell>
          <table:table-cell table:formula="of:=(([$Sheet1.J31]/AVERAGE([$Sheet1.$M31:$Sheet1.$S31]))-1)*100" office:value-type="float" office:value="3.70370370370372" calcext:value-type="float">
            <text:p>3.70</text:p>
          </table:table-cell>
          <table:table-cell table:formula="of:=(([$Sheet1.K31]/AVERAGE([$Sheet1.$M31:$Sheet1.$S31]))-1)*100" office:value-type="float" office:value="3.70370370370372" calcext:value-type="float">
            <text:p>3.70</text:p>
          </table:table-cell>
          <table:table-cell table:formula="of:=(([$Sheet1.L31]/AVERAGE([$Sheet1.$M31:$Sheet1.$S31]))-1)*100" office:value-type="float" office:value="4.78395061728396" calcext:value-type="float">
            <text:p>4.78</text:p>
          </table:table-cell>
          <table:table-cell table:number-columns-repeated="2"/>
        </table:table-row>
        <table:table-row table:style-name="ro1">
          <table:table-cell table:formula="of:=(([$Sheet1.C32]/AVERAGE([$Sheet1.$M32:$Sheet1.$S32]))-1)*100" office:value-type="float" office:value="3.70370370370372" calcext:value-type="float">
            <text:p>3.70</text:p>
          </table:table-cell>
          <table:table-cell table:formula="of:=(([$Sheet1.D32]/AVERAGE([$Sheet1.$M32:$Sheet1.$S32]))-1)*100" office:value-type="float" office:value="4.23280423280423" calcext:value-type="float">
            <text:p>4.23</text:p>
          </table:table-cell>
          <table:table-cell table:formula="of:=(([$Sheet1.E32]/AVERAGE([$Sheet1.$M32:$Sheet1.$S32]))-1)*100" office:value-type="float" office:value="4.23280423280423" calcext:value-type="float">
            <text:p>4.23</text:p>
          </table:table-cell>
          <table:table-cell table:formula="of:=(([$Sheet1.F32]/AVERAGE([$Sheet1.$M32:$Sheet1.$S32]))-1)*100" office:value-type="float" office:value="3.70370370370372" calcext:value-type="float">
            <text:p>3.70</text:p>
          </table:table-cell>
          <table:table-cell table:formula="of:=(([$Sheet1.G32]/AVERAGE([$Sheet1.$M32:$Sheet1.$S32]))-1)*100" office:value-type="float" office:value="3.70370370370372" calcext:value-type="float">
            <text:p>3.70</text:p>
          </table:table-cell>
          <table:table-cell table:formula="of:=(([$Sheet1.H32]/AVERAGE([$Sheet1.$M32:$Sheet1.$S32]))-1)*100" office:value-type="float" office:value="5.82010582010584" calcext:value-type="float">
            <text:p>5.82</text:p>
          </table:table-cell>
          <table:table-cell table:formula="of:=(([$Sheet1.I32]/AVERAGE([$Sheet1.$M32:$Sheet1.$S32]))-1)*100" office:value-type="float" office:value="5.82010582010584" calcext:value-type="float">
            <text:p>5.82</text:p>
          </table:table-cell>
          <table:table-cell table:formula="of:=(([$Sheet1.J32]/AVERAGE([$Sheet1.$M32:$Sheet1.$S32]))-1)*100" office:value-type="float" office:value="5.2910052910053" calcext:value-type="float">
            <text:p>5.29</text:p>
          </table:table-cell>
          <table:table-cell table:formula="of:=(([$Sheet1.K32]/AVERAGE([$Sheet1.$M32:$Sheet1.$S32]))-1)*100" office:value-type="float" office:value="5.82010582010584" calcext:value-type="float">
            <text:p>5.82</text:p>
          </table:table-cell>
          <table:table-cell table:formula="of:=(([$Sheet1.L32]/AVERAGE([$Sheet1.$M32:$Sheet1.$S32]))-1)*100" office:value-type="float" office:value="5.82010582010584" calcext:value-type="float">
            <text:p>5.82</text:p>
          </table:table-cell>
          <table:table-cell table:number-columns-repeated="2"/>
        </table:table-row>
        <table:table-row table:style-name="ro1">
          <table:table-cell table:formula="of:=(([$Sheet1.C33]/AVERAGE([$Sheet1.$M33:$Sheet1.$S33]))-1)*100" office:value-type="float" office:value="6.17283950617285" calcext:value-type="float">
            <text:p>6.17</text:p>
          </table:table-cell>
          <table:table-cell table:formula="of:=(([$Sheet1.D33]/AVERAGE([$Sheet1.$M33:$Sheet1.$S33]))-1)*100" office:value-type="float" office:value="5.34979423868314" calcext:value-type="float">
            <text:p>5.35</text:p>
          </table:table-cell>
          <table:table-cell table:formula="of:=(([$Sheet1.E33]/AVERAGE([$Sheet1.$M33:$Sheet1.$S33]))-1)*100" office:value-type="float" office:value="5.34979423868314" calcext:value-type="float">
            <text:p>5.35</text:p>
          </table:table-cell>
          <table:table-cell table:formula="of:=(([$Sheet1.F33]/AVERAGE([$Sheet1.$M33:$Sheet1.$S33]))-1)*100" office:value-type="float" office:value="5.76131687242798" calcext:value-type="float">
            <text:p>5.76</text:p>
          </table:table-cell>
          <table:table-cell table:formula="of:=(([$Sheet1.G33]/AVERAGE([$Sheet1.$M33:$Sheet1.$S33]))-1)*100" office:value-type="float" office:value="5.76131687242798" calcext:value-type="float">
            <text:p>5.76</text:p>
          </table:table-cell>
          <table:table-cell table:formula="of:=(([$Sheet1.H33]/AVERAGE([$Sheet1.$M33:$Sheet1.$S33]))-1)*100" office:value-type="float" office:value="6.99588477366255" calcext:value-type="float">
            <text:p>7.00</text:p>
          </table:table-cell>
          <table:table-cell table:formula="of:=(([$Sheet1.I33]/AVERAGE([$Sheet1.$M33:$Sheet1.$S33]))-1)*100" office:value-type="float" office:value="6.17283950617285" calcext:value-type="float">
            <text:p>6.17</text:p>
          </table:table-cell>
          <table:table-cell table:formula="of:=(([$Sheet1.J33]/AVERAGE([$Sheet1.$M33:$Sheet1.$S33]))-1)*100" office:value-type="float" office:value="5.76131687242798" calcext:value-type="float">
            <text:p>5.76</text:p>
          </table:table-cell>
          <table:table-cell table:formula="of:=(([$Sheet1.K33]/AVERAGE([$Sheet1.$M33:$Sheet1.$S33]))-1)*100" office:value-type="float" office:value="6.17283950617285" calcext:value-type="float">
            <text:p>6.17</text:p>
          </table:table-cell>
          <table:table-cell table:formula="of:=(([$Sheet1.L33]/AVERAGE([$Sheet1.$M33:$Sheet1.$S33]))-1)*100" office:value-type="float" office:value="6.17283950617285" calcext:value-type="float">
            <text:p>6.17</text:p>
          </table:table-cell>
          <table:table-cell table:number-columns-repeated="2"/>
        </table:table-row>
        <table:table-row table:style-name="ro1">
          <table:table-cell table:formula="of:=(([$Sheet1.C34]/AVERAGE([$Sheet1.$M34:$Sheet1.$S34]))-1)*100" office:value-type="float" office:value="2.32018561484917" calcext:value-type="float">
            <text:p>2.32</text:p>
          </table:table-cell>
          <table:table-cell table:formula="of:=(([$Sheet1.D34]/AVERAGE([$Sheet1.$M34:$Sheet1.$S34]))-1)*100" office:value-type="float" office:value="2.32018561484917" calcext:value-type="float">
            <text:p>2.32</text:p>
          </table:table-cell>
          <table:table-cell table:formula="of:=(([$Sheet1.E34]/AVERAGE([$Sheet1.$M34:$Sheet1.$S34]))-1)*100" office:value-type="float" office:value="2.64501160092807" calcext:value-type="float">
            <text:p>2.65</text:p>
          </table:table-cell>
          <table:table-cell table:formula="of:=(([$Sheet1.F34]/AVERAGE([$Sheet1.$M34:$Sheet1.$S34]))-1)*100" office:value-type="float" office:value="1.67053364269141" calcext:value-type="float">
            <text:p>1.67</text:p>
          </table:table-cell>
          <table:table-cell table:formula="of:=(([$Sheet1.G34]/AVERAGE([$Sheet1.$M34:$Sheet1.$S34]))-1)*100" office:value-type="float" office:value="2.64501160092807" calcext:value-type="float">
            <text:p>2.65</text:p>
          </table:table-cell>
          <table:table-cell table:formula="of:=(([$Sheet1.H34]/AVERAGE([$Sheet1.$M34:$Sheet1.$S34]))-1)*100" office:value-type="float" office:value="2.64501160092807" calcext:value-type="float">
            <text:p>2.65</text:p>
          </table:table-cell>
          <table:table-cell table:formula="of:=(([$Sheet1.I34]/AVERAGE([$Sheet1.$M34:$Sheet1.$S34]))-1)*100" office:value-type="float" office:value="2.64501160092807" calcext:value-type="float">
            <text:p>2.65</text:p>
          </table:table-cell>
          <table:table-cell table:formula="of:=(([$Sheet1.J34]/AVERAGE([$Sheet1.$M34:$Sheet1.$S34]))-1)*100" office:value-type="float" office:value="2.64501160092807" calcext:value-type="float">
            <text:p>2.65</text:p>
          </table:table-cell>
          <table:table-cell table:formula="of:=(([$Sheet1.K34]/AVERAGE([$Sheet1.$M34:$Sheet1.$S34]))-1)*100" office:value-type="float" office:value="1.99535962877029" calcext:value-type="float">
            <text:p>2.00</text:p>
          </table:table-cell>
          <table:table-cell table:formula="of:=(([$Sheet1.L34]/AVERAGE([$Sheet1.$M34:$Sheet1.$S34]))-1)*100" office:value-type="float" office:value="1.34570765661253" calcext:value-type="float">
            <text:p>1.3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 office:value-type="string" calcext:value-type="string">
            <text:p>MAX</text:p>
          </table:table-cell>
          <table:table-cell/>
          <table:table-cell office:value-type="string" calcext:value-type="string">
            <text:p>MAXMAX</text:p>
          </table:table-cell>
        </table:table-row>
        <table:table-row table:style-name="ro1">
          <table:table-cell table:formula="of:=MAX([.A1:.A32])" office:value-type="float" office:value="8.0246913580247" calcext:value-type="float">
            <text:p>8.02</text:p>
          </table:table-cell>
          <table:table-cell table:formula="of:=MAX([.B1:.B32])" office:value-type="float" office:value="9.10493827160495" calcext:value-type="float">
            <text:p>9.10</text:p>
          </table:table-cell>
          <table:table-cell table:formula="of:=MAX([.C1:.C32])" office:value-type="float" office:value="7.74946921443735" calcext:value-type="float">
            <text:p>7.75</text:p>
          </table:table-cell>
          <table:table-cell table:formula="of:=MAX([.D1:.D32])" office:value-type="float" office:value="7.74946921443735" calcext:value-type="float">
            <text:p>7.75</text:p>
          </table:table-cell>
          <table:table-cell table:formula="of:=MAX([.E1:.E32])" office:value-type="float" office:value="7.12909441233141" calcext:value-type="float">
            <text:p>7.13</text:p>
          </table:table-cell>
          <table:table-cell table:formula="of:=MAX([.F1:.F32])" office:value-type="float" office:value="7.97101449275361" calcext:value-type="float">
            <text:p>7.97</text:p>
          </table:table-cell>
          <table:table-cell table:formula="of:=MAX([.G1:.G32])" office:value-type="float" office:value="7.50853242320817" calcext:value-type="float">
            <text:p>7.51</text:p>
          </table:table-cell>
          <table:table-cell table:formula="of:=MAX([.H1:.H32])" office:value-type="float" office:value="7.50853242320817" calcext:value-type="float">
            <text:p>7.51</text:p>
          </table:table-cell>
          <table:table-cell table:formula="of:=MAX([.I1:.I32])" office:value-type="float" office:value="7.97101449275361" calcext:value-type="float">
            <text:p>7.97</text:p>
          </table:table-cell>
          <table:table-cell table:formula="of:=MAX([.J1:.J32])" office:value-type="float" office:value="7.24637681159421" calcext:value-type="float">
            <text:p>7.25</text:p>
          </table:table-cell>
          <table:table-cell/>
          <table:table-cell table:style-name="ce97" table:formula="of:=MAX([.A35:.J35])" office:value-type="float" office:value="9.10493827160495" calcext:value-type="float">
            <text:p>9.10</text:p>
          </table:table-cell>
        </table:table-row>
        <table:table-row table:style-name="ro1">
          <table:table-cell table:number-columns-repeated="10"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 table:formula="of:=MIN([.A3:.A34])" office:value-type="float" office:value="0.241896468311564" calcext:value-type="float">
            <text:p>0.24</text:p>
          </table:table-cell>
          <table:table-cell table:formula="of:=MIN([.B3:.B34])" office:value-type="float" office:value="0.241896468311564" calcext:value-type="float">
            <text:p>0.24</text:p>
          </table:table-cell>
          <table:table-cell table:formula="of:=MIN([.C3:.C34])" office:value-type="float" office:value="0.141643059490071" calcext:value-type="float">
            <text:p>0.14</text:p>
          </table:table-cell>
          <table:table-cell table:formula="of:=MIN([.D3:.D34])" office:value-type="float" office:value="0.241896468311564" calcext:value-type="float">
            <text:p>0.24</text:p>
          </table:table-cell>
          <table:table-cell table:formula="of:=MIN([.E3:.E34])" office:value-type="float" office:value="-0.849858356940525" calcext:value-type="float">
            <text:p>-0.85</text:p>
          </table:table-cell>
          <table:table-cell table:formula="of:=MIN([.F3:.F34])" office:value-type="float" office:value="0.241896468311564" calcext:value-type="float">
            <text:p>0.24</text:p>
          </table:table-cell>
          <table:table-cell table:formula="of:=MIN([.G3:.G34])" office:value-type="float" office:value="0.241896468311564" calcext:value-type="float">
            <text:p>0.24</text:p>
          </table:table-cell>
          <table:table-cell table:formula="of:=MIN([.H3:.H34])" office:value-type="float" office:value="0.241896468311564" calcext:value-type="float">
            <text:p>0.24</text:p>
          </table:table-cell>
          <table:table-cell table:formula="of:=MIN([.I3:.I34])" office:value-type="float" office:value="0.241896468311564" calcext:value-type="float">
            <text:p>0.24</text:p>
          </table:table-cell>
          <table:table-cell table:formula="of:=MIN([.J3:.J34])" office:value-type="float" office:value="0.241896468311564" calcext:value-type="float">
            <text:p>0.24</text:p>
          </table:table-cell>
          <table:table-cell/>
          <table:table-cell table:style-name="ce97" table:formula="of:=MIN([.A37:.J37])" office:value-type="float" office:value="-0.849858356940525" calcext:value-type="float">
            <text:p>-0.85</text:p>
          </table:table-cell>
        </table:table-row>
        <table:table-row table:style-name="ro1">
          <table:table-cell table:number-columns-repeated="10" office:value-type="string" calcext:value-type="string">
            <text:p>AVG</text:p>
          </table:table-cell>
          <table:table-cell table:number-columns-repeated="2"/>
        </table:table-row>
        <table:table-row table:style-name="ro1">
          <table:table-cell table:formula="of:=AVERAGE([.A1:.A32])" office:value-type="float" office:value="4.57038759799765" calcext:value-type="float">
            <text:p>4.57</text:p>
          </table:table-cell>
          <table:table-cell table:formula="of:=AVERAGE([.B1:.B32])" office:value-type="float" office:value="4.31502587952926" calcext:value-type="float">
            <text:p>4.32</text:p>
          </table:table-cell>
          <table:table-cell table:formula="of:=AVERAGE([.C1:.C32])" office:value-type="float" office:value="4.29069905983448" calcext:value-type="float">
            <text:p>4.29</text:p>
          </table:table-cell>
          <table:table-cell table:formula="of:=AVERAGE([.D1:.D32])" office:value-type="float" office:value="4.05310496719278" calcext:value-type="float">
            <text:p>4.05</text:p>
          </table:table-cell>
          <table:table-cell table:formula="of:=AVERAGE([.E1:.E32])" office:value-type="float" office:value="3.9464836805439" calcext:value-type="float">
            <text:p>3.95</text:p>
          </table:table-cell>
          <table:table-cell table:formula="of:=AVERAGE([.F1:.F32])" office:value-type="float" office:value="4.35095304318129" calcext:value-type="float">
            <text:p>4.35</text:p>
          </table:table-cell>
          <table:table-cell table:formula="of:=AVERAGE([.G1:.G32])" office:value-type="float" office:value="4.01359089444345" calcext:value-type="float">
            <text:p>4.01</text:p>
          </table:table-cell>
          <table:table-cell table:formula="of:=AVERAGE([.H1:.H32])" office:value-type="float" office:value="3.94289277859316" calcext:value-type="float">
            <text:p>3.94</text:p>
          </table:table-cell>
          <table:table-cell table:formula="of:=AVERAGE([.I1:.I32])" office:value-type="float" office:value="3.74245855616663" calcext:value-type="float">
            <text:p>3.74</text:p>
          </table:table-cell>
          <table:table-cell table:formula="of:=AVERAGE([.J1:.J32])" office:value-type="float" office:value="3.51597377823437" calcext:value-type="float">
            <text:p>3.52</text:p>
          </table:table-cell>
          <table:table-cell table:number-columns-repeated="2"/>
        </table:table-row>
      </table:table>
      <table:table table:name="BRKGA-GAP" table:style-name="ta1">
        <table:table-column table:style-name="co1" table:number-columns-repeated="10" table:default-cell-style-name="ce97"/>
        <table:table-row table:style-name="ro1">
          <table:table-cell table:formula="of:=(([$Sheet1.C3]/[$Sheet1.$S3])-1)*100" office:value-type="float" office:value="8.20895522388059" calcext:value-type="float">
            <text:p>8.21</text:p>
          </table:table-cell>
          <table:table-cell table:formula="of:=(([$Sheet1.D3]/[$Sheet1.$S3])-1)*100" office:value-type="float" office:value="8.20895522388059" calcext:value-type="float">
            <text:p>8.21</text:p>
          </table:table-cell>
          <table:table-cell table:formula="of:=(([$Sheet1.E3]/[$Sheet1.$S3])-1)*100" office:value-type="float" office:value="8.20895522388059" calcext:value-type="float">
            <text:p>8.21</text:p>
          </table:table-cell>
          <table:table-cell table:formula="of:=(([$Sheet1.F3]/[$Sheet1.$S3])-1)*100" office:value-type="float" office:value="8.20895522388059" calcext:value-type="float">
            <text:p>8.21</text:p>
          </table:table-cell>
          <table:table-cell table:formula="of:=(([$Sheet1.G3]/[$Sheet1.$S3])-1)*100" office:value-type="float" office:value="5.22388059701493" calcext:value-type="float">
            <text:p>5.22</text:p>
          </table:table-cell>
          <table:table-cell table:formula="of:=(([$Sheet1.H3]/[$Sheet1.$S3])-1)*100" office:value-type="float" office:value="7.46268656716418" calcext:value-type="float">
            <text:p>7.46</text:p>
          </table:table-cell>
          <table:table-cell table:formula="of:=(([$Sheet1.I3]/[$Sheet1.$S3])-1)*100" office:value-type="float" office:value="6.71641791044777" calcext:value-type="float">
            <text:p>6.72</text:p>
          </table:table-cell>
          <table:table-cell table:formula="of:=(([$Sheet1.J3]/[$Sheet1.$S3])-1)*100" office:value-type="float" office:value="6.71641791044777" calcext:value-type="float">
            <text:p>6.72</text:p>
          </table:table-cell>
          <table:table-cell table:formula="of:=(([$Sheet1.K3]/[$Sheet1.$S3])-1)*100" office:value-type="float" office:value="7.46268656716418" calcext:value-type="float">
            <text:p>7.46</text:p>
          </table:table-cell>
          <table:table-cell table:formula="of:=(([$Sheet1.L3]/[$Sheet1.$S3])-1)*100" office:value-type="float" office:value="4.4776119402985" calcext:value-type="float">
            <text:p>4.48</text:p>
          </table:table-cell>
        </table:table-row>
        <table:table-row table:style-name="ro1">
          <table:table-cell table:formula="of:=(([$Sheet1.C4]/[$Sheet1.$S4])-1)*100" office:value-type="float" office:value="6.76691729323307" calcext:value-type="float">
            <text:p>6.77</text:p>
          </table:table-cell>
          <table:table-cell table:formula="of:=(([$Sheet1.D4]/[$Sheet1.$S4])-1)*100" office:value-type="float" office:value="6.39097744360901" calcext:value-type="float">
            <text:p>6.39</text:p>
          </table:table-cell>
          <table:table-cell table:formula="of:=(([$Sheet1.E4]/[$Sheet1.$S4])-1)*100" office:value-type="float" office:value="6.39097744360901" calcext:value-type="float">
            <text:p>6.39</text:p>
          </table:table-cell>
          <table:table-cell table:formula="of:=(([$Sheet1.F4]/[$Sheet1.$S4])-1)*100" office:value-type="float" office:value="6.76691729323307" calcext:value-type="float">
            <text:p>6.77</text:p>
          </table:table-cell>
          <table:table-cell table:formula="of:=(([$Sheet1.G4]/[$Sheet1.$S4])-1)*100" office:value-type="float" office:value="5.26315789473684" calcext:value-type="float">
            <text:p>5.26</text:p>
          </table:table-cell>
          <table:table-cell table:formula="of:=(([$Sheet1.H4]/[$Sheet1.$S4])-1)*100" office:value-type="float" office:value="4.13533834586466" calcext:value-type="float">
            <text:p>4.14</text:p>
          </table:table-cell>
          <table:table-cell table:formula="of:=(([$Sheet1.I4]/[$Sheet1.$S4])-1)*100" office:value-type="float" office:value="4.51127819548871" calcext:value-type="float">
            <text:p>4.51</text:p>
          </table:table-cell>
          <table:table-cell table:formula="of:=(([$Sheet1.J4]/[$Sheet1.$S4])-1)*100" office:value-type="float" office:value="4.51127819548871" calcext:value-type="float">
            <text:p>4.51</text:p>
          </table:table-cell>
          <table:table-cell table:formula="of:=(([$Sheet1.K4]/[$Sheet1.$S4])-1)*100" office:value-type="float" office:value="4.88721804511276" calcext:value-type="float">
            <text:p>4.89</text:p>
          </table:table-cell>
          <table:table-cell table:formula="of:=(([$Sheet1.L4]/[$Sheet1.$S4])-1)*100" office:value-type="float" office:value="4.13533834586466" calcext:value-type="float">
            <text:p>4.14</text:p>
          </table:table-cell>
        </table:table-row>
        <table:table-row table:style-name="ro1">
          <table:table-cell table:formula="of:=(([$Sheet1.C5]/[$Sheet1.$S5])-1)*100" office:value-type="float" office:value="6.06060606060608" calcext:value-type="float">
            <text:p>6.06</text:p>
          </table:table-cell>
          <table:table-cell table:formula="of:=(([$Sheet1.D5]/[$Sheet1.$S5])-1)*100" office:value-type="float" office:value="6.06060606060608" calcext:value-type="float">
            <text:p>6.06</text:p>
          </table:table-cell>
          <table:table-cell table:formula="of:=(([$Sheet1.E5]/[$Sheet1.$S5])-1)*100" office:value-type="float" office:value="5.78512396694215" calcext:value-type="float">
            <text:p>5.79</text:p>
          </table:table-cell>
          <table:table-cell table:formula="of:=(([$Sheet1.F5]/[$Sheet1.$S5])-1)*100" office:value-type="float" office:value="5.50964187327825" calcext:value-type="float">
            <text:p>5.51</text:p>
          </table:table-cell>
          <table:table-cell table:formula="of:=(([$Sheet1.G5]/[$Sheet1.$S5])-1)*100" office:value-type="float" office:value="5.78512396694215" calcext:value-type="float">
            <text:p>5.79</text:p>
          </table:table-cell>
          <table:table-cell table:formula="of:=(([$Sheet1.H5]/[$Sheet1.$S5])-1)*100" office:value-type="float" office:value="5.78512396694215" calcext:value-type="float">
            <text:p>5.79</text:p>
          </table:table-cell>
          <table:table-cell table:formula="of:=(([$Sheet1.I5]/[$Sheet1.$S5])-1)*100" office:value-type="float" office:value="6.06060606060608" calcext:value-type="float">
            <text:p>6.06</text:p>
          </table:table-cell>
          <table:table-cell table:formula="of:=(([$Sheet1.J5]/[$Sheet1.$S5])-1)*100" office:value-type="float" office:value="6.06060606060608" calcext:value-type="float">
            <text:p>6.06</text:p>
          </table:table-cell>
          <table:table-cell table:formula="of:=(([$Sheet1.K5]/[$Sheet1.$S5])-1)*100" office:value-type="float" office:value="5.50964187327825" calcext:value-type="float">
            <text:p>5.51</text:p>
          </table:table-cell>
          <table:table-cell table:formula="of:=(([$Sheet1.L5]/[$Sheet1.$S5])-1)*100" office:value-type="float" office:value="4.40771349862259" calcext:value-type="float">
            <text:p>4.41</text:p>
          </table:table-cell>
        </table:table-row>
        <table:table-row table:style-name="ro1">
          <table:table-cell table:formula="of:=(([$Sheet1.C6]/[$Sheet1.$S6])-1)*100" office:value-type="float" office:value="4.52755905511812" calcext:value-type="float">
            <text:p>4.53</text:p>
          </table:table-cell>
          <table:table-cell table:formula="of:=(([$Sheet1.D6]/[$Sheet1.$S6])-1)*100" office:value-type="float" office:value="4.72440944881891" calcext:value-type="float">
            <text:p>4.72</text:p>
          </table:table-cell>
          <table:table-cell table:formula="of:=(([$Sheet1.E6]/[$Sheet1.$S6])-1)*100" office:value-type="float" office:value="4.33070866141734" calcext:value-type="float">
            <text:p>4.33</text:p>
          </table:table-cell>
          <table:table-cell table:formula="of:=(([$Sheet1.F6]/[$Sheet1.$S6])-1)*100" office:value-type="float" office:value="4.13385826771653" calcext:value-type="float">
            <text:p>4.13</text:p>
          </table:table-cell>
          <table:table-cell table:formula="of:=(([$Sheet1.G6]/[$Sheet1.$S6])-1)*100" office:value-type="float" office:value="4.33070866141734" calcext:value-type="float">
            <text:p>4.33</text:p>
          </table:table-cell>
          <table:table-cell table:formula="of:=(([$Sheet1.H6]/[$Sheet1.$S6])-1)*100" office:value-type="float" office:value="3.74015748031498" calcext:value-type="float">
            <text:p>3.74</text:p>
          </table:table-cell>
          <table:table-cell table:formula="of:=(([$Sheet1.I6]/[$Sheet1.$S6])-1)*100" office:value-type="float" office:value="3.74015748031498" calcext:value-type="float">
            <text:p>3.74</text:p>
          </table:table-cell>
          <table:table-cell table:formula="of:=(([$Sheet1.J6]/[$Sheet1.$S6])-1)*100" office:value-type="float" office:value="3.54330708661419" calcext:value-type="float">
            <text:p>3.54</text:p>
          </table:table-cell>
          <table:table-cell table:formula="of:=(([$Sheet1.K6]/[$Sheet1.$S6])-1)*100" office:value-type="float" office:value="3.54330708661419" calcext:value-type="float">
            <text:p>3.54</text:p>
          </table:table-cell>
          <table:table-cell table:formula="of:=(([$Sheet1.L6]/[$Sheet1.$S6])-1)*100" office:value-type="float" office:value="3.74015748031498" calcext:value-type="float">
            <text:p>3.74</text:p>
          </table:table-cell>
        </table:table-row>
        <table:table-row table:style-name="ro1">
          <table:table-cell table:formula="of:=(([$Sheet1.C7]/[$Sheet1.$S7])-1)*100" office:value-type="float" office:value="7.24637681159421" calcext:value-type="float">
            <text:p>7.25</text:p>
          </table:table-cell>
          <table:table-cell table:formula="of:=(([$Sheet1.D7]/[$Sheet1.$S7])-1)*100" office:value-type="float" office:value="6.52173913043477" calcext:value-type="float">
            <text:p>6.52</text:p>
          </table:table-cell>
          <table:table-cell table:formula="of:=(([$Sheet1.E7]/[$Sheet1.$S7])-1)*100" office:value-type="float" office:value="6.52173913043477" calcext:value-type="float">
            <text:p>6.52</text:p>
          </table:table-cell>
          <table:table-cell table:formula="of:=(([$Sheet1.F7]/[$Sheet1.$S7])-1)*100" office:value-type="float" office:value="6.52173913043477" calcext:value-type="float">
            <text:p>6.52</text:p>
          </table:table-cell>
          <table:table-cell table:formula="of:=(([$Sheet1.G7]/[$Sheet1.$S7])-1)*100" office:value-type="float" office:value="5.79710144927534" calcext:value-type="float">
            <text:p>5.80</text:p>
          </table:table-cell>
          <table:table-cell table:formula="of:=(([$Sheet1.H7]/[$Sheet1.$S7])-1)*100" office:value-type="float" office:value="7.97101449275361" calcext:value-type="float">
            <text:p>7.97</text:p>
          </table:table-cell>
          <table:table-cell table:formula="of:=(([$Sheet1.I7]/[$Sheet1.$S7])-1)*100" office:value-type="float" office:value="7.24637681159421" calcext:value-type="float">
            <text:p>7.25</text:p>
          </table:table-cell>
          <table:table-cell table:formula="of:=(([$Sheet1.J7]/[$Sheet1.$S7])-1)*100" office:value-type="float" office:value="7.24637681159421" calcext:value-type="float">
            <text:p>7.25</text:p>
          </table:table-cell>
          <table:table-cell table:formula="of:=(([$Sheet1.K7]/[$Sheet1.$S7])-1)*100" office:value-type="float" office:value="7.97101449275361" calcext:value-type="float">
            <text:p>7.97</text:p>
          </table:table-cell>
          <table:table-cell table:formula="of:=(([$Sheet1.L7]/[$Sheet1.$S7])-1)*100" office:value-type="float" office:value="7.24637681159421" calcext:value-type="float">
            <text:p>7.25</text:p>
          </table:table-cell>
        </table:table-row>
        <table:table-row table:style-name="ro1">
          <table:table-cell table:formula="of:=(([$Sheet1.C8]/[$Sheet1.$S8])-1)*100" office:value-type="float" office:value="3.92156862745099" calcext:value-type="float">
            <text:p>3.92</text:p>
          </table:table-cell>
          <table:table-cell table:formula="of:=(([$Sheet1.D8]/[$Sheet1.$S8])-1)*100" office:value-type="float" office:value="4.31372549019609" calcext:value-type="float">
            <text:p>4.31</text:p>
          </table:table-cell>
          <table:table-cell table:formula="of:=(([$Sheet1.E8]/[$Sheet1.$S8])-1)*100" office:value-type="float" office:value="4.31372549019609" calcext:value-type="float">
            <text:p>4.31</text:p>
          </table:table-cell>
          <table:table-cell table:formula="of:=(([$Sheet1.F8]/[$Sheet1.$S8])-1)*100" office:value-type="float" office:value="4.31372549019609" calcext:value-type="float">
            <text:p>4.31</text:p>
          </table:table-cell>
          <table:table-cell table:formula="of:=(([$Sheet1.G8]/[$Sheet1.$S8])-1)*100" office:value-type="float" office:value="4.31372549019609" calcext:value-type="float">
            <text:p>4.31</text:p>
          </table:table-cell>
          <table:table-cell table:formula="of:=(([$Sheet1.H8]/[$Sheet1.$S8])-1)*100" office:value-type="float" office:value="6.27450980392157" calcext:value-type="float">
            <text:p>6.27</text:p>
          </table:table-cell>
          <table:table-cell table:formula="of:=(([$Sheet1.I8]/[$Sheet1.$S8])-1)*100" office:value-type="float" office:value="5.49019607843138" calcext:value-type="float">
            <text:p>5.49</text:p>
          </table:table-cell>
          <table:table-cell table:formula="of:=(([$Sheet1.J8]/[$Sheet1.$S8])-1)*100" office:value-type="float" office:value="5.49019607843138" calcext:value-type="float">
            <text:p>5.49</text:p>
          </table:table-cell>
          <table:table-cell table:formula="of:=(([$Sheet1.K8]/[$Sheet1.$S8])-1)*100" office:value-type="float" office:value="4.70588235294118" calcext:value-type="float">
            <text:p>4.71</text:p>
          </table:table-cell>
          <table:table-cell table:formula="of:=(([$Sheet1.L8]/[$Sheet1.$S8])-1)*100" office:value-type="float" office:value="4.70588235294118" calcext:value-type="float">
            <text:p>4.71</text:p>
          </table:table-cell>
        </table:table-row>
        <table:table-row table:style-name="ro1">
          <table:table-cell table:formula="of:=(([$Sheet1.C9]/[$Sheet1.$S9])-1)*100" office:value-type="float" office:value="4.91803278688523" calcext:value-type="float">
            <text:p>4.92</text:p>
          </table:table-cell>
          <table:table-cell table:formula="of:=(([$Sheet1.D9]/[$Sheet1.$S9])-1)*100" office:value-type="float" office:value="4.64480874316939" calcext:value-type="float">
            <text:p>4.64</text:p>
          </table:table-cell>
          <table:table-cell table:formula="of:=(([$Sheet1.E9]/[$Sheet1.$S9])-1)*100" office:value-type="float" office:value="4.37158469945356" calcext:value-type="float">
            <text:p>4.37</text:p>
          </table:table-cell>
          <table:table-cell table:formula="of:=(([$Sheet1.F9]/[$Sheet1.$S9])-1)*100" office:value-type="float" office:value="4.64480874316939" calcext:value-type="float">
            <text:p>4.64</text:p>
          </table:table-cell>
          <table:table-cell table:formula="of:=(([$Sheet1.G9]/[$Sheet1.$S9])-1)*100" office:value-type="float" office:value="4.64480874316939" calcext:value-type="float">
            <text:p>4.64</text:p>
          </table:table-cell>
          <table:table-cell table:formula="of:=(([$Sheet1.H9]/[$Sheet1.$S9])-1)*100" office:value-type="float" office:value="7.10382513661203" calcext:value-type="float">
            <text:p>7.10</text:p>
          </table:table-cell>
          <table:table-cell table:formula="of:=(([$Sheet1.I9]/[$Sheet1.$S9])-1)*100" office:value-type="float" office:value="7.10382513661203" calcext:value-type="float">
            <text:p>7.10</text:p>
          </table:table-cell>
          <table:table-cell table:formula="of:=(([$Sheet1.J9]/[$Sheet1.$S9])-1)*100" office:value-type="float" office:value="6.83060109289617" calcext:value-type="float">
            <text:p>6.83</text:p>
          </table:table-cell>
          <table:table-cell table:formula="of:=(([$Sheet1.K9]/[$Sheet1.$S9])-1)*100" office:value-type="float" office:value="6.83060109289617" calcext:value-type="float">
            <text:p>6.83</text:p>
          </table:table-cell>
          <table:table-cell table:formula="of:=(([$Sheet1.L9]/[$Sheet1.$S9])-1)*100" office:value-type="float" office:value="6.55737704918031" calcext:value-type="float">
            <text:p>6.56</text:p>
          </table:table-cell>
        </table:table-row>
        <table:table-row table:style-name="ro1">
          <table:table-cell table:formula="of:=(([$Sheet1.C10]/[$Sheet1.$S10])-1)*100" office:value-type="float" office:value="3.84615384615383" calcext:value-type="float">
            <text:p>3.85</text:p>
          </table:table-cell>
          <table:table-cell table:formula="of:=(([$Sheet1.D10]/[$Sheet1.$S10])-1)*100" office:value-type="float" office:value="3.64372469635628" calcext:value-type="float">
            <text:p>3.64</text:p>
          </table:table-cell>
          <table:table-cell table:formula="of:=(([$Sheet1.E10]/[$Sheet1.$S10])-1)*100" office:value-type="float" office:value="3.44129554655872" calcext:value-type="float">
            <text:p>3.44</text:p>
          </table:table-cell>
          <table:table-cell table:formula="of:=(([$Sheet1.F10]/[$Sheet1.$S10])-1)*100" office:value-type="float" office:value="3.84615384615383" calcext:value-type="float">
            <text:p>3.85</text:p>
          </table:table-cell>
          <table:table-cell table:formula="of:=(([$Sheet1.G10]/[$Sheet1.$S10])-1)*100" office:value-type="float" office:value="3.23886639676114" calcext:value-type="float">
            <text:p>3.24</text:p>
          </table:table-cell>
          <table:table-cell table:formula="of:=(([$Sheet1.H10]/[$Sheet1.$S10])-1)*100" office:value-type="float" office:value="5.06072874493928" calcext:value-type="float">
            <text:p>5.06</text:p>
          </table:table-cell>
          <table:table-cell table:formula="of:=(([$Sheet1.I10]/[$Sheet1.$S10])-1)*100" office:value-type="float" office:value="4.8582995951417" calcext:value-type="float">
            <text:p>4.86</text:p>
          </table:table-cell>
          <table:table-cell table:formula="of:=(([$Sheet1.J10]/[$Sheet1.$S10])-1)*100" office:value-type="float" office:value="5.06072874493928" calcext:value-type="float">
            <text:p>5.06</text:p>
          </table:table-cell>
          <table:table-cell table:formula="of:=(([$Sheet1.K10]/[$Sheet1.$S10])-1)*100" office:value-type="float" office:value="4.8582995951417" calcext:value-type="float">
            <text:p>4.86</text:p>
          </table:table-cell>
          <table:table-cell table:formula="of:=(([$Sheet1.L10]/[$Sheet1.$S10])-1)*100" office:value-type="float" office:value="4.65587044534415" calcext:value-type="float">
            <text:p>4.66</text:p>
          </table:table-cell>
        </table:table-row>
        <table:table-row table:style-name="ro1">
          <table:table-cell table:formula="of:=(([$Sheet1.C11]/[$Sheet1.$S11])-1)*100" office:value-type="float" office:value="6.76691729323307" calcext:value-type="float">
            <text:p>6.77</text:p>
          </table:table-cell>
          <table:table-cell table:formula="of:=(([$Sheet1.D11]/[$Sheet1.$S11])-1)*100" office:value-type="float" office:value="6.01503759398496" calcext:value-type="float">
            <text:p>6.02</text:p>
          </table:table-cell>
          <table:table-cell table:formula="of:=(([$Sheet1.E11]/[$Sheet1.$S11])-1)*100" office:value-type="float" office:value="4.51127819548871" calcext:value-type="float">
            <text:p>4.51</text:p>
          </table:table-cell>
          <table:table-cell table:formula="of:=(([$Sheet1.F11]/[$Sheet1.$S11])-1)*100" office:value-type="float" office:value="3.75939849624061" calcext:value-type="float">
            <text:p>3.76</text:p>
          </table:table-cell>
          <table:table-cell table:formula="of:=(([$Sheet1.G11]/[$Sheet1.$S11])-1)*100" office:value-type="float" office:value="4.51127819548871" calcext:value-type="float">
            <text:p>4.51</text:p>
          </table:table-cell>
          <table:table-cell table:formula="of:=(([$Sheet1.H11]/[$Sheet1.$S11])-1)*100" office:value-type="float" office:value="5.26315789473684" calcext:value-type="float">
            <text:p>5.26</text:p>
          </table:table-cell>
          <table:table-cell table:formula="of:=(([$Sheet1.I11]/[$Sheet1.$S11])-1)*100" office:value-type="float" office:value="6.01503759398496" calcext:value-type="float">
            <text:p>6.02</text:p>
          </table:table-cell>
          <table:table-cell table:formula="of:=(([$Sheet1.J11]/[$Sheet1.$S11])-1)*100" office:value-type="float" office:value="4.51127819548871" calcext:value-type="float">
            <text:p>4.51</text:p>
          </table:table-cell>
          <table:table-cell table:formula="of:=(([$Sheet1.K11]/[$Sheet1.$S11])-1)*100" office:value-type="float" office:value="5.26315789473684" calcext:value-type="float">
            <text:p>5.26</text:p>
          </table:table-cell>
          <table:table-cell table:formula="of:=(([$Sheet1.L11]/[$Sheet1.$S11])-1)*100" office:value-type="float" office:value="4.51127819548871" calcext:value-type="float">
            <text:p>4.51</text:p>
          </table:table-cell>
        </table:table-row>
        <table:table-row table:style-name="ro1">
          <table:table-cell table:formula="of:=(([$Sheet1.C12]/[$Sheet1.$S12])-1)*100" office:value-type="float" office:value="6.94980694980696" calcext:value-type="float">
            <text:p>6.95</text:p>
          </table:table-cell>
          <table:table-cell table:formula="of:=(([$Sheet1.D12]/[$Sheet1.$S12])-1)*100" office:value-type="float" office:value="6.94980694980696" calcext:value-type="float">
            <text:p>6.95</text:p>
          </table:table-cell>
          <table:table-cell table:formula="of:=(([$Sheet1.E12]/[$Sheet1.$S12])-1)*100" office:value-type="float" office:value="6.94980694980696" calcext:value-type="float">
            <text:p>6.95</text:p>
          </table:table-cell>
          <table:table-cell table:formula="of:=(([$Sheet1.F12]/[$Sheet1.$S12])-1)*100" office:value-type="float" office:value="6.17760617760619" calcext:value-type="float">
            <text:p>6.18</text:p>
          </table:table-cell>
          <table:table-cell table:formula="of:=(([$Sheet1.G12]/[$Sheet1.$S12])-1)*100" office:value-type="float" office:value="7.33590733590734" calcext:value-type="float">
            <text:p>7.34</text:p>
          </table:table-cell>
          <table:table-cell table:formula="of:=(([$Sheet1.H12]/[$Sheet1.$S12])-1)*100" office:value-type="float" office:value="6.56370656370657" calcext:value-type="float">
            <text:p>6.56</text:p>
          </table:table-cell>
          <table:table-cell table:formula="of:=(([$Sheet1.I12]/[$Sheet1.$S12])-1)*100" office:value-type="float" office:value="6.17760617760619" calcext:value-type="float">
            <text:p>6.18</text:p>
          </table:table-cell>
          <table:table-cell table:formula="of:=(([$Sheet1.J12]/[$Sheet1.$S12])-1)*100" office:value-type="float" office:value="5.01930501930503" calcext:value-type="float">
            <text:p>5.02</text:p>
          </table:table-cell>
          <table:table-cell table:formula="of:=(([$Sheet1.K12]/[$Sheet1.$S12])-1)*100" office:value-type="float" office:value="5.40540540540542" calcext:value-type="float">
            <text:p>5.41</text:p>
          </table:table-cell>
          <table:table-cell table:formula="of:=(([$Sheet1.L12]/[$Sheet1.$S12])-1)*100" office:value-type="float" office:value="5.40540540540542" calcext:value-type="float">
            <text:p>5.41</text:p>
          </table:table-cell>
        </table:table-row>
        <table:table-row table:style-name="ro1">
          <table:table-cell table:formula="of:=(([$Sheet1.C13]/[$Sheet1.$S13])-1)*100" office:value-type="float" office:value="5.06666666666666" calcext:value-type="float">
            <text:p>5.07</text:p>
          </table:table-cell>
          <table:table-cell table:formula="of:=(([$Sheet1.D13]/[$Sheet1.$S13])-1)*100" office:value-type="float" office:value="5.06666666666666" calcext:value-type="float">
            <text:p>5.07</text:p>
          </table:table-cell>
          <table:table-cell table:formula="of:=(([$Sheet1.E13]/[$Sheet1.$S13])-1)*100" office:value-type="float" office:value="5.33333333333332" calcext:value-type="float">
            <text:p>5.33</text:p>
          </table:table-cell>
          <table:table-cell table:formula="of:=(([$Sheet1.F13]/[$Sheet1.$S13])-1)*100" office:value-type="float" office:value="5.33333333333332" calcext:value-type="float">
            <text:p>5.33</text:p>
          </table:table-cell>
          <table:table-cell table:formula="of:=(([$Sheet1.G13]/[$Sheet1.$S13])-1)*100" office:value-type="float" office:value="4.53333333333335" calcext:value-type="float">
            <text:p>4.53</text:p>
          </table:table-cell>
          <table:table-cell table:formula="of:=(([$Sheet1.H13]/[$Sheet1.$S13])-1)*100" office:value-type="float" office:value="4.26666666666666" calcext:value-type="float">
            <text:p>4.27</text:p>
          </table:table-cell>
          <table:table-cell table:formula="of:=(([$Sheet1.I13]/[$Sheet1.$S13])-1)*100" office:value-type="float" office:value="3.73333333333332" calcext:value-type="float">
            <text:p>3.73</text:p>
          </table:table-cell>
          <table:table-cell table:formula="of:=(([$Sheet1.J13]/[$Sheet1.$S13])-1)*100" office:value-type="float" office:value="3.73333333333332" calcext:value-type="float">
            <text:p>3.73</text:p>
          </table:table-cell>
          <table:table-cell table:formula="of:=(([$Sheet1.K13]/[$Sheet1.$S13])-1)*100" office:value-type="float" office:value="4" calcext:value-type="float">
            <text:p>4.00</text:p>
          </table:table-cell>
          <table:table-cell table:formula="of:=(([$Sheet1.L13]/[$Sheet1.$S13])-1)*100" office:value-type="float" office:value="4" calcext:value-type="float">
            <text:p>4.00</text:p>
          </table:table-cell>
        </table:table-row>
        <table:table-row table:style-name="ro1">
          <table:table-cell table:formula="of:=(([$Sheet1.C14]/[$Sheet1.$S14])-1)*100" office:value-type="float" office:value="4.01606425702812" calcext:value-type="float">
            <text:p>4.02</text:p>
          </table:table-cell>
          <table:table-cell table:formula="of:=(([$Sheet1.D14]/[$Sheet1.$S14])-1)*100" office:value-type="float" office:value="4.01606425702812" calcext:value-type="float">
            <text:p>4.02</text:p>
          </table:table-cell>
          <table:table-cell table:formula="of:=(([$Sheet1.E14]/[$Sheet1.$S14])-1)*100" office:value-type="float" office:value="3.81526104417671" calcext:value-type="float">
            <text:p>3.82</text:p>
          </table:table-cell>
          <table:table-cell table:formula="of:=(([$Sheet1.F14]/[$Sheet1.$S14])-1)*100" office:value-type="float" office:value="3.6144578313253" calcext:value-type="float">
            <text:p>3.61</text:p>
          </table:table-cell>
          <table:table-cell table:formula="of:=(([$Sheet1.G14]/[$Sheet1.$S14])-1)*100" office:value-type="float" office:value="4.01606425702812" calcext:value-type="float">
            <text:p>4.02</text:p>
          </table:table-cell>
          <table:table-cell table:formula="of:=(([$Sheet1.H14]/[$Sheet1.$S14])-1)*100" office:value-type="float" office:value="3.21285140562249" calcext:value-type="float">
            <text:p>3.21</text:p>
          </table:table-cell>
          <table:table-cell table:formula="of:=(([$Sheet1.I14]/[$Sheet1.$S14])-1)*100" office:value-type="float" office:value="3.21285140562249" calcext:value-type="float">
            <text:p>3.21</text:p>
          </table:table-cell>
          <table:table-cell table:formula="of:=(([$Sheet1.J14]/[$Sheet1.$S14])-1)*100" office:value-type="float" office:value="3.21285140562249" calcext:value-type="float">
            <text:p>3.21</text:p>
          </table:table-cell>
          <table:table-cell table:formula="of:=(([$Sheet1.K14]/[$Sheet1.$S14])-1)*100" office:value-type="float" office:value="3.01204819277108" calcext:value-type="float">
            <text:p>3.01</text:p>
          </table:table-cell>
          <table:table-cell table:formula="of:=(([$Sheet1.L14]/[$Sheet1.$S14])-1)*100" office:value-type="float" office:value="2.81124497991969" calcext:value-type="float">
            <text:p>2.81</text:p>
          </table:table-cell>
        </table:table-row>
        <table:table-row table:style-name="ro1">
          <table:table-cell table:formula="of:=(([$Sheet1.C15]/[$Sheet1.$S15])-1)*100" office:value-type="float" office:value="1.02040816326532" calcext:value-type="float">
            <text:p>1.02</text:p>
          </table:table-cell>
          <table:table-cell table:formula="of:=(([$Sheet1.D15]/[$Sheet1.$S15])-1)*100" office:value-type="float" office:value="1.02040816326532" calcext:value-type="float">
            <text:p>1.02</text:p>
          </table:table-cell>
          <table:table-cell table:formula="of:=(([$Sheet1.E15]/[$Sheet1.$S15])-1)*100" office:value-type="float" office:value="1.02040816326532" calcext:value-type="float">
            <text:p>1.02</text:p>
          </table:table-cell>
          <table:table-cell table:formula="of:=(([$Sheet1.F15]/[$Sheet1.$S15])-1)*100" office:value-type="float" office:value="1.02040816326532" calcext:value-type="float">
            <text:p>1.02</text:p>
          </table:table-cell>
          <table:table-cell table:formula="of:=(([$Sheet1.G15]/[$Sheet1.$S15])-1)*100" office:value-type="float" office:value="1.02040816326532" calcext:value-type="float">
            <text:p>1.02</text:p>
          </table:table-cell>
          <table:table-cell table:formula="of:=(([$Sheet1.H15]/[$Sheet1.$S15])-1)*100" office:value-type="float" office:value="1.02040816326532" calcext:value-type="float">
            <text:p>1.02</text:p>
          </table:table-cell>
          <table:table-cell table:formula="of:=(([$Sheet1.I15]/[$Sheet1.$S15])-1)*100" office:value-type="float" office:value="1.02040816326532" calcext:value-type="float">
            <text:p>1.02</text:p>
          </table:table-cell>
          <table:table-cell table:formula="of:=(([$Sheet1.J15]/[$Sheet1.$S15])-1)*100" office:value-type="float" office:value="1.02040816326532" calcext:value-type="float">
            <text:p>1.02</text:p>
          </table:table-cell>
          <table:table-cell table:formula="of:=(([$Sheet1.K15]/[$Sheet1.$S15])-1)*100" office:value-type="float" office:value="1.02040816326532" calcext:value-type="float">
            <text:p>1.02</text:p>
          </table:table-cell>
          <table:table-cell table:formula="of:=(([$Sheet1.L15]/[$Sheet1.$S15])-1)*100" office:value-type="float" office:value="1.02040816326532" calcext:value-type="float">
            <text:p>1.02</text:p>
          </table:table-cell>
        </table:table-row>
        <table:table-row table:style-name="ro1">
          <table:table-cell table:formula="of:=(([$Sheet1.C16]/[$Sheet1.$S16])-1)*100" office:value-type="float" office:value="0.509337860781001" calcext:value-type="float">
            <text:p>0.51</text:p>
          </table:table-cell>
          <table:table-cell table:formula="of:=(([$Sheet1.D16]/[$Sheet1.$S16])-1)*100" office:value-type="float" office:value="0.509337860781001" calcext:value-type="float">
            <text:p>0.51</text:p>
          </table:table-cell>
          <table:table-cell table:formula="of:=(([$Sheet1.E16]/[$Sheet1.$S16])-1)*100" office:value-type="float" office:value="0.509337860781001" calcext:value-type="float">
            <text:p>0.51</text:p>
          </table:table-cell>
          <table:table-cell table:formula="of:=(([$Sheet1.F16]/[$Sheet1.$S16])-1)*100" office:value-type="float" office:value="0.509337860781001" calcext:value-type="float">
            <text:p>0.51</text:p>
          </table:table-cell>
          <table:table-cell table:formula="of:=(([$Sheet1.G16]/[$Sheet1.$S16])-1)*100" office:value-type="float" office:value="0.509337860781001" calcext:value-type="float">
            <text:p>0.51</text:p>
          </table:table-cell>
          <table:table-cell table:formula="of:=(([$Sheet1.H16]/[$Sheet1.$S16])-1)*100" office:value-type="float" office:value="0.509337860781001" calcext:value-type="float">
            <text:p>0.51</text:p>
          </table:table-cell>
          <table:table-cell table:formula="of:=(([$Sheet1.I16]/[$Sheet1.$S16])-1)*100" office:value-type="float" office:value="0.509337860781001" calcext:value-type="float">
            <text:p>0.51</text:p>
          </table:table-cell>
          <table:table-cell table:formula="of:=(([$Sheet1.J16]/[$Sheet1.$S16])-1)*100" office:value-type="float" office:value="0.509337860781001" calcext:value-type="float">
            <text:p>0.51</text:p>
          </table:table-cell>
          <table:table-cell table:formula="of:=(([$Sheet1.K16]/[$Sheet1.$S16])-1)*100" office:value-type="float" office:value="0.509337860781001" calcext:value-type="float">
            <text:p>0.51</text:p>
          </table:table-cell>
          <table:table-cell table:formula="of:=(([$Sheet1.L16]/[$Sheet1.$S16])-1)*100" office:value-type="float" office:value="0.509337860781001" calcext:value-type="float">
            <text:p>0.51</text:p>
          </table:table-cell>
        </table:table-row>
        <table:table-row table:style-name="ro1">
          <table:table-cell table:formula="of:=(([$Sheet1.C17]/[$Sheet1.$S17])-1)*100" office:value-type="float" office:value="0.921658986175111" calcext:value-type="float">
            <text:p>0.92</text:p>
          </table:table-cell>
          <table:table-cell table:formula="of:=(([$Sheet1.D17]/[$Sheet1.$S17])-1)*100" office:value-type="float" office:value="0.921658986175111" calcext:value-type="float">
            <text:p>0.92</text:p>
          </table:table-cell>
          <table:table-cell table:formula="of:=(([$Sheet1.E17]/[$Sheet1.$S17])-1)*100" office:value-type="float" office:value="0.921658986175111" calcext:value-type="float">
            <text:p>0.92</text:p>
          </table:table-cell>
          <table:table-cell table:formula="of:=(([$Sheet1.F17]/[$Sheet1.$S17])-1)*100" office:value-type="float" office:value="0.921658986175111" calcext:value-type="float">
            <text:p>0.92</text:p>
          </table:table-cell>
          <table:table-cell table:formula="of:=(([$Sheet1.G17]/[$Sheet1.$S17])-1)*100" office:value-type="float" office:value="0.921658986175111" calcext:value-type="float">
            <text:p>0.92</text:p>
          </table:table-cell>
          <table:table-cell table:formula="of:=(([$Sheet1.H17]/[$Sheet1.$S17])-1)*100" office:value-type="float" office:value="0.921658986175111" calcext:value-type="float">
            <text:p>0.92</text:p>
          </table:table-cell>
          <table:table-cell table:formula="of:=(([$Sheet1.I17]/[$Sheet1.$S17])-1)*100" office:value-type="float" office:value="1.03686635944702" calcext:value-type="float">
            <text:p>1.04</text:p>
          </table:table-cell>
          <table:table-cell table:formula="of:=(([$Sheet1.J17]/[$Sheet1.$S17])-1)*100" office:value-type="float" office:value="0.921658986175111" calcext:value-type="float">
            <text:p>0.92</text:p>
          </table:table-cell>
          <table:table-cell table:formula="of:=(([$Sheet1.K17]/[$Sheet1.$S17])-1)*100" office:value-type="float" office:value="0.921658986175111" calcext:value-type="float">
            <text:p>0.92</text:p>
          </table:table-cell>
          <table:table-cell table:formula="of:=(([$Sheet1.L17]/[$Sheet1.$S17])-1)*100" office:value-type="float" office:value="1.03686635944702" calcext:value-type="float">
            <text:p>1.04</text:p>
          </table:table-cell>
        </table:table-row>
        <table:table-row table:style-name="ro1">
          <table:table-cell table:formula="of:=(([$Sheet1.C18]/[$Sheet1.$S18])-1)*100" office:value-type="float" office:value="0.589225589225584" calcext:value-type="float">
            <text:p>0.59</text:p>
          </table:table-cell>
          <table:table-cell table:formula="of:=(([$Sheet1.D18]/[$Sheet1.$S18])-1)*100" office:value-type="float" office:value="0.589225589225584" calcext:value-type="float">
            <text:p>0.59</text:p>
          </table:table-cell>
          <table:table-cell table:formula="of:=(([$Sheet1.E18]/[$Sheet1.$S18])-1)*100" office:value-type="float" office:value="0.589225589225584" calcext:value-type="float">
            <text:p>0.59</text:p>
          </table:table-cell>
          <table:table-cell table:formula="of:=(([$Sheet1.F18]/[$Sheet1.$S18])-1)*100" office:value-type="float" office:value="0.589225589225584" calcext:value-type="float">
            <text:p>0.59</text:p>
          </table:table-cell>
          <table:table-cell table:formula="of:=(([$Sheet1.G18]/[$Sheet1.$S18])-1)*100" office:value-type="float" office:value="0.589225589225584" calcext:value-type="float">
            <text:p>0.59</text:p>
          </table:table-cell>
          <table:table-cell table:formula="of:=(([$Sheet1.H18]/[$Sheet1.$S18])-1)*100" office:value-type="float" office:value="0.589225589225584" calcext:value-type="float">
            <text:p>0.59</text:p>
          </table:table-cell>
          <table:table-cell table:formula="of:=(([$Sheet1.I18]/[$Sheet1.$S18])-1)*100" office:value-type="float" office:value="0.589225589225584" calcext:value-type="float">
            <text:p>0.59</text:p>
          </table:table-cell>
          <table:table-cell table:formula="of:=(([$Sheet1.J18]/[$Sheet1.$S18])-1)*100" office:value-type="float" office:value="0.589225589225584" calcext:value-type="float">
            <text:p>0.59</text:p>
          </table:table-cell>
          <table:table-cell table:formula="of:=(([$Sheet1.K18]/[$Sheet1.$S18])-1)*100" office:value-type="float" office:value="0.589225589225584" calcext:value-type="float">
            <text:p>0.59</text:p>
          </table:table-cell>
          <table:table-cell table:formula="of:=(([$Sheet1.L18]/[$Sheet1.$S18])-1)*100" office:value-type="float" office:value="0.589225589225584" calcext:value-type="float">
            <text:p>0.59</text:p>
          </table:table-cell>
        </table:table-row>
        <table:table-row table:style-name="ro1">
          <table:table-cell table:formula="of:=(([$Sheet1.C19]/[$Sheet1.$S19])-1)*100" office:value-type="float" office:value="4.81927710843373" calcext:value-type="float">
            <text:p>4.82</text:p>
          </table:table-cell>
          <table:table-cell table:formula="of:=(([$Sheet1.D19]/[$Sheet1.$S19])-1)*100" office:value-type="float" office:value="4.81927710843373" calcext:value-type="float">
            <text:p>4.82</text:p>
          </table:table-cell>
          <table:table-cell table:formula="of:=(([$Sheet1.E19]/[$Sheet1.$S19])-1)*100" office:value-type="float" office:value="4.81927710843373" calcext:value-type="float">
            <text:p>4.82</text:p>
          </table:table-cell>
          <table:table-cell table:formula="of:=(([$Sheet1.F19]/[$Sheet1.$S19])-1)*100" office:value-type="float" office:value="4.81927710843373" calcext:value-type="float">
            <text:p>4.82</text:p>
          </table:table-cell>
          <table:table-cell table:formula="of:=(([$Sheet1.G19]/[$Sheet1.$S19])-1)*100" office:value-type="float" office:value="3.61445783132528" calcext:value-type="float">
            <text:p>3.61</text:p>
          </table:table-cell>
          <table:table-cell table:formula="of:=(([$Sheet1.H19]/[$Sheet1.$S19])-1)*100" office:value-type="float" office:value="4.81927710843373" calcext:value-type="float">
            <text:p>4.82</text:p>
          </table:table-cell>
          <table:table-cell table:formula="of:=(([$Sheet1.I19]/[$Sheet1.$S19])-1)*100" office:value-type="float" office:value="4.81927710843373" calcext:value-type="float">
            <text:p>4.82</text:p>
          </table:table-cell>
          <table:table-cell table:formula="of:=(([$Sheet1.J19]/[$Sheet1.$S19])-1)*100" office:value-type="float" office:value="3.61445783132528" calcext:value-type="float">
            <text:p>3.61</text:p>
          </table:table-cell>
          <table:table-cell table:formula="of:=(([$Sheet1.K19]/[$Sheet1.$S19])-1)*100" office:value-type="float" office:value="3.61445783132528" calcext:value-type="float">
            <text:p>3.61</text:p>
          </table:table-cell>
          <table:table-cell table:formula="of:=(([$Sheet1.L19]/[$Sheet1.$S19])-1)*100" office:value-type="float" office:value="3.61445783132528" calcext:value-type="float">
            <text:p>3.61</text:p>
          </table:table-cell>
        </table:table-row>
        <table:table-row table:style-name="ro1">
          <table:table-cell table:formula="of:=(([$Sheet1.C20]/[$Sheet1.$S20])-1)*100" office:value-type="float" office:value="6.66666666666667" calcext:value-type="float">
            <text:p>6.67</text:p>
          </table:table-cell>
          <table:table-cell table:formula="of:=(([$Sheet1.D20]/[$Sheet1.$S20])-1)*100" office:value-type="float" office:value="6.66666666666667" calcext:value-type="float">
            <text:p>6.67</text:p>
          </table:table-cell>
          <table:table-cell table:formula="of:=(([$Sheet1.E20]/[$Sheet1.$S20])-1)*100" office:value-type="float" office:value="6.66666666666667" calcext:value-type="float">
            <text:p>6.67</text:p>
          </table:table-cell>
          <table:table-cell table:formula="of:=(([$Sheet1.F20]/[$Sheet1.$S20])-1)*100" office:value-type="float" office:value="6.66666666666667" calcext:value-type="float">
            <text:p>6.67</text:p>
          </table:table-cell>
          <table:table-cell table:formula="of:=(([$Sheet1.G20]/[$Sheet1.$S20])-1)*100" office:value-type="float" office:value="6.66666666666667" calcext:value-type="float">
            <text:p>6.67</text:p>
          </table:table-cell>
          <table:table-cell table:formula="of:=(([$Sheet1.H20]/[$Sheet1.$S20])-1)*100" office:value-type="float" office:value="4.66666666666666" calcext:value-type="float">
            <text:p>4.67</text:p>
          </table:table-cell>
          <table:table-cell table:formula="of:=(([$Sheet1.I20]/[$Sheet1.$S20])-1)*100" office:value-type="float" office:value="4" calcext:value-type="float">
            <text:p>4.00</text:p>
          </table:table-cell>
          <table:table-cell table:formula="of:=(([$Sheet1.J20]/[$Sheet1.$S20])-1)*100" office:value-type="float" office:value="4" calcext:value-type="float">
            <text:p>4.00</text:p>
          </table:table-cell>
          <table:table-cell table:formula="of:=(([$Sheet1.K20]/[$Sheet1.$S20])-1)*100" office:value-type="float" office:value="4" calcext:value-type="float">
            <text:p>4.00</text:p>
          </table:table-cell>
          <table:table-cell table:formula="of:=(([$Sheet1.L20]/[$Sheet1.$S20])-1)*100" office:value-type="float" office:value="4" calcext:value-type="float">
            <text:p>4.00</text:p>
          </table:table-cell>
        </table:table-row>
        <table:table-row table:style-name="ro1">
          <table:table-cell table:formula="of:=(([$Sheet1.C21]/[$Sheet1.$S21])-1)*100" office:value-type="float" office:value="8.54271356783922" calcext:value-type="float">
            <text:p>8.54</text:p>
          </table:table-cell>
          <table:table-cell table:formula="of:=(([$Sheet1.D21]/[$Sheet1.$S21])-1)*100" office:value-type="float" office:value="8.54271356783922" calcext:value-type="float">
            <text:p>8.54</text:p>
          </table:table-cell>
          <table:table-cell table:formula="of:=(([$Sheet1.E21]/[$Sheet1.$S21])-1)*100" office:value-type="float" office:value="8.54271356783922" calcext:value-type="float">
            <text:p>8.54</text:p>
          </table:table-cell>
          <table:table-cell table:formula="of:=(([$Sheet1.F21]/[$Sheet1.$S21])-1)*100" office:value-type="float" office:value="9.04522613065326" calcext:value-type="float">
            <text:p>9.05</text:p>
          </table:table-cell>
          <table:table-cell table:formula="of:=(([$Sheet1.G21]/[$Sheet1.$S21])-1)*100" office:value-type="float" office:value="9.04522613065326" calcext:value-type="float">
            <text:p>9.05</text:p>
          </table:table-cell>
          <table:table-cell table:formula="of:=(([$Sheet1.H21]/[$Sheet1.$S21])-1)*100" office:value-type="float" office:value="7.03517587939699" calcext:value-type="float">
            <text:p>7.04</text:p>
          </table:table-cell>
          <table:table-cell table:formula="of:=(([$Sheet1.I21]/[$Sheet1.$S21])-1)*100" office:value-type="float" office:value="7.03517587939699" calcext:value-type="float">
            <text:p>7.04</text:p>
          </table:table-cell>
          <table:table-cell table:formula="of:=(([$Sheet1.J21]/[$Sheet1.$S21])-1)*100" office:value-type="float" office:value="7.03517587939699" calcext:value-type="float">
            <text:p>7.04</text:p>
          </table:table-cell>
          <table:table-cell table:formula="of:=(([$Sheet1.K21]/[$Sheet1.$S21])-1)*100" office:value-type="float" office:value="7.03517587939699" calcext:value-type="float">
            <text:p>7.04</text:p>
          </table:table-cell>
          <table:table-cell table:formula="of:=(([$Sheet1.L21]/[$Sheet1.$S21])-1)*100" office:value-type="float" office:value="7.53768844221105" calcext:value-type="float">
            <text:p>7.54</text:p>
          </table:table-cell>
        </table:table-row>
        <table:table-row table:style-name="ro1">
          <table:table-cell table:formula="of:=(([$Sheet1.C22]/[$Sheet1.$S22])-1)*100" office:value-type="float" office:value="6.64206642066421" calcext:value-type="float">
            <text:p>6.64</text:p>
          </table:table-cell>
          <table:table-cell table:formula="of:=(([$Sheet1.D22]/[$Sheet1.$S22])-1)*100" office:value-type="float" office:value="6.64206642066421" calcext:value-type="float">
            <text:p>6.64</text:p>
          </table:table-cell>
          <table:table-cell table:formula="of:=(([$Sheet1.E22]/[$Sheet1.$S22])-1)*100" office:value-type="float" office:value="6.64206642066421" calcext:value-type="float">
            <text:p>6.64</text:p>
          </table:table-cell>
          <table:table-cell table:formula="of:=(([$Sheet1.F22]/[$Sheet1.$S22])-1)*100" office:value-type="float" office:value="7.0110701107011" calcext:value-type="float">
            <text:p>7.01</text:p>
          </table:table-cell>
          <table:table-cell table:formula="of:=(([$Sheet1.G22]/[$Sheet1.$S22])-1)*100" office:value-type="float" office:value="7.0110701107011" calcext:value-type="float">
            <text:p>7.01</text:p>
          </table:table-cell>
          <table:table-cell table:formula="of:=(([$Sheet1.H22]/[$Sheet1.$S22])-1)*100" office:value-type="float" office:value="4.79704797047968" calcext:value-type="float">
            <text:p>4.80</text:p>
          </table:table-cell>
          <table:table-cell table:formula="of:=(([$Sheet1.I22]/[$Sheet1.$S22])-1)*100" office:value-type="float" office:value="4.05904059040589" calcext:value-type="float">
            <text:p>4.06</text:p>
          </table:table-cell>
          <table:table-cell table:formula="of:=(([$Sheet1.J22]/[$Sheet1.$S22])-1)*100" office:value-type="float" office:value="4.42804428044281" calcext:value-type="float">
            <text:p>4.43</text:p>
          </table:table-cell>
          <table:table-cell table:formula="of:=(([$Sheet1.K22]/[$Sheet1.$S22])-1)*100" office:value-type="float" office:value="4.79704797047968" calcext:value-type="float">
            <text:p>4.80</text:p>
          </table:table-cell>
          <table:table-cell table:formula="of:=(([$Sheet1.L22]/[$Sheet1.$S22])-1)*100" office:value-type="float" office:value="4.79704797047968" calcext:value-type="float">
            <text:p>4.80</text:p>
          </table:table-cell>
        </table:table-row>
        <table:table-row table:style-name="ro1">
          <table:table-cell table:formula="of:=(([$Sheet1.C23]/[$Sheet1.$S23])-1)*100" office:value-type="float" office:value="8.24742268041239" calcext:value-type="float">
            <text:p>8.25</text:p>
          </table:table-cell>
          <table:table-cell table:formula="of:=(([$Sheet1.D23]/[$Sheet1.$S23])-1)*100" office:value-type="float" office:value="6.1855670103093" calcext:value-type="float">
            <text:p>6.19</text:p>
          </table:table-cell>
          <table:table-cell table:formula="of:=(([$Sheet1.E23]/[$Sheet1.$S23])-1)*100" office:value-type="float" office:value="4.12371134020619" calcext:value-type="float">
            <text:p>4.12</text:p>
          </table:table-cell>
          <table:table-cell table:formula="of:=(([$Sheet1.F23]/[$Sheet1.$S23])-1)*100" office:value-type="float" office:value="5.15463917525774" calcext:value-type="float">
            <text:p>5.15</text:p>
          </table:table-cell>
          <table:table-cell table:formula="of:=(([$Sheet1.G23]/[$Sheet1.$S23])-1)*100" office:value-type="float" office:value="3.09278350515465" calcext:value-type="float">
            <text:p>3.09</text:p>
          </table:table-cell>
          <table:table-cell table:formula="of:=(([$Sheet1.H23]/[$Sheet1.$S23])-1)*100" office:value-type="float" office:value="10.3092783505155" calcext:value-type="float">
            <text:p>10.31</text:p>
          </table:table-cell>
          <table:table-cell table:formula="of:=(([$Sheet1.I23]/[$Sheet1.$S23])-1)*100" office:value-type="float" office:value="8.24742268041239" calcext:value-type="float">
            <text:p>8.25</text:p>
          </table:table-cell>
          <table:table-cell table:formula="of:=(([$Sheet1.J23]/[$Sheet1.$S23])-1)*100" office:value-type="float" office:value="7.21649484536084" calcext:value-type="float">
            <text:p>7.22</text:p>
          </table:table-cell>
          <table:table-cell table:formula="of:=(([$Sheet1.K23]/[$Sheet1.$S23])-1)*100" office:value-type="float" office:value="5.15463917525774" calcext:value-type="float">
            <text:p>5.15</text:p>
          </table:table-cell>
          <table:table-cell table:formula="of:=(([$Sheet1.L23]/[$Sheet1.$S23])-1)*100" office:value-type="float" office:value="6.1855670103093" calcext:value-type="float">
            <text:p>6.19</text:p>
          </table:table-cell>
        </table:table-row>
        <table:table-row table:style-name="ro1">
          <table:table-cell table:formula="of:=(([$Sheet1.C24]/[$Sheet1.$S24])-1)*100" office:value-type="float" office:value="4.76190476190477" calcext:value-type="float">
            <text:p>4.76</text:p>
          </table:table-cell>
          <table:table-cell table:formula="of:=(([$Sheet1.D24]/[$Sheet1.$S24])-1)*100" office:value-type="float" office:value="4.76190476190477" calcext:value-type="float">
            <text:p>4.76</text:p>
          </table:table-cell>
          <table:table-cell table:formula="of:=(([$Sheet1.E24]/[$Sheet1.$S24])-1)*100" office:value-type="float" office:value="5.82010582010584" calcext:value-type="float">
            <text:p>5.82</text:p>
          </table:table-cell>
          <table:table-cell table:formula="of:=(([$Sheet1.F24]/[$Sheet1.$S24])-1)*100" office:value-type="float" office:value="3.17460317460319" calcext:value-type="float">
            <text:p>3.17</text:p>
          </table:table-cell>
          <table:table-cell table:formula="of:=(([$Sheet1.G24]/[$Sheet1.$S24])-1)*100" office:value-type="float" office:value="4.76190476190477" calcext:value-type="float">
            <text:p>4.76</text:p>
          </table:table-cell>
          <table:table-cell table:formula="of:=(([$Sheet1.H24]/[$Sheet1.$S24])-1)*100" office:value-type="float" office:value="4.76190476190477" calcext:value-type="float">
            <text:p>4.76</text:p>
          </table:table-cell>
          <table:table-cell table:formula="of:=(([$Sheet1.I24]/[$Sheet1.$S24])-1)*100" office:value-type="float" office:value="4.23280423280423" calcext:value-type="float">
            <text:p>4.23</text:p>
          </table:table-cell>
          <table:table-cell table:formula="of:=(([$Sheet1.J24]/[$Sheet1.$S24])-1)*100" office:value-type="float" office:value="4.76190476190477" calcext:value-type="float">
            <text:p>4.76</text:p>
          </table:table-cell>
          <table:table-cell table:formula="of:=(([$Sheet1.K24]/[$Sheet1.$S24])-1)*100" office:value-type="float" office:value="4.23280423280423" calcext:value-type="float">
            <text:p>4.23</text:p>
          </table:table-cell>
          <table:table-cell table:formula="of:=(([$Sheet1.L24]/[$Sheet1.$S24])-1)*100" office:value-type="float" office:value="4.23280423280423" calcext:value-type="float">
            <text:p>4.23</text:p>
          </table:table-cell>
        </table:table-row>
        <table:table-row table:style-name="ro1">
          <table:table-cell table:formula="of:=(([$Sheet1.C25]/[$Sheet1.$S25])-1)*100" office:value-type="float" office:value="4.82758620689654" calcext:value-type="float">
            <text:p>4.83</text:p>
          </table:table-cell>
          <table:table-cell table:formula="of:=(([$Sheet1.D25]/[$Sheet1.$S25])-1)*100" office:value-type="float" office:value="4.82758620689654" calcext:value-type="float">
            <text:p>4.83</text:p>
          </table:table-cell>
          <table:table-cell table:formula="of:=(([$Sheet1.E25]/[$Sheet1.$S25])-1)*100" office:value-type="float" office:value="4.48275862068965" calcext:value-type="float">
            <text:p>4.48</text:p>
          </table:table-cell>
          <table:table-cell table:formula="of:=(([$Sheet1.F25]/[$Sheet1.$S25])-1)*100" office:value-type="float" office:value="4.48275862068965" calcext:value-type="float">
            <text:p>4.48</text:p>
          </table:table-cell>
          <table:table-cell table:formula="of:=(([$Sheet1.G25]/[$Sheet1.$S25])-1)*100" office:value-type="float" office:value="4.48275862068965" calcext:value-type="float">
            <text:p>4.48</text:p>
          </table:table-cell>
          <table:table-cell table:formula="of:=(([$Sheet1.H25]/[$Sheet1.$S25])-1)*100" office:value-type="float" office:value="4.82758620689654" calcext:value-type="float">
            <text:p>4.83</text:p>
          </table:table-cell>
          <table:table-cell table:formula="of:=(([$Sheet1.I25]/[$Sheet1.$S25])-1)*100" office:value-type="float" office:value="4.48275862068965" calcext:value-type="float">
            <text:p>4.48</text:p>
          </table:table-cell>
          <table:table-cell table:formula="of:=(([$Sheet1.J25]/[$Sheet1.$S25])-1)*100" office:value-type="float" office:value="4.48275862068965" calcext:value-type="float">
            <text:p>4.48</text:p>
          </table:table-cell>
          <table:table-cell table:formula="of:=(([$Sheet1.K25]/[$Sheet1.$S25])-1)*100" office:value-type="float" office:value="3.44827586206897" calcext:value-type="float">
            <text:p>3.45</text:p>
          </table:table-cell>
          <table:table-cell table:formula="of:=(([$Sheet1.L25]/[$Sheet1.$S25])-1)*100" office:value-type="float" office:value="4.13793103448277" calcext:value-type="float">
            <text:p>4.14</text:p>
          </table:table-cell>
        </table:table-row>
        <table:table-row table:style-name="ro1">
          <table:table-cell table:formula="of:=(([$Sheet1.C26]/[$Sheet1.$S26])-1)*100" office:value-type="float" office:value="4.82573726541555" calcext:value-type="float">
            <text:p>4.83</text:p>
          </table:table-cell>
          <table:table-cell table:formula="of:=(([$Sheet1.D26]/[$Sheet1.$S26])-1)*100" office:value-type="float" office:value="5.09383378016088" calcext:value-type="float">
            <text:p>5.09</text:p>
          </table:table-cell>
          <table:table-cell table:formula="of:=(([$Sheet1.E26]/[$Sheet1.$S26])-1)*100" office:value-type="float" office:value="5.09383378016088" calcext:value-type="float">
            <text:p>5.09</text:p>
          </table:table-cell>
          <table:table-cell table:formula="of:=(([$Sheet1.F26]/[$Sheet1.$S26])-1)*100" office:value-type="float" office:value="3.48525469168901" calcext:value-type="float">
            <text:p>3.49</text:p>
          </table:table-cell>
          <table:table-cell table:formula="of:=(([$Sheet1.G26]/[$Sheet1.$S26])-1)*100" office:value-type="float" office:value="4.28954423592494" calcext:value-type="float">
            <text:p>4.29</text:p>
          </table:table-cell>
          <table:table-cell table:formula="of:=(([$Sheet1.H26]/[$Sheet1.$S26])-1)*100" office:value-type="float" office:value="4.82573726541555" calcext:value-type="float">
            <text:p>4.83</text:p>
          </table:table-cell>
          <table:table-cell table:formula="of:=(([$Sheet1.I26]/[$Sheet1.$S26])-1)*100" office:value-type="float" office:value="3.48525469168901" calcext:value-type="float">
            <text:p>3.49</text:p>
          </table:table-cell>
          <table:table-cell table:formula="of:=(([$Sheet1.J26]/[$Sheet1.$S26])-1)*100" office:value-type="float" office:value="4.02144772117963" calcext:value-type="float">
            <text:p>4.02</text:p>
          </table:table-cell>
          <table:table-cell table:formula="of:=(([$Sheet1.K26]/[$Sheet1.$S26])-1)*100" office:value-type="float" office:value="3.48525469168901" calcext:value-type="float">
            <text:p>3.49</text:p>
          </table:table-cell>
          <table:table-cell table:formula="of:=(([$Sheet1.L26]/[$Sheet1.$S26])-1)*100" office:value-type="float" office:value="3.2171581769437" calcext:value-type="float">
            <text:p>3.22</text:p>
          </table:table-cell>
        </table:table-row>
        <table:table-row table:style-name="ro1">
          <table:table-cell table:formula="of:=(([$Sheet1.C27]/[$Sheet1.$S27])-1)*100" office:value-type="float" office:value="6.75675675675675" calcext:value-type="float">
            <text:p>6.76</text:p>
          </table:table-cell>
          <table:table-cell table:formula="of:=(([$Sheet1.D27]/[$Sheet1.$S27])-1)*100" office:value-type="float" office:value="4.05405405405406" calcext:value-type="float">
            <text:p>4.05</text:p>
          </table:table-cell>
          <table:table-cell table:formula="of:=(([$Sheet1.E27]/[$Sheet1.$S27])-1)*100" office:value-type="float" office:value="6.75675675675675" calcext:value-type="float">
            <text:p>6.76</text:p>
          </table:table-cell>
          <table:table-cell table:formula="of:=(([$Sheet1.F27]/[$Sheet1.$S27])-1)*100" office:value-type="float" office:value="5.40540540540539" calcext:value-type="float">
            <text:p>5.41</text:p>
          </table:table-cell>
          <table:table-cell table:formula="of:=(([$Sheet1.G27]/[$Sheet1.$S27])-1)*100" office:value-type="float" office:value="5.40540540540539" calcext:value-type="float">
            <text:p>5.41</text:p>
          </table:table-cell>
          <table:table-cell table:formula="of:=(([$Sheet1.H27]/[$Sheet1.$S27])-1)*100" office:value-type="float" office:value="4.05405405405406" calcext:value-type="float">
            <text:p>4.05</text:p>
          </table:table-cell>
          <table:table-cell table:formula="of:=(([$Sheet1.I27]/[$Sheet1.$S27])-1)*100" office:value-type="float" office:value="6.75675675675675" calcext:value-type="float">
            <text:p>6.76</text:p>
          </table:table-cell>
          <table:table-cell table:formula="of:=(([$Sheet1.J27]/[$Sheet1.$S27])-1)*100" office:value-type="float" office:value="6.75675675675675" calcext:value-type="float">
            <text:p>6.76</text:p>
          </table:table-cell>
          <table:table-cell table:formula="of:=(([$Sheet1.K27]/[$Sheet1.$S27])-1)*100" office:value-type="float" office:value="4.05405405405406" calcext:value-type="float">
            <text:p>4.05</text:p>
          </table:table-cell>
          <table:table-cell table:formula="of:=(([$Sheet1.L27]/[$Sheet1.$S27])-1)*100" office:value-type="float" office:value="2.7027027027027" calcext:value-type="float">
            <text:p>2.70</text:p>
          </table:table-cell>
        </table:table-row>
        <table:table-row table:style-name="ro1">
          <table:table-cell table:formula="of:=(([$Sheet1.C28]/[$Sheet1.$S28])-1)*100" office:value-type="float" office:value="10.655737704918" calcext:value-type="float">
            <text:p>10.66</text:p>
          </table:table-cell>
          <table:table-cell table:formula="of:=(([$Sheet1.D28]/[$Sheet1.$S28])-1)*100" office:value-type="float" office:value="8.19672131147542" calcext:value-type="float">
            <text:p>8.20</text:p>
          </table:table-cell>
          <table:table-cell table:formula="of:=(([$Sheet1.E28]/[$Sheet1.$S28])-1)*100" office:value-type="float" office:value="9.8360655737705" calcext:value-type="float">
            <text:p>9.84</text:p>
          </table:table-cell>
          <table:table-cell table:formula="of:=(([$Sheet1.F28]/[$Sheet1.$S28])-1)*100" office:value-type="float" office:value="9.01639344262297" calcext:value-type="float">
            <text:p>9.02</text:p>
          </table:table-cell>
          <table:table-cell table:formula="of:=(([$Sheet1.G28]/[$Sheet1.$S28])-1)*100" office:value-type="float" office:value="8.19672131147542" calcext:value-type="float">
            <text:p>8.20</text:p>
          </table:table-cell>
          <table:table-cell table:formula="of:=(([$Sheet1.H28]/[$Sheet1.$S28])-1)*100" office:value-type="float" office:value="10.655737704918" calcext:value-type="float">
            <text:p>10.66</text:p>
          </table:table-cell>
          <table:table-cell table:formula="of:=(([$Sheet1.I28]/[$Sheet1.$S28])-1)*100" office:value-type="float" office:value="10.655737704918" calcext:value-type="float">
            <text:p>10.66</text:p>
          </table:table-cell>
          <table:table-cell table:formula="of:=(([$Sheet1.J28]/[$Sheet1.$S28])-1)*100" office:value-type="float" office:value="10.655737704918" calcext:value-type="float">
            <text:p>10.66</text:p>
          </table:table-cell>
          <table:table-cell table:formula="of:=(([$Sheet1.K28]/[$Sheet1.$S28])-1)*100" office:value-type="float" office:value="9.8360655737705" calcext:value-type="float">
            <text:p>9.84</text:p>
          </table:table-cell>
          <table:table-cell table:formula="of:=(([$Sheet1.L28]/[$Sheet1.$S28])-1)*100" office:value-type="float" office:value="8.19672131147542" calcext:value-type="float">
            <text:p>8.20</text:p>
          </table:table-cell>
        </table:table-row>
        <table:table-row table:style-name="ro1">
          <table:table-cell table:formula="of:=(([$Sheet1.C29]/[$Sheet1.$S29])-1)*100" office:value-type="float" office:value="11.1842105263158" calcext:value-type="float">
            <text:p>11.18</text:p>
          </table:table-cell>
          <table:table-cell table:formula="of:=(([$Sheet1.D29]/[$Sheet1.$S29])-1)*100" office:value-type="float" office:value="11.1842105263158" calcext:value-type="float">
            <text:p>11.18</text:p>
          </table:table-cell>
          <table:table-cell table:formula="of:=(([$Sheet1.E29]/[$Sheet1.$S29])-1)*100" office:value-type="float" office:value="11.8421052631579" calcext:value-type="float">
            <text:p>11.84</text:p>
          </table:table-cell>
          <table:table-cell table:formula="of:=(([$Sheet1.F29]/[$Sheet1.$S29])-1)*100" office:value-type="float" office:value="11.1842105263158" calcext:value-type="float">
            <text:p>11.18</text:p>
          </table:table-cell>
          <table:table-cell table:formula="of:=(([$Sheet1.G29]/[$Sheet1.$S29])-1)*100" office:value-type="float" office:value="12.5" calcext:value-type="float">
            <text:p>12.50</text:p>
          </table:table-cell>
          <table:table-cell table:formula="of:=(([$Sheet1.H29]/[$Sheet1.$S29])-1)*100" office:value-type="float" office:value="12.5" calcext:value-type="float">
            <text:p>12.50</text:p>
          </table:table-cell>
          <table:table-cell table:formula="of:=(([$Sheet1.I29]/[$Sheet1.$S29])-1)*100" office:value-type="float" office:value="9.86842105263157" calcext:value-type="float">
            <text:p>9.87</text:p>
          </table:table-cell>
          <table:table-cell table:formula="of:=(([$Sheet1.J29]/[$Sheet1.$S29])-1)*100" office:value-type="float" office:value="11.1842105263158" calcext:value-type="float">
            <text:p>11.18</text:p>
          </table:table-cell>
          <table:table-cell table:formula="of:=(([$Sheet1.K29]/[$Sheet1.$S29])-1)*100" office:value-type="float" office:value="10.5263157894737" calcext:value-type="float">
            <text:p>10.53</text:p>
          </table:table-cell>
          <table:table-cell table:formula="of:=(([$Sheet1.L29]/[$Sheet1.$S29])-1)*100" office:value-type="float" office:value="10.5263157894737" calcext:value-type="float">
            <text:p>10.53</text:p>
          </table:table-cell>
        </table:table-row>
        <table:table-row table:style-name="ro1">
          <table:table-cell table:formula="of:=(([$Sheet1.C30]/[$Sheet1.$S30])-1)*100" office:value-type="float" office:value="7.26495726495728" calcext:value-type="float">
            <text:p>7.26</text:p>
          </table:table-cell>
          <table:table-cell table:formula="of:=(([$Sheet1.D30]/[$Sheet1.$S30])-1)*100" office:value-type="float" office:value="6.83760683760684" calcext:value-type="float">
            <text:p>6.84</text:p>
          </table:table-cell>
          <table:table-cell table:formula="of:=(([$Sheet1.E30]/[$Sheet1.$S30])-1)*100" office:value-type="float" office:value="6.83760683760684" calcext:value-type="float">
            <text:p>6.84</text:p>
          </table:table-cell>
          <table:table-cell table:formula="of:=(([$Sheet1.F30]/[$Sheet1.$S30])-1)*100" office:value-type="float" office:value="7.69230769230769" calcext:value-type="float">
            <text:p>7.69</text:p>
          </table:table-cell>
          <table:table-cell table:formula="of:=(([$Sheet1.G30]/[$Sheet1.$S30])-1)*100" office:value-type="float" office:value="6.41025641025641" calcext:value-type="float">
            <text:p>6.41</text:p>
          </table:table-cell>
          <table:table-cell table:formula="of:=(([$Sheet1.H30]/[$Sheet1.$S30])-1)*100" office:value-type="float" office:value="6.41025641025641" calcext:value-type="float">
            <text:p>6.41</text:p>
          </table:table-cell>
          <table:table-cell table:formula="of:=(([$Sheet1.I30]/[$Sheet1.$S30])-1)*100" office:value-type="float" office:value="4.70085470085471" calcext:value-type="float">
            <text:p>4.70</text:p>
          </table:table-cell>
          <table:table-cell table:formula="of:=(([$Sheet1.J30]/[$Sheet1.$S30])-1)*100" office:value-type="float" office:value="5.98290598290598" calcext:value-type="float">
            <text:p>5.98</text:p>
          </table:table-cell>
          <table:table-cell table:formula="of:=(([$Sheet1.K30]/[$Sheet1.$S30])-1)*100" office:value-type="float" office:value="5.55555555555556" calcext:value-type="float">
            <text:p>5.56</text:p>
          </table:table-cell>
          <table:table-cell table:formula="of:=(([$Sheet1.L30]/[$Sheet1.$S30])-1)*100" office:value-type="float" office:value="5.55555555555556" calcext:value-type="float">
            <text:p>5.56</text:p>
          </table:table-cell>
        </table:table-row>
        <table:table-row table:style-name="ro1">
          <table:table-cell table:formula="of:=(([$Sheet1.C31]/[$Sheet1.$S31])-1)*100" office:value-type="float" office:value="8.69565217391306" calcext:value-type="float">
            <text:p>8.70</text:p>
          </table:table-cell>
          <table:table-cell table:formula="of:=(([$Sheet1.D31]/[$Sheet1.$S31])-1)*100" office:value-type="float" office:value="9.78260869565217" calcext:value-type="float">
            <text:p>9.78</text:p>
          </table:table-cell>
          <table:table-cell table:formula="of:=(([$Sheet1.E31]/[$Sheet1.$S31])-1)*100" office:value-type="float" office:value="7.60869565217392" calcext:value-type="float">
            <text:p>7.61</text:p>
          </table:table-cell>
          <table:table-cell table:formula="of:=(([$Sheet1.F31]/[$Sheet1.$S31])-1)*100" office:value-type="float" office:value="6.52173913043479" calcext:value-type="float">
            <text:p>6.52</text:p>
          </table:table-cell>
          <table:table-cell table:formula="of:=(([$Sheet1.G31]/[$Sheet1.$S31])-1)*100" office:value-type="float" office:value="7.60869565217392" calcext:value-type="float">
            <text:p>7.61</text:p>
          </table:table-cell>
          <table:table-cell table:formula="of:=(([$Sheet1.H31]/[$Sheet1.$S31])-1)*100" office:value-type="float" office:value="5.43478260869565" calcext:value-type="float">
            <text:p>5.43</text:p>
          </table:table-cell>
          <table:table-cell table:formula="of:=(([$Sheet1.I31]/[$Sheet1.$S31])-1)*100" office:value-type="float" office:value="4.34782608695652" calcext:value-type="float">
            <text:p>4.35</text:p>
          </table:table-cell>
          <table:table-cell table:formula="of:=(([$Sheet1.J31]/[$Sheet1.$S31])-1)*100" office:value-type="float" office:value="4.34782608695652" calcext:value-type="float">
            <text:p>4.35</text:p>
          </table:table-cell>
          <table:table-cell table:formula="of:=(([$Sheet1.K31]/[$Sheet1.$S31])-1)*100" office:value-type="float" office:value="4.34782608695652" calcext:value-type="float">
            <text:p>4.35</text:p>
          </table:table-cell>
          <table:table-cell table:formula="of:=(([$Sheet1.L31]/[$Sheet1.$S31])-1)*100" office:value-type="float" office:value="5.43478260869565" calcext:value-type="float">
            <text:p>5.43</text:p>
          </table:table-cell>
        </table:table-row>
        <table:table-row table:style-name="ro1">
          <table:table-cell table:formula="of:=(([$Sheet1.C32]/[$Sheet1.$S32])-1)*100" office:value-type="float" office:value="4.25531914893618" calcext:value-type="float">
            <text:p>4.26</text:p>
          </table:table-cell>
          <table:table-cell table:formula="of:=(([$Sheet1.D32]/[$Sheet1.$S32])-1)*100" office:value-type="float" office:value="4.78723404255319" calcext:value-type="float">
            <text:p>4.79</text:p>
          </table:table-cell>
          <table:table-cell table:formula="of:=(([$Sheet1.E32]/[$Sheet1.$S32])-1)*100" office:value-type="float" office:value="4.78723404255319" calcext:value-type="float">
            <text:p>4.79</text:p>
          </table:table-cell>
          <table:table-cell table:formula="of:=(([$Sheet1.F32]/[$Sheet1.$S32])-1)*100" office:value-type="float" office:value="4.25531914893618" calcext:value-type="float">
            <text:p>4.26</text:p>
          </table:table-cell>
          <table:table-cell table:formula="of:=(([$Sheet1.G32]/[$Sheet1.$S32])-1)*100" office:value-type="float" office:value="4.25531914893618" calcext:value-type="float">
            <text:p>4.26</text:p>
          </table:table-cell>
          <table:table-cell table:formula="of:=(([$Sheet1.H32]/[$Sheet1.$S32])-1)*100" office:value-type="float" office:value="6.38297872340425" calcext:value-type="float">
            <text:p>6.38</text:p>
          </table:table-cell>
          <table:table-cell table:formula="of:=(([$Sheet1.I32]/[$Sheet1.$S32])-1)*100" office:value-type="float" office:value="6.38297872340425" calcext:value-type="float">
            <text:p>6.38</text:p>
          </table:table-cell>
          <table:table-cell table:formula="of:=(([$Sheet1.J32]/[$Sheet1.$S32])-1)*100" office:value-type="float" office:value="5.85106382978722" calcext:value-type="float">
            <text:p>5.85</text:p>
          </table:table-cell>
          <table:table-cell table:formula="of:=(([$Sheet1.K32]/[$Sheet1.$S32])-1)*100" office:value-type="float" office:value="6.38297872340425" calcext:value-type="float">
            <text:p>6.38</text:p>
          </table:table-cell>
          <table:table-cell table:formula="of:=(([$Sheet1.L32]/[$Sheet1.$S32])-1)*100" office:value-type="float" office:value="6.38297872340425" calcext:value-type="float">
            <text:p>6.38</text:p>
          </table:table-cell>
        </table:table-row>
        <table:table-row table:style-name="ro1">
          <table:table-cell table:formula="of:=(([$Sheet1.C33]/[$Sheet1.$S33])-1)*100" office:value-type="float" office:value="9.32203389830508" calcext:value-type="float">
            <text:p>9.32</text:p>
          </table:table-cell>
          <table:table-cell table:formula="of:=(([$Sheet1.D33]/[$Sheet1.$S33])-1)*100" office:value-type="float" office:value="8.47457627118644" calcext:value-type="float">
            <text:p>8.47</text:p>
          </table:table-cell>
          <table:table-cell table:formula="of:=(([$Sheet1.E33]/[$Sheet1.$S33])-1)*100" office:value-type="float" office:value="8.47457627118644" calcext:value-type="float">
            <text:p>8.47</text:p>
          </table:table-cell>
          <table:table-cell table:formula="of:=(([$Sheet1.F33]/[$Sheet1.$S33])-1)*100" office:value-type="float" office:value="8.89830508474576" calcext:value-type="float">
            <text:p>8.90</text:p>
          </table:table-cell>
          <table:table-cell table:formula="of:=(([$Sheet1.G33]/[$Sheet1.$S33])-1)*100" office:value-type="float" office:value="8.89830508474576" calcext:value-type="float">
            <text:p>8.90</text:p>
          </table:table-cell>
          <table:table-cell table:formula="of:=(([$Sheet1.H33]/[$Sheet1.$S33])-1)*100" office:value-type="float" office:value="10.1694915254237" calcext:value-type="float">
            <text:p>10.17</text:p>
          </table:table-cell>
          <table:table-cell table:formula="of:=(([$Sheet1.I33]/[$Sheet1.$S33])-1)*100" office:value-type="float" office:value="9.32203389830508" calcext:value-type="float">
            <text:p>9.32</text:p>
          </table:table-cell>
          <table:table-cell table:formula="of:=(([$Sheet1.J33]/[$Sheet1.$S33])-1)*100" office:value-type="float" office:value="8.89830508474576" calcext:value-type="float">
            <text:p>8.90</text:p>
          </table:table-cell>
          <table:table-cell table:formula="of:=(([$Sheet1.K33]/[$Sheet1.$S33])-1)*100" office:value-type="float" office:value="9.32203389830508" calcext:value-type="float">
            <text:p>9.32</text:p>
          </table:table-cell>
          <table:table-cell table:formula="of:=(([$Sheet1.L33]/[$Sheet1.$S33])-1)*100" office:value-type="float" office:value="9.32203389830508" calcext:value-type="float">
            <text:p>9.32</text:p>
          </table:table-cell>
        </table:table-row>
        <table:table-row table:style-name="ro1">
          <table:table-cell table:formula="of:=(([$Sheet1.C34]/[$Sheet1.$S34])-1)*100" office:value-type="float" office:value="7.50853242320819" calcext:value-type="float">
            <text:p>7.51</text:p>
          </table:table-cell>
          <table:table-cell table:formula="of:=(([$Sheet1.D34]/[$Sheet1.$S34])-1)*100" office:value-type="float" office:value="7.50853242320819" calcext:value-type="float">
            <text:p>7.51</text:p>
          </table:table-cell>
          <table:table-cell table:formula="of:=(([$Sheet1.E34]/[$Sheet1.$S34])-1)*100" office:value-type="float" office:value="7.84982935153584" calcext:value-type="float">
            <text:p>7.85</text:p>
          </table:table-cell>
          <table:table-cell table:formula="of:=(([$Sheet1.F34]/[$Sheet1.$S34])-1)*100" office:value-type="float" office:value="6.82593856655289" calcext:value-type="float">
            <text:p>6.83</text:p>
          </table:table-cell>
          <table:table-cell table:formula="of:=(([$Sheet1.G34]/[$Sheet1.$S34])-1)*100" office:value-type="float" office:value="7.84982935153584" calcext:value-type="float">
            <text:p>7.85</text:p>
          </table:table-cell>
          <table:table-cell table:formula="of:=(([$Sheet1.H34]/[$Sheet1.$S34])-1)*100" office:value-type="float" office:value="7.84982935153584" calcext:value-type="float">
            <text:p>7.85</text:p>
          </table:table-cell>
          <table:table-cell table:formula="of:=(([$Sheet1.I34]/[$Sheet1.$S34])-1)*100" office:value-type="float" office:value="7.84982935153584" calcext:value-type="float">
            <text:p>7.85</text:p>
          </table:table-cell>
          <table:table-cell table:formula="of:=(([$Sheet1.J34]/[$Sheet1.$S34])-1)*100" office:value-type="float" office:value="7.84982935153584" calcext:value-type="float">
            <text:p>7.85</text:p>
          </table:table-cell>
          <table:table-cell table:formula="of:=(([$Sheet1.K34]/[$Sheet1.$S34])-1)*100" office:value-type="float" office:value="7.16723549488054" calcext:value-type="float">
            <text:p>7.17</text:p>
          </table:table-cell>
          <table:table-cell table:formula="of:=(([$Sheet1.L34]/[$Sheet1.$S34])-1)*100" office:value-type="float" office:value="6.48464163822524" calcext:value-type="float">
            <text:p>6.4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 office:value-type="string" calcext:value-type="string">
            <text:p>MAX</text:p>
          </table:table-cell>
        </table:table-row>
        <table:table-row table:style-name="ro1">
          <table:table-cell table:formula="of:=MAX([.A1:.A32])" office:value-type="float" office:value="11.1842105263158" calcext:value-type="float">
            <text:p>11.18</text:p>
          </table:table-cell>
          <table:table-cell table:formula="of:=MAX([.B1:.B32])" office:value-type="float" office:value="11.1842105263158" calcext:value-type="float">
            <text:p>11.18</text:p>
          </table:table-cell>
          <table:table-cell table:formula="of:=MAX([.C1:.C32])" office:value-type="float" office:value="11.8421052631579" calcext:value-type="float">
            <text:p>11.84</text:p>
          </table:table-cell>
          <table:table-cell table:formula="of:=MAX([.D1:.D32])" office:value-type="float" office:value="11.1842105263158" calcext:value-type="float">
            <text:p>11.18</text:p>
          </table:table-cell>
          <table:table-cell table:formula="of:=MAX([.E1:.E32])" office:value-type="float" office:value="12.5" calcext:value-type="float">
            <text:p>12.50</text:p>
          </table:table-cell>
          <table:table-cell table:formula="of:=MAX([.F1:.F32])" office:value-type="float" office:value="12.5" calcext:value-type="float">
            <text:p>12.50</text:p>
          </table:table-cell>
          <table:table-cell table:formula="of:=MAX([.G1:.G32])" office:value-type="float" office:value="10.655737704918" calcext:value-type="float">
            <text:p>10.66</text:p>
          </table:table-cell>
          <table:table-cell table:formula="of:=MAX([.H1:.H32])" office:value-type="float" office:value="11.1842105263158" calcext:value-type="float">
            <text:p>11.18</text:p>
          </table:table-cell>
          <table:table-cell table:formula="of:=MAX([.I1:.I32])" office:value-type="float" office:value="10.5263157894737" calcext:value-type="float">
            <text:p>10.53</text:p>
          </table:table-cell>
          <table:table-cell table:formula="of:=MAX([.J1:.J32])" office:value-type="float" office:value="10.5263157894737" calcext:value-type="float">
            <text:p>10.53</text:p>
          </table:table-cell>
        </table:table-row>
        <table:table-row table:style-name="ro1">
          <table:table-cell table:number-columns-repeated="10" office:value-type="string" calcext:value-type="string">
            <text:p>MIN</text:p>
          </table:table-cell>
        </table:table-row>
        <table:table-row table:style-name="ro1">
          <table:table-cell table:formula="of:=MIN([.A3:.A34])" office:value-type="float" office:value="0.509337860781001" calcext:value-type="float">
            <text:p>0.51</text:p>
          </table:table-cell>
          <table:table-cell table:formula="of:=MIN([.B3:.B34])" office:value-type="float" office:value="0.509337860781001" calcext:value-type="float">
            <text:p>0.51</text:p>
          </table:table-cell>
          <table:table-cell table:formula="of:=MIN([.C3:.C34])" office:value-type="float" office:value="0.509337860781001" calcext:value-type="float">
            <text:p>0.51</text:p>
          </table:table-cell>
          <table:table-cell table:formula="of:=MIN([.D3:.D34])" office:value-type="float" office:value="0.509337860781001" calcext:value-type="float">
            <text:p>0.51</text:p>
          </table:table-cell>
          <table:table-cell table:formula="of:=MIN([.E3:.E34])" office:value-type="float" office:value="0.509337860781001" calcext:value-type="float">
            <text:p>0.51</text:p>
          </table:table-cell>
          <table:table-cell table:formula="of:=MIN([.F3:.F34])" office:value-type="float" office:value="0.509337860781001" calcext:value-type="float">
            <text:p>0.51</text:p>
          </table:table-cell>
          <table:table-cell table:formula="of:=MIN([.G3:.G34])" office:value-type="float" office:value="0.509337860781001" calcext:value-type="float">
            <text:p>0.51</text:p>
          </table:table-cell>
          <table:table-cell table:formula="of:=MIN([.H3:.H34])" office:value-type="float" office:value="0.509337860781001" calcext:value-type="float">
            <text:p>0.51</text:p>
          </table:table-cell>
          <table:table-cell table:formula="of:=MIN([.I3:.I34])" office:value-type="float" office:value="0.509337860781001" calcext:value-type="float">
            <text:p>0.51</text:p>
          </table:table-cell>
          <table:table-cell table:formula="of:=MIN([.J3:.J34])" office:value-type="float" office:value="0.509337860781001" calcext:value-type="float">
            <text:p>0.51</text:p>
          </table:table-cell>
        </table:table-row>
        <table:table-row table:style-name="ro1">
          <table:table-cell table:number-columns-repeated="10" office:value-type="string" calcext:value-type="string">
            <text:p>AVG</text:p>
          </table:table-cell>
        </table:table-row>
        <table:table-row table:style-name="ro1">
          <table:table-cell table:formula="of:=AVERAGE([.A1:.A32])" office:value-type="float" office:value="5.82227593895773" calcext:value-type="float">
            <text:p>5.82</text:p>
          </table:table-cell>
          <table:table-cell table:formula="of:=AVERAGE([.B1:.B32])" office:value-type="float" office:value="5.56132224965413" calcext:value-type="float">
            <text:p>5.56</text:p>
          </table:table-cell>
          <table:table-cell table:formula="of:=AVERAGE([.C1:.C32])" office:value-type="float" office:value="5.5374507299454" calcext:value-type="float">
            <text:p>5.54</text:p>
          </table:table-cell>
          <table:table-cell table:formula="of:=AVERAGE([.D1:.D32])" office:value-type="float" office:value="5.29719815568846" calcext:value-type="float">
            <text:p>5.30</text:p>
          </table:table-cell>
          <table:table-cell table:formula="of:=AVERAGE([.E1:.E32])" office:value-type="float" office:value="5.19136034838334" calcext:value-type="float">
            <text:p>5.19</text:p>
          </table:table-cell>
          <table:table-cell table:formula="of:=AVERAGE([.F1:.F32])" office:value-type="float" office:value="5.60563132052155" calcext:value-type="float">
            <text:p>5.61</text:p>
          </table:table-cell>
          <table:table-cell table:formula="of:=AVERAGE([.G1:.G32])" office:value-type="float" office:value="5.25837486972179" calcext:value-type="float">
            <text:p>5.26</text:p>
          </table:table-cell>
          <table:table-cell table:formula="of:=AVERAGE([.H1:.H32])" office:value-type="float" office:value="5.18949468120113" calcext:value-type="float">
            <text:p>5.19</text:p>
          </table:table-cell>
          <table:table-cell table:formula="of:=AVERAGE([.I1:.I32])" office:value-type="float" office:value="4.98280043805264" calcext:value-type="float">
            <text:p>4.98</text:p>
          </table:table-cell>
          <table:table-cell table:formula="of:=AVERAGE([.J1:.J32])" office:value-type="float" office:value="4.75432754387772" calcext:value-type="float">
            <text:p>4.75</text:p>
          </table:table-cell>
        </table:table-row>
      </table:table>
      <table:table table:name="TimeOverGap" table:style-name="ta1">
        <table:table-column table:style-name="co1" table:number-columns-repeated="10" table:default-cell-style-name="ce97"/>
        <table:table-row table:style-name="ro1">
          <table:table-cell table:formula="of:=[$'BRKGA-GAP'.A1]/(['file:///E:/ArtumRepos/Uni/Tesi/BinPackingThesis/tests/results/elaborated/literature_times.ods'#$Foglio1.$M3]/['file:///E:/ArtumRepos/Uni/Tesi/BinPackingThesis/tests/results/elaborated/literature_times.ods'#$Foglio1.C3])" office:value-type="float" office:value="0.321539133377231" calcext:value-type="float">
            <text:p>0.32</text:p>
          </table:table-cell>
          <table:table-cell table:formula="of:=[$'BRKGA-GAP'.B1]/(['file:///E:/ArtumRepos/Uni/Tesi/BinPackingThesis/tests/results/elaborated/literature_times.ods'#$Foglio1.$M3]/['file:///E:/ArtumRepos/Uni/Tesi/BinPackingThesis/tests/results/elaborated/literature_times.ods'#$Foglio1.D3])" office:value-type="float" office:value="0.340312225636522" calcext:value-type="float">
            <text:p>0.34</text:p>
          </table:table-cell>
          <table:table-cell table:formula="of:=[$'BRKGA-GAP'.C1]/(['file:///E:/ArtumRepos/Uni/Tesi/BinPackingThesis/tests/results/elaborated/literature_times.ods'#$Foglio1.$M3]/['file:///E:/ArtumRepos/Uni/Tesi/BinPackingThesis/tests/results/elaborated/literature_times.ods'#$Foglio1.E3])" office:value-type="float" office:value="0.601937234781971" calcext:value-type="float">
            <text:p>0.60</text:p>
          </table:table-cell>
          <table:table-cell table:formula="of:=[$'BRKGA-GAP'.D1]/(['file:///E:/ArtumRepos/Uni/Tesi/BinPackingThesis/tests/results/elaborated/literature_times.ods'#$Foglio1.$M3]/['file:///E:/ArtumRepos/Uni/Tesi/BinPackingThesis/tests/results/elaborated/literature_times.ods'#$Foglio1.F3])" office:value-type="float" office:value="1.22624240927714" calcext:value-type="float">
            <text:p>1.23</text:p>
          </table:table-cell>
          <table:table-cell table:formula="of:=[$'BRKGA-GAP'.E1]/(['file:///E:/ArtumRepos/Uni/Tesi/BinPackingThesis/tests/results/elaborated/literature_times.ods'#$Foglio1.$M3]/['file:///E:/ArtumRepos/Uni/Tesi/BinPackingThesis/tests/results/elaborated/literature_times.ods'#$Foglio1.G3])" office:value-type="float" office:value="2.08504783485646" calcext:value-type="float">
            <text:p>2.09</text:p>
          </table:table-cell>
          <table:table-cell table:formula="of:=[$'BRKGA-GAP'.F1]/(['file:///E:/ArtumRepos/Uni/Tesi/BinPackingThesis/tests/results/elaborated/literature_times.ods'#$Foglio1.$M3]/['file:///E:/ArtumRepos/Uni/Tesi/BinPackingThesis/tests/results/elaborated/literature_times.ods'#$Foglio1.H3])" office:value-type="float" office:value="0.308648518769787" calcext:value-type="float">
            <text:p>0.31</text:p>
          </table:table-cell>
          <table:table-cell table:formula="of:=[$'BRKGA-GAP'.G1]/(['file:///E:/ArtumRepos/Uni/Tesi/BinPackingThesis/tests/results/elaborated/literature_times.ods'#$Foglio1.$M3]/['file:///E:/ArtumRepos/Uni/Tesi/BinPackingThesis/tests/results/elaborated/literature_times.ods'#$Foglio1.I3])" office:value-type="float" office:value="0.357523919506744" calcext:value-type="float">
            <text:p>0.36</text:p>
          </table:table-cell>
          <table:table-cell table:formula="of:=[$'BRKGA-GAP'.H1]/(['file:///E:/ArtumRepos/Uni/Tesi/BinPackingThesis/tests/results/elaborated/literature_times.ods'#$Foglio1.$M3]/['file:///E:/ArtumRepos/Uni/Tesi/BinPackingThesis/tests/results/elaborated/literature_times.ods'#$Foglio1.J3])" office:value-type="float" office:value="0.630078717375688" calcext:value-type="float">
            <text:p>0.63</text:p>
          </table:table-cell>
          <table:table-cell table:formula="of:=[$'BRKGA-GAP'.I1]/(['file:///E:/ArtumRepos/Uni/Tesi/BinPackingThesis/tests/results/elaborated/literature_times.ods'#$Foglio1.$M3]/['file:///E:/ArtumRepos/Uni/Tesi/BinPackingThesis/tests/results/elaborated/literature_times.ods'#$Foglio1.K3])" office:value-type="float" office:value="1.41833072272328" calcext:value-type="float">
            <text:p>1.42</text:p>
          </table:table-cell>
          <table:table-cell table:formula="of:=[$'BRKGA-GAP'.J1]/(['file:///E:/ArtumRepos/Uni/Tesi/BinPackingThesis/tests/results/elaborated/literature_times.ods'#$Foglio1.$M3]/['file:///E:/ArtumRepos/Uni/Tesi/BinPackingThesis/tests/results/elaborated/literature_times.ods'#$Foglio1.L3])" office:value-type="float" office:value="2.10941291204405" calcext:value-type="float">
            <text:p>2.11</text:p>
          </table:table-cell>
        </table:table-row>
        <table:table-row table:style-name="ro1">
          <table:table-cell table:formula="of:=[$'BRKGA-GAP'.A2]/(['file:///E:/ArtumRepos/Uni/Tesi/BinPackingThesis/tests/results/elaborated/literature_times.ods'#$Foglio1.$M4]/['file:///E:/ArtumRepos/Uni/Tesi/BinPackingThesis/tests/results/elaborated/literature_times.ods'#$Foglio1.C4])" office:value-type="float" office:value="0.0838249096105132" calcext:value-type="float">
            <text:p>0.08</text:p>
          </table:table-cell>
          <table:table-cell table:formula="of:=[$'BRKGA-GAP'.B2]/(['file:///E:/ArtumRepos/Uni/Tesi/BinPackingThesis/tests/results/elaborated/literature_times.ods'#$Foglio1.$M4]/['file:///E:/ArtumRepos/Uni/Tesi/BinPackingThesis/tests/results/elaborated/literature_times.ods'#$Foglio1.D4])" office:value-type="float" office:value="0.252085973237289" calcext:value-type="float">
            <text:p>0.25</text:p>
          </table:table-cell>
          <table:table-cell table:formula="of:=[$'BRKGA-GAP'.C2]/(['file:///E:/ArtumRepos/Uni/Tesi/BinPackingThesis/tests/results/elaborated/literature_times.ods'#$Foglio1.$M4]/['file:///E:/ArtumRepos/Uni/Tesi/BinPackingThesis/tests/results/elaborated/literature_times.ods'#$Foglio1.E4])" office:value-type="float" office:value="0.470529864871969" calcext:value-type="float">
            <text:p>0.47</text:p>
          </table:table-cell>
          <table:table-cell table:formula="of:=[$'BRKGA-GAP'.D2]/(['file:///E:/ArtumRepos/Uni/Tesi/BinPackingThesis/tests/results/elaborated/literature_times.ods'#$Foglio1.$M4]/['file:///E:/ArtumRepos/Uni/Tesi/BinPackingThesis/tests/results/elaborated/literature_times.ods'#$Foglio1.F4])" office:value-type="float" office:value="0.912165767668862" calcext:value-type="float">
            <text:p>0.91</text:p>
          </table:table-cell>
          <table:table-cell table:formula="of:=[$'BRKGA-GAP'.E2]/(['file:///E:/ArtumRepos/Uni/Tesi/BinPackingThesis/tests/results/elaborated/literature_times.ods'#$Foglio1.$M4]/['file:///E:/ArtumRepos/Uni/Tesi/BinPackingThesis/tests/results/elaborated/literature_times.ods'#$Foglio1.G4])" office:value-type="float" office:value="1.76708393773409" calcext:value-type="float">
            <text:p>1.77</text:p>
          </table:table-cell>
          <table:table-cell table:formula="of:=[$'BRKGA-GAP'.F2]/(['file:///E:/ArtumRepos/Uni/Tesi/BinPackingThesis/tests/results/elaborated/literature_times.ods'#$Foglio1.$M4]/['file:///E:/ArtumRepos/Uni/Tesi/BinPackingThesis/tests/results/elaborated/literature_times.ods'#$Foglio1.H4])" office:value-type="float" office:value="0.0658252815296159" calcext:value-type="float">
            <text:p>0.07</text:p>
          </table:table-cell>
          <table:table-cell table:formula="of:=[$'BRKGA-GAP'.G2]/(['file:///E:/ArtumRepos/Uni/Tesi/BinPackingThesis/tests/results/elaborated/literature_times.ods'#$Foglio1.$M4]/['file:///E:/ArtumRepos/Uni/Tesi/BinPackingThesis/tests/results/elaborated/literature_times.ods'#$Foglio1.I4])" office:value-type="float" office:value="0.257249468797456" calcext:value-type="float">
            <text:p>0.26</text:p>
          </table:table-cell>
          <table:table-cell table:formula="of:=[$'BRKGA-GAP'.H2]/(['file:///E:/ArtumRepos/Uni/Tesi/BinPackingThesis/tests/results/elaborated/literature_times.ods'#$Foglio1.$M4]/['file:///E:/ArtumRepos/Uni/Tesi/BinPackingThesis/tests/results/elaborated/literature_times.ods'#$Foglio1.J4])" office:value-type="float" office:value="0.478796861033702" calcext:value-type="float">
            <text:p>0.48</text:p>
          </table:table-cell>
          <table:table-cell table:formula="of:=[$'BRKGA-GAP'.I2]/(['file:///E:/ArtumRepos/Uni/Tesi/BinPackingThesis/tests/results/elaborated/literature_times.ods'#$Foglio1.$M4]/['file:///E:/ArtumRepos/Uni/Tesi/BinPackingThesis/tests/results/elaborated/literature_times.ods'#$Foglio1.K4])" office:value-type="float" office:value="1.05763180511439" calcext:value-type="float">
            <text:p>1.06</text:p>
          </table:table-cell>
          <table:table-cell table:formula="of:=[$'BRKGA-GAP'.J2]/(['file:///E:/ArtumRepos/Uni/Tesi/BinPackingThesis/tests/results/elaborated/literature_times.ods'#$Foglio1.$M4]/['file:///E:/ArtumRepos/Uni/Tesi/BinPackingThesis/tests/results/elaborated/literature_times.ods'#$Foglio1.L4])" office:value-type="float" office:value="2.0580058815024" calcext:value-type="float">
            <text:p>2.06</text:p>
          </table:table-cell>
        </table:table-row>
        <table:table-row table:style-name="ro1">
          <table:table-cell table:formula="of:=[$'BRKGA-GAP'.A3]/(['file:///E:/ArtumRepos/Uni/Tesi/BinPackingThesis/tests/results/elaborated/literature_times.ods'#$Foglio1.$M5]/['file:///E:/ArtumRepos/Uni/Tesi/BinPackingThesis/tests/results/elaborated/literature_times.ods'#$Foglio1.C5])" office:value-type="float" office:value="0.0736875694139782" calcext:value-type="float">
            <text:p>0.07</text:p>
          </table:table-cell>
          <table:table-cell table:formula="of:=[$'BRKGA-GAP'.B3]/(['file:///E:/ArtumRepos/Uni/Tesi/BinPackingThesis/tests/results/elaborated/literature_times.ods'#$Foglio1.$M5]/['file:///E:/ArtumRepos/Uni/Tesi/BinPackingThesis/tests/results/elaborated/literature_times.ods'#$Foglio1.D5])" office:value-type="float" office:value="0.266936726565249" calcext:value-type="float">
            <text:p>0.27</text:p>
          </table:table-cell>
          <table:table-cell table:formula="of:=[$'BRKGA-GAP'.C3]/(['file:///E:/ArtumRepos/Uni/Tesi/BinPackingThesis/tests/results/elaborated/literature_times.ods'#$Foglio1.$M5]/['file:///E:/ArtumRepos/Uni/Tesi/BinPackingThesis/tests/results/elaborated/literature_times.ods'#$Foglio1.E5])" office:value-type="float" office:value="0.510512737992706" calcext:value-type="float">
            <text:p>0.51</text:p>
          </table:table-cell>
          <table:table-cell table:formula="of:=[$'BRKGA-GAP'.D3]/(['file:///E:/ArtumRepos/Uni/Tesi/BinPackingThesis/tests/results/elaborated/literature_times.ods'#$Foglio1.$M5]/['file:///E:/ArtumRepos/Uni/Tesi/BinPackingThesis/tests/results/elaborated/literature_times.ods'#$Foglio1.F5])" office:value-type="float" office:value="0.917499982483694" calcext:value-type="float">
            <text:p>0.92</text:p>
          </table:table-cell>
          <table:table-cell table:formula="of:=[$'BRKGA-GAP'.E3]/(['file:///E:/ArtumRepos/Uni/Tesi/BinPackingThesis/tests/results/elaborated/literature_times.ods'#$Foglio1.$M5]/['file:///E:/ArtumRepos/Uni/Tesi/BinPackingThesis/tests/results/elaborated/literature_times.ods'#$Foglio1.G5])" office:value-type="float" office:value="2.50113343470783" calcext:value-type="float">
            <text:p>2.50</text:p>
          </table:table-cell>
          <table:table-cell table:formula="of:=[$'BRKGA-GAP'.F3]/(['file:///E:/ArtumRepos/Uni/Tesi/BinPackingThesis/tests/results/elaborated/literature_times.ods'#$Foglio1.$M5]/['file:///E:/ArtumRepos/Uni/Tesi/BinPackingThesis/tests/results/elaborated/literature_times.ods'#$Foglio1.H5])" office:value-type="float" office:value="0.101768879142337" calcext:value-type="float">
            <text:p>0.10</text:p>
          </table:table-cell>
          <table:table-cell table:formula="of:=[$'BRKGA-GAP'.G3]/(['file:///E:/ArtumRepos/Uni/Tesi/BinPackingThesis/tests/results/elaborated/literature_times.ods'#$Foglio1.$M5]/['file:///E:/ArtumRepos/Uni/Tesi/BinPackingThesis/tests/results/elaborated/literature_times.ods'#$Foglio1.I5])" office:value-type="float" office:value="0.40261679581125" calcext:value-type="float">
            <text:p>0.40</text:p>
          </table:table-cell>
          <table:table-cell table:formula="of:=[$'BRKGA-GAP'.H3]/(['file:///E:/ArtumRepos/Uni/Tesi/BinPackingThesis/tests/results/elaborated/literature_times.ods'#$Foglio1.$M5]/['file:///E:/ArtumRepos/Uni/Tesi/BinPackingThesis/tests/results/elaborated/literature_times.ods'#$Foglio1.J5])" office:value-type="float" office:value="0.823790344095713" calcext:value-type="float">
            <text:p>0.82</text:p>
          </table:table-cell>
          <table:table-cell table:formula="of:=[$'BRKGA-GAP'.I3]/(['file:///E:/ArtumRepos/Uni/Tesi/BinPackingThesis/tests/results/elaborated/literature_times.ods'#$Foglio1.$M5]/['file:///E:/ArtumRepos/Uni/Tesi/BinPackingThesis/tests/results/elaborated/literature_times.ods'#$Foglio1.K5])" office:value-type="float" office:value="1.49583902388721" calcext:value-type="float">
            <text:p>1.50</text:p>
          </table:table-cell>
          <table:table-cell table:formula="of:=[$'BRKGA-GAP'.J3]/(['file:///E:/ArtumRepos/Uni/Tesi/BinPackingThesis/tests/results/elaborated/literature_times.ods'#$Foglio1.$M5]/['file:///E:/ArtumRepos/Uni/Tesi/BinPackingThesis/tests/results/elaborated/literature_times.ods'#$Foglio1.L5])" office:value-type="float" office:value="2.94266938986842" calcext:value-type="float">
            <text:p>2.94</text:p>
          </table:table-cell>
        </table:table-row>
        <table:table-row table:style-name="ro1">
          <table:table-cell table:formula="of:=[$'BRKGA-GAP'.A4]/(['file:///E:/ArtumRepos/Uni/Tesi/BinPackingThesis/tests/results/elaborated/literature_times.ods'#$Foglio1.$M6]/['file:///E:/ArtumRepos/Uni/Tesi/BinPackingThesis/tests/results/elaborated/literature_times.ods'#$Foglio1.C6])" office:value-type="float" office:value="0.0572560667967975" calcext:value-type="float">
            <text:p>0.06</text:p>
          </table:table-cell>
          <table:table-cell table:formula="of:=[$'BRKGA-GAP'.B4]/(['file:///E:/ArtumRepos/Uni/Tesi/BinPackingThesis/tests/results/elaborated/literature_times.ods'#$Foglio1.$M6]/['file:///E:/ArtumRepos/Uni/Tesi/BinPackingThesis/tests/results/elaborated/literature_times.ods'#$Foglio1.D6])" office:value-type="float" office:value="0.240575284765178" calcext:value-type="float">
            <text:p>0.24</text:p>
          </table:table-cell>
          <table:table-cell table:formula="of:=[$'BRKGA-GAP'.C4]/(['file:///E:/ArtumRepos/Uni/Tesi/BinPackingThesis/tests/results/elaborated/literature_times.ods'#$Foglio1.$M6]/['file:///E:/ArtumRepos/Uni/Tesi/BinPackingThesis/tests/results/elaborated/literature_times.ods'#$Foglio1.E6])" office:value-type="float" office:value="0.403980776879394" calcext:value-type="float">
            <text:p>0.40</text:p>
          </table:table-cell>
          <table:table-cell table:formula="of:=[$'BRKGA-GAP'.D4]/(['file:///E:/ArtumRepos/Uni/Tesi/BinPackingThesis/tests/results/elaborated/literature_times.ods'#$Foglio1.$M6]/['file:///E:/ArtumRepos/Uni/Tesi/BinPackingThesis/tests/results/elaborated/literature_times.ods'#$Foglio1.F6])" office:value-type="float" office:value="0.773529812239232" calcext:value-type="float">
            <text:p>0.77</text:p>
          </table:table-cell>
          <table:table-cell table:formula="of:=[$'BRKGA-GAP'.E4]/(['file:///E:/ArtumRepos/Uni/Tesi/BinPackingThesis/tests/results/elaborated/literature_times.ods'#$Foglio1.$M6]/['file:///E:/ArtumRepos/Uni/Tesi/BinPackingThesis/tests/results/elaborated/literature_times.ods'#$Foglio1.G6])" office:value-type="float" office:value="2.0951275661754" calcext:value-type="float">
            <text:p>2.10</text:p>
          </table:table-cell>
          <table:table-cell table:formula="of:=[$'BRKGA-GAP'.F4]/(['file:///E:/ArtumRepos/Uni/Tesi/BinPackingThesis/tests/results/elaborated/literature_times.ods'#$Foglio1.$M6]/['file:///E:/ArtumRepos/Uni/Tesi/BinPackingThesis/tests/results/elaborated/literature_times.ods'#$Foglio1.H6])" office:value-type="float" office:value="0.0737419675025875" calcext:value-type="float">
            <text:p>0.07</text:p>
          </table:table-cell>
          <table:table-cell table:formula="of:=[$'BRKGA-GAP'.G4]/(['file:///E:/ArtumRepos/Uni/Tesi/BinPackingThesis/tests/results/elaborated/literature_times.ods'#$Foglio1.$M6]/['file:///E:/ArtumRepos/Uni/Tesi/BinPackingThesis/tests/results/elaborated/literature_times.ods'#$Foglio1.I6])" office:value-type="float" office:value="0.313998492728299" calcext:value-type="float">
            <text:p>0.31</text:p>
          </table:table-cell>
          <table:table-cell table:formula="of:=[$'BRKGA-GAP'.H4]/(['file:///E:/ArtumRepos/Uni/Tesi/BinPackingThesis/tests/results/elaborated/literature_times.ods'#$Foglio1.$M6]/['file:///E:/ArtumRepos/Uni/Tesi/BinPackingThesis/tests/results/elaborated/literature_times.ods'#$Foglio1.J6])" office:value-type="float" office:value="0.586913057176127" calcext:value-type="float">
            <text:p>0.59</text:p>
          </table:table-cell>
          <table:table-cell table:formula="of:=[$'BRKGA-GAP'.I4]/(['file:///E:/ArtumRepos/Uni/Tesi/BinPackingThesis/tests/results/elaborated/literature_times.ods'#$Foglio1.$M6]/['file:///E:/ArtumRepos/Uni/Tesi/BinPackingThesis/tests/results/elaborated/literature_times.ods'#$Foglio1.K6])" office:value-type="float" office:value="1.1730101184875" calcext:value-type="float">
            <text:p>1.17</text:p>
          </table:table-cell>
          <table:table-cell table:formula="of:=[$'BRKGA-GAP'.J4]/(['file:///E:/ArtumRepos/Uni/Tesi/BinPackingThesis/tests/results/elaborated/literature_times.ods'#$Foglio1.$M6]/['file:///E:/ArtumRepos/Uni/Tesi/BinPackingThesis/tests/results/elaborated/literature_times.ods'#$Foglio1.L6])" office:value-type="float" office:value="3.03789370712145" calcext:value-type="float">
            <text:p>3.04</text:p>
          </table:table-cell>
        </table:table-row>
        <table:table-row table:style-name="ro1">
          <table:table-cell table:formula="of:=[$'BRKGA-GAP'.A5]/(['file:///E:/ArtumRepos/Uni/Tesi/BinPackingThesis/tests/results/elaborated/literature_times.ods'#$Foglio1.$M7]/['file:///E:/ArtumRepos/Uni/Tesi/BinPackingThesis/tests/results/elaborated/literature_times.ods'#$Foglio1.C7])" office:value-type="float" office:value="0.0870899290216745" calcext:value-type="float">
            <text:p>0.09</text:p>
          </table:table-cell>
          <table:table-cell table:formula="of:=[$'BRKGA-GAP'.B5]/(['file:///E:/ArtumRepos/Uni/Tesi/BinPackingThesis/tests/results/elaborated/literature_times.ods'#$Foglio1.$M7]/['file:///E:/ArtumRepos/Uni/Tesi/BinPackingThesis/tests/results/elaborated/literature_times.ods'#$Foglio1.D7])" office:value-type="float" office:value="0.231017495931178" calcext:value-type="float">
            <text:p>0.23</text:p>
          </table:table-cell>
          <table:table-cell table:formula="of:=[$'BRKGA-GAP'.C5]/(['file:///E:/ArtumRepos/Uni/Tesi/BinPackingThesis/tests/results/elaborated/literature_times.ods'#$Foglio1.$M7]/['file:///E:/ArtumRepos/Uni/Tesi/BinPackingThesis/tests/results/elaborated/literature_times.ods'#$Foglio1.E7])" office:value-type="float" office:value="0.40142463235294" calcext:value-type="float">
            <text:p>0.40</text:p>
          </table:table-cell>
          <table:table-cell table:formula="of:=[$'BRKGA-GAP'.D5]/(['file:///E:/ArtumRepos/Uni/Tesi/BinPackingThesis/tests/results/elaborated/literature_times.ods'#$Foglio1.$M7]/['file:///E:/ArtumRepos/Uni/Tesi/BinPackingThesis/tests/results/elaborated/literature_times.ods'#$Foglio1.F7])" office:value-type="float" office:value="0.698447127121597" calcext:value-type="float">
            <text:p>0.70</text:p>
          </table:table-cell>
          <table:table-cell table:formula="of:=[$'BRKGA-GAP'.E5]/(['file:///E:/ArtumRepos/Uni/Tesi/BinPackingThesis/tests/results/elaborated/literature_times.ods'#$Foglio1.$M7]/['file:///E:/ArtumRepos/Uni/Tesi/BinPackingThesis/tests/results/elaborated/literature_times.ods'#$Foglio1.G7])" office:value-type="float" office:value="1.56747768606783" calcext:value-type="float">
            <text:p>1.57</text:p>
          </table:table-cell>
          <table:table-cell table:formula="of:=[$'BRKGA-GAP'.F5]/(['file:///E:/ArtumRepos/Uni/Tesi/BinPackingThesis/tests/results/elaborated/literature_times.ods'#$Foglio1.$M7]/['file:///E:/ArtumRepos/Uni/Tesi/BinPackingThesis/tests/results/elaborated/literature_times.ods'#$Foglio1.H7])" office:value-type="float" office:value="0.138850259306621" calcext:value-type="float">
            <text:p>0.14</text:p>
          </table:table-cell>
          <table:table-cell table:formula="of:=[$'BRKGA-GAP'.G5]/(['file:///E:/ArtumRepos/Uni/Tesi/BinPackingThesis/tests/results/elaborated/literature_times.ods'#$Foglio1.$M7]/['file:///E:/ArtumRepos/Uni/Tesi/BinPackingThesis/tests/results/elaborated/literature_times.ods'#$Foglio1.I7])" office:value-type="float" office:value="0.442854052029244" calcext:value-type="float">
            <text:p>0.44</text:p>
          </table:table-cell>
          <table:table-cell table:formula="of:=[$'BRKGA-GAP'.H5]/(['file:///E:/ArtumRepos/Uni/Tesi/BinPackingThesis/tests/results/elaborated/literature_times.ods'#$Foglio1.$M7]/['file:///E:/ArtumRepos/Uni/Tesi/BinPackingThesis/tests/results/elaborated/literature_times.ods'#$Foglio1.J7])" office:value-type="float" office:value="0.857500839598026" calcext:value-type="float">
            <text:p>0.86</text:p>
          </table:table-cell>
          <table:table-cell table:formula="of:=[$'BRKGA-GAP'.I5]/(['file:///E:/ArtumRepos/Uni/Tesi/BinPackingThesis/tests/results/elaborated/literature_times.ods'#$Foglio1.$M7]/['file:///E:/ArtumRepos/Uni/Tesi/BinPackingThesis/tests/results/elaborated/literature_times.ods'#$Foglio1.K7])" office:value-type="float" office:value="1.9811372193805" calcext:value-type="float">
            <text:p>1.98</text:p>
          </table:table-cell>
          <table:table-cell table:formula="of:=[$'BRKGA-GAP'.J5]/(['file:///E:/ArtumRepos/Uni/Tesi/BinPackingThesis/tests/results/elaborated/literature_times.ods'#$Foglio1.$M7]/['file:///E:/ArtumRepos/Uni/Tesi/BinPackingThesis/tests/results/elaborated/literature_times.ods'#$Foglio1.L7])" office:value-type="float" office:value="4.1968883609109" calcext:value-type="float">
            <text:p>4.20</text:p>
          </table:table-cell>
        </table:table-row>
        <table:table-row table:style-name="ro1">
          <table:table-cell table:formula="of:=[$'BRKGA-GAP'.A6]/(['file:///E:/ArtumRepos/Uni/Tesi/BinPackingThesis/tests/results/elaborated/literature_times.ods'#$Foglio1.$M8]/['file:///E:/ArtumRepos/Uni/Tesi/BinPackingThesis/tests/results/elaborated/literature_times.ods'#$Foglio1.C8])" office:value-type="float" office:value="0.0367056456353407" calcext:value-type="float">
            <text:p>0.04</text:p>
          </table:table-cell>
          <table:table-cell table:formula="of:=[$'BRKGA-GAP'.B6]/(['file:///E:/ArtumRepos/Uni/Tesi/BinPackingThesis/tests/results/elaborated/literature_times.ods'#$Foglio1.$M8]/['file:///E:/ArtumRepos/Uni/Tesi/BinPackingThesis/tests/results/elaborated/literature_times.ods'#$Foglio1.D8])" office:value-type="float" office:value="0.130707485757227" calcext:value-type="float">
            <text:p>0.13</text:p>
          </table:table-cell>
          <table:table-cell table:formula="of:=[$'BRKGA-GAP'.C6]/(['file:///E:/ArtumRepos/Uni/Tesi/BinPackingThesis/tests/results/elaborated/literature_times.ods'#$Foglio1.$M8]/['file:///E:/ArtumRepos/Uni/Tesi/BinPackingThesis/tests/results/elaborated/literature_times.ods'#$Foglio1.E8])" office:value-type="float" office:value="0.247103932927896" calcext:value-type="float">
            <text:p>0.25</text:p>
          </table:table-cell>
          <table:table-cell table:formula="of:=[$'BRKGA-GAP'.D6]/(['file:///E:/ArtumRepos/Uni/Tesi/BinPackingThesis/tests/results/elaborated/literature_times.ods'#$Foglio1.$M8]/['file:///E:/ArtumRepos/Uni/Tesi/BinPackingThesis/tests/results/elaborated/literature_times.ods'#$Foglio1.F8])" office:value-type="float" office:value="0.58339425832722" calcext:value-type="float">
            <text:p>0.58</text:p>
          </table:table-cell>
          <table:table-cell table:formula="of:=[$'BRKGA-GAP'.E6]/(['file:///E:/ArtumRepos/Uni/Tesi/BinPackingThesis/tests/results/elaborated/literature_times.ods'#$Foglio1.$M8]/['file:///E:/ArtumRepos/Uni/Tesi/BinPackingThesis/tests/results/elaborated/literature_times.ods'#$Foglio1.G8])" office:value-type="float" office:value="1.49647668291917" calcext:value-type="float">
            <text:p>1.50</text:p>
          </table:table-cell>
          <table:table-cell table:formula="of:=[$'BRKGA-GAP'.F6]/(['file:///E:/ArtumRepos/Uni/Tesi/BinPackingThesis/tests/results/elaborated/literature_times.ods'#$Foglio1.$M8]/['file:///E:/ArtumRepos/Uni/Tesi/BinPackingThesis/tests/results/elaborated/literature_times.ods'#$Foglio1.H8])" office:value-type="float" office:value="0.107688397024667" calcext:value-type="float">
            <text:p>0.11</text:p>
          </table:table-cell>
          <table:table-cell table:formula="of:=[$'BRKGA-GAP'.G6]/(['file:///E:/ArtumRepos/Uni/Tesi/BinPackingThesis/tests/results/elaborated/literature_times.ods'#$Foglio1.$M8]/['file:///E:/ArtumRepos/Uni/Tesi/BinPackingThesis/tests/results/elaborated/literature_times.ods'#$Foglio1.I8])" office:value-type="float" office:value="0.422080231379541" calcext:value-type="float">
            <text:p>0.42</text:p>
          </table:table-cell>
          <table:table-cell table:formula="of:=[$'BRKGA-GAP'.H6]/(['file:///E:/ArtumRepos/Uni/Tesi/BinPackingThesis/tests/results/elaborated/literature_times.ods'#$Foglio1.$M8]/['file:///E:/ArtumRepos/Uni/Tesi/BinPackingThesis/tests/results/elaborated/literature_times.ods'#$Foglio1.J8])" office:value-type="float" office:value="0.837603405079424" calcext:value-type="float">
            <text:p>0.84</text:p>
          </table:table-cell>
          <table:table-cell table:formula="of:=[$'BRKGA-GAP'.I6]/(['file:///E:/ArtumRepos/Uni/Tesi/BinPackingThesis/tests/results/elaborated/literature_times.ods'#$Foglio1.$M8]/['file:///E:/ArtumRepos/Uni/Tesi/BinPackingThesis/tests/results/elaborated/literature_times.ods'#$Foglio1.K8])" office:value-type="float" office:value="1.41195308701994" calcext:value-type="float">
            <text:p>1.41</text:p>
          </table:table-cell>
          <table:table-cell table:formula="of:=[$'BRKGA-GAP'.J6]/(['file:///E:/ArtumRepos/Uni/Tesi/BinPackingThesis/tests/results/elaborated/literature_times.ods'#$Foglio1.$M8]/['file:///E:/ArtumRepos/Uni/Tesi/BinPackingThesis/tests/results/elaborated/literature_times.ods'#$Foglio1.L8])" office:value-type="float" office:value="3.53427490539241" calcext:value-type="float">
            <text:p>3.53</text:p>
          </table:table-cell>
        </table:table-row>
        <table:table-row table:style-name="ro1">
          <table:table-cell table:formula="of:=[$'BRKGA-GAP'.A7]/(['file:///E:/ArtumRepos/Uni/Tesi/BinPackingThesis/tests/results/elaborated/literature_times.ods'#$Foglio1.$M9]/['file:///E:/ArtumRepos/Uni/Tesi/BinPackingThesis/tests/results/elaborated/literature_times.ods'#$Foglio1.C9])" office:value-type="float" office:value="0.0462935438367189" calcext:value-type="float">
            <text:p>0.05</text:p>
          </table:table-cell>
          <table:table-cell table:formula="of:=[$'BRKGA-GAP'.B7]/(['file:///E:/ArtumRepos/Uni/Tesi/BinPackingThesis/tests/results/elaborated/literature_times.ods'#$Foglio1.$M9]/['file:///E:/ArtumRepos/Uni/Tesi/BinPackingThesis/tests/results/elaborated/literature_times.ods'#$Foglio1.D9])" office:value-type="float" office:value="0.16019229177016" calcext:value-type="float">
            <text:p>0.16</text:p>
          </table:table-cell>
          <table:table-cell table:formula="of:=[$'BRKGA-GAP'.C7]/(['file:///E:/ArtumRepos/Uni/Tesi/BinPackingThesis/tests/results/elaborated/literature_times.ods'#$Foglio1.$M9]/['file:///E:/ArtumRepos/Uni/Tesi/BinPackingThesis/tests/results/elaborated/literature_times.ods'#$Foglio1.E9])" office:value-type="float" office:value="0.285063035013943" calcext:value-type="float">
            <text:p>0.29</text:p>
          </table:table-cell>
          <table:table-cell table:formula="of:=[$'BRKGA-GAP'.D7]/(['file:///E:/ArtumRepos/Uni/Tesi/BinPackingThesis/tests/results/elaborated/literature_times.ods'#$Foglio1.$M9]/['file:///E:/ArtumRepos/Uni/Tesi/BinPackingThesis/tests/results/elaborated/literature_times.ods'#$Foglio1.F9])" office:value-type="float" office:value="0.55871705128784" calcext:value-type="float">
            <text:p>0.56</text:p>
          </table:table-cell>
          <table:table-cell table:formula="of:=[$'BRKGA-GAP'.E7]/(['file:///E:/ArtumRepos/Uni/Tesi/BinPackingThesis/tests/results/elaborated/literature_times.ods'#$Foglio1.$M9]/['file:///E:/ArtumRepos/Uni/Tesi/BinPackingThesis/tests/results/elaborated/literature_times.ods'#$Foglio1.G9])" office:value-type="float" office:value="1.34133512848304" calcext:value-type="float">
            <text:p>1.34</text:p>
          </table:table-cell>
          <table:table-cell table:formula="of:=[$'BRKGA-GAP'.F7]/(['file:///E:/ArtumRepos/Uni/Tesi/BinPackingThesis/tests/results/elaborated/literature_times.ods'#$Foglio1.$M9]/['file:///E:/ArtumRepos/Uni/Tesi/BinPackingThesis/tests/results/elaborated/literature_times.ods'#$Foglio1.H9])" office:value-type="float" office:value="0.14839265916817" calcext:value-type="float">
            <text:p>0.15</text:p>
          </table:table-cell>
          <table:table-cell table:formula="of:=[$'BRKGA-GAP'.G7]/(['file:///E:/ArtumRepos/Uni/Tesi/BinPackingThesis/tests/results/elaborated/literature_times.ods'#$Foglio1.$M9]/['file:///E:/ArtumRepos/Uni/Tesi/BinPackingThesis/tests/results/elaborated/literature_times.ods'#$Foglio1.I9])" office:value-type="float" office:value="0.653400304438264" calcext:value-type="float">
            <text:p>0.65</text:p>
          </table:table-cell>
          <table:table-cell table:formula="of:=[$'BRKGA-GAP'.H7]/(['file:///E:/ArtumRepos/Uni/Tesi/BinPackingThesis/tests/results/elaborated/literature_times.ods'#$Foglio1.$M9]/['file:///E:/ArtumRepos/Uni/Tesi/BinPackingThesis/tests/results/elaborated/literature_times.ods'#$Foglio1.J9])" office:value-type="float" office:value="1.1949738547702" calcext:value-type="float">
            <text:p>1.19</text:p>
          </table:table-cell>
          <table:table-cell table:formula="of:=[$'BRKGA-GAP'.I7]/(['file:///E:/ArtumRepos/Uni/Tesi/BinPackingThesis/tests/results/elaborated/literature_times.ods'#$Foglio1.$M9]/['file:///E:/ArtumRepos/Uni/Tesi/BinPackingThesis/tests/results/elaborated/literature_times.ods'#$Foglio1.K9])" office:value-type="float" office:value="2.44580839239683" calcext:value-type="float">
            <text:p>2.45</text:p>
          </table:table-cell>
          <table:table-cell table:formula="of:=[$'BRKGA-GAP'.J7]/(['file:///E:/ArtumRepos/Uni/Tesi/BinPackingThesis/tests/results/elaborated/literature_times.ods'#$Foglio1.$M9]/['file:///E:/ArtumRepos/Uni/Tesi/BinPackingThesis/tests/results/elaborated/literature_times.ods'#$Foglio1.L9])" office:value-type="float" office:value="5.68336207698089" calcext:value-type="float">
            <text:p>5.68</text:p>
          </table:table-cell>
        </table:table-row>
        <table:table-row table:style-name="ro1">
          <table:table-cell table:formula="of:=[$'BRKGA-GAP'.A8]/(['file:///E:/ArtumRepos/Uni/Tesi/BinPackingThesis/tests/results/elaborated/literature_times.ods'#$Foglio1.$M10]/['file:///E:/ArtumRepos/Uni/Tesi/BinPackingThesis/tests/results/elaborated/literature_times.ods'#$Foglio1.C10])" office:value-type="float" office:value="0.0373633696266967" calcext:value-type="float">
            <text:p>0.04</text:p>
          </table:table-cell>
          <table:table-cell table:formula="of:=[$'BRKGA-GAP'.B8]/(['file:///E:/ArtumRepos/Uni/Tesi/BinPackingThesis/tests/results/elaborated/literature_times.ods'#$Foglio1.$M10]/['file:///E:/ArtumRepos/Uni/Tesi/BinPackingThesis/tests/results/elaborated/literature_times.ods'#$Foglio1.D10])" office:value-type="float" office:value="0.131042906759456" calcext:value-type="float">
            <text:p>0.13</text:p>
          </table:table-cell>
          <table:table-cell table:formula="of:=[$'BRKGA-GAP'.C8]/(['file:///E:/ArtumRepos/Uni/Tesi/BinPackingThesis/tests/results/elaborated/literature_times.ods'#$Foglio1.$M10]/['file:///E:/ArtumRepos/Uni/Tesi/BinPackingThesis/tests/results/elaborated/literature_times.ods'#$Foglio1.E10])" office:value-type="float" office:value="0.239695346286116" calcext:value-type="float">
            <text:p>0.24</text:p>
          </table:table-cell>
          <table:table-cell table:formula="of:=[$'BRKGA-GAP'.D8]/(['file:///E:/ArtumRepos/Uni/Tesi/BinPackingThesis/tests/results/elaborated/literature_times.ods'#$Foglio1.$M10]/['file:///E:/ArtumRepos/Uni/Tesi/BinPackingThesis/tests/results/elaborated/literature_times.ods'#$Foglio1.F10])" office:value-type="float" office:value="0.507289852266297" calcext:value-type="float">
            <text:p>0.51</text:p>
          </table:table-cell>
          <table:table-cell table:formula="of:=[$'BRKGA-GAP'.E8]/(['file:///E:/ArtumRepos/Uni/Tesi/BinPackingThesis/tests/results/elaborated/literature_times.ods'#$Foglio1.$M10]/['file:///E:/ArtumRepos/Uni/Tesi/BinPackingThesis/tests/results/elaborated/literature_times.ods'#$Foglio1.G10])" office:value-type="float" office:value="1.04573702274892" calcext:value-type="float">
            <text:p>1.05</text:p>
          </table:table-cell>
          <table:table-cell table:formula="of:=[$'BRKGA-GAP'.F8]/(['file:///E:/ArtumRepos/Uni/Tesi/BinPackingThesis/tests/results/elaborated/literature_times.ods'#$Foglio1.$M10]/['file:///E:/ArtumRepos/Uni/Tesi/BinPackingThesis/tests/results/elaborated/literature_times.ods'#$Foglio1.H10])" office:value-type="float" office:value="0.121936241033783" calcext:value-type="float">
            <text:p>0.12</text:p>
          </table:table-cell>
          <table:table-cell table:formula="of:=[$'BRKGA-GAP'.G8]/(['file:///E:/ArtumRepos/Uni/Tesi/BinPackingThesis/tests/results/elaborated/literature_times.ods'#$Foglio1.$M10]/['file:///E:/ArtumRepos/Uni/Tesi/BinPackingThesis/tests/results/elaborated/literature_times.ods'#$Foglio1.I10])" office:value-type="float" office:value="0.513507353956028" calcext:value-type="float">
            <text:p>0.51</text:p>
          </table:table-cell>
          <table:table-cell table:formula="of:=[$'BRKGA-GAP'.H8]/(['file:///E:/ArtumRepos/Uni/Tesi/BinPackingThesis/tests/results/elaborated/literature_times.ods'#$Foglio1.$M10]/['file:///E:/ArtumRepos/Uni/Tesi/BinPackingThesis/tests/results/elaborated/literature_times.ods'#$Foglio1.J10])" office:value-type="float" office:value="1.08871841653654" calcext:value-type="float">
            <text:p>1.09</text:p>
          </table:table-cell>
          <table:table-cell table:formula="of:=[$'BRKGA-GAP'.I8]/(['file:///E:/ArtumRepos/Uni/Tesi/BinPackingThesis/tests/results/elaborated/literature_times.ods'#$Foglio1.$M10]/['file:///E:/ArtumRepos/Uni/Tesi/BinPackingThesis/tests/results/elaborated/literature_times.ods'#$Foglio1.K10])" office:value-type="float" office:value="1.99772063559505" calcext:value-type="float">
            <text:p>2.00</text:p>
          </table:table-cell>
          <table:table-cell table:formula="of:=[$'BRKGA-GAP'.J8]/(['file:///E:/ArtumRepos/Uni/Tesi/BinPackingThesis/tests/results/elaborated/literature_times.ods'#$Foglio1.$M10]/['file:///E:/ArtumRepos/Uni/Tesi/BinPackingThesis/tests/results/elaborated/literature_times.ods'#$Foglio1.L10])" office:value-type="float" office:value="4.50461820336689" calcext:value-type="float">
            <text:p>4.50</text:p>
          </table:table-cell>
        </table:table-row>
        <table:table-row table:style-name="ro1">
          <table:table-cell table:formula="of:=[$'BRKGA-GAP'.A9]/(['file:///E:/ArtumRepos/Uni/Tesi/BinPackingThesis/tests/results/elaborated/literature_times.ods'#$Foglio1.$M11]/['file:///E:/ArtumRepos/Uni/Tesi/BinPackingThesis/tests/results/elaborated/literature_times.ods'#$Foglio1.C11])" office:value-type="float" office:value="0.0925224784890029" calcext:value-type="float">
            <text:p>0.09</text:p>
          </table:table-cell>
          <table:table-cell table:formula="of:=[$'BRKGA-GAP'.B9]/(['file:///E:/ArtumRepos/Uni/Tesi/BinPackingThesis/tests/results/elaborated/literature_times.ods'#$Foglio1.$M11]/['file:///E:/ArtumRepos/Uni/Tesi/BinPackingThesis/tests/results/elaborated/literature_times.ods'#$Foglio1.D11])" office:value-type="float" office:value="0.242043779234181" calcext:value-type="float">
            <text:p>0.24</text:p>
          </table:table-cell>
          <table:table-cell table:formula="of:=[$'BRKGA-GAP'.C9]/(['file:///E:/ArtumRepos/Uni/Tesi/BinPackingThesis/tests/results/elaborated/literature_times.ods'#$Foglio1.$M11]/['file:///E:/ArtumRepos/Uni/Tesi/BinPackingThesis/tests/results/elaborated/literature_times.ods'#$Foglio1.E11])" office:value-type="float" office:value="0.343090471834665" calcext:value-type="float">
            <text:p>0.34</text:p>
          </table:table-cell>
          <table:table-cell table:formula="of:=[$'BRKGA-GAP'.D9]/(['file:///E:/ArtumRepos/Uni/Tesi/BinPackingThesis/tests/results/elaborated/literature_times.ods'#$Foglio1.$M11]/['file:///E:/ArtumRepos/Uni/Tesi/BinPackingThesis/tests/results/elaborated/literature_times.ods'#$Foglio1.F11])" office:value-type="float" office:value="0.553342225047914" calcext:value-type="float">
            <text:p>0.55</text:p>
          </table:table-cell>
          <table:table-cell table:formula="of:=[$'BRKGA-GAP'.E9]/(['file:///E:/ArtumRepos/Uni/Tesi/BinPackingThesis/tests/results/elaborated/literature_times.ods'#$Foglio1.$M11]/['file:///E:/ArtumRepos/Uni/Tesi/BinPackingThesis/tests/results/elaborated/literature_times.ods'#$Foglio1.G11])" office:value-type="float" office:value="1.55894339793333" calcext:value-type="float">
            <text:p>1.56</text:p>
          </table:table-cell>
          <table:table-cell table:formula="of:=[$'BRKGA-GAP'.F9]/(['file:///E:/ArtumRepos/Uni/Tesi/BinPackingThesis/tests/results/elaborated/literature_times.ods'#$Foglio1.$M11]/['file:///E:/ArtumRepos/Uni/Tesi/BinPackingThesis/tests/results/elaborated/literature_times.ods'#$Foglio1.H11])" office:value-type="float" office:value="0.0832299875691902" calcext:value-type="float">
            <text:p>0.08</text:p>
          </table:table-cell>
          <table:table-cell table:formula="of:=[$'BRKGA-GAP'.G9]/(['file:///E:/ArtumRepos/Uni/Tesi/BinPackingThesis/tests/results/elaborated/literature_times.ods'#$Foglio1.$M11]/['file:///E:/ArtumRepos/Uni/Tesi/BinPackingThesis/tests/results/elaborated/literature_times.ods'#$Foglio1.I11])" office:value-type="float" office:value="0.327798104887888" calcext:value-type="float">
            <text:p>0.33</text:p>
          </table:table-cell>
          <table:table-cell table:formula="of:=[$'BRKGA-GAP'.H9]/(['file:///E:/ArtumRepos/Uni/Tesi/BinPackingThesis/tests/results/elaborated/literature_times.ods'#$Foglio1.$M11]/['file:///E:/ArtumRepos/Uni/Tesi/BinPackingThesis/tests/results/elaborated/literature_times.ods'#$Foglio1.J11])" office:value-type="float" office:value="0.447795625427202" calcext:value-type="float">
            <text:p>0.45</text:p>
          </table:table-cell>
          <table:table-cell table:formula="of:=[$'BRKGA-GAP'.I9]/(['file:///E:/ArtumRepos/Uni/Tesi/BinPackingThesis/tests/results/elaborated/literature_times.ods'#$Foglio1.$M11]/['file:///E:/ArtumRepos/Uni/Tesi/BinPackingThesis/tests/results/elaborated/literature_times.ods'#$Foglio1.K11])" office:value-type="float" office:value="1.02769827727742" calcext:value-type="float">
            <text:p>1.03</text:p>
          </table:table-cell>
          <table:table-cell table:formula="of:=[$'BRKGA-GAP'.J9]/(['file:///E:/ArtumRepos/Uni/Tesi/BinPackingThesis/tests/results/elaborated/literature_times.ods'#$Foglio1.$M11]/['file:///E:/ArtumRepos/Uni/Tesi/BinPackingThesis/tests/results/elaborated/literature_times.ods'#$Foglio1.L11])" office:value-type="float" office:value="2.15644324715531" calcext:value-type="float">
            <text:p>2.16</text:p>
          </table:table-cell>
        </table:table-row>
        <table:table-row table:style-name="ro1">
          <table:table-cell table:formula="of:=[$'BRKGA-GAP'.A10]/(['file:///E:/ArtumRepos/Uni/Tesi/BinPackingThesis/tests/results/elaborated/literature_times.ods'#$Foglio1.$M12]/['file:///E:/ArtumRepos/Uni/Tesi/BinPackingThesis/tests/results/elaborated/literature_times.ods'#$Foglio1.C12])" office:value-type="float" office:value="0.0761495059863624" calcext:value-type="float">
            <text:p>0.08</text:p>
          </table:table-cell>
          <table:table-cell table:formula="of:=[$'BRKGA-GAP'.B10]/(['file:///E:/ArtumRepos/Uni/Tesi/BinPackingThesis/tests/results/elaborated/literature_times.ods'#$Foglio1.$M12]/['file:///E:/ArtumRepos/Uni/Tesi/BinPackingThesis/tests/results/elaborated/literature_times.ods'#$Foglio1.D12])" office:value-type="float" office:value="0.310241076429035" calcext:value-type="float">
            <text:p>0.31</text:p>
          </table:table-cell>
          <table:table-cell table:formula="of:=[$'BRKGA-GAP'.C10]/(['file:///E:/ArtumRepos/Uni/Tesi/BinPackingThesis/tests/results/elaborated/literature_times.ods'#$Foglio1.$M12]/['file:///E:/ArtumRepos/Uni/Tesi/BinPackingThesis/tests/results/elaborated/literature_times.ods'#$Foglio1.E12])" office:value-type="float" office:value="0.577430100764199" calcext:value-type="float">
            <text:p>0.58</text:p>
          </table:table-cell>
          <table:table-cell table:formula="of:=[$'BRKGA-GAP'.D10]/(['file:///E:/ArtumRepos/Uni/Tesi/BinPackingThesis/tests/results/elaborated/literature_times.ods'#$Foglio1.$M12]/['file:///E:/ArtumRepos/Uni/Tesi/BinPackingThesis/tests/results/elaborated/literature_times.ods'#$Foglio1.F12])" office:value-type="float" office:value="0.91613301493816" calcext:value-type="float">
            <text:p>0.92</text:p>
          </table:table-cell>
          <table:table-cell table:formula="of:=[$'BRKGA-GAP'.E10]/(['file:///E:/ArtumRepos/Uni/Tesi/BinPackingThesis/tests/results/elaborated/literature_times.ods'#$Foglio1.$M12]/['file:///E:/ArtumRepos/Uni/Tesi/BinPackingThesis/tests/results/elaborated/literature_times.ods'#$Foglio1.G12])" office:value-type="float" office:value="2.88718925137237" calcext:value-type="float">
            <text:p>2.89</text:p>
          </table:table-cell>
          <table:table-cell table:formula="of:=[$'BRKGA-GAP'.F10]/(['file:///E:/ArtumRepos/Uni/Tesi/BinPackingThesis/tests/results/elaborated/literature_times.ods'#$Foglio1.$M12]/['file:///E:/ArtumRepos/Uni/Tesi/BinPackingThesis/tests/results/elaborated/literature_times.ods'#$Foglio1.H12])" office:value-type="float" office:value="0.097129543809231" calcext:value-type="float">
            <text:p>0.10</text:p>
          </table:table-cell>
          <table:table-cell table:formula="of:=[$'BRKGA-GAP'.G10]/(['file:///E:/ArtumRepos/Uni/Tesi/BinPackingThesis/tests/results/elaborated/literature_times.ods'#$Foglio1.$M12]/['file:///E:/ArtumRepos/Uni/Tesi/BinPackingThesis/tests/results/elaborated/literature_times.ods'#$Foglio1.I12])" office:value-type="float" office:value="0.350390584673672" calcext:value-type="float">
            <text:p>0.35</text:p>
          </table:table-cell>
          <table:table-cell table:formula="of:=[$'BRKGA-GAP'.H10]/(['file:///E:/ArtumRepos/Uni/Tesi/BinPackingThesis/tests/results/elaborated/literature_times.ods'#$Foglio1.$M12]/['file:///E:/ArtumRepos/Uni/Tesi/BinPackingThesis/tests/results/elaborated/literature_times.ods'#$Foglio1.J12])" office:value-type="float" office:value="0.564072763050244" calcext:value-type="float">
            <text:p>0.56</text:p>
          </table:table-cell>
          <table:table-cell table:formula="of:=[$'BRKGA-GAP'.I10]/(['file:///E:/ArtumRepos/Uni/Tesi/BinPackingThesis/tests/results/elaborated/literature_times.ods'#$Foglio1.$M12]/['file:///E:/ArtumRepos/Uni/Tesi/BinPackingThesis/tests/results/elaborated/literature_times.ods'#$Foglio1.K12])" office:value-type="float" office:value="1.101747876093" calcext:value-type="float">
            <text:p>1.10</text:p>
          </table:table-cell>
          <table:table-cell table:formula="of:=[$'BRKGA-GAP'.J10]/(['file:///E:/ArtumRepos/Uni/Tesi/BinPackingThesis/tests/results/elaborated/literature_times.ods'#$Foglio1.$M12]/['file:///E:/ArtumRepos/Uni/Tesi/BinPackingThesis/tests/results/elaborated/literature_times.ods'#$Foglio1.L12])" office:value-type="float" office:value="2.97996145690309" calcext:value-type="float">
            <text:p>2.98</text:p>
          </table:table-cell>
        </table:table-row>
        <table:table-row table:style-name="ro1">
          <table:table-cell table:formula="of:=[$'BRKGA-GAP'.A11]/(['file:///E:/ArtumRepos/Uni/Tesi/BinPackingThesis/tests/results/elaborated/literature_times.ods'#$Foglio1.$M13]/['file:///E:/ArtumRepos/Uni/Tesi/BinPackingThesis/tests/results/elaborated/literature_times.ods'#$Foglio1.C13])" office:value-type="float" office:value="0.0590291542879777" calcext:value-type="float">
            <text:p>0.06</text:p>
          </table:table-cell>
          <table:table-cell table:formula="of:=[$'BRKGA-GAP'.B11]/(['file:///E:/ArtumRepos/Uni/Tesi/BinPackingThesis/tests/results/elaborated/literature_times.ods'#$Foglio1.$M13]/['file:///E:/ArtumRepos/Uni/Tesi/BinPackingThesis/tests/results/elaborated/literature_times.ods'#$Foglio1.D13])" office:value-type="float" office:value="0.218643157060804" calcext:value-type="float">
            <text:p>0.22</text:p>
          </table:table-cell>
          <table:table-cell table:formula="of:=[$'BRKGA-GAP'.C11]/(['file:///E:/ArtumRepos/Uni/Tesi/BinPackingThesis/tests/results/elaborated/literature_times.ods'#$Foglio1.$M13]/['file:///E:/ArtumRepos/Uni/Tesi/BinPackingThesis/tests/results/elaborated/literature_times.ods'#$Foglio1.E13])" office:value-type="float" office:value="0.447189459090386" calcext:value-type="float">
            <text:p>0.45</text:p>
          </table:table-cell>
          <table:table-cell table:formula="of:=[$'BRKGA-GAP'.D11]/(['file:///E:/ArtumRepos/Uni/Tesi/BinPackingThesis/tests/results/elaborated/literature_times.ods'#$Foglio1.$M13]/['file:///E:/ArtumRepos/Uni/Tesi/BinPackingThesis/tests/results/elaborated/literature_times.ods'#$Foglio1.F13])" office:value-type="float" office:value="0.859450209004385" calcext:value-type="float">
            <text:p>0.86</text:p>
          </table:table-cell>
          <table:table-cell table:formula="of:=[$'BRKGA-GAP'.E11]/(['file:///E:/ArtumRepos/Uni/Tesi/BinPackingThesis/tests/results/elaborated/literature_times.ods'#$Foglio1.$M13]/['file:///E:/ArtumRepos/Uni/Tesi/BinPackingThesis/tests/results/elaborated/literature_times.ods'#$Foglio1.G13])" office:value-type="float" office:value="1.79510983519405" calcext:value-type="float">
            <text:p>1.80</text:p>
          </table:table-cell>
          <table:table-cell table:formula="of:=[$'BRKGA-GAP'.F11]/(['file:///E:/ArtumRepos/Uni/Tesi/BinPackingThesis/tests/results/elaborated/literature_times.ods'#$Foglio1.$M13]/['file:///E:/ArtumRepos/Uni/Tesi/BinPackingThesis/tests/results/elaborated/literature_times.ods'#$Foglio1.H13])" office:value-type="float" office:value="0.0672204647090094" calcext:value-type="float">
            <text:p>0.07</text:p>
          </table:table-cell>
          <table:table-cell table:formula="of:=[$'BRKGA-GAP'.G11]/(['file:///E:/ArtumRepos/Uni/Tesi/BinPackingThesis/tests/results/elaborated/literature_times.ods'#$Foglio1.$M13]/['file:///E:/ArtumRepos/Uni/Tesi/BinPackingThesis/tests/results/elaborated/literature_times.ods'#$Foglio1.I13])" office:value-type="float" office:value="0.252340802243278" calcext:value-type="float">
            <text:p>0.25</text:p>
          </table:table-cell>
          <table:table-cell table:formula="of:=[$'BRKGA-GAP'.H11]/(['file:///E:/ArtumRepos/Uni/Tesi/BinPackingThesis/tests/results/elaborated/literature_times.ods'#$Foglio1.$M13]/['file:///E:/ArtumRepos/Uni/Tesi/BinPackingThesis/tests/results/elaborated/literature_times.ods'#$Foglio1.J13])" office:value-type="float" office:value="0.513401034076573" calcext:value-type="float">
            <text:p>0.51</text:p>
          </table:table-cell>
          <table:table-cell table:formula="of:=[$'BRKGA-GAP'.I11]/(['file:///E:/ArtumRepos/Uni/Tesi/BinPackingThesis/tests/results/elaborated/literature_times.ods'#$Foglio1.$M13]/['file:///E:/ArtumRepos/Uni/Tesi/BinPackingThesis/tests/results/elaborated/literature_times.ods'#$Foglio1.K13])" office:value-type="float" office:value="1.12201193826813" calcext:value-type="float">
            <text:p>1.12</text:p>
          </table:table-cell>
          <table:table-cell table:formula="of:=[$'BRKGA-GAP'.J11]/(['file:///E:/ArtumRepos/Uni/Tesi/BinPackingThesis/tests/results/elaborated/literature_times.ods'#$Foglio1.$M13]/['file:///E:/ArtumRepos/Uni/Tesi/BinPackingThesis/tests/results/elaborated/literature_times.ods'#$Foglio1.L13])" office:value-type="float" office:value="2.82149487131375" calcext:value-type="float">
            <text:p>2.82</text:p>
          </table:table-cell>
        </table:table-row>
        <table:table-row table:style-name="ro1">
          <table:table-cell table:formula="of:=[$'BRKGA-GAP'.A12]/(['file:///E:/ArtumRepos/Uni/Tesi/BinPackingThesis/tests/results/elaborated/literature_times.ods'#$Foglio1.$M14]/['file:///E:/ArtumRepos/Uni/Tesi/BinPackingThesis/tests/results/elaborated/literature_times.ods'#$Foglio1.C14])" office:value-type="float" office:value="0.0488824613607021" calcext:value-type="float">
            <text:p>0.05</text:p>
          </table:table-cell>
          <table:table-cell table:formula="of:=[$'BRKGA-GAP'.B12]/(['file:///E:/ArtumRepos/Uni/Tesi/BinPackingThesis/tests/results/elaborated/literature_times.ods'#$Foglio1.$M14]/['file:///E:/ArtumRepos/Uni/Tesi/BinPackingThesis/tests/results/elaborated/literature_times.ods'#$Foglio1.D14])" office:value-type="float" office:value="0.190854131747437" calcext:value-type="float">
            <text:p>0.19</text:p>
          </table:table-cell>
          <table:table-cell table:formula="of:=[$'BRKGA-GAP'.C12]/(['file:///E:/ArtumRepos/Uni/Tesi/BinPackingThesis/tests/results/elaborated/literature_times.ods'#$Foglio1.$M14]/['file:///E:/ArtumRepos/Uni/Tesi/BinPackingThesis/tests/results/elaborated/literature_times.ods'#$Foglio1.E14])" office:value-type="float" office:value="0.357218504573896" calcext:value-type="float">
            <text:p>0.36</text:p>
          </table:table-cell>
          <table:table-cell table:formula="of:=[$'BRKGA-GAP'.D12]/(['file:///E:/ArtumRepos/Uni/Tesi/BinPackingThesis/tests/results/elaborated/literature_times.ods'#$Foglio1.$M14]/['file:///E:/ArtumRepos/Uni/Tesi/BinPackingThesis/tests/results/elaborated/literature_times.ods'#$Foglio1.F14])" office:value-type="float" office:value="0.664268018079393" calcext:value-type="float">
            <text:p>0.66</text:p>
          </table:table-cell>
          <table:table-cell table:formula="of:=[$'BRKGA-GAP'.E12]/(['file:///E:/ArtumRepos/Uni/Tesi/BinPackingThesis/tests/results/elaborated/literature_times.ods'#$Foglio1.$M14]/['file:///E:/ArtumRepos/Uni/Tesi/BinPackingThesis/tests/results/elaborated/literature_times.ods'#$Foglio1.G14])" office:value-type="float" office:value="1.83239802838671" calcext:value-type="float">
            <text:p>1.83</text:p>
          </table:table-cell>
          <table:table-cell table:formula="of:=[$'BRKGA-GAP'.F12]/(['file:///E:/ArtumRepos/Uni/Tesi/BinPackingThesis/tests/results/elaborated/literature_times.ods'#$Foglio1.$M14]/['file:///E:/ArtumRepos/Uni/Tesi/BinPackingThesis/tests/results/elaborated/literature_times.ods'#$Foglio1.H14])" office:value-type="float" office:value="0.0577068082985122" calcext:value-type="float">
            <text:p>0.06</text:p>
          </table:table-cell>
          <table:table-cell table:formula="of:=[$'BRKGA-GAP'.G12]/(['file:///E:/ArtumRepos/Uni/Tesi/BinPackingThesis/tests/results/elaborated/literature_times.ods'#$Foglio1.$M14]/['file:///E:/ArtumRepos/Uni/Tesi/BinPackingThesis/tests/results/elaborated/literature_times.ods'#$Foglio1.I14])" office:value-type="float" office:value="0.244752358708628" calcext:value-type="float">
            <text:p>0.24</text:p>
          </table:table-cell>
          <table:table-cell table:formula="of:=[$'BRKGA-GAP'.H12]/(['file:///E:/ArtumRepos/Uni/Tesi/BinPackingThesis/tests/results/elaborated/literature_times.ods'#$Foglio1.$M14]/['file:///E:/ArtumRepos/Uni/Tesi/BinPackingThesis/tests/results/elaborated/literature_times.ods'#$Foglio1.J14])" office:value-type="float" office:value="0.498102363084987" calcext:value-type="float">
            <text:p>0.50</text:p>
          </table:table-cell>
          <table:table-cell table:formula="of:=[$'BRKGA-GAP'.I12]/(['file:///E:/ArtumRepos/Uni/Tesi/BinPackingThesis/tests/results/elaborated/literature_times.ods'#$Foglio1.$M14]/['file:///E:/ArtumRepos/Uni/Tesi/BinPackingThesis/tests/results/elaborated/literature_times.ods'#$Foglio1.K14])" office:value-type="float" office:value="0.945854374085512" calcext:value-type="float">
            <text:p>0.95</text:p>
          </table:table-cell>
          <table:table-cell table:formula="of:=[$'BRKGA-GAP'.J12]/(['file:///E:/ArtumRepos/Uni/Tesi/BinPackingThesis/tests/results/elaborated/literature_times.ods'#$Foglio1.$M14]/['file:///E:/ArtumRepos/Uni/Tesi/BinPackingThesis/tests/results/elaborated/literature_times.ods'#$Foglio1.L14])" office:value-type="float" office:value="2.22681998248419" calcext:value-type="float">
            <text:p>2.23</text:p>
          </table:table-cell>
        </table:table-row>
        <table:table-row table:style-name="ro1">
          <table:table-cell table:formula="of:=[$'BRKGA-GAP'.A13]/(['file:///E:/ArtumRepos/Uni/Tesi/BinPackingThesis/tests/results/elaborated/literature_times.ods'#$Foglio1.$M15]/['file:///E:/ArtumRepos/Uni/Tesi/BinPackingThesis/tests/results/elaborated/literature_times.ods'#$Foglio1.C15])" office:value-type="float" office:value="0.0244280666812183" calcext:value-type="float">
            <text:p>0.02</text:p>
          </table:table-cell>
          <table:table-cell table:formula="of:=[$'BRKGA-GAP'.B13]/(['file:///E:/ArtumRepos/Uni/Tesi/BinPackingThesis/tests/results/elaborated/literature_times.ods'#$Foglio1.$M15]/['file:///E:/ArtumRepos/Uni/Tesi/BinPackingThesis/tests/results/elaborated/literature_times.ods'#$Foglio1.D15])" office:value-type="float" office:value="0.070088510610857" calcext:value-type="float">
            <text:p>0.07</text:p>
          </table:table-cell>
          <table:table-cell table:formula="of:=[$'BRKGA-GAP'.C13]/(['file:///E:/ArtumRepos/Uni/Tesi/BinPackingThesis/tests/results/elaborated/literature_times.ods'#$Foglio1.$M15]/['file:///E:/ArtumRepos/Uni/Tesi/BinPackingThesis/tests/results/elaborated/literature_times.ods'#$Foglio1.E15])" office:value-type="float" office:value="0.138443765936129" calcext:value-type="float">
            <text:p>0.14</text:p>
          </table:table-cell>
          <table:table-cell table:formula="of:=[$'BRKGA-GAP'.D13]/(['file:///E:/ArtumRepos/Uni/Tesi/BinPackingThesis/tests/results/elaborated/literature_times.ods'#$Foglio1.$M15]/['file:///E:/ArtumRepos/Uni/Tesi/BinPackingThesis/tests/results/elaborated/literature_times.ods'#$Foglio1.F15])" office:value-type="float" office:value="0.274125156260856" calcext:value-type="float">
            <text:p>0.27</text:p>
          </table:table-cell>
          <table:table-cell table:formula="of:=[$'BRKGA-GAP'.E13]/(['file:///E:/ArtumRepos/Uni/Tesi/BinPackingThesis/tests/results/elaborated/literature_times.ods'#$Foglio1.$M15]/['file:///E:/ArtumRepos/Uni/Tesi/BinPackingThesis/tests/results/elaborated/literature_times.ods'#$Foglio1.G15])" office:value-type="float" office:value="0.650458210143572" calcext:value-type="float">
            <text:p>0.65</text:p>
          </table:table-cell>
          <table:table-cell table:formula="of:=[$'BRKGA-GAP'.F13]/(['file:///E:/ArtumRepos/Uni/Tesi/BinPackingThesis/tests/results/elaborated/literature_times.ods'#$Foglio1.$M15]/['file:///E:/ArtumRepos/Uni/Tesi/BinPackingThesis/tests/results/elaborated/literature_times.ods'#$Foglio1.H15])" office:value-type="float" office:value="0.0517810016568619" calcext:value-type="float">
            <text:p>0.05</text:p>
          </table:table-cell>
          <table:table-cell table:formula="of:=[$'BRKGA-GAP'.G13]/(['file:///E:/ArtumRepos/Uni/Tesi/BinPackingThesis/tests/results/elaborated/literature_times.ods'#$Foglio1.$M15]/['file:///E:/ArtumRepos/Uni/Tesi/BinPackingThesis/tests/results/elaborated/literature_times.ods'#$Foglio1.I15])" office:value-type="float" office:value="0.0813546699671617" calcext:value-type="float">
            <text:p>0.08</text:p>
          </table:table-cell>
          <table:table-cell table:formula="of:=[$'BRKGA-GAP'.H13]/(['file:///E:/ArtumRepos/Uni/Tesi/BinPackingThesis/tests/results/elaborated/literature_times.ods'#$Foglio1.$M15]/['file:///E:/ArtumRepos/Uni/Tesi/BinPackingThesis/tests/results/elaborated/literature_times.ods'#$Foglio1.J15])" office:value-type="float" office:value="0.151876494399415" calcext:value-type="float">
            <text:p>0.15</text:p>
          </table:table-cell>
          <table:table-cell table:formula="of:=[$'BRKGA-GAP'.I13]/(['file:///E:/ArtumRepos/Uni/Tesi/BinPackingThesis/tests/results/elaborated/literature_times.ods'#$Foglio1.$M15]/['file:///E:/ArtumRepos/Uni/Tesi/BinPackingThesis/tests/results/elaborated/literature_times.ods'#$Foglio1.K15])" office:value-type="float" office:value="0.288424512366935" calcext:value-type="float">
            <text:p>0.29</text:p>
          </table:table-cell>
          <table:table-cell table:formula="of:=[$'BRKGA-GAP'.J13]/(['file:///E:/ArtumRepos/Uni/Tesi/BinPackingThesis/tests/results/elaborated/literature_times.ods'#$Foglio1.$M15]/['file:///E:/ArtumRepos/Uni/Tesi/BinPackingThesis/tests/results/elaborated/literature_times.ods'#$Foglio1.L15])" office:value-type="float" office:value="0.745841415078439" calcext:value-type="float">
            <text:p>0.75</text:p>
          </table:table-cell>
        </table:table-row>
        <table:table-row table:style-name="ro1">
          <table:table-cell table:formula="of:=[$'BRKGA-GAP'.A14]/(['file:///E:/ArtumRepos/Uni/Tesi/BinPackingThesis/tests/results/elaborated/literature_times.ods'#$Foglio1.$M16]/['file:///E:/ArtumRepos/Uni/Tesi/BinPackingThesis/tests/results/elaborated/literature_times.ods'#$Foglio1.C16])" office:value-type="float" office:value="0.0107599381236587" calcext:value-type="float">
            <text:p>0.01</text:p>
          </table:table-cell>
          <table:table-cell table:formula="of:=[$'BRKGA-GAP'.B14]/(['file:///E:/ArtumRepos/Uni/Tesi/BinPackingThesis/tests/results/elaborated/literature_times.ods'#$Foglio1.$M16]/['file:///E:/ArtumRepos/Uni/Tesi/BinPackingThesis/tests/results/elaborated/literature_times.ods'#$Foglio1.D16])" office:value-type="float" office:value="0.0398512615418152" calcext:value-type="float">
            <text:p>0.04</text:p>
          </table:table-cell>
          <table:table-cell table:formula="of:=[$'BRKGA-GAP'.C14]/(['file:///E:/ArtumRepos/Uni/Tesi/BinPackingThesis/tests/results/elaborated/literature_times.ods'#$Foglio1.$M16]/['file:///E:/ArtumRepos/Uni/Tesi/BinPackingThesis/tests/results/elaborated/literature_times.ods'#$Foglio1.E16])" office:value-type="float" office:value="0.0771673315003488" calcext:value-type="float">
            <text:p>0.08</text:p>
          </table:table-cell>
          <table:table-cell table:formula="of:=[$'BRKGA-GAP'.D14]/(['file:///E:/ArtumRepos/Uni/Tesi/BinPackingThesis/tests/results/elaborated/literature_times.ods'#$Foglio1.$M16]/['file:///E:/ArtumRepos/Uni/Tesi/BinPackingThesis/tests/results/elaborated/literature_times.ods'#$Foglio1.F16])" office:value-type="float" office:value="0.144959329510985" calcext:value-type="float">
            <text:p>0.14</text:p>
          </table:table-cell>
          <table:table-cell table:formula="of:=[$'BRKGA-GAP'.E14]/(['file:///E:/ArtumRepos/Uni/Tesi/BinPackingThesis/tests/results/elaborated/literature_times.ods'#$Foglio1.$M16]/['file:///E:/ArtumRepos/Uni/Tesi/BinPackingThesis/tests/results/elaborated/literature_times.ods'#$Foglio1.G16])" office:value-type="float" office:value="0.34740900354131" calcext:value-type="float">
            <text:p>0.35</text:p>
          </table:table-cell>
          <table:table-cell table:formula="of:=[$'BRKGA-GAP'.F14]/(['file:///E:/ArtumRepos/Uni/Tesi/BinPackingThesis/tests/results/elaborated/literature_times.ods'#$Foglio1.$M16]/['file:///E:/ArtumRepos/Uni/Tesi/BinPackingThesis/tests/results/elaborated/literature_times.ods'#$Foglio1.H16])" office:value-type="float" office:value="0.0119934063362938" calcext:value-type="float">
            <text:p>0.01</text:p>
          </table:table-cell>
          <table:table-cell table:formula="of:=[$'BRKGA-GAP'.G14]/(['file:///E:/ArtumRepos/Uni/Tesi/BinPackingThesis/tests/results/elaborated/literature_times.ods'#$Foglio1.$M16]/['file:///E:/ArtumRepos/Uni/Tesi/BinPackingThesis/tests/results/elaborated/literature_times.ods'#$Foglio1.I16])" office:value-type="float" office:value="0.0460966084998609" calcext:value-type="float">
            <text:p>0.05</text:p>
          </table:table-cell>
          <table:table-cell table:formula="of:=[$'BRKGA-GAP'.H14]/(['file:///E:/ArtumRepos/Uni/Tesi/BinPackingThesis/tests/results/elaborated/literature_times.ods'#$Foglio1.$M16]/['file:///E:/ArtumRepos/Uni/Tesi/BinPackingThesis/tests/results/elaborated/literature_times.ods'#$Foglio1.J16])" office:value-type="float" office:value="0.0849679209873691" calcext:value-type="float">
            <text:p>0.08</text:p>
          </table:table-cell>
          <table:table-cell table:formula="of:=[$'BRKGA-GAP'.I14]/(['file:///E:/ArtumRepos/Uni/Tesi/BinPackingThesis/tests/results/elaborated/literature_times.ods'#$Foglio1.$M16]/['file:///E:/ArtumRepos/Uni/Tesi/BinPackingThesis/tests/results/elaborated/literature_times.ods'#$Foglio1.K16])" office:value-type="float" office:value="0.172241891241839" calcext:value-type="float">
            <text:p>0.17</text:p>
          </table:table-cell>
          <table:table-cell table:formula="of:=[$'BRKGA-GAP'.J14]/(['file:///E:/ArtumRepos/Uni/Tesi/BinPackingThesis/tests/results/elaborated/literature_times.ods'#$Foglio1.$M16]/['file:///E:/ArtumRepos/Uni/Tesi/BinPackingThesis/tests/results/elaborated/literature_times.ods'#$Foglio1.L16])" office:value-type="float" office:value="0.4210660697725" calcext:value-type="float">
            <text:p>0.42</text:p>
          </table:table-cell>
        </table:table-row>
        <table:table-row table:style-name="ro1">
          <table:table-cell table:formula="of:=[$'BRKGA-GAP'.A15]/(['file:///E:/ArtumRepos/Uni/Tesi/BinPackingThesis/tests/results/elaborated/literature_times.ods'#$Foglio1.$M17]/['file:///E:/ArtumRepos/Uni/Tesi/BinPackingThesis/tests/results/elaborated/literature_times.ods'#$Foglio1.C17])" office:value-type="float" office:value="0.0189434798431074" calcext:value-type="float">
            <text:p>0.02</text:p>
          </table:table-cell>
          <table:table-cell table:formula="of:=[$'BRKGA-GAP'.B15]/(['file:///E:/ArtumRepos/Uni/Tesi/BinPackingThesis/tests/results/elaborated/literature_times.ods'#$Foglio1.$M17]/['file:///E:/ArtumRepos/Uni/Tesi/BinPackingThesis/tests/results/elaborated/literature_times.ods'#$Foglio1.D17])" office:value-type="float" office:value="0.0702130586645103" calcext:value-type="float">
            <text:p>0.07</text:p>
          </table:table-cell>
          <table:table-cell table:formula="of:=[$'BRKGA-GAP'.C15]/(['file:///E:/ArtumRepos/Uni/Tesi/BinPackingThesis/tests/results/elaborated/literature_times.ods'#$Foglio1.$M17]/['file:///E:/ArtumRepos/Uni/Tesi/BinPackingThesis/tests/results/elaborated/literature_times.ods'#$Foglio1.E17])" office:value-type="float" office:value="0.133501271919158" calcext:value-type="float">
            <text:p>0.13</text:p>
          </table:table-cell>
          <table:table-cell table:formula="of:=[$'BRKGA-GAP'.D15]/(['file:///E:/ArtumRepos/Uni/Tesi/BinPackingThesis/tests/results/elaborated/literature_times.ods'#$Foglio1.$M17]/['file:///E:/ArtumRepos/Uni/Tesi/BinPackingThesis/tests/results/elaborated/literature_times.ods'#$Foglio1.F17])" office:value-type="float" office:value="0.263255816629755" calcext:value-type="float">
            <text:p>0.26</text:p>
          </table:table-cell>
          <table:table-cell table:formula="of:=[$'BRKGA-GAP'.E15]/(['file:///E:/ArtumRepos/Uni/Tesi/BinPackingThesis/tests/results/elaborated/literature_times.ods'#$Foglio1.$M17]/['file:///E:/ArtumRepos/Uni/Tesi/BinPackingThesis/tests/results/elaborated/literature_times.ods'#$Foglio1.G17])" office:value-type="float" office:value="0.662520877049983" calcext:value-type="float">
            <text:p>0.66</text:p>
          </table:table-cell>
          <table:table-cell table:formula="of:=[$'BRKGA-GAP'.F15]/(['file:///E:/ArtumRepos/Uni/Tesi/BinPackingThesis/tests/results/elaborated/literature_times.ods'#$Foglio1.$M17]/['file:///E:/ArtumRepos/Uni/Tesi/BinPackingThesis/tests/results/elaborated/literature_times.ods'#$Foglio1.H17])" office:value-type="float" office:value="0.0218034477665353" calcext:value-type="float">
            <text:p>0.02</text:p>
          </table:table-cell>
          <table:table-cell table:formula="of:=[$'BRKGA-GAP'.G15]/(['file:///E:/ArtumRepos/Uni/Tesi/BinPackingThesis/tests/results/elaborated/literature_times.ods'#$Foglio1.$M17]/['file:///E:/ArtumRepos/Uni/Tesi/BinPackingThesis/tests/results/elaborated/literature_times.ods'#$Foglio1.I17])" office:value-type="float" office:value="0.0990598120507556" calcext:value-type="float">
            <text:p>0.10</text:p>
          </table:table-cell>
          <table:table-cell table:formula="of:=[$'BRKGA-GAP'.H15]/(['file:///E:/ArtumRepos/Uni/Tesi/BinPackingThesis/tests/results/elaborated/literature_times.ods'#$Foglio1.$M17]/['file:///E:/ArtumRepos/Uni/Tesi/BinPackingThesis/tests/results/elaborated/literature_times.ods'#$Foglio1.J17])" office:value-type="float" office:value="0.172264837158235" calcext:value-type="float">
            <text:p>0.17</text:p>
          </table:table-cell>
          <table:table-cell table:formula="of:=[$'BRKGA-GAP'.I15]/(['file:///E:/ArtumRepos/Uni/Tesi/BinPackingThesis/tests/results/elaborated/literature_times.ods'#$Foglio1.$M17]/['file:///E:/ArtumRepos/Uni/Tesi/BinPackingThesis/tests/results/elaborated/literature_times.ods'#$Foglio1.K17])" office:value-type="float" office:value="0.337381446796612" calcext:value-type="float">
            <text:p>0.34</text:p>
          </table:table-cell>
          <table:table-cell table:formula="of:=[$'BRKGA-GAP'.J15]/(['file:///E:/ArtumRepos/Uni/Tesi/BinPackingThesis/tests/results/elaborated/literature_times.ods'#$Foglio1.$M17]/['file:///E:/ArtumRepos/Uni/Tesi/BinPackingThesis/tests/results/elaborated/literature_times.ods'#$Foglio1.L17])" office:value-type="float" office:value="0.930265912560746" calcext:value-type="float">
            <text:p>0.93</text:p>
          </table:table-cell>
        </table:table-row>
        <table:table-row table:style-name="ro1">
          <table:table-cell table:formula="of:=[$'BRKGA-GAP'.A16]/(['file:///E:/ArtumRepos/Uni/Tesi/BinPackingThesis/tests/results/elaborated/literature_times.ods'#$Foglio1.$M18]/['file:///E:/ArtumRepos/Uni/Tesi/BinPackingThesis/tests/results/elaborated/literature_times.ods'#$Foglio1.C18])" office:value-type="float" office:value="0.0123682430477489" calcext:value-type="float">
            <text:p>0.01</text:p>
          </table:table-cell>
          <table:table-cell table:formula="of:=[$'BRKGA-GAP'.B16]/(['file:///E:/ArtumRepos/Uni/Tesi/BinPackingThesis/tests/results/elaborated/literature_times.ods'#$Foglio1.$M18]/['file:///E:/ArtumRepos/Uni/Tesi/BinPackingThesis/tests/results/elaborated/literature_times.ods'#$Foglio1.D18])" office:value-type="float" office:value="0.0506922697692681" calcext:value-type="float">
            <text:p>0.05</text:p>
          </table:table-cell>
          <table:table-cell table:formula="of:=[$'BRKGA-GAP'.C16]/(['file:///E:/ArtumRepos/Uni/Tesi/BinPackingThesis/tests/results/elaborated/literature_times.ods'#$Foglio1.$M18]/['file:///E:/ArtumRepos/Uni/Tesi/BinPackingThesis/tests/results/elaborated/literature_times.ods'#$Foglio1.E18])" office:value-type="float" office:value="0.0967085820112121" calcext:value-type="float">
            <text:p>0.10</text:p>
          </table:table-cell>
          <table:table-cell table:formula="of:=[$'BRKGA-GAP'.D16]/(['file:///E:/ArtumRepos/Uni/Tesi/BinPackingThesis/tests/results/elaborated/literature_times.ods'#$Foglio1.$M18]/['file:///E:/ArtumRepos/Uni/Tesi/BinPackingThesis/tests/results/elaborated/literature_times.ods'#$Foglio1.F18])" office:value-type="float" office:value="0.18707508558069" calcext:value-type="float">
            <text:p>0.19</text:p>
          </table:table-cell>
          <table:table-cell table:formula="of:=[$'BRKGA-GAP'.E16]/(['file:///E:/ArtumRepos/Uni/Tesi/BinPackingThesis/tests/results/elaborated/literature_times.ods'#$Foglio1.$M18]/['file:///E:/ArtumRepos/Uni/Tesi/BinPackingThesis/tests/results/elaborated/literature_times.ods'#$Foglio1.G18])" office:value-type="float" office:value="0.480595823451611" calcext:value-type="float">
            <text:p>0.48</text:p>
          </table:table-cell>
          <table:table-cell table:formula="of:=[$'BRKGA-GAP'.F16]/(['file:///E:/ArtumRepos/Uni/Tesi/BinPackingThesis/tests/results/elaborated/literature_times.ods'#$Foglio1.$M18]/['file:///E:/ArtumRepos/Uni/Tesi/BinPackingThesis/tests/results/elaborated/literature_times.ods'#$Foglio1.H18])" office:value-type="float" office:value="0.0153185753422915" calcext:value-type="float">
            <text:p>0.02</text:p>
          </table:table-cell>
          <table:table-cell table:formula="of:=[$'BRKGA-GAP'.G16]/(['file:///E:/ArtumRepos/Uni/Tesi/BinPackingThesis/tests/results/elaborated/literature_times.ods'#$Foglio1.$M18]/['file:///E:/ArtumRepos/Uni/Tesi/BinPackingThesis/tests/results/elaborated/literature_times.ods'#$Foglio1.I18])" office:value-type="float" office:value="0.0652102415552848" calcext:value-type="float">
            <text:p>0.07</text:p>
          </table:table-cell>
          <table:table-cell table:formula="of:=[$'BRKGA-GAP'.H16]/(['file:///E:/ArtumRepos/Uni/Tesi/BinPackingThesis/tests/results/elaborated/literature_times.ods'#$Foglio1.$M18]/['file:///E:/ArtumRepos/Uni/Tesi/BinPackingThesis/tests/results/elaborated/literature_times.ods'#$Foglio1.J18])" office:value-type="float" office:value="0.125300947937201" calcext:value-type="float">
            <text:p>0.13</text:p>
          </table:table-cell>
          <table:table-cell table:formula="of:=[$'BRKGA-GAP'.I16]/(['file:///E:/ArtumRepos/Uni/Tesi/BinPackingThesis/tests/results/elaborated/literature_times.ods'#$Foglio1.$M18]/['file:///E:/ArtumRepos/Uni/Tesi/BinPackingThesis/tests/results/elaborated/literature_times.ods'#$Foglio1.K18])" office:value-type="float" office:value="0.257807327880876" calcext:value-type="float">
            <text:p>0.26</text:p>
          </table:table-cell>
          <table:table-cell table:formula="of:=[$'BRKGA-GAP'.J16]/(['file:///E:/ArtumRepos/Uni/Tesi/BinPackingThesis/tests/results/elaborated/literature_times.ods'#$Foglio1.$M18]/['file:///E:/ArtumRepos/Uni/Tesi/BinPackingThesis/tests/results/elaborated/literature_times.ods'#$Foglio1.L18])" office:value-type="float" office:value="0.627821407967069" calcext:value-type="float">
            <text:p>0.63</text:p>
          </table:table-cell>
        </table:table-row>
        <table:table-row table:style-name="ro1">
          <table:table-cell table:formula="of:=[$'BRKGA-GAP'.A17]/(['file:///E:/ArtumRepos/Uni/Tesi/BinPackingThesis/tests/results/elaborated/literature_times.ods'#$Foglio1.$M19]/['file:///E:/ArtumRepos/Uni/Tesi/BinPackingThesis/tests/results/elaborated/literature_times.ods'#$Foglio1.C19])" office:value-type="float" office:value="0.0219486502158366" calcext:value-type="float">
            <text:p>0.02</text:p>
          </table:table-cell>
          <table:table-cell table:formula="of:=[$'BRKGA-GAP'.B17]/(['file:///E:/ArtumRepos/Uni/Tesi/BinPackingThesis/tests/results/elaborated/literature_times.ods'#$Foglio1.$M19]/['file:///E:/ArtumRepos/Uni/Tesi/BinPackingThesis/tests/results/elaborated/literature_times.ods'#$Foglio1.D19])" office:value-type="float" office:value="0.0707234284732512" calcext:value-type="float">
            <text:p>0.07</text:p>
          </table:table-cell>
          <table:table-cell table:formula="of:=[$'BRKGA-GAP'.C17]/(['file:///E:/ArtumRepos/Uni/Tesi/BinPackingThesis/tests/results/elaborated/literature_times.ods'#$Foglio1.$M19]/['file:///E:/ArtumRepos/Uni/Tesi/BinPackingThesis/tests/results/elaborated/literature_times.ods'#$Foglio1.E19])" office:value-type="float" office:value="0.143322809956403" calcext:value-type="float">
            <text:p>0.14</text:p>
          </table:table-cell>
          <table:table-cell table:formula="of:=[$'BRKGA-GAP'.D17]/(['file:///E:/ArtumRepos/Uni/Tesi/BinPackingThesis/tests/results/elaborated/literature_times.ods'#$Foglio1.$M19]/['file:///E:/ArtumRepos/Uni/Tesi/BinPackingThesis/tests/results/elaborated/literature_times.ods'#$Foglio1.F19])" office:value-type="float" office:value="0.258037336511823" calcext:value-type="float">
            <text:p>0.26</text:p>
          </table:table-cell>
          <table:table-cell table:formula="of:=[$'BRKGA-GAP'.E17]/(['file:///E:/ArtumRepos/Uni/Tesi/BinPackingThesis/tests/results/elaborated/literature_times.ods'#$Foglio1.$M19]/['file:///E:/ArtumRepos/Uni/Tesi/BinPackingThesis/tests/results/elaborated/literature_times.ods'#$Foglio1.G19])" office:value-type="float" office:value="0.49377428161845" calcext:value-type="float">
            <text:p>0.49</text:p>
          </table:table-cell>
          <table:table-cell table:formula="of:=[$'BRKGA-GAP'.F17]/(['file:///E:/ArtumRepos/Uni/Tesi/BinPackingThesis/tests/results/elaborated/literature_times.ods'#$Foglio1.$M19]/['file:///E:/ArtumRepos/Uni/Tesi/BinPackingThesis/tests/results/elaborated/literature_times.ods'#$Foglio1.H19])" office:value-type="float" office:value="0.0380818461009814" calcext:value-type="float">
            <text:p>0.04</text:p>
          </table:table-cell>
          <table:table-cell table:formula="of:=[$'BRKGA-GAP'.G17]/(['file:///E:/ArtumRepos/Uni/Tesi/BinPackingThesis/tests/results/elaborated/literature_times.ods'#$Foglio1.$M19]/['file:///E:/ArtumRepos/Uni/Tesi/BinPackingThesis/tests/results/elaborated/literature_times.ods'#$Foglio1.I19])" office:value-type="float" office:value="0.146230537121749" calcext:value-type="float">
            <text:p>0.15</text:p>
          </table:table-cell>
          <table:table-cell table:formula="of:=[$'BRKGA-GAP'.H17]/(['file:///E:/ArtumRepos/Uni/Tesi/BinPackingThesis/tests/results/elaborated/literature_times.ods'#$Foglio1.$M19]/['file:///E:/ArtumRepos/Uni/Tesi/BinPackingThesis/tests/results/elaborated/literature_times.ods'#$Foglio1.J19])" office:value-type="float" office:value="0.224270182333611" calcext:value-type="float">
            <text:p>0.22</text:p>
          </table:table-cell>
          <table:table-cell table:formula="of:=[$'BRKGA-GAP'.I17]/(['file:///E:/ArtumRepos/Uni/Tesi/BinPackingThesis/tests/results/elaborated/literature_times.ods'#$Foglio1.$M19]/['file:///E:/ArtumRepos/Uni/Tesi/BinPackingThesis/tests/results/elaborated/literature_times.ods'#$Foglio1.K19])" office:value-type="float" office:value="0.444460166870689" calcext:value-type="float">
            <text:p>0.44</text:p>
          </table:table-cell>
          <table:table-cell table:formula="of:=[$'BRKGA-GAP'.J17]/(['file:///E:/ArtumRepos/Uni/Tesi/BinPackingThesis/tests/results/elaborated/literature_times.ods'#$Foglio1.$M19]/['file:///E:/ArtumRepos/Uni/Tesi/BinPackingThesis/tests/results/elaborated/literature_times.ods'#$Foglio1.L19])" office:value-type="float" office:value="1.13767170285419" calcext:value-type="float">
            <text:p>1.14</text:p>
          </table:table-cell>
        </table:table-row>
        <table:table-row table:style-name="ro1">
          <table:table-cell table:formula="of:=[$'BRKGA-GAP'.A18]/(['file:///E:/ArtumRepos/Uni/Tesi/BinPackingThesis/tests/results/elaborated/literature_times.ods'#$Foglio1.$M20]/['file:///E:/ArtumRepos/Uni/Tesi/BinPackingThesis/tests/results/elaborated/literature_times.ods'#$Foglio1.C20])" office:value-type="float" office:value="0.0224548474536321" calcext:value-type="float">
            <text:p>0.02</text:p>
          </table:table-cell>
          <table:table-cell table:formula="of:=[$'BRKGA-GAP'.B18]/(['file:///E:/ArtumRepos/Uni/Tesi/BinPackingThesis/tests/results/elaborated/literature_times.ods'#$Foglio1.$M20]/['file:///E:/ArtumRepos/Uni/Tesi/BinPackingThesis/tests/results/elaborated/literature_times.ods'#$Foglio1.D20])" office:value-type="float" office:value="0.0742489798323537" calcext:value-type="float">
            <text:p>0.07</text:p>
          </table:table-cell>
          <table:table-cell table:formula="of:=[$'BRKGA-GAP'.C18]/(['file:///E:/ArtumRepos/Uni/Tesi/BinPackingThesis/tests/results/elaborated/literature_times.ods'#$Foglio1.$M20]/['file:///E:/ArtumRepos/Uni/Tesi/BinPackingThesis/tests/results/elaborated/literature_times.ods'#$Foglio1.E20])" office:value-type="float" office:value="0.141130968164877" calcext:value-type="float">
            <text:p>0.14</text:p>
          </table:table-cell>
          <table:table-cell table:formula="of:=[$'BRKGA-GAP'.D18]/(['file:///E:/ArtumRepos/Uni/Tesi/BinPackingThesis/tests/results/elaborated/literature_times.ods'#$Foglio1.$M20]/['file:///E:/ArtumRepos/Uni/Tesi/BinPackingThesis/tests/results/elaborated/literature_times.ods'#$Foglio1.F20])" office:value-type="float" office:value="0.276986012286207" calcext:value-type="float">
            <text:p>0.28</text:p>
          </table:table-cell>
          <table:table-cell table:formula="of:=[$'BRKGA-GAP'.E18]/(['file:///E:/ArtumRepos/Uni/Tesi/BinPackingThesis/tests/results/elaborated/literature_times.ods'#$Foglio1.$M20]/['file:///E:/ArtumRepos/Uni/Tesi/BinPackingThesis/tests/results/elaborated/literature_times.ods'#$Foglio1.G20])" office:value-type="float" office:value="0.717364818579574" calcext:value-type="float">
            <text:p>0.72</text:p>
          </table:table-cell>
          <table:table-cell table:formula="of:=[$'BRKGA-GAP'.F18]/(['file:///E:/ArtumRepos/Uni/Tesi/BinPackingThesis/tests/results/elaborated/literature_times.ods'#$Foglio1.$M20]/['file:///E:/ArtumRepos/Uni/Tesi/BinPackingThesis/tests/results/elaborated/literature_times.ods'#$Foglio1.H20])" office:value-type="float" office:value="0.0478307552923498" calcext:value-type="float">
            <text:p>0.05</text:p>
          </table:table-cell>
          <table:table-cell table:formula="of:=[$'BRKGA-GAP'.G18]/(['file:///E:/ArtumRepos/Uni/Tesi/BinPackingThesis/tests/results/elaborated/literature_times.ods'#$Foglio1.$M20]/['file:///E:/ArtumRepos/Uni/Tesi/BinPackingThesis/tests/results/elaborated/literature_times.ods'#$Foglio1.I20])" office:value-type="float" office:value="0.180977062801078" calcext:value-type="float">
            <text:p>0.18</text:p>
          </table:table-cell>
          <table:table-cell table:formula="of:=[$'BRKGA-GAP'.H18]/(['file:///E:/ArtumRepos/Uni/Tesi/BinPackingThesis/tests/results/elaborated/literature_times.ods'#$Foglio1.$M20]/['file:///E:/ArtumRepos/Uni/Tesi/BinPackingThesis/tests/results/elaborated/literature_times.ods'#$Foglio1.J20])" office:value-type="float" office:value="0.328793012772352" calcext:value-type="float">
            <text:p>0.33</text:p>
          </table:table-cell>
          <table:table-cell table:formula="of:=[$'BRKGA-GAP'.I18]/(['file:///E:/ArtumRepos/Uni/Tesi/BinPackingThesis/tests/results/elaborated/literature_times.ods'#$Foglio1.$M20]/['file:///E:/ArtumRepos/Uni/Tesi/BinPackingThesis/tests/results/elaborated/literature_times.ods'#$Foglio1.K20])" office:value-type="float" office:value="0.684744166261546" calcext:value-type="float">
            <text:p>0.68</text:p>
          </table:table-cell>
          <table:table-cell table:formula="of:=[$'BRKGA-GAP'.J18]/(['file:///E:/ArtumRepos/Uni/Tesi/BinPackingThesis/tests/results/elaborated/literature_times.ods'#$Foglio1.$M20]/['file:///E:/ArtumRepos/Uni/Tesi/BinPackingThesis/tests/results/elaborated/literature_times.ods'#$Foglio1.L20])" office:value-type="float" office:value="1.46323892915543" calcext:value-type="float">
            <text:p>1.46</text:p>
          </table:table-cell>
        </table:table-row>
        <table:table-row table:style-name="ro1">
          <table:table-cell table:formula="of:=[$'BRKGA-GAP'.A19]/(['file:///E:/ArtumRepos/Uni/Tesi/BinPackingThesis/tests/results/elaborated/literature_times.ods'#$Foglio1.$M21]/['file:///E:/ArtumRepos/Uni/Tesi/BinPackingThesis/tests/results/elaborated/literature_times.ods'#$Foglio1.C21])" office:value-type="float" office:value="0.029587142300778" calcext:value-type="float">
            <text:p>0.03</text:p>
          </table:table-cell>
          <table:table-cell table:formula="of:=[$'BRKGA-GAP'.B19]/(['file:///E:/ArtumRepos/Uni/Tesi/BinPackingThesis/tests/results/elaborated/literature_times.ods'#$Foglio1.$M21]/['file:///E:/ArtumRepos/Uni/Tesi/BinPackingThesis/tests/results/elaborated/literature_times.ods'#$Foglio1.D21])" office:value-type="float" office:value="0.107026867085592" calcext:value-type="float">
            <text:p>0.11</text:p>
          </table:table-cell>
          <table:table-cell table:formula="of:=[$'BRKGA-GAP'.C19]/(['file:///E:/ArtumRepos/Uni/Tesi/BinPackingThesis/tests/results/elaborated/literature_times.ods'#$Foglio1.$M21]/['file:///E:/ArtumRepos/Uni/Tesi/BinPackingThesis/tests/results/elaborated/literature_times.ods'#$Foglio1.E21])" office:value-type="float" office:value="0.203611213359144" calcext:value-type="float">
            <text:p>0.20</text:p>
          </table:table-cell>
          <table:table-cell table:formula="of:=[$'BRKGA-GAP'.D19]/(['file:///E:/ArtumRepos/Uni/Tesi/BinPackingThesis/tests/results/elaborated/literature_times.ods'#$Foglio1.$M21]/['file:///E:/ArtumRepos/Uni/Tesi/BinPackingThesis/tests/results/elaborated/literature_times.ods'#$Foglio1.F21])" office:value-type="float" office:value="0.458894645630336" calcext:value-type="float">
            <text:p>0.46</text:p>
          </table:table-cell>
          <table:table-cell table:formula="of:=[$'BRKGA-GAP'.E19]/(['file:///E:/ArtumRepos/Uni/Tesi/BinPackingThesis/tests/results/elaborated/literature_times.ods'#$Foglio1.$M21]/['file:///E:/ArtumRepos/Uni/Tesi/BinPackingThesis/tests/results/elaborated/literature_times.ods'#$Foglio1.G21])" office:value-type="float" office:value="1.08808660458836" calcext:value-type="float">
            <text:p>1.09</text:p>
          </table:table-cell>
          <table:table-cell table:formula="of:=[$'BRKGA-GAP'.F19]/(['file:///E:/ArtumRepos/Uni/Tesi/BinPackingThesis/tests/results/elaborated/literature_times.ods'#$Foglio1.$M21]/['file:///E:/ArtumRepos/Uni/Tesi/BinPackingThesis/tests/results/elaborated/literature_times.ods'#$Foglio1.H21])" office:value-type="float" office:value="0.0913314226752583" calcext:value-type="float">
            <text:p>0.09</text:p>
          </table:table-cell>
          <table:table-cell table:formula="of:=[$'BRKGA-GAP'.G19]/(['file:///E:/ArtumRepos/Uni/Tesi/BinPackingThesis/tests/results/elaborated/literature_times.ods'#$Foglio1.$M21]/['file:///E:/ArtumRepos/Uni/Tesi/BinPackingThesis/tests/results/elaborated/literature_times.ods'#$Foglio1.I21])" office:value-type="float" office:value="0.374147056068632" calcext:value-type="float">
            <text:p>0.37</text:p>
          </table:table-cell>
          <table:table-cell table:formula="of:=[$'BRKGA-GAP'.H19]/(['file:///E:/ArtumRepos/Uni/Tesi/BinPackingThesis/tests/results/elaborated/literature_times.ods'#$Foglio1.$M21]/['file:///E:/ArtumRepos/Uni/Tesi/BinPackingThesis/tests/results/elaborated/literature_times.ods'#$Foglio1.J21])" office:value-type="float" office:value="0.712816560633739" calcext:value-type="float">
            <text:p>0.71</text:p>
          </table:table-cell>
          <table:table-cell table:formula="of:=[$'BRKGA-GAP'.I19]/(['file:///E:/ArtumRepos/Uni/Tesi/BinPackingThesis/tests/results/elaborated/literature_times.ods'#$Foglio1.$M21]/['file:///E:/ArtumRepos/Uni/Tesi/BinPackingThesis/tests/results/elaborated/literature_times.ods'#$Foglio1.K21])" office:value-type="float" office:value="1.3492403927072" calcext:value-type="float">
            <text:p>1.35</text:p>
          </table:table-cell>
          <table:table-cell table:formula="of:=[$'BRKGA-GAP'.J19]/(['file:///E:/ArtumRepos/Uni/Tesi/BinPackingThesis/tests/results/elaborated/literature_times.ods'#$Foglio1.$M21]/['file:///E:/ArtumRepos/Uni/Tesi/BinPackingThesis/tests/results/elaborated/literature_times.ods'#$Foglio1.L21])" office:value-type="float" office:value="4.32930827965472" calcext:value-type="float">
            <text:p>4.33</text:p>
          </table:table-cell>
        </table:table-row>
        <table:table-row table:style-name="ro1">
          <table:table-cell table:formula="of:=[$'BRKGA-GAP'.A20]/(['file:///E:/ArtumRepos/Uni/Tesi/BinPackingThesis/tests/results/elaborated/literature_times.ods'#$Foglio1.$M22]/['file:///E:/ArtumRepos/Uni/Tesi/BinPackingThesis/tests/results/elaborated/literature_times.ods'#$Foglio1.C22])" office:value-type="float" office:value="0.0207277613653504" calcext:value-type="float">
            <text:p>0.02</text:p>
          </table:table-cell>
          <table:table-cell table:formula="of:=[$'BRKGA-GAP'.B20]/(['file:///E:/ArtumRepos/Uni/Tesi/BinPackingThesis/tests/results/elaborated/literature_times.ods'#$Foglio1.$M22]/['file:///E:/ArtumRepos/Uni/Tesi/BinPackingThesis/tests/results/elaborated/literature_times.ods'#$Foglio1.D22])" office:value-type="float" office:value="0.0771192502666439" calcext:value-type="float">
            <text:p>0.08</text:p>
          </table:table-cell>
          <table:table-cell table:formula="of:=[$'BRKGA-GAP'.C20]/(['file:///E:/ArtumRepos/Uni/Tesi/BinPackingThesis/tests/results/elaborated/literature_times.ods'#$Foglio1.$M22]/['file:///E:/ArtumRepos/Uni/Tesi/BinPackingThesis/tests/results/elaborated/literature_times.ods'#$Foglio1.E22])" office:value-type="float" office:value="0.151258610950108" calcext:value-type="float">
            <text:p>0.15</text:p>
          </table:table-cell>
          <table:table-cell table:formula="of:=[$'BRKGA-GAP'.D20]/(['file:///E:/ArtumRepos/Uni/Tesi/BinPackingThesis/tests/results/elaborated/literature_times.ods'#$Foglio1.$M22]/['file:///E:/ArtumRepos/Uni/Tesi/BinPackingThesis/tests/results/elaborated/literature_times.ods'#$Foglio1.F22])" office:value-type="float" office:value="0.30065925425297" calcext:value-type="float">
            <text:p>0.30</text:p>
          </table:table-cell>
          <table:table-cell table:formula="of:=[$'BRKGA-GAP'.E20]/(['file:///E:/ArtumRepos/Uni/Tesi/BinPackingThesis/tests/results/elaborated/literature_times.ods'#$Foglio1.$M22]/['file:///E:/ArtumRepos/Uni/Tesi/BinPackingThesis/tests/results/elaborated/literature_times.ods'#$Foglio1.G22])" office:value-type="float" office:value="0.764518994499968" calcext:value-type="float">
            <text:p>0.76</text:p>
          </table:table-cell>
          <table:table-cell table:formula="of:=[$'BRKGA-GAP'.F20]/(['file:///E:/ArtumRepos/Uni/Tesi/BinPackingThesis/tests/results/elaborated/literature_times.ods'#$Foglio1.$M22]/['file:///E:/ArtumRepos/Uni/Tesi/BinPackingThesis/tests/results/elaborated/literature_times.ods'#$Foglio1.H22])" office:value-type="float" office:value="0.0638574431946618" calcext:value-type="float">
            <text:p>0.06</text:p>
          </table:table-cell>
          <table:table-cell table:formula="of:=[$'BRKGA-GAP'.G20]/(['file:///E:/ArtumRepos/Uni/Tesi/BinPackingThesis/tests/results/elaborated/literature_times.ods'#$Foglio1.$M22]/['file:///E:/ArtumRepos/Uni/Tesi/BinPackingThesis/tests/results/elaborated/literature_times.ods'#$Foglio1.I22])" office:value-type="float" office:value="0.222667217699095" calcext:value-type="float">
            <text:p>0.22</text:p>
          </table:table-cell>
          <table:table-cell table:formula="of:=[$'BRKGA-GAP'.H20]/(['file:///E:/ArtumRepos/Uni/Tesi/BinPackingThesis/tests/results/elaborated/literature_times.ods'#$Foglio1.$M22]/['file:///E:/ArtumRepos/Uni/Tesi/BinPackingThesis/tests/results/elaborated/literature_times.ods'#$Foglio1.J22])" office:value-type="float" office:value="0.480721435715219" calcext:value-type="float">
            <text:p>0.48</text:p>
          </table:table-cell>
          <table:table-cell table:formula="of:=[$'BRKGA-GAP'.I20]/(['file:///E:/ArtumRepos/Uni/Tesi/BinPackingThesis/tests/results/elaborated/literature_times.ods'#$Foglio1.$M22]/['file:///E:/ArtumRepos/Uni/Tesi/BinPackingThesis/tests/results/elaborated/literature_times.ods'#$Foglio1.K22])" office:value-type="float" office:value="1.08724866461593" calcext:value-type="float">
            <text:p>1.09</text:p>
          </table:table-cell>
          <table:table-cell table:formula="of:=[$'BRKGA-GAP'.J20]/(['file:///E:/ArtumRepos/Uni/Tesi/BinPackingThesis/tests/results/elaborated/literature_times.ods'#$Foglio1.$M22]/['file:///E:/ArtumRepos/Uni/Tesi/BinPackingThesis/tests/results/elaborated/literature_times.ods'#$Foglio1.L22])" office:value-type="float" office:value="2.95806181083086" calcext:value-type="float">
            <text:p>2.96</text:p>
          </table:table-cell>
        </table:table-row>
        <table:table-row table:style-name="ro1">
          <table:table-cell table:formula="of:=[$'BRKGA-GAP'.A21]/(['file:///E:/ArtumRepos/Uni/Tesi/BinPackingThesis/tests/results/elaborated/literature_times.ods'#$Foglio1.$M23]/['file:///E:/ArtumRepos/Uni/Tesi/BinPackingThesis/tests/results/elaborated/literature_times.ods'#$Foglio1.C23])" office:value-type="float" office:value="0.119854702268286" calcext:value-type="float">
            <text:p>0.12</text:p>
          </table:table-cell>
          <table:table-cell table:formula="of:=[$'BRKGA-GAP'.B21]/(['file:///E:/ArtumRepos/Uni/Tesi/BinPackingThesis/tests/results/elaborated/literature_times.ods'#$Foglio1.$M23]/['file:///E:/ArtumRepos/Uni/Tesi/BinPackingThesis/tests/results/elaborated/literature_times.ods'#$Foglio1.D23])" office:value-type="float" office:value="0.293751033684327" calcext:value-type="float">
            <text:p>0.29</text:p>
          </table:table-cell>
          <table:table-cell table:formula="of:=[$'BRKGA-GAP'.C21]/(['file:///E:/ArtumRepos/Uni/Tesi/BinPackingThesis/tests/results/elaborated/literature_times.ods'#$Foglio1.$M23]/['file:///E:/ArtumRepos/Uni/Tesi/BinPackingThesis/tests/results/elaborated/literature_times.ods'#$Foglio1.E23])" office:value-type="float" office:value="0.364112164703432" calcext:value-type="float">
            <text:p>0.36</text:p>
          </table:table-cell>
          <table:table-cell table:formula="of:=[$'BRKGA-GAP'.D21]/(['file:///E:/ArtumRepos/Uni/Tesi/BinPackingThesis/tests/results/elaborated/literature_times.ods'#$Foglio1.$M23]/['file:///E:/ArtumRepos/Uni/Tesi/BinPackingThesis/tests/results/elaborated/literature_times.ods'#$Foglio1.F23])" office:value-type="float" office:value="0.879179721716865" calcext:value-type="float">
            <text:p>0.88</text:p>
          </table:table-cell>
          <table:table-cell table:formula="of:=[$'BRKGA-GAP'.E21]/(['file:///E:/ArtumRepos/Uni/Tesi/BinPackingThesis/tests/results/elaborated/literature_times.ods'#$Foglio1.$M23]/['file:///E:/ArtumRepos/Uni/Tesi/BinPackingThesis/tests/results/elaborated/literature_times.ods'#$Foglio1.G23])" office:value-type="float" office:value="1.14089370049801" calcext:value-type="float">
            <text:p>1.14</text:p>
          </table:table-cell>
          <table:table-cell table:formula="of:=[$'BRKGA-GAP'.F21]/(['file:///E:/ArtumRepos/Uni/Tesi/BinPackingThesis/tests/results/elaborated/literature_times.ods'#$Foglio1.$M23]/['file:///E:/ArtumRepos/Uni/Tesi/BinPackingThesis/tests/results/elaborated/literature_times.ods'#$Foglio1.H23])" office:value-type="float" office:value="0.179915819811211" calcext:value-type="float">
            <text:p>0.18</text:p>
          </table:table-cell>
          <table:table-cell table:formula="of:=[$'BRKGA-GAP'.G21]/(['file:///E:/ArtumRepos/Uni/Tesi/BinPackingThesis/tests/results/elaborated/literature_times.ods'#$Foglio1.$M23]/['file:///E:/ArtumRepos/Uni/Tesi/BinPackingThesis/tests/results/elaborated/literature_times.ods'#$Foglio1.I23])" office:value-type="float" office:value="0.475138283992135" calcext:value-type="float">
            <text:p>0.48</text:p>
          </table:table-cell>
          <table:table-cell table:formula="of:=[$'BRKGA-GAP'.H21]/(['file:///E:/ArtumRepos/Uni/Tesi/BinPackingThesis/tests/results/elaborated/literature_times.ods'#$Foglio1.$M23]/['file:///E:/ArtumRepos/Uni/Tesi/BinPackingThesis/tests/results/elaborated/literature_times.ods'#$Foglio1.J23])" office:value-type="float" office:value="0.831960179416972" calcext:value-type="float">
            <text:p>0.83</text:p>
          </table:table-cell>
          <table:table-cell table:formula="of:=[$'BRKGA-GAP'.I21]/(['file:///E:/ArtumRepos/Uni/Tesi/BinPackingThesis/tests/results/elaborated/literature_times.ods'#$Foglio1.$M23]/['file:///E:/ArtumRepos/Uni/Tesi/BinPackingThesis/tests/results/elaborated/literature_times.ods'#$Foglio1.K23])" office:value-type="float" office:value="1.16844958070701" calcext:value-type="float">
            <text:p>1.17</text:p>
          </table:table-cell>
          <table:table-cell table:formula="of:=[$'BRKGA-GAP'.J21]/(['file:///E:/ArtumRepos/Uni/Tesi/BinPackingThesis/tests/results/elaborated/literature_times.ods'#$Foglio1.$M23]/['file:///E:/ArtumRepos/Uni/Tesi/BinPackingThesis/tests/results/elaborated/literature_times.ods'#$Foglio1.L23])" office:value-type="float" office:value="3.35646672914715" calcext:value-type="float">
            <text:p>3.36</text:p>
          </table:table-cell>
        </table:table-row>
        <table:table-row table:style-name="ro1">
          <table:table-cell table:formula="of:=[$'BRKGA-GAP'.A22]/(['file:///E:/ArtumRepos/Uni/Tesi/BinPackingThesis/tests/results/elaborated/literature_times.ods'#$Foglio1.$M24]/['file:///E:/ArtumRepos/Uni/Tesi/BinPackingThesis/tests/results/elaborated/literature_times.ods'#$Foglio1.C24])" office:value-type="float" office:value="0.0523549119841361" calcext:value-type="float">
            <text:p>0.05</text:p>
          </table:table-cell>
          <table:table-cell table:formula="of:=[$'BRKGA-GAP'.B22]/(['file:///E:/ArtumRepos/Uni/Tesi/BinPackingThesis/tests/results/elaborated/literature_times.ods'#$Foglio1.$M24]/['file:///E:/ArtumRepos/Uni/Tesi/BinPackingThesis/tests/results/elaborated/literature_times.ods'#$Foglio1.D24])" office:value-type="float" office:value="0.186347991807942" calcext:value-type="float">
            <text:p>0.19</text:p>
          </table:table-cell>
          <table:table-cell table:formula="of:=[$'BRKGA-GAP'.C22]/(['file:///E:/ArtumRepos/Uni/Tesi/BinPackingThesis/tests/results/elaborated/literature_times.ods'#$Foglio1.$M24]/['file:///E:/ArtumRepos/Uni/Tesi/BinPackingThesis/tests/results/elaborated/literature_times.ods'#$Foglio1.E24])" office:value-type="float" office:value="0.421895797326024" calcext:value-type="float">
            <text:p>0.42</text:p>
          </table:table-cell>
          <table:table-cell table:formula="of:=[$'BRKGA-GAP'.D22]/(['file:///E:/ArtumRepos/Uni/Tesi/BinPackingThesis/tests/results/elaborated/literature_times.ods'#$Foglio1.$M24]/['file:///E:/ArtumRepos/Uni/Tesi/BinPackingThesis/tests/results/elaborated/literature_times.ods'#$Foglio1.F24])" office:value-type="float" office:value="0.44936487167401" calcext:value-type="float">
            <text:p>0.45</text:p>
          </table:table-cell>
          <table:table-cell table:formula="of:=[$'BRKGA-GAP'.E22]/(['file:///E:/ArtumRepos/Uni/Tesi/BinPackingThesis/tests/results/elaborated/literature_times.ods'#$Foglio1.$M24]/['file:///E:/ArtumRepos/Uni/Tesi/BinPackingThesis/tests/results/elaborated/literature_times.ods'#$Foglio1.G24])" office:value-type="float" office:value="1.58827647113004" calcext:value-type="float">
            <text:p>1.59</text:p>
          </table:table-cell>
          <table:table-cell table:formula="of:=[$'BRKGA-GAP'.F22]/(['file:///E:/ArtumRepos/Uni/Tesi/BinPackingThesis/tests/results/elaborated/literature_times.ods'#$Foglio1.$M24]/['file:///E:/ArtumRepos/Uni/Tesi/BinPackingThesis/tests/results/elaborated/literature_times.ods'#$Foglio1.H24])" office:value-type="float" office:value="0.0806916383574707" calcext:value-type="float">
            <text:p>0.08</text:p>
          </table:table-cell>
          <table:table-cell table:formula="of:=[$'BRKGA-GAP'.G22]/(['file:///E:/ArtumRepos/Uni/Tesi/BinPackingThesis/tests/results/elaborated/literature_times.ods'#$Foglio1.$M24]/['file:///E:/ArtumRepos/Uni/Tesi/BinPackingThesis/tests/results/elaborated/literature_times.ods'#$Foglio1.I24])" office:value-type="float" office:value="0.292004345258412" calcext:value-type="float">
            <text:p>0.29</text:p>
          </table:table-cell>
          <table:table-cell table:formula="of:=[$'BRKGA-GAP'.H22]/(['file:///E:/ArtumRepos/Uni/Tesi/BinPackingThesis/tests/results/elaborated/literature_times.ods'#$Foglio1.$M24]/['file:///E:/ArtumRepos/Uni/Tesi/BinPackingThesis/tests/results/elaborated/literature_times.ods'#$Foglio1.J24])" office:value-type="float" office:value="0.609564986536201" calcext:value-type="float">
            <text:p>0.61</text:p>
          </table:table-cell>
          <table:table-cell table:formula="of:=[$'BRKGA-GAP'.I22]/(['file:///E:/ArtumRepos/Uni/Tesi/BinPackingThesis/tests/results/elaborated/literature_times.ods'#$Foglio1.$M24]/['file:///E:/ArtumRepos/Uni/Tesi/BinPackingThesis/tests/results/elaborated/literature_times.ods'#$Foglio1.K24])" office:value-type="float" office:value="0.967458300749914" calcext:value-type="float">
            <text:p>0.97</text:p>
          </table:table-cell>
          <table:table-cell table:formula="of:=[$'BRKGA-GAP'.J22]/(['file:///E:/ArtumRepos/Uni/Tesi/BinPackingThesis/tests/results/elaborated/literature_times.ods'#$Foglio1.$M24]/['file:///E:/ArtumRepos/Uni/Tesi/BinPackingThesis/tests/results/elaborated/literature_times.ods'#$Foglio1.L24])" office:value-type="float" office:value="2.34355441295366" calcext:value-type="float">
            <text:p>2.34</text:p>
          </table:table-cell>
        </table:table-row>
        <table:table-row table:style-name="ro1">
          <table:table-cell table:formula="of:=[$'BRKGA-GAP'.A23]/(['file:///E:/ArtumRepos/Uni/Tesi/BinPackingThesis/tests/results/elaborated/literature_times.ods'#$Foglio1.$M25]/['file:///E:/ArtumRepos/Uni/Tesi/BinPackingThesis/tests/results/elaborated/literature_times.ods'#$Foglio1.C25])" office:value-type="float" office:value="0.0495839135150516" calcext:value-type="float">
            <text:p>0.05</text:p>
          </table:table-cell>
          <table:table-cell table:formula="of:=[$'BRKGA-GAP'.B23]/(['file:///E:/ArtumRepos/Uni/Tesi/BinPackingThesis/tests/results/elaborated/literature_times.ods'#$Foglio1.$M25]/['file:///E:/ArtumRepos/Uni/Tesi/BinPackingThesis/tests/results/elaborated/literature_times.ods'#$Foglio1.D25])" office:value-type="float" office:value="0.176872966339054" calcext:value-type="float">
            <text:p>0.18</text:p>
          </table:table-cell>
          <table:table-cell table:formula="of:=[$'BRKGA-GAP'.C23]/(['file:///E:/ArtumRepos/Uni/Tesi/BinPackingThesis/tests/results/elaborated/literature_times.ods'#$Foglio1.$M25]/['file:///E:/ArtumRepos/Uni/Tesi/BinPackingThesis/tests/results/elaborated/literature_times.ods'#$Foglio1.E25])" office:value-type="float" office:value="0.298573603280573" calcext:value-type="float">
            <text:p>0.30</text:p>
          </table:table-cell>
          <table:table-cell table:formula="of:=[$'BRKGA-GAP'.D23]/(['file:///E:/ArtumRepos/Uni/Tesi/BinPackingThesis/tests/results/elaborated/literature_times.ods'#$Foglio1.$M25]/['file:///E:/ArtumRepos/Uni/Tesi/BinPackingThesis/tests/results/elaborated/literature_times.ods'#$Foglio1.F25])" office:value-type="float" office:value="0.622229285334699" calcext:value-type="float">
            <text:p>0.62</text:p>
          </table:table-cell>
          <table:table-cell table:formula="of:=[$'BRKGA-GAP'.E23]/(['file:///E:/ArtumRepos/Uni/Tesi/BinPackingThesis/tests/results/elaborated/literature_times.ods'#$Foglio1.$M25]/['file:///E:/ArtumRepos/Uni/Tesi/BinPackingThesis/tests/results/elaborated/literature_times.ods'#$Foglio1.G25])" office:value-type="float" office:value="1.59715340555174" calcext:value-type="float">
            <text:p>1.60</text:p>
          </table:table-cell>
          <table:table-cell table:formula="of:=[$'BRKGA-GAP'.F23]/(['file:///E:/ArtumRepos/Uni/Tesi/BinPackingThesis/tests/results/elaborated/literature_times.ods'#$Foglio1.$M25]/['file:///E:/ArtumRepos/Uni/Tesi/BinPackingThesis/tests/results/elaborated/literature_times.ods'#$Foglio1.H25])" office:value-type="float" office:value="0.0718678209318429" calcext:value-type="float">
            <text:p>0.07</text:p>
          </table:table-cell>
          <table:table-cell table:formula="of:=[$'BRKGA-GAP'.G23]/(['file:///E:/ArtumRepos/Uni/Tesi/BinPackingThesis/tests/results/elaborated/literature_times.ods'#$Foglio1.$M25]/['file:///E:/ArtumRepos/Uni/Tesi/BinPackingThesis/tests/results/elaborated/literature_times.ods'#$Foglio1.I25])" office:value-type="float" office:value="0.28031335529917" calcext:value-type="float">
            <text:p>0.28</text:p>
          </table:table-cell>
          <table:table-cell table:formula="of:=[$'BRKGA-GAP'.H23]/(['file:///E:/ArtumRepos/Uni/Tesi/BinPackingThesis/tests/results/elaborated/literature_times.ods'#$Foglio1.$M25]/['file:///E:/ArtumRepos/Uni/Tesi/BinPackingThesis/tests/results/elaborated/literature_times.ods'#$Foglio1.J25])" office:value-type="float" office:value="0.527919020365284" calcext:value-type="float">
            <text:p>0.53</text:p>
          </table:table-cell>
          <table:table-cell table:formula="of:=[$'BRKGA-GAP'.I23]/(['file:///E:/ArtumRepos/Uni/Tesi/BinPackingThesis/tests/results/elaborated/literature_times.ods'#$Foglio1.$M25]/['file:///E:/ArtumRepos/Uni/Tesi/BinPackingThesis/tests/results/elaborated/literature_times.ods'#$Foglio1.K25])" office:value-type="float" office:value="0.850945312034917" calcext:value-type="float">
            <text:p>0.85</text:p>
          </table:table-cell>
          <table:table-cell table:formula="of:=[$'BRKGA-GAP'.J23]/(['file:///E:/ArtumRepos/Uni/Tesi/BinPackingThesis/tests/results/elaborated/literature_times.ods'#$Foglio1.$M25]/['file:///E:/ArtumRepos/Uni/Tesi/BinPackingThesis/tests/results/elaborated/literature_times.ods'#$Foglio1.L25])" office:value-type="float" office:value="2.26125855389919" calcext:value-type="float">
            <text:p>2.26</text:p>
          </table:table-cell>
        </table:table-row>
        <table:table-row table:style-name="ro1">
          <table:table-cell table:formula="of:=[$'BRKGA-GAP'.A24]/(['file:///E:/ArtumRepos/Uni/Tesi/BinPackingThesis/tests/results/elaborated/literature_times.ods'#$Foglio1.$M26]/['file:///E:/ArtumRepos/Uni/Tesi/BinPackingThesis/tests/results/elaborated/literature_times.ods'#$Foglio1.C26])" office:value-type="float" office:value="0.0440635894262453" calcext:value-type="float">
            <text:p>0.04</text:p>
          </table:table-cell>
          <table:table-cell table:formula="of:=[$'BRKGA-GAP'.B24]/(['file:///E:/ArtumRepos/Uni/Tesi/BinPackingThesis/tests/results/elaborated/literature_times.ods'#$Foglio1.$M26]/['file:///E:/ArtumRepos/Uni/Tesi/BinPackingThesis/tests/results/elaborated/literature_times.ods'#$Foglio1.D26])" office:value-type="float" office:value="0.180028347919311" calcext:value-type="float">
            <text:p>0.18</text:p>
          </table:table-cell>
          <table:table-cell table:formula="of:=[$'BRKGA-GAP'.C24]/(['file:///E:/ArtumRepos/Uni/Tesi/BinPackingThesis/tests/results/elaborated/literature_times.ods'#$Foglio1.$M26]/['file:///E:/ArtumRepos/Uni/Tesi/BinPackingThesis/tests/results/elaborated/literature_times.ods'#$Foglio1.E26])" office:value-type="float" office:value="0.326391070735944" calcext:value-type="float">
            <text:p>0.33</text:p>
          </table:table-cell>
          <table:table-cell table:formula="of:=[$'BRKGA-GAP'.D24]/(['file:///E:/ArtumRepos/Uni/Tesi/BinPackingThesis/tests/results/elaborated/literature_times.ods'#$Foglio1.$M26]/['file:///E:/ArtumRepos/Uni/Tesi/BinPackingThesis/tests/results/elaborated/literature_times.ods'#$Foglio1.F26])" office:value-type="float" office:value="0.414088224234767" calcext:value-type="float">
            <text:p>0.41</text:p>
          </table:table-cell>
          <table:table-cell table:formula="of:=[$'BRKGA-GAP'.E24]/(['file:///E:/ArtumRepos/Uni/Tesi/BinPackingThesis/tests/results/elaborated/literature_times.ods'#$Foglio1.$M26]/['file:///E:/ArtumRepos/Uni/Tesi/BinPackingThesis/tests/results/elaborated/literature_times.ods'#$Foglio1.G26])" office:value-type="float" office:value="1.25715536650187" calcext:value-type="float">
            <text:p>1.26</text:p>
          </table:table-cell>
          <table:table-cell table:formula="of:=[$'BRKGA-GAP'.F24]/(['file:///E:/ArtumRepos/Uni/Tesi/BinPackingThesis/tests/results/elaborated/literature_times.ods'#$Foglio1.$M26]/['file:///E:/ArtumRepos/Uni/Tesi/BinPackingThesis/tests/results/elaborated/literature_times.ods'#$Foglio1.H26])" office:value-type="float" office:value="0.0684580871802627" calcext:value-type="float">
            <text:p>0.07</text:p>
          </table:table-cell>
          <table:table-cell table:formula="of:=[$'BRKGA-GAP'.G24]/(['file:///E:/ArtumRepos/Uni/Tesi/BinPackingThesis/tests/results/elaborated/literature_times.ods'#$Foglio1.$M26]/['file:///E:/ArtumRepos/Uni/Tesi/BinPackingThesis/tests/results/elaborated/literature_times.ods'#$Foglio1.I26])" office:value-type="float" office:value="0.199794895762341" calcext:value-type="float">
            <text:p>0.20</text:p>
          </table:table-cell>
          <table:table-cell table:formula="of:=[$'BRKGA-GAP'.H24]/(['file:///E:/ArtumRepos/Uni/Tesi/BinPackingThesis/tests/results/elaborated/literature_times.ods'#$Foglio1.$M26]/['file:///E:/ArtumRepos/Uni/Tesi/BinPackingThesis/tests/results/elaborated/literature_times.ods'#$Foglio1.J26])" office:value-type="float" office:value="0.451672805605844" calcext:value-type="float">
            <text:p>0.45</text:p>
          </table:table-cell>
          <table:table-cell table:formula="of:=[$'BRKGA-GAP'.I24]/(['file:///E:/ArtumRepos/Uni/Tesi/BinPackingThesis/tests/results/elaborated/literature_times.ods'#$Foglio1.$M26]/['file:///E:/ArtumRepos/Uni/Tesi/BinPackingThesis/tests/results/elaborated/literature_times.ods'#$Foglio1.K26])" office:value-type="float" office:value="0.72998143807207" calcext:value-type="float">
            <text:p>0.73</text:p>
          </table:table-cell>
          <table:table-cell table:formula="of:=[$'BRKGA-GAP'.J24]/(['file:///E:/ArtumRepos/Uni/Tesi/BinPackingThesis/tests/results/elaborated/literature_times.ods'#$Foglio1.$M26]/['file:///E:/ArtumRepos/Uni/Tesi/BinPackingThesis/tests/results/elaborated/literature_times.ods'#$Foglio1.L26])" office:value-type="float" office:value="1.72335157796156" calcext:value-type="float">
            <text:p>1.72</text:p>
          </table:table-cell>
        </table:table-row>
        <table:table-row table:style-name="ro1">
          <table:table-cell table:formula="of:=[$'BRKGA-GAP'.A25]/(['file:///E:/ArtumRepos/Uni/Tesi/BinPackingThesis/tests/results/elaborated/literature_times.ods'#$Foglio1.$M27]/['file:///E:/ArtumRepos/Uni/Tesi/BinPackingThesis/tests/results/elaborated/literature_times.ods'#$Foglio1.C27])" office:value-type="float" office:value="0.0295890392397745" calcext:value-type="float">
            <text:p>0.03</text:p>
          </table:table-cell>
          <table:table-cell table:formula="of:=[$'BRKGA-GAP'.B25]/(['file:///E:/ArtumRepos/Uni/Tesi/BinPackingThesis/tests/results/elaborated/literature_times.ods'#$Foglio1.$M27]/['file:///E:/ArtumRepos/Uni/Tesi/BinPackingThesis/tests/results/elaborated/literature_times.ods'#$Foglio1.D27])" office:value-type="float" office:value="0.0529643802391965" calcext:value-type="float">
            <text:p>0.05</text:p>
          </table:table-cell>
          <table:table-cell table:formula="of:=[$'BRKGA-GAP'.C25]/(['file:///E:/ArtumRepos/Uni/Tesi/BinPackingThesis/tests/results/elaborated/literature_times.ods'#$Foglio1.$M27]/['file:///E:/ArtumRepos/Uni/Tesi/BinPackingThesis/tests/results/elaborated/literature_times.ods'#$Foglio1.E27])" office:value-type="float" office:value="0.170301359180036" calcext:value-type="float">
            <text:p>0.17</text:p>
          </table:table-cell>
          <table:table-cell table:formula="of:=[$'BRKGA-GAP'.D25]/(['file:///E:/ArtumRepos/Uni/Tesi/BinPackingThesis/tests/results/elaborated/literature_times.ods'#$Foglio1.$M27]/['file:///E:/ArtumRepos/Uni/Tesi/BinPackingThesis/tests/results/elaborated/literature_times.ods'#$Foglio1.F27])" office:value-type="float" office:value="0.250915052753288" calcext:value-type="float">
            <text:p>0.25</text:p>
          </table:table-cell>
          <table:table-cell table:formula="of:=[$'BRKGA-GAP'.E25]/(['file:///E:/ArtumRepos/Uni/Tesi/BinPackingThesis/tests/results/elaborated/literature_times.ods'#$Foglio1.$M27]/['file:///E:/ArtumRepos/Uni/Tesi/BinPackingThesis/tests/results/elaborated/literature_times.ods'#$Foglio1.G27])" office:value-type="float" office:value="0.640964343354048" calcext:value-type="float">
            <text:p>0.64</text:p>
          </table:table-cell>
          <table:table-cell table:formula="of:=[$'BRKGA-GAP'.F25]/(['file:///E:/ArtumRepos/Uni/Tesi/BinPackingThesis/tests/results/elaborated/literature_times.ods'#$Foglio1.$M27]/['file:///E:/ArtumRepos/Uni/Tesi/BinPackingThesis/tests/results/elaborated/literature_times.ods'#$Foglio1.H27])" office:value-type="float" office:value="0.0323506829021536" calcext:value-type="float">
            <text:p>0.03</text:p>
          </table:table-cell>
          <table:table-cell table:formula="of:=[$'BRKGA-GAP'.G25]/(['file:///E:/ArtumRepos/Uni/Tesi/BinPackingThesis/tests/results/elaborated/literature_times.ods'#$Foglio1.$M27]/['file:///E:/ArtumRepos/Uni/Tesi/BinPackingThesis/tests/results/elaborated/literature_times.ods'#$Foglio1.I27])" office:value-type="float" office:value="0.186246563659247" calcext:value-type="float">
            <text:p>0.19</text:p>
          </table:table-cell>
          <table:table-cell table:formula="of:=[$'BRKGA-GAP'.H25]/(['file:///E:/ArtumRepos/Uni/Tesi/BinPackingThesis/tests/results/elaborated/literature_times.ods'#$Foglio1.$M27]/['file:///E:/ArtumRepos/Uni/Tesi/BinPackingThesis/tests/results/elaborated/literature_times.ods'#$Foglio1.J27])" office:value-type="float" office:value="0.3586849090066" calcext:value-type="float">
            <text:p>0.36</text:p>
          </table:table-cell>
          <table:table-cell table:formula="of:=[$'BRKGA-GAP'.I25]/(['file:///E:/ArtumRepos/Uni/Tesi/BinPackingThesis/tests/results/elaborated/literature_times.ods'#$Foglio1.$M27]/['file:///E:/ArtumRepos/Uni/Tesi/BinPackingThesis/tests/results/elaborated/literature_times.ods'#$Foglio1.K27])" office:value-type="float" office:value="0.447287643174593" calcext:value-type="float">
            <text:p>0.45</text:p>
          </table:table-cell>
          <table:table-cell table:formula="of:=[$'BRKGA-GAP'.J25]/(['file:///E:/ArtumRepos/Uni/Tesi/BinPackingThesis/tests/results/elaborated/literature_times.ods'#$Foglio1.$M27]/['file:///E:/ArtumRepos/Uni/Tesi/BinPackingThesis/tests/results/elaborated/literature_times.ods'#$Foglio1.L27])" office:value-type="float" office:value="0.726969817410994" calcext:value-type="float">
            <text:p>0.73</text:p>
          </table:table-cell>
        </table:table-row>
        <table:table-row table:style-name="ro1">
          <table:table-cell table:formula="of:=[$'BRKGA-GAP'.A26]/(['file:///E:/ArtumRepos/Uni/Tesi/BinPackingThesis/tests/results/elaborated/literature_times.ods'#$Foglio1.$M28]/['file:///E:/ArtumRepos/Uni/Tesi/BinPackingThesis/tests/results/elaborated/literature_times.ods'#$Foglio1.C28])" office:value-type="float" office:value="0.0429240158444263" calcext:value-type="float">
            <text:p>0.04</text:p>
          </table:table-cell>
          <table:table-cell table:formula="of:=[$'BRKGA-GAP'.B26]/(['file:///E:/ArtumRepos/Uni/Tesi/BinPackingThesis/tests/results/elaborated/literature_times.ods'#$Foglio1.$M28]/['file:///E:/ArtumRepos/Uni/Tesi/BinPackingThesis/tests/results/elaborated/literature_times.ods'#$Foglio1.D28])" office:value-type="float" office:value="0.110947872916949" calcext:value-type="float">
            <text:p>0.11</text:p>
          </table:table-cell>
          <table:table-cell table:formula="of:=[$'BRKGA-GAP'.C26]/(['file:///E:/ArtumRepos/Uni/Tesi/BinPackingThesis/tests/results/elaborated/literature_times.ods'#$Foglio1.$M28]/['file:///E:/ArtumRepos/Uni/Tesi/BinPackingThesis/tests/results/elaborated/literature_times.ods'#$Foglio1.E28])" office:value-type="float" office:value="0.251365821359027" calcext:value-type="float">
            <text:p>0.25</text:p>
          </table:table-cell>
          <table:table-cell table:formula="of:=[$'BRKGA-GAP'.D26]/(['file:///E:/ArtumRepos/Uni/Tesi/BinPackingThesis/tests/results/elaborated/literature_times.ods'#$Foglio1.$M28]/['file:///E:/ArtumRepos/Uni/Tesi/BinPackingThesis/tests/results/elaborated/literature_times.ods'#$Foglio1.F28])" office:value-type="float" office:value="0.450308168473549" calcext:value-type="float">
            <text:p>0.45</text:p>
          </table:table-cell>
          <table:table-cell table:formula="of:=[$'BRKGA-GAP'.E26]/(['file:///E:/ArtumRepos/Uni/Tesi/BinPackingThesis/tests/results/elaborated/literature_times.ods'#$Foglio1.$M28]/['file:///E:/ArtumRepos/Uni/Tesi/BinPackingThesis/tests/results/elaborated/literature_times.ods'#$Foglio1.G28])" office:value-type="float" office:value="0.963772023735203" calcext:value-type="float">
            <text:p>0.96</text:p>
          </table:table-cell>
          <table:table-cell table:formula="of:=[$'BRKGA-GAP'.F26]/(['file:///E:/ArtumRepos/Uni/Tesi/BinPackingThesis/tests/results/elaborated/literature_times.ods'#$Foglio1.$M28]/['file:///E:/ArtumRepos/Uni/Tesi/BinPackingThesis/tests/results/elaborated/literature_times.ods'#$Foglio1.H28])" office:value-type="float" office:value="0.096971824960395" calcext:value-type="float">
            <text:p>0.10</text:p>
          </table:table-cell>
          <table:table-cell table:formula="of:=[$'BRKGA-GAP'.G26]/(['file:///E:/ArtumRepos/Uni/Tesi/BinPackingThesis/tests/results/elaborated/literature_times.ods'#$Foglio1.$M28]/['file:///E:/ArtumRepos/Uni/Tesi/BinPackingThesis/tests/results/elaborated/literature_times.ods'#$Foglio1.I28])" office:value-type="float" office:value="0.412711584261124" calcext:value-type="float">
            <text:p>0.41</text:p>
          </table:table-cell>
          <table:table-cell table:formula="of:=[$'BRKGA-GAP'.H26]/(['file:///E:/ArtumRepos/Uni/Tesi/BinPackingThesis/tests/results/elaborated/literature_times.ods'#$Foglio1.$M28]/['file:///E:/ArtumRepos/Uni/Tesi/BinPackingThesis/tests/results/elaborated/literature_times.ods'#$Foglio1.J28])" office:value-type="float" office:value="0.788909474224134" calcext:value-type="float">
            <text:p>0.79</text:p>
          </table:table-cell>
          <table:table-cell table:formula="of:=[$'BRKGA-GAP'.I26]/(['file:///E:/ArtumRepos/Uni/Tesi/BinPackingThesis/tests/results/elaborated/literature_times.ods'#$Foglio1.$M28]/['file:///E:/ArtumRepos/Uni/Tesi/BinPackingThesis/tests/results/elaborated/literature_times.ods'#$Foglio1.K28])" office:value-type="float" office:value="1.31176643262643" calcext:value-type="float">
            <text:p>1.31</text:p>
          </table:table-cell>
          <table:table-cell table:formula="of:=[$'BRKGA-GAP'.J26]/(['file:///E:/ArtumRepos/Uni/Tesi/BinPackingThesis/tests/results/elaborated/literature_times.ods'#$Foglio1.$M28]/['file:///E:/ArtumRepos/Uni/Tesi/BinPackingThesis/tests/results/elaborated/literature_times.ods'#$Foglio1.L28])" office:value-type="float" office:value="2.8491123705274" calcext:value-type="float">
            <text:p>2.85</text:p>
          </table:table-cell>
        </table:table-row>
        <table:table-row table:style-name="ro1">
          <table:table-cell table:formula="of:=[$'BRKGA-GAP'.A27]/(['file:///E:/ArtumRepos/Uni/Tesi/BinPackingThesis/tests/results/elaborated/literature_times.ods'#$Foglio1.$M29]/['file:///E:/ArtumRepos/Uni/Tesi/BinPackingThesis/tests/results/elaborated/literature_times.ods'#$Foglio1.C29])" office:value-type="float" office:value="0.0438507466895409" calcext:value-type="float">
            <text:p>0.04</text:p>
          </table:table-cell>
          <table:table-cell table:formula="of:=[$'BRKGA-GAP'.B27]/(['file:///E:/ArtumRepos/Uni/Tesi/BinPackingThesis/tests/results/elaborated/literature_times.ods'#$Foglio1.$M29]/['file:///E:/ArtumRepos/Uni/Tesi/BinPackingThesis/tests/results/elaborated/literature_times.ods'#$Foglio1.D29])" office:value-type="float" office:value="0.156843036493747" calcext:value-type="float">
            <text:p>0.16</text:p>
          </table:table-cell>
          <table:table-cell table:formula="of:=[$'BRKGA-GAP'.C27]/(['file:///E:/ArtumRepos/Uni/Tesi/BinPackingThesis/tests/results/elaborated/literature_times.ods'#$Foglio1.$M29]/['file:///E:/ArtumRepos/Uni/Tesi/BinPackingThesis/tests/results/elaborated/literature_times.ods'#$Foglio1.E29])" office:value-type="float" office:value="0.353033302333462" calcext:value-type="float">
            <text:p>0.35</text:p>
          </table:table-cell>
          <table:table-cell table:formula="of:=[$'BRKGA-GAP'.D27]/(['file:///E:/ArtumRepos/Uni/Tesi/BinPackingThesis/tests/results/elaborated/literature_times.ods'#$Foglio1.$M29]/['file:///E:/ArtumRepos/Uni/Tesi/BinPackingThesis/tests/results/elaborated/literature_times.ods'#$Foglio1.F29])" office:value-type="float" office:value="0.627515355467767" calcext:value-type="float">
            <text:p>0.63</text:p>
          </table:table-cell>
          <table:table-cell table:formula="of:=[$'BRKGA-GAP'.E27]/(['file:///E:/ArtumRepos/Uni/Tesi/BinPackingThesis/tests/results/elaborated/literature_times.ods'#$Foglio1.$M29]/['file:///E:/ArtumRepos/Uni/Tesi/BinPackingThesis/tests/results/elaborated/literature_times.ods'#$Foglio1.G29])" office:value-type="float" office:value="1.69424243157191" calcext:value-type="float">
            <text:p>1.69</text:p>
          </table:table-cell>
          <table:table-cell table:formula="of:=[$'BRKGA-GAP'.F27]/(['file:///E:/ArtumRepos/Uni/Tesi/BinPackingThesis/tests/results/elaborated/literature_times.ods'#$Foglio1.$M29]/['file:///E:/ArtumRepos/Uni/Tesi/BinPackingThesis/tests/results/elaborated/literature_times.ods'#$Foglio1.H29])" office:value-type="float" office:value="0.132495737903415" calcext:value-type="float">
            <text:p>0.13</text:p>
          </table:table-cell>
          <table:table-cell table:formula="of:=[$'BRKGA-GAP'.G27]/(['file:///E:/ArtumRepos/Uni/Tesi/BinPackingThesis/tests/results/elaborated/literature_times.ods'#$Foglio1.$M29]/['file:///E:/ArtumRepos/Uni/Tesi/BinPackingThesis/tests/results/elaborated/literature_times.ods'#$Foglio1.I29])" office:value-type="float" office:value="0.478681941664383" calcext:value-type="float">
            <text:p>0.48</text:p>
          </table:table-cell>
          <table:table-cell table:formula="of:=[$'BRKGA-GAP'.H27]/(['file:///E:/ArtumRepos/Uni/Tesi/BinPackingThesis/tests/results/elaborated/literature_times.ods'#$Foglio1.$M29]/['file:///E:/ArtumRepos/Uni/Tesi/BinPackingThesis/tests/results/elaborated/literature_times.ods'#$Foglio1.J29])" office:value-type="float" office:value="1.08191907606187" calcext:value-type="float">
            <text:p>1.08</text:p>
          </table:table-cell>
          <table:table-cell table:formula="of:=[$'BRKGA-GAP'.I27]/(['file:///E:/ArtumRepos/Uni/Tesi/BinPackingThesis/tests/results/elaborated/literature_times.ods'#$Foglio1.$M29]/['file:///E:/ArtumRepos/Uni/Tesi/BinPackingThesis/tests/results/elaborated/literature_times.ods'#$Foglio1.K29])" office:value-type="float" office:value="1.9292104584216" calcext:value-type="float">
            <text:p>1.93</text:p>
          </table:table-cell>
          <table:table-cell table:formula="of:=[$'BRKGA-GAP'.J27]/(['file:///E:/ArtumRepos/Uni/Tesi/BinPackingThesis/tests/results/elaborated/literature_times.ods'#$Foglio1.$M29]/['file:///E:/ArtumRepos/Uni/Tesi/BinPackingThesis/tests/results/elaborated/literature_times.ods'#$Foglio1.L29])" office:value-type="float" office:value="4.77264336167608" calcext:value-type="float">
            <text:p>4.77</text:p>
          </table:table-cell>
        </table:table-row>
        <table:table-row table:style-name="ro1">
          <table:table-cell table:formula="of:=[$'BRKGA-GAP'.A28]/(['file:///E:/ArtumRepos/Uni/Tesi/BinPackingThesis/tests/results/elaborated/literature_times.ods'#$Foglio1.$M30]/['file:///E:/ArtumRepos/Uni/Tesi/BinPackingThesis/tests/results/elaborated/literature_times.ods'#$Foglio1.C30])" office:value-type="float" office:value="0.026759893144239" calcext:value-type="float">
            <text:p>0.03</text:p>
          </table:table-cell>
          <table:table-cell table:formula="of:=[$'BRKGA-GAP'.B28]/(['file:///E:/ArtumRepos/Uni/Tesi/BinPackingThesis/tests/results/elaborated/literature_times.ods'#$Foglio1.$M30]/['file:///E:/ArtumRepos/Uni/Tesi/BinPackingThesis/tests/results/elaborated/literature_times.ods'#$Foglio1.D30])" office:value-type="float" office:value="0.0911258897171487" calcext:value-type="float">
            <text:p>0.09</text:p>
          </table:table-cell>
          <table:table-cell table:formula="of:=[$'BRKGA-GAP'.C28]/(['file:///E:/ArtumRepos/Uni/Tesi/BinPackingThesis/tests/results/elaborated/literature_times.ods'#$Foglio1.$M30]/['file:///E:/ArtumRepos/Uni/Tesi/BinPackingThesis/tests/results/elaborated/literature_times.ods'#$Foglio1.E30])" office:value-type="float" office:value="0.191785064242459" calcext:value-type="float">
            <text:p>0.19</text:p>
          </table:table-cell>
          <table:table-cell table:formula="of:=[$'BRKGA-GAP'.D28]/(['file:///E:/ArtumRepos/Uni/Tesi/BinPackingThesis/tests/results/elaborated/literature_times.ods'#$Foglio1.$M30]/['file:///E:/ArtumRepos/Uni/Tesi/BinPackingThesis/tests/results/elaborated/literature_times.ods'#$Foglio1.F30])" office:value-type="float" office:value="0.399205135333331" calcext:value-type="float">
            <text:p>0.40</text:p>
          </table:table-cell>
          <table:table-cell table:formula="of:=[$'BRKGA-GAP'.E28]/(['file:///E:/ArtumRepos/Uni/Tesi/BinPackingThesis/tests/results/elaborated/literature_times.ods'#$Foglio1.$M30]/['file:///E:/ArtumRepos/Uni/Tesi/BinPackingThesis/tests/results/elaborated/literature_times.ods'#$Foglio1.G30])" office:value-type="float" office:value="0.881327461136079" calcext:value-type="float">
            <text:p>0.88</text:p>
          </table:table-cell>
          <table:table-cell table:formula="of:=[$'BRKGA-GAP'.F28]/(['file:///E:/ArtumRepos/Uni/Tesi/BinPackingThesis/tests/results/elaborated/literature_times.ods'#$Foglio1.$M30]/['file:///E:/ArtumRepos/Uni/Tesi/BinPackingThesis/tests/results/elaborated/literature_times.ods'#$Foglio1.H30])" office:value-type="float" office:value="0.0707213254436145" calcext:value-type="float">
            <text:p>0.07</text:p>
          </table:table-cell>
          <table:table-cell table:formula="of:=[$'BRKGA-GAP'.G28]/(['file:///E:/ArtumRepos/Uni/Tesi/BinPackingThesis/tests/results/elaborated/literature_times.ods'#$Foglio1.$M30]/['file:///E:/ArtumRepos/Uni/Tesi/BinPackingThesis/tests/results/elaborated/literature_times.ods'#$Foglio1.I30])" office:value-type="float" office:value="0.289452844176852" calcext:value-type="float">
            <text:p>0.29</text:p>
          </table:table-cell>
          <table:table-cell table:formula="of:=[$'BRKGA-GAP'.H28]/(['file:///E:/ArtumRepos/Uni/Tesi/BinPackingThesis/tests/results/elaborated/literature_times.ods'#$Foglio1.$M30]/['file:///E:/ArtumRepos/Uni/Tesi/BinPackingThesis/tests/results/elaborated/literature_times.ods'#$Foglio1.J30])" office:value-type="float" office:value="0.641056268936457" calcext:value-type="float">
            <text:p>0.64</text:p>
          </table:table-cell>
          <table:table-cell table:formula="of:=[$'BRKGA-GAP'.I28]/(['file:///E:/ArtumRepos/Uni/Tesi/BinPackingThesis/tests/results/elaborated/literature_times.ods'#$Foglio1.$M30]/['file:///E:/ArtumRepos/Uni/Tesi/BinPackingThesis/tests/results/elaborated/literature_times.ods'#$Foglio1.K30])" office:value-type="float" office:value="1.10037263613319" calcext:value-type="float">
            <text:p>1.10</text:p>
          </table:table-cell>
          <table:table-cell table:formula="of:=[$'BRKGA-GAP'.J28]/(['file:///E:/ArtumRepos/Uni/Tesi/BinPackingThesis/tests/results/elaborated/literature_times.ods'#$Foglio1.$M30]/['file:///E:/ArtumRepos/Uni/Tesi/BinPackingThesis/tests/results/elaborated/literature_times.ods'#$Foglio1.L30])" office:value-type="float" office:value="2.47396261526063" calcext:value-type="float">
            <text:p>2.47</text:p>
          </table:table-cell>
        </table:table-row>
        <table:table-row table:style-name="ro1">
          <table:table-cell table:formula="of:=[$'BRKGA-GAP'.A29]/(['file:///E:/ArtumRepos/Uni/Tesi/BinPackingThesis/tests/results/elaborated/literature_times.ods'#$Foglio1.$M31]/['file:///E:/ArtumRepos/Uni/Tesi/BinPackingThesis/tests/results/elaborated/literature_times.ods'#$Foglio1.C31])" office:value-type="float" office:value="0.0349770079309722" calcext:value-type="float">
            <text:p>0.03</text:p>
          </table:table-cell>
          <table:table-cell table:formula="of:=[$'BRKGA-GAP'.B29]/(['file:///E:/ArtumRepos/Uni/Tesi/BinPackingThesis/tests/results/elaborated/literature_times.ods'#$Foglio1.$M31]/['file:///E:/ArtumRepos/Uni/Tesi/BinPackingThesis/tests/results/elaborated/literature_times.ods'#$Foglio1.D31])" office:value-type="float" office:value="0.12777890800589" calcext:value-type="float">
            <text:p>0.13</text:p>
          </table:table-cell>
          <table:table-cell table:formula="of:=[$'BRKGA-GAP'.C29]/(['file:///E:/ArtumRepos/Uni/Tesi/BinPackingThesis/tests/results/elaborated/literature_times.ods'#$Foglio1.$M31]/['file:///E:/ArtumRepos/Uni/Tesi/BinPackingThesis/tests/results/elaborated/literature_times.ods'#$Foglio1.E31])" office:value-type="float" office:value="0.196299054591095" calcext:value-type="float">
            <text:p>0.20</text:p>
          </table:table-cell>
          <table:table-cell table:formula="of:=[$'BRKGA-GAP'.D29]/(['file:///E:/ArtumRepos/Uni/Tesi/BinPackingThesis/tests/results/elaborated/literature_times.ods'#$Foglio1.$M31]/['file:///E:/ArtumRepos/Uni/Tesi/BinPackingThesis/tests/results/elaborated/literature_times.ods'#$Foglio1.F31])" office:value-type="float" office:value="0.310703018031983" calcext:value-type="float">
            <text:p>0.31</text:p>
          </table:table-cell>
          <table:table-cell table:formula="of:=[$'BRKGA-GAP'.E29]/(['file:///E:/ArtumRepos/Uni/Tesi/BinPackingThesis/tests/results/elaborated/literature_times.ods'#$Foglio1.$M31]/['file:///E:/ArtumRepos/Uni/Tesi/BinPackingThesis/tests/results/elaborated/literature_times.ods'#$Foglio1.G31])" office:value-type="float" office:value="0.869606457262309" calcext:value-type="float">
            <text:p>0.87</text:p>
          </table:table-cell>
          <table:table-cell table:formula="of:=[$'BRKGA-GAP'.F29]/(['file:///E:/ArtumRepos/Uni/Tesi/BinPackingThesis/tests/results/elaborated/literature_times.ods'#$Foglio1.$M31]/['file:///E:/ArtumRepos/Uni/Tesi/BinPackingThesis/tests/results/elaborated/literature_times.ods'#$Foglio1.H31])" office:value-type="float" office:value="0.0346714292326505" calcext:value-type="float">
            <text:p>0.03</text:p>
          </table:table-cell>
          <table:table-cell table:formula="of:=[$'BRKGA-GAP'.G29]/(['file:///E:/ArtumRepos/Uni/Tesi/BinPackingThesis/tests/results/elaborated/literature_times.ods'#$Foglio1.$M31]/['file:///E:/ArtumRepos/Uni/Tesi/BinPackingThesis/tests/results/elaborated/literature_times.ods'#$Foglio1.I31])" office:value-type="float" office:value="0.102486394206343" calcext:value-type="float">
            <text:p>0.10</text:p>
          </table:table-cell>
          <table:table-cell table:formula="of:=[$'BRKGA-GAP'.H29]/(['file:///E:/ArtumRepos/Uni/Tesi/BinPackingThesis/tests/results/elaborated/literature_times.ods'#$Foglio1.$M31]/['file:///E:/ArtumRepos/Uni/Tesi/BinPackingThesis/tests/results/elaborated/literature_times.ods'#$Foglio1.J31])" office:value-type="float" office:value="0.188894647670223" calcext:value-type="float">
            <text:p>0.19</text:p>
          </table:table-cell>
          <table:table-cell table:formula="of:=[$'BRKGA-GAP'.I29]/(['file:///E:/ArtumRepos/Uni/Tesi/BinPackingThesis/tests/results/elaborated/literature_times.ods'#$Foglio1.$M31]/['file:///E:/ArtumRepos/Uni/Tesi/BinPackingThesis/tests/results/elaborated/literature_times.ods'#$Foglio1.K31])" office:value-type="float" office:value="0.38230245765412" calcext:value-type="float">
            <text:p>0.38</text:p>
          </table:table-cell>
          <table:table-cell table:formula="of:=[$'BRKGA-GAP'.J29]/(['file:///E:/ArtumRepos/Uni/Tesi/BinPackingThesis/tests/results/elaborated/literature_times.ods'#$Foglio1.$M31]/['file:///E:/ArtumRepos/Uni/Tesi/BinPackingThesis/tests/results/elaborated/literature_times.ods'#$Foglio1.L31])" office:value-type="float" office:value="1.08045575910426" calcext:value-type="float">
            <text:p>1.08</text:p>
          </table:table-cell>
        </table:table-row>
        <table:table-row table:style-name="ro1">
          <table:table-cell table:formula="of:=[$'BRKGA-GAP'.A30]/(['file:///E:/ArtumRepos/Uni/Tesi/BinPackingThesis/tests/results/elaborated/literature_times.ods'#$Foglio1.$M32]/['file:///E:/ArtumRepos/Uni/Tesi/BinPackingThesis/tests/results/elaborated/literature_times.ods'#$Foglio1.C32])" office:value-type="float" office:value="0.0132378354836243" calcext:value-type="float">
            <text:p>0.01</text:p>
          </table:table-cell>
          <table:table-cell table:formula="of:=[$'BRKGA-GAP'.B30]/(['file:///E:/ArtumRepos/Uni/Tesi/BinPackingThesis/tests/results/elaborated/literature_times.ods'#$Foglio1.$M32]/['file:///E:/ArtumRepos/Uni/Tesi/BinPackingThesis/tests/results/elaborated/literature_times.ods'#$Foglio1.D32])" office:value-type="float" office:value="0.0476562077410473" calcext:value-type="float">
            <text:p>0.05</text:p>
          </table:table-cell>
          <table:table-cell table:formula="of:=[$'BRKGA-GAP'.C30]/(['file:///E:/ArtumRepos/Uni/Tesi/BinPackingThesis/tests/results/elaborated/literature_times.ods'#$Foglio1.$M32]/['file:///E:/ArtumRepos/Uni/Tesi/BinPackingThesis/tests/results/elaborated/literature_times.ods'#$Foglio1.E32])" office:value-type="float" office:value="0.0907071761763491" calcext:value-type="float">
            <text:p>0.09</text:p>
          </table:table-cell>
          <table:table-cell table:formula="of:=[$'BRKGA-GAP'.D30]/(['file:///E:/ArtumRepos/Uni/Tesi/BinPackingThesis/tests/results/elaborated/literature_times.ods'#$Foglio1.$M32]/['file:///E:/ArtumRepos/Uni/Tesi/BinPackingThesis/tests/results/elaborated/literature_times.ods'#$Foglio1.F32])" office:value-type="float" office:value="0.154414259441291" calcext:value-type="float">
            <text:p>0.15</text:p>
          </table:table-cell>
          <table:table-cell table:formula="of:=[$'BRKGA-GAP'.E30]/(['file:///E:/ArtumRepos/Uni/Tesi/BinPackingThesis/tests/results/elaborated/literature_times.ods'#$Foglio1.$M32]/['file:///E:/ArtumRepos/Uni/Tesi/BinPackingThesis/tests/results/elaborated/literature_times.ods'#$Foglio1.G32])" office:value-type="float" office:value="0.403998373059469" calcext:value-type="float">
            <text:p>0.40</text:p>
          </table:table-cell>
          <table:table-cell table:formula="of:=[$'BRKGA-GAP'.F30]/(['file:///E:/ArtumRepos/Uni/Tesi/BinPackingThesis/tests/results/elaborated/literature_times.ods'#$Foglio1.$M32]/['file:///E:/ArtumRepos/Uni/Tesi/BinPackingThesis/tests/results/elaborated/literature_times.ods'#$Foglio1.H32])" office:value-type="float" office:value="0.0489392594879216" calcext:value-type="float">
            <text:p>0.05</text:p>
          </table:table-cell>
          <table:table-cell table:formula="of:=[$'BRKGA-GAP'.G30]/(['file:///E:/ArtumRepos/Uni/Tesi/BinPackingThesis/tests/results/elaborated/literature_times.ods'#$Foglio1.$M32]/['file:///E:/ArtumRepos/Uni/Tesi/BinPackingThesis/tests/results/elaborated/literature_times.ods'#$Foglio1.I32])" office:value-type="float" office:value="0.17605302898183" calcext:value-type="float">
            <text:p>0.18</text:p>
          </table:table-cell>
          <table:table-cell table:formula="of:=[$'BRKGA-GAP'.H30]/(['file:///E:/ArtumRepos/Uni/Tesi/BinPackingThesis/tests/results/elaborated/literature_times.ods'#$Foglio1.$M32]/['file:///E:/ArtumRepos/Uni/Tesi/BinPackingThesis/tests/results/elaborated/literature_times.ods'#$Foglio1.J32])" office:value-type="float" office:value="0.330184711550297" calcext:value-type="float">
            <text:p>0.33</text:p>
          </table:table-cell>
          <table:table-cell table:formula="of:=[$'BRKGA-GAP'.I30]/(['file:///E:/ArtumRepos/Uni/Tesi/BinPackingThesis/tests/results/elaborated/literature_times.ods'#$Foglio1.$M32]/['file:///E:/ArtumRepos/Uni/Tesi/BinPackingThesis/tests/results/elaborated/literature_times.ods'#$Foglio1.K32])" office:value-type="float" office:value="0.658480485806585" calcext:value-type="float">
            <text:p>0.66</text:p>
          </table:table-cell>
          <table:table-cell table:formula="of:=[$'BRKGA-GAP'.J30]/(['file:///E:/ArtumRepos/Uni/Tesi/BinPackingThesis/tests/results/elaborated/literature_times.ods'#$Foglio1.$M32]/['file:///E:/ArtumRepos/Uni/Tesi/BinPackingThesis/tests/results/elaborated/literature_times.ods'#$Foglio1.L32])" office:value-type="float" office:value="1.52179101834633" calcext:value-type="float">
            <text:p>1.52</text:p>
          </table:table-cell>
        </table:table-row>
        <table:table-row table:style-name="ro1">
          <table:table-cell table:formula="of:=[$'BRKGA-GAP'.A31]/(['file:///E:/ArtumRepos/Uni/Tesi/BinPackingThesis/tests/results/elaborated/literature_times.ods'#$Foglio1.$M33]/['file:///E:/ArtumRepos/Uni/Tesi/BinPackingThesis/tests/results/elaborated/literature_times.ods'#$Foglio1.C33])" office:value-type="float" office:value="0.0355909507468972" calcext:value-type="float">
            <text:p>0.04</text:p>
          </table:table-cell>
          <table:table-cell table:formula="of:=[$'BRKGA-GAP'.B31]/(['file:///E:/ArtumRepos/Uni/Tesi/BinPackingThesis/tests/results/elaborated/literature_times.ods'#$Foglio1.$M33]/['file:///E:/ArtumRepos/Uni/Tesi/BinPackingThesis/tests/results/elaborated/literature_times.ods'#$Foglio1.D33])" office:value-type="float" office:value="0.110119301675694" calcext:value-type="float">
            <text:p>0.11</text:p>
          </table:table-cell>
          <table:table-cell table:formula="of:=[$'BRKGA-GAP'.C31]/(['file:///E:/ArtumRepos/Uni/Tesi/BinPackingThesis/tests/results/elaborated/literature_times.ods'#$Foglio1.$M33]/['file:///E:/ArtumRepos/Uni/Tesi/BinPackingThesis/tests/results/elaborated/literature_times.ods'#$Foglio1.E33])" office:value-type="float" office:value="0.200019138313898" calcext:value-type="float">
            <text:p>0.20</text:p>
          </table:table-cell>
          <table:table-cell table:formula="of:=[$'BRKGA-GAP'.D31]/(['file:///E:/ArtumRepos/Uni/Tesi/BinPackingThesis/tests/results/elaborated/literature_times.ods'#$Foglio1.$M33]/['file:///E:/ArtumRepos/Uni/Tesi/BinPackingThesis/tests/results/elaborated/literature_times.ods'#$Foglio1.F33])" office:value-type="float" office:value="0.441225838794353" calcext:value-type="float">
            <text:p>0.44</text:p>
          </table:table-cell>
          <table:table-cell table:formula="of:=[$'BRKGA-GAP'.E31]/(['file:///E:/ArtumRepos/Uni/Tesi/BinPackingThesis/tests/results/elaborated/literature_times.ods'#$Foglio1.$M33]/['file:///E:/ArtumRepos/Uni/Tesi/BinPackingThesis/tests/results/elaborated/literature_times.ods'#$Foglio1.G33])" office:value-type="float" office:value="1.08331222718502" calcext:value-type="float">
            <text:p>1.08</text:p>
          </table:table-cell>
          <table:table-cell table:formula="of:=[$'BRKGA-GAP'.F31]/(['file:///E:/ArtumRepos/Uni/Tesi/BinPackingThesis/tests/results/elaborated/literature_times.ods'#$Foglio1.$M33]/['file:///E:/ArtumRepos/Uni/Tesi/BinPackingThesis/tests/results/elaborated/literature_times.ods'#$Foglio1.H33])" office:value-type="float" office:value="0.110848738072616" calcext:value-type="float">
            <text:p>0.11</text:p>
          </table:table-cell>
          <table:table-cell table:formula="of:=[$'BRKGA-GAP'.G31]/(['file:///E:/ArtumRepos/Uni/Tesi/BinPackingThesis/tests/results/elaborated/literature_times.ods'#$Foglio1.$M33]/['file:///E:/ArtumRepos/Uni/Tesi/BinPackingThesis/tests/results/elaborated/literature_times.ods'#$Foglio1.I33])" office:value-type="float" office:value="0.460875831557053" calcext:value-type="float">
            <text:p>0.46</text:p>
          </table:table-cell>
          <table:table-cell table:formula="of:=[$'BRKGA-GAP'.H31]/(['file:///E:/ArtumRepos/Uni/Tesi/BinPackingThesis/tests/results/elaborated/literature_times.ods'#$Foglio1.$M33]/['file:///E:/ArtumRepos/Uni/Tesi/BinPackingThesis/tests/results/elaborated/literature_times.ods'#$Foglio1.J33])" office:value-type="float" office:value="0.854480351192699" calcext:value-type="float">
            <text:p>0.85</text:p>
          </table:table-cell>
          <table:table-cell table:formula="of:=[$'BRKGA-GAP'.I31]/(['file:///E:/ArtumRepos/Uni/Tesi/BinPackingThesis/tests/results/elaborated/literature_times.ods'#$Foglio1.$M33]/['file:///E:/ArtumRepos/Uni/Tesi/BinPackingThesis/tests/results/elaborated/literature_times.ods'#$Foglio1.K33])" office:value-type="float" office:value="1.90260260436363" calcext:value-type="float">
            <text:p>1.90</text:p>
          </table:table-cell>
          <table:table-cell table:formula="of:=[$'BRKGA-GAP'.J31]/(['file:///E:/ArtumRepos/Uni/Tesi/BinPackingThesis/tests/results/elaborated/literature_times.ods'#$Foglio1.$M33]/['file:///E:/ArtumRepos/Uni/Tesi/BinPackingThesis/tests/results/elaborated/literature_times.ods'#$Foglio1.L33])" office:value-type="float" office:value="4.18884609640905" calcext:value-type="float">
            <text:p>4.19</text:p>
          </table:table-cell>
        </table:table-row>
        <table:table-row table:style-name="ro1">
          <table:table-cell table:formula="of:=[$'BRKGA-GAP'.A32]/(['file:///E:/ArtumRepos/Uni/Tesi/BinPackingThesis/tests/results/elaborated/literature_times.ods'#$Foglio1.$M34]/['file:///E:/ArtumRepos/Uni/Tesi/BinPackingThesis/tests/results/elaborated/literature_times.ods'#$Foglio1.C34])" office:value-type="float" office:value="0.0288518543413975" calcext:value-type="float">
            <text:p>0.03</text:p>
          </table:table-cell>
          <table:table-cell table:formula="of:=[$'BRKGA-GAP'.B32]/(['file:///E:/ArtumRepos/Uni/Tesi/BinPackingThesis/tests/results/elaborated/literature_times.ods'#$Foglio1.$M34]/['file:///E:/ArtumRepos/Uni/Tesi/BinPackingThesis/tests/results/elaborated/literature_times.ods'#$Foglio1.D34])" office:value-type="float" office:value="0.0976860796080539" calcext:value-type="float">
            <text:p>0.10</text:p>
          </table:table-cell>
          <table:table-cell table:formula="of:=[$'BRKGA-GAP'.C32]/(['file:///E:/ArtumRepos/Uni/Tesi/BinPackingThesis/tests/results/elaborated/literature_times.ods'#$Foglio1.$M34]/['file:///E:/ArtumRepos/Uni/Tesi/BinPackingThesis/tests/results/elaborated/literature_times.ods'#$Foglio1.E34])" office:value-type="float" office:value="0.186569374325926" calcext:value-type="float">
            <text:p>0.19</text:p>
          </table:table-cell>
          <table:table-cell table:formula="of:=[$'BRKGA-GAP'.D32]/(['file:///E:/ArtumRepos/Uni/Tesi/BinPackingThesis/tests/results/elaborated/literature_times.ods'#$Foglio1.$M34]/['file:///E:/ArtumRepos/Uni/Tesi/BinPackingThesis/tests/results/elaborated/literature_times.ods'#$Foglio1.F34])" office:value-type="float" office:value="0.306802814007074" calcext:value-type="float">
            <text:p>0.31</text:p>
          </table:table-cell>
          <table:table-cell table:formula="of:=[$'BRKGA-GAP'.E32]/(['file:///E:/ArtumRepos/Uni/Tesi/BinPackingThesis/tests/results/elaborated/literature_times.ods'#$Foglio1.$M34]/['file:///E:/ArtumRepos/Uni/Tesi/BinPackingThesis/tests/results/elaborated/literature_times.ods'#$Foglio1.G34])" office:value-type="float" office:value="0.93242003244662" calcext:value-type="float">
            <text:p>0.93</text:p>
          </table:table-cell>
          <table:table-cell table:formula="of:=[$'BRKGA-GAP'.F32]/(['file:///E:/ArtumRepos/Uni/Tesi/BinPackingThesis/tests/results/elaborated/literature_times.ods'#$Foglio1.$M34]/['file:///E:/ArtumRepos/Uni/Tesi/BinPackingThesis/tests/results/elaborated/literature_times.ods'#$Foglio1.H34])" office:value-type="float" office:value="0.091059025708699" calcext:value-type="float">
            <text:p>0.09</text:p>
          </table:table-cell>
          <table:table-cell table:formula="of:=[$'BRKGA-GAP'.G32]/(['file:///E:/ArtumRepos/Uni/Tesi/BinPackingThesis/tests/results/elaborated/literature_times.ods'#$Foglio1.$M34]/['file:///E:/ArtumRepos/Uni/Tesi/BinPackingThesis/tests/results/elaborated/literature_times.ods'#$Foglio1.I34])" office:value-type="float" office:value="0.421706949975721" calcext:value-type="float">
            <text:p>0.42</text:p>
          </table:table-cell>
          <table:table-cell table:formula="of:=[$'BRKGA-GAP'.H32]/(['file:///E:/ArtumRepos/Uni/Tesi/BinPackingThesis/tests/results/elaborated/literature_times.ods'#$Foglio1.$M34]/['file:///E:/ArtumRepos/Uni/Tesi/BinPackingThesis/tests/results/elaborated/literature_times.ods'#$Foglio1.J34])" office:value-type="float" office:value="0.773595205016313" calcext:value-type="float">
            <text:p>0.77</text:p>
          </table:table-cell>
          <table:table-cell table:formula="of:=[$'BRKGA-GAP'.I32]/(['file:///E:/ArtumRepos/Uni/Tesi/BinPackingThesis/tests/results/elaborated/literature_times.ods'#$Foglio1.$M34]/['file:///E:/ArtumRepos/Uni/Tesi/BinPackingThesis/tests/results/elaborated/literature_times.ods'#$Foglio1.K34])" office:value-type="float" office:value="1.33045773344069" calcext:value-type="float">
            <text:p>1.33</text:p>
          </table:table-cell>
          <table:table-cell table:formula="of:=[$'BRKGA-GAP'.J32]/(['file:///E:/ArtumRepos/Uni/Tesi/BinPackingThesis/tests/results/elaborated/literature_times.ods'#$Foglio1.$M34]/['file:///E:/ArtumRepos/Uni/Tesi/BinPackingThesis/tests/results/elaborated/literature_times.ods'#$Foglio1.L34])" office:value-type="float" office:value="2.93138392683165" calcext:value-type="float">
            <text:p>2.93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formula="of:=AVERAGE([.A1:.A32])" office:value-type="float" office:value="0.0532250111590287" calcext:value-type="float">
            <text:p>0.05</text:p>
          </table:table-cell>
          <table:table-cell table:formula="of:=AVERAGE([.B1:.B32])" office:value-type="float" office:value="0.153335568040199" calcext:value-type="float">
            <text:p>0.15</text:p>
          </table:table-cell>
          <table:table-cell table:formula="of:=AVERAGE([.C1:.C32])" office:value-type="float" office:value="0.28191792430424" calcext:value-type="float">
            <text:p>0.28</text:p>
          </table:table-cell>
          <table:table-cell table:formula="of:=AVERAGE([.D1:.D32])" office:value-type="float" office:value="0.520013253427136" calcext:value-type="float">
            <text:p>0.52</text:p>
          </table:table-cell>
          <table:table-cell table:formula="of:=AVERAGE([.E1:.E32])" office:value-type="float" office:value="1.25721595979639" calcext:value-type="float">
            <text:p>1.26</text:p>
          </table:table-cell>
          <table:table-cell table:formula="of:=AVERAGE([.F1:.F32])" office:value-type="float" office:value="0.0854102592569062" calcext:value-type="float">
            <text:p>0.09</text:p>
          </table:table-cell>
          <table:table-cell table:formula="of:=AVERAGE([.G1:.G32])" office:value-type="float" office:value="0.297803802928704" calcext:value-type="float">
            <text:p>0.30</text:p>
          </table:table-cell>
          <table:table-cell table:formula="of:=AVERAGE([.H1:.H32])" office:value-type="float" office:value="0.570050009650764" calcext:value-type="float">
            <text:p>0.57</text:p>
          </table:table-cell>
          <table:table-cell table:formula="of:=AVERAGE([.I1:.I32])" office:value-type="float" office:value="1.08061272257047" calcext:value-type="float">
            <text:p>1.08</text:p>
          </table:table-cell>
          <table:table-cell table:formula="of:=AVERAGE([.J1:.J32])" office:value-type="float" office:value="2.53421614882643" calcext:value-type="float">
            <text:p>2.53</text:p>
          </table:table-cell>
        </table:table-row>
      </table:table>
      <table:table table:name="'file:///E:/ArtumRepos/Uni/Tesi/BinPackingThesis/tests/results/elaborated/literature_times.ods'#Foglio1" table:print="false" table:style-name="ta_extref">
        <table:table-source xlink:type="simple" xlink:href="../literature_times.ods" table:table-name="Foglio1" table:filter-name="calc8" table:mode="copy-results-only"/>
        <table:table-column table:number-columns-repeated="13"/>
        <table:table-row table:number-rows-repeated="2">
          <table:table-cell table:number-columns-repeated="13"/>
        </table:table-row>
        <table:table-row>
          <table:table-cell table:number-columns-repeated="2"/>
          <table:table-cell table:style-name="ce1" office:value-type="float" office:value="80.5">
            <text:p>80.5</text:p>
          </table:table-cell>
          <table:table-cell table:style-name="ce1" office:value-type="float" office:value="85.2">
            <text:p>85.2</text:p>
          </table:table-cell>
          <table:table-cell table:style-name="ce1" office:value-type="float" office:value="150.7">
            <text:p>150.7</text:p>
          </table:table-cell>
          <table:table-cell table:style-name="ce1" office:value-type="float" office:value="307">
            <text:p>307</text:p>
          </table:table-cell>
          <table:table-cell table:style-name="ce1" office:value-type="float" office:value="820.3">
            <text:p>820.3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109.4">
            <text:p>109.4</text:p>
          </table:table-cell>
          <table:table-cell table:style-name="ce1" office:value-type="float" office:value="192.8">
            <text:p>192.8</text:p>
          </table:table-cell>
          <table:table-cell table:style-name="ce1" office:value-type="float" office:value="390.6">
            <text:p>390.6</text:p>
          </table:table-cell>
          <table:table-cell table:style-name="ce1" office:value-type="float" office:value="968.2">
            <text:p>968.2</text:p>
          </table:table-cell>
          <table:table-cell table:style-name="ce1" office:value-type="float" office:value="2055.18030910132">
            <text:p>2055.18030910132</text:p>
          </table:table-cell>
        </table:table-row>
        <table:table-row>
          <table:table-cell table:number-columns-repeated="2"/>
          <table:table-cell table:style-name="ce1" office:value-type="float" office:value="137.9">
            <text:p>137.9</text:p>
          </table:table-cell>
          <table:table-cell table:style-name="ce1" office:value-type="float" office:value="439.1">
            <text:p>439.1</text:p>
          </table:table-cell>
          <table:table-cell table:style-name="ce1" office:value-type="float" office:value="819.6">
            <text:p>819.6</text:p>
          </table:table-cell>
          <table:table-cell table:style-name="ce1" office:value-type="float" office:value="1500.6">
            <text:p>1500.6</text:p>
          </table:table-cell>
          <table:table-cell table:style-name="ce1" office:value-type="float" office:value="3737.6">
            <text:p>3737.6</text:p>
          </table:table-cell>
          <table:table-cell table:style-name="ce1" office:value-type="float" office:value="177.2">
            <text:p>177.2</text:p>
          </table:table-cell>
          <table:table-cell table:style-name="ce1" office:value-type="float" office:value="634.8">
            <text:p>634.8</text:p>
          </table:table-cell>
          <table:table-cell table:style-name="ce1" office:value-type="float" office:value="1181.5">
            <text:p>1181.5</text:p>
          </table:table-cell>
          <table:table-cell table:style-name="ce1" office:value-type="float" office:value="2409.1">
            <text:p>2409.1</text:p>
          </table:table-cell>
          <table:table-cell table:style-name="ce1" office:value-type="float" office:value="5540.1">
            <text:p>5540.1</text:p>
          </table:table-cell>
          <table:table-cell table:style-name="ce1" office:value-type="float" office:value="11132.2266742988">
            <text:p>11132.2266742988</text:p>
          </table:table-cell>
        </table:table-row>
        <table:table-row>
          <table:table-cell table:number-columns-repeated="2"/>
          <table:table-cell table:style-name="ce1" office:value-type="float" office:value="341.5">
            <text:p>341.5</text:p>
          </table:table-cell>
          <table:table-cell table:style-name="ce1" office:value-type="float" office:value="1237.1">
            <text:p>1237.1</text:p>
          </table:table-cell>
          <table:table-cell table:style-name="ce1" office:value-type="float" office:value="2478.6">
            <text:p>2478.6</text:p>
          </table:table-cell>
          <table:table-cell table:style-name="ce1" office:value-type="float" office:value="4677.3">
            <text:p>4677.3</text:p>
          </table:table-cell>
          <table:table-cell table:style-name="ce1" office:value-type="float" office:value="12143.3">
            <text:p>12143.3</text:p>
          </table:table-cell>
          <table:table-cell table:style-name="ce1" office:value-type="float" office:value="494.1">
            <text:p>494.1</text:p>
          </table:table-cell>
          <table:table-cell table:style-name="ce1" office:value-type="float" office:value="1865.9">
            <text:p>1865.9</text:p>
          </table:table-cell>
          <table:table-cell table:style-name="ce1" office:value-type="float" office:value="3817.8">
            <text:p>3817.8</text:p>
          </table:table-cell>
          <table:table-cell table:style-name="ce1" office:value-type="float" office:value="7625.6">
            <text:p>7625.6</text:p>
          </table:table-cell>
          <table:table-cell table:style-name="ce1" office:value-type="float" office:value="18751.7">
            <text:p>18751.7</text:p>
          </table:table-cell>
          <table:table-cell table:style-name="ce1" office:value-type="float" office:value="28087.4642243847">
            <text:p>28087.4642243847</text:p>
          </table:table-cell>
        </table:table-row>
        <table:table-row>
          <table:table-cell table:number-columns-repeated="2"/>
          <table:table-cell table:style-name="ce1" office:value-type="float" office:value="697.4">
            <text:p>697.4</text:p>
          </table:table-cell>
          <table:table-cell table:style-name="ce1" office:value-type="float" office:value="2808.2">
            <text:p>2808.2</text:p>
          </table:table-cell>
          <table:table-cell table:style-name="ce1" office:value-type="float" office:value="5144.3">
            <text:p>5144.3</text:p>
          </table:table-cell>
          <table:table-cell table:style-name="ce1" office:value-type="float" office:value="10319.2">
            <text:p>10319.2</text:p>
          </table:table-cell>
          <table:table-cell table:style-name="ce1" office:value-type="float" office:value="26679.4">
            <text:p>26679.4</text:p>
          </table:table-cell>
          <table:table-cell table:style-name="ce1" office:value-type="float" office:value="1087.3">
            <text:p>1087.3</text:p>
          </table:table-cell>
          <table:table-cell table:style-name="ce1" office:value-type="float" office:value="4629.8">
            <text:p>4629.8</text:p>
          </table:table-cell>
          <table:table-cell table:style-name="ce1" office:value-type="float" office:value="9134.6">
            <text:p>9134.6</text:p>
          </table:table-cell>
          <table:table-cell table:style-name="ce1" office:value-type="float" office:value="18256.5">
            <text:p>18256.5</text:p>
          </table:table-cell>
          <table:table-cell table:style-name="ce1" office:value-type="float" office:value="44792.7">
            <text:p>44792.7</text:p>
          </table:table-cell>
          <table:table-cell table:style-name="ce1" office:value-type="float" office:value="55147.3382942187">
            <text:p>55147.3382942187</text:p>
          </table:table-cell>
        </table:table-row>
        <table:table-row>
          <table:table-cell table:number-columns-repeated="2"/>
          <table:table-cell table:style-name="ce1" office:value-type="float" office:value="24.7">
            <text:p>24.7</text:p>
          </table:table-cell>
          <table:table-cell table:style-name="ce1" office:value-type="float" office:value="72.8">
            <text:p>72.8</text:p>
          </table:table-cell>
          <table:table-cell table:style-name="ce1" office:value-type="float" office:value="126.5">
            <text:p>126.5</text:p>
          </table:table-cell>
          <table:table-cell table:style-name="ce1" office:value-type="float" office:value="220.1">
            <text:p>220.1</text:p>
          </table:table-cell>
          <table:table-cell table:style-name="ce1" office:value-type="float" office:value="555.7">
            <text:p>555.7</text:p>
          </table:table-cell>
          <table:table-cell table:style-name="ce1" office:value-type="float" office:value="35.8">
            <text:p>35.8</text:p>
          </table:table-cell>
          <table:table-cell table:style-name="ce1" office:value-type="float" office:value="125.6">
            <text:p>125.6</text:p>
          </table:table-cell>
          <table:table-cell table:style-name="ce1" office:value-type="float" office:value="243.2">
            <text:p>243.2</text:p>
          </table:table-cell>
          <table:table-cell table:style-name="ce1" office:value-type="float" office:value="510.8">
            <text:p>510.8</text:p>
          </table:table-cell>
          <table:table-cell table:style-name="ce1" office:value-type="float" office:value="1190.3">
            <text:p>1190.3</text:p>
          </table:table-cell>
          <table:table-cell table:style-name="ce1" office:value-type="float" office:value="2055.18030910132">
            <text:p>2055.18030910132</text:p>
          </table:table-cell>
        </table:table-row>
        <table:table-row>
          <table:table-cell table:number-columns-repeated="2"/>
          <table:table-cell table:style-name="ce1" office:value-type="float" office:value="105.8">
            <text:p>105.8</text:p>
          </table:table-cell>
          <table:table-cell table:style-name="ce1" office:value-type="float" office:value="342.5">
            <text:p>342.5</text:p>
          </table:table-cell>
          <table:table-cell table:style-name="ce1" office:value-type="float" office:value="647.5">
            <text:p>647.5</text:p>
          </table:table-cell>
          <table:table-cell table:style-name="ce1" office:value-type="float" office:value="1528.7">
            <text:p>1528.7</text:p>
          </table:table-cell>
          <table:table-cell table:style-name="ce1" office:value-type="float" office:value="3921.3">
            <text:p>3921.3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869">
            <text:p>869</text:p>
          </table:table-cell>
          <table:table-cell table:style-name="ce1" office:value-type="float" office:value="1724.5">
            <text:p>1724.5</text:p>
          </table:table-cell>
          <table:table-cell table:style-name="ce1" office:value-type="float" office:value="3391.5">
            <text:p>3391.5</text:p>
          </table:table-cell>
          <table:table-cell table:style-name="ce1" office:value-type="float" office:value="8489.3">
            <text:p>8489.3</text:p>
          </table:table-cell>
          <table:table-cell table:style-name="ce1" office:value-type="float" office:value="11303.4917000572">
            <text:p>11303.4917000572</text:p>
          </table:table-cell>
        </table:table-row>
        <table:table-row>
          <table:table-cell table:number-columns-repeated="2"/>
          <table:table-cell table:style-name="ce1" office:value-type="float" office:value="266">
            <text:p>266</text:p>
          </table:table-cell>
          <table:table-cell table:style-name="ce1" office:value-type="float" office:value="974.6">
            <text:p>974.6</text:p>
          </table:table-cell>
          <table:table-cell table:style-name="ce1" office:value-type="float" office:value="1842.7">
            <text:p>1842.7</text:p>
          </table:table-cell>
          <table:table-cell table:style-name="ce1" office:value-type="float" office:value="3399.2">
            <text:p>3399.2</text:p>
          </table:table-cell>
          <table:table-cell table:style-name="ce1" office:value-type="float" office:value="8160.6">
            <text:p>8160.6</text:p>
          </table:table-cell>
          <table:table-cell table:style-name="ce1" office:value-type="float" office:value="590.3">
            <text:p>590.3</text:p>
          </table:table-cell>
          <table:table-cell table:style-name="ce1" office:value-type="float" office:value="2599.2">
            <text:p>2599.2</text:p>
          </table:table-cell>
          <table:table-cell table:style-name="ce1" office:value-type="float" office:value="4943.7">
            <text:p>4943.7</text:p>
          </table:table-cell>
          <table:table-cell table:style-name="ce1" office:value-type="float" office:value="10118.5">
            <text:p>10118.5</text:p>
          </table:table-cell>
          <table:table-cell table:style-name="ce1" office:value-type="float" office:value="24492.2">
            <text:p>24492.2</text:p>
          </table:table-cell>
          <table:table-cell table:style-name="ce1" office:value-type="float" office:value="28258.7292501431">
            <text:p>28258.7292501431</text:p>
          </table:table-cell>
        </table:table-row>
        <table:table-row>
          <table:table-cell table:number-columns-repeated="2"/>
          <table:table-cell table:style-name="ce1" office:value-type="float" office:value="532.4">
            <text:p>532.4</text:p>
          </table:table-cell>
          <table:table-cell table:style-name="ce1" office:value-type="float" office:value="1971">
            <text:p>1971</text:p>
          </table:table-cell>
          <table:table-cell table:style-name="ce1" office:value-type="float" office:value="3817.3">
            <text:p>3817.3</text:p>
          </table:table-cell>
          <table:table-cell table:style-name="ce1" office:value-type="float" office:value="7228.5">
            <text:p>7228.5</text:p>
          </table:table-cell>
          <table:table-cell table:style-name="ce1" office:value-type="float" office:value="17694.9">
            <text:p>17694.9</text:p>
          </table:table-cell>
          <table:table-cell table:style-name="ce1" office:value-type="float" office:value="1320.5">
            <text:p>1320.5</text:p>
          </table:table-cell>
          <table:table-cell table:style-name="ce1" office:value-type="float" office:value="5792.7">
            <text:p>5792.7</text:p>
          </table:table-cell>
          <table:table-cell table:style-name="ce1" office:value-type="float" office:value="11790.2">
            <text:p>11790.2</text:p>
          </table:table-cell>
          <table:table-cell table:style-name="ce1" office:value-type="float" office:value="22535.6">
            <text:p>22535.6</text:p>
          </table:table-cell>
          <table:table-cell table:style-name="ce1" office:value-type="float" office:value="53024.4">
            <text:p>53024.4</text:p>
          </table:table-cell>
          <table:table-cell table:style-name="ce1" office:value-type="float" office:value="54804.8082427018">
            <text:p>54804.8082427018</text:p>
          </table:table-cell>
        </table:table-row>
        <table:table-row>
          <table:table-cell table:number-columns-repeated="2"/>
          <table:table-cell table:style-name="ce1" office:value-type="float" office:value="28.1">
            <text:p>28.1</text:p>
          </table:table-cell>
          <table:table-cell table:style-name="ce1" office:value-type="float" office:value="82.7">
            <text:p>82.7</text:p>
          </table:table-cell>
          <table:table-cell table:style-name="ce1" office:value-type="float" office:value="156.3">
            <text:p>156.3</text:p>
          </table:table-cell>
          <table:table-cell table:style-name="ce1" office:value-type="float" office:value="302.5">
            <text:p>302.5</text:p>
          </table:table-cell>
          <table:table-cell table:style-name="ce1" office:value-type="float" office:value="710.2">
            <text:p>710.2</text:p>
          </table:table-cell>
          <table:table-cell table:style-name="ce1" office:value-type="float" office:value="32.5">
            <text:p>32.5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204">
            <text:p>204</text:p>
          </table:table-cell>
          <table:table-cell table:style-name="ce1" office:value-type="float" office:value="401.3">
            <text:p>401.3</text:p>
          </table:table-cell>
          <table:table-cell table:style-name="ce1" office:value-type="float" office:value="982.4">
            <text:p>982.4</text:p>
          </table:table-cell>
          <table:table-cell table:style-name="ce1" office:value-type="float" office:value="2055.18030910132">
            <text:p>2055.18030910132</text:p>
          </table:table-cell>
        </table:table-row>
        <table:table-row>
          <table:table-cell table:number-columns-repeated="2"/>
          <table:table-cell table:style-name="ce1" office:value-type="float" office:value="120.1">
            <text:p>120.1</text:p>
          </table:table-cell>
          <table:table-cell table:style-name="ce1" office:value-type="float" office:value="489.3">
            <text:p>489.3</text:p>
          </table:table-cell>
          <table:table-cell table:style-name="ce1" office:value-type="float" office:value="910.7">
            <text:p>910.7</text:p>
          </table:table-cell>
          <table:table-cell table:style-name="ce1" office:value-type="float" office:value="1625.5">
            <text:p>1625.5</text:p>
          </table:table-cell>
          <table:table-cell table:style-name="ce1" office:value-type="float" office:value="4313.9">
            <text:p>4313.9</text:p>
          </table:table-cell>
          <table:table-cell table:style-name="ce1" office:value-type="float" office:value="162.2">
            <text:p>162.2</text:p>
          </table:table-cell>
          <table:table-cell table:style-name="ce1" office:value-type="float" office:value="621.7">
            <text:p>621.7</text:p>
          </table:table-cell>
          <table:table-cell table:style-name="ce1" office:value-type="float" office:value="1231.8">
            <text:p>1231.8</text:p>
          </table:table-cell>
          <table:table-cell table:style-name="ce1" office:value-type="float" office:value="2234.1">
            <text:p>2234.1</text:p>
          </table:table-cell>
          <table:table-cell table:style-name="ce1" office:value-type="float" office:value="6042.7">
            <text:p>6042.7</text:p>
          </table:table-cell>
          <table:table-cell table:style-name="ce1" office:value-type="float" office:value="10960.9616485404">
            <text:p>10960.9616485404</text:p>
          </table:table-cell>
        </table:table-row>
        <table:table-row>
          <table:table-cell table:number-columns-repeated="2"/>
          <table:table-cell table:style-name="ce1" office:value-type="float" office:value="341.2">
            <text:p>341.2</text:p>
          </table:table-cell>
          <table:table-cell table:style-name="ce1" office:value-type="float" office:value="1263.8">
            <text:p>1263.8</text:p>
          </table:table-cell>
          <table:table-cell table:style-name="ce1" office:value-type="float" office:value="2455.6">
            <text:p>2455.6</text:p>
          </table:table-cell>
          <table:table-cell table:style-name="ce1" office:value-type="float" office:value="4719.4">
            <text:p>4719.4</text:p>
          </table:table-cell>
          <table:table-cell table:style-name="ce1" office:value-type="float" office:value="11596.8">
            <text:p>11596.8</text:p>
          </table:table-cell>
          <table:table-cell table:style-name="ce1" office:value-type="float" office:value="461.4">
            <text:p>461.4</text:p>
          </table:table-cell>
          <table:table-cell table:style-name="ce1" office:value-type="float" office:value="1979.5">
            <text:p>1979.5</text:p>
          </table:table-cell>
          <table:table-cell table:style-name="ce1" office:value-type="float" office:value="4027.4">
            <text:p>4027.4</text:p>
          </table:table-cell>
          <table:table-cell table:style-name="ce1" office:value-type="float" office:value="8214.9">
            <text:p>8214.9</text:p>
          </table:table-cell>
          <table:table-cell table:style-name="ce1" office:value-type="float" office:value="20657.8">
            <text:p>20657.8</text:p>
          </table:table-cell>
          <table:table-cell table:style-name="ce1" office:value-type="float" office:value="29286.3194046938">
            <text:p>29286.3194046938</text:p>
          </table:table-cell>
        </table:table-row>
        <table:table-row>
          <table:table-cell table:number-columns-repeated="2"/>
          <table:table-cell table:style-name="ce1" office:value-type="float" office:value="690">
            <text:p>690</text:p>
          </table:table-cell>
          <table:table-cell table:style-name="ce1" office:value-type="float" office:value="2694">
            <text:p>2694</text:p>
          </table:table-cell>
          <table:table-cell table:style-name="ce1" office:value-type="float" office:value="5307.7">
            <text:p>5307.7</text:p>
          </table:table-cell>
          <table:table-cell table:style-name="ce1" office:value-type="float" office:value="10418.3">
            <text:p>10418.3</text:p>
          </table:table-cell>
          <table:table-cell table:style-name="ce1" office:value-type="float" office:value="25865.2">
            <text:p>25865.2</text:p>
          </table:table-cell>
          <table:table-cell table:style-name="ce1" office:value-type="float" office:value="1018.2">
            <text:p>1018.2</text:p>
          </table:table-cell>
          <table:table-cell table:style-name="ce1" office:value-type="float" office:value="4318.5">
            <text:p>4318.5</text:p>
          </table:table-cell>
          <table:table-cell table:style-name="ce1" office:value-type="float" office:value="8788.7">
            <text:p>8788.7</text:p>
          </table:table-cell>
          <table:table-cell table:style-name="ce1" office:value-type="float" office:value="17801.6">
            <text:p>17801.6</text:p>
          </table:table-cell>
          <table:table-cell table:style-name="ce1" office:value-type="float" office:value="44903.8">
            <text:p>44903.8</text:p>
          </table:table-cell>
          <table:table-cell table:style-name="ce1" office:value-type="float" office:value="56688.7235260447">
            <text:p>56688.7235260447</text:p>
          </table:table-cell>
        </table:table-row>
        <table:table-row>
          <table:table-cell table:number-columns-repeated="2"/>
          <table:table-cell table:style-name="ce1" office:value-type="float" office:value="45.1">
            <text:p>45.1</text:p>
          </table:table-cell>
          <table:table-cell table:style-name="ce1" office:value-type="float" office:value="129.4">
            <text:p>129.4</text:p>
          </table:table-cell>
          <table:table-cell table:style-name="ce1" office:value-type="float" office:value="255.6">
            <text:p>255.6</text:p>
          </table:table-cell>
          <table:table-cell table:style-name="ce1" office:value-type="float" office:value="506.1">
            <text:p>506.1</text:p>
          </table:table-cell>
          <table:table-cell table:style-name="ce1" office:value-type="float" office:value="1200.9">
            <text:p>1200.9</text:p>
          </table:table-cell>
          <table:table-cell table:style-name="ce1" office:value-type="float" office:value="95.6">
            <text:p>95.6</text:p>
          </table:table-cell>
          <table:table-cell table:style-name="ce1" office:value-type="float" office:value="150.2">
            <text:p>150.2</text:p>
          </table:table-cell>
          <table:table-cell table:style-name="ce1" office:value-type="float" office:value="280.4">
            <text:p>280.4</text:p>
          </table:table-cell>
          <table:table-cell table:style-name="ce1" office:value-type="float" office:value="532.5">
            <text:p>532.5</text:p>
          </table:table-cell>
          <table:table-cell table:style-name="ce1" office:value-type="float" office:value="1377">
            <text:p>1377</text:p>
          </table:table-cell>
          <table:table-cell table:style-name="ce1" office:value-type="float" office:value="1883.91528334287">
            <text:p>1883.91528334287</text:p>
          </table:table-cell>
        </table:table-row>
        <table:table-row>
          <table:table-cell table:number-columns-repeated="2"/>
          <table:table-cell table:style-name="ce1" office:value-type="float" office:value="220.7">
            <text:p>220.7</text:p>
          </table:table-cell>
          <table:table-cell table:style-name="ce1" office:value-type="float" office:value="817.4">
            <text:p>817.4</text:p>
          </table:table-cell>
          <table:table-cell table:style-name="ce1" office:value-type="float" office:value="1582.8">
            <text:p>1582.8</text:p>
          </table:table-cell>
          <table:table-cell table:style-name="ce1" office:value-type="float" office:value="2973.3">
            <text:p>2973.3</text:p>
          </table:table-cell>
          <table:table-cell table:style-name="ce1" office:value-type="float" office:value="7125.8">
            <text:p>7125.8</text:p>
          </table:table-cell>
          <table:table-cell table:style-name="ce1" office:value-type="float" office:value="246">
            <text:p>246</text:p>
          </table:table-cell>
          <table:table-cell table:style-name="ce1" office:value-type="float" office:value="945.5">
            <text:p>945.5</text:p>
          </table:table-cell>
          <table:table-cell table:style-name="ce1" office:value-type="float" office:value="1742.8">
            <text:p>1742.8</text:p>
          </table:table-cell>
          <table:table-cell table:style-name="ce1" office:value-type="float" office:value="3532.9">
            <text:p>3532.9</text:p>
          </table:table-cell>
          <table:table-cell table:style-name="ce1" office:value-type="float" office:value="8636.6">
            <text:p>8636.6</text:p>
          </table:table-cell>
          <table:table-cell table:style-name="ce1" office:value-type="float" office:value="10447.166571265">
            <text:p>10447.166571265</text:p>
          </table:table-cell>
        </table:table-row>
        <table:table-row>
          <table:table-cell table:number-columns-repeated="2"/>
          <table:table-cell table:style-name="ce1" office:value-type="float" office:value="559.7">
            <text:p>559.7</text:p>
          </table:table-cell>
          <table:table-cell table:style-name="ce1" office:value-type="float" office:value="2074.5">
            <text:p>2074.5</text:p>
          </table:table-cell>
          <table:table-cell table:style-name="ce1" office:value-type="float" office:value="3944.4">
            <text:p>3944.4</text:p>
          </table:table-cell>
          <table:table-cell table:style-name="ce1" office:value-type="float" office:value="7778.1">
            <text:p>7778.1</text:p>
          </table:table-cell>
          <table:table-cell table:style-name="ce1" office:value-type="float" office:value="19574.7">
            <text:p>19574.7</text:p>
          </table:table-cell>
          <table:table-cell table:style-name="ce1" office:value-type="float" office:value="644.2">
            <text:p>644.2</text:p>
          </table:table-cell>
          <table:table-cell table:style-name="ce1" office:value-type="float" office:value="2601.6">
            <text:p>2601.6</text:p>
          </table:table-cell>
          <table:table-cell table:style-name="ce1" office:value-type="float" office:value="5089.7">
            <text:p>5089.7</text:p>
          </table:table-cell>
          <table:table-cell table:style-name="ce1" office:value-type="float" office:value="9968.2">
            <text:p>9968.2</text:p>
          </table:table-cell>
          <table:table-cell table:style-name="ce1" office:value-type="float" office:value="24431.5">
            <text:p>24431.5</text:p>
          </table:table-cell>
          <table:table-cell table:style-name="ce1" office:value-type="float" office:value="27231.1390955924">
            <text:p>27231.1390955924</text:p>
          </table:table-cell>
        </table:table-row>
        <table:table-row>
          <table:table-cell table:number-columns-repeated="2"/>
          <table:table-cell table:style-name="ce1" office:value-type="float" office:value="1143.2">
            <text:p>1143.2</text:p>
          </table:table-cell>
          <table:table-cell table:style-name="ce1" office:value-type="float" office:value="4685.5">
            <text:p>4685.5</text:p>
          </table:table-cell>
          <table:table-cell table:style-name="ce1" office:value-type="float" office:value="8938.8">
            <text:p>8938.8</text:p>
          </table:table-cell>
          <table:table-cell table:style-name="ce1" office:value-type="float" office:value="17291.4">
            <text:p>17291.4</text:p>
          </table:table-cell>
          <table:table-cell table:style-name="ce1" office:value-type="float" office:value="44421.6">
            <text:p>44421.6</text:p>
          </table:table-cell>
          <table:table-cell table:style-name="ce1" office:value-type="float" office:value="1415.9">
            <text:p>1415.9</text:p>
          </table:table-cell>
          <table:table-cell table:style-name="ce1" office:value-type="float" office:value="6027.4">
            <text:p>6027.4</text:p>
          </table:table-cell>
          <table:table-cell table:style-name="ce1" office:value-type="float" office:value="11581.6">
            <text:p>11581.6</text:p>
          </table:table-cell>
          <table:table-cell table:style-name="ce1" office:value-type="float" office:value="23829.2">
            <text:p>23829.2</text:p>
          </table:table-cell>
          <table:table-cell table:style-name="ce1" office:value-type="float" office:value="58029.7">
            <text:p>58029.7</text:p>
          </table:table-cell>
          <table:table-cell table:style-name="ce1" office:value-type="float" office:value="54462.2781911849">
            <text:p>54462.2781911849</text:p>
          </table:table-cell>
        </table:table-row>
        <table:table-row>
          <table:table-cell table:number-columns-repeated="2"/>
          <table:table-cell table:style-name="ce1" office:value-type="float" office:value="23.4">
            <text:p>23.4</text:p>
          </table:table-cell>
          <table:table-cell table:style-name="ce1" office:value-type="float" office:value="75.4">
            <text:p>75.4</text:p>
          </table:table-cell>
          <table:table-cell table:style-name="ce1" office:value-type="float" office:value="152.8">
            <text:p>152.8</text:p>
          </table:table-cell>
          <table:table-cell table:style-name="ce1" office:value-type="float" office:value="275.1">
            <text:p>275.1</text:p>
          </table:table-cell>
          <table:table-cell table:style-name="ce1" office:value-type="float" office:value="701.9">
            <text:p>701.9</text:p>
          </table:table-cell>
          <table:table-cell table:style-name="ce1" office:value-type="float" office:value="40.6">
            <text:p>40.6</text:p>
          </table:table-cell>
          <table:table-cell table:style-name="ce1" office:value-type="float" office:value="155.9">
            <text:p>155.9</text:p>
          </table:table-cell>
          <table:table-cell table:style-name="ce1" office:value-type="float" office:value="318.8">
            <text:p>318.8</text:p>
          </table:table-cell>
          <table:table-cell table:style-name="ce1" office:value-type="float" office:value="631.8">
            <text:p>631.8</text:p>
          </table:table-cell>
          <table:table-cell table:style-name="ce1" office:value-type="float" office:value="1617.2">
            <text:p>1617.2</text:p>
          </table:table-cell>
          <table:table-cell table:style-name="ce1" office:value-type="float" office:value="5137.95077275329">
            <text:p>5137.95077275329</text:p>
          </table:table-cell>
        </table:table-row>
        <table:table-row>
          <table:table-cell table:number-columns-repeated="2"/>
          <table:table-cell table:style-name="ce1" office:value-type="float" office:value="69.8">
            <text:p>69.8</text:p>
          </table:table-cell>
          <table:table-cell table:style-name="ce1" office:value-type="float" office:value="230.8">
            <text:p>230.8</text:p>
          </table:table-cell>
          <table:table-cell table:style-name="ce1" office:value-type="float" office:value="438.7">
            <text:p>438.7</text:p>
          </table:table-cell>
          <table:table-cell table:style-name="ce1" office:value-type="float" office:value="861">
            <text:p>861</text:p>
          </table:table-cell>
          <table:table-cell table:style-name="ce1" office:value-type="float" office:value="2229.9">
            <text:p>2229.9</text:p>
          </table:table-cell>
          <table:table-cell table:style-name="ce1" office:value-type="float" office:value="212.4">
            <text:p>212.4</text:p>
          </table:table-cell>
          <table:table-cell table:style-name="ce1" office:value-type="float" office:value="937.6">
            <text:p>937.6</text:p>
          </table:table-cell>
          <table:table-cell table:style-name="ce1" office:value-type="float" office:value="1703.4">
            <text:p>1703.4</text:p>
          </table:table-cell>
          <table:table-cell table:style-name="ce1" office:value-type="float" office:value="3547.5">
            <text:p>3547.5</text:p>
          </table:table-cell>
          <table:table-cell table:style-name="ce1" office:value-type="float" office:value="7580.7">
            <text:p>7580.7</text:p>
          </table:table-cell>
          <table:table-cell table:style-name="ce1" office:value-type="float" office:value="20723.0681167716">
            <text:p>20723.0681167716</text:p>
          </table:table-cell>
        </table:table-row>
        <table:table-row>
          <table:table-cell table:number-columns-repeated="2"/>
          <table:table-cell table:style-name="ce1" office:value-type="float" office:value="164.9">
            <text:p>164.9</text:p>
          </table:table-cell>
          <table:table-cell table:style-name="ce1" office:value-type="float" office:value="596.5">
            <text:p>596.5</text:p>
          </table:table-cell>
          <table:table-cell table:style-name="ce1" office:value-type="float" office:value="1134.8">
            <text:p>1134.8</text:p>
          </table:table-cell>
          <table:table-cell table:style-name="ce1" office:value-type="float" office:value="2415.5">
            <text:p>2415.5</text:p>
          </table:table-cell>
          <table:table-cell table:style-name="ce1" office:value-type="float" office:value="5727.4">
            <text:p>5727.4</text:p>
          </table:table-cell>
          <table:table-cell table:style-name="ce1" office:value-type="float" office:value="618.1">
            <text:p>618.1</text:p>
          </table:table-cell>
          <table:table-cell table:style-name="ce1" office:value-type="float" office:value="2532.1">
            <text:p>2532.1</text:p>
          </table:table-cell>
          <table:table-cell table:style-name="ce1" office:value-type="float" office:value="4824.1">
            <text:p>4824.1</text:p>
          </table:table-cell>
          <table:table-cell table:style-name="ce1" office:value-type="float" office:value="9131.2">
            <text:p>9131.2</text:p>
          </table:table-cell>
          <table:table-cell table:style-name="ce1" office:value-type="float" office:value="27346">
            <text:p>27346</text:p>
          </table:table-cell>
          <table:table-cell table:style-name="ce1" office:value-type="float" office:value="47611.6771608472">
            <text:p>47611.6771608472</text:p>
          </table:table-cell>
        </table:table-row>
        <table:table-row>
          <table:table-cell table:number-columns-repeated="2"/>
          <table:table-cell table:style-name="ce1" office:value-type="float" office:value="283.8">
            <text:p>283.8</text:p>
          </table:table-cell>
          <table:table-cell table:style-name="ce1" office:value-type="float" office:value="1055.9">
            <text:p>1055.9</text:p>
          </table:table-cell>
          <table:table-cell table:style-name="ce1" office:value-type="float" office:value="2071">
            <text:p>2071</text:p>
          </table:table-cell>
          <table:table-cell table:style-name="ce1" office:value-type="float" office:value="3899.9">
            <text:p>3899.9</text:p>
          </table:table-cell>
          <table:table-cell table:style-name="ce1" office:value-type="float" office:value="9916.7">
            <text:p>9916.7</text:p>
          </table:table-cell>
          <table:table-cell table:style-name="ce1" office:value-type="float" office:value="1210.6">
            <text:p>1210.6</text:p>
          </table:table-cell>
          <table:table-cell table:style-name="ce1" office:value-type="float" office:value="4988.8">
            <text:p>4988.8</text:p>
          </table:table-cell>
          <table:table-cell table:style-name="ce1" office:value-type="float" office:value="9872.9">
            <text:p>9872.9</text:p>
          </table:table-cell>
          <table:table-cell table:style-name="ce1" office:value-type="float" office:value="20611.9">
            <text:p>20611.9</text:p>
          </table:table-cell>
          <table:table-cell table:style-name="ce1" office:value-type="float" office:value="56078.5">
            <text:p>56078.5</text:p>
          </table:table-cell>
          <table:table-cell table:style-name="ce1" office:value-type="float" office:value="90941.7286777333">
            <text:p>90941.7286777333</text:p>
          </table:table-cell>
        </table:table-row>
        <table:table-row>
          <table:table-cell table:number-columns-repeated="2"/>
          <table:table-cell table:style-name="ce1" office:value-type="float" office:value="22.4">
            <text:p>22.4</text:p>
          </table:table-cell>
          <table:table-cell table:style-name="ce1" office:value-type="float" office:value="73.2">
            <text:p>73.2</text:p>
          </table:table-cell>
          <table:table-cell table:style-name="ce1" office:value-type="float" office:value="136.1">
            <text:p>136.1</text:p>
          </table:table-cell>
          <table:table-cell table:style-name="ce1" office:value-type="float" office:value="262.9">
            <text:p>262.9</text:p>
          </table:table-cell>
          <table:table-cell table:style-name="ce1" office:value-type="float" office:value="568.6">
            <text:p>568.6</text:p>
          </table:table-cell>
          <table:table-cell table:style-name="ce1" office:value-type="float" office:value="26.9">
            <text:p>26.9</text:p>
          </table:table-cell>
          <table:table-cell table:style-name="ce1" office:value-type="float" office:value="88.8">
            <text:p>88.8</text:p>
          </table:table-cell>
          <table:table-cell table:style-name="ce1" office:value-type="float" office:value="177.7">
            <text:p>177.7</text:p>
          </table:table-cell>
          <table:table-cell table:style-name="ce1" office:value-type="float" office:value="349.4">
            <text:p>349.4</text:p>
          </table:table-cell>
          <table:table-cell table:style-name="ce1" office:value-type="float" office:value="836.4">
            <text:p>836.4</text:p>
          </table:table-cell>
          <table:table-cell table:style-name="ce1" office:value-type="float" office:value="1541.38523182599">
            <text:p>1541.38523182599</text:p>
          </table:table-cell>
        </table:table-row>
        <table:table-row>
          <table:table-cell table:number-columns-repeated="2"/>
          <table:table-cell table:style-name="ce1" office:value-type="float" office:value="88.5">
            <text:p>88.5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583.5">
            <text:p>583.5</text:p>
          </table:table-cell>
          <table:table-cell table:style-name="ce1" office:value-type="float" office:value="1139.4">
            <text:p>1139.4</text:p>
          </table:table-cell>
          <table:table-cell table:style-name="ce1" office:value-type="float" office:value="2684.8">
            <text:p>2684.8</text:p>
          </table:table-cell>
          <table:table-cell table:style-name="ce1" office:value-type="float" office:value="136.4">
            <text:p>136.4</text:p>
          </table:table-cell>
          <table:table-cell table:style-name="ce1" office:value-type="float" office:value="555.3">
            <text:p>555.3</text:p>
          </table:table-cell>
          <table:table-cell table:style-name="ce1" office:value-type="float" office:value="1030.4">
            <text:p>1030.4</text:p>
          </table:table-cell>
          <table:table-cell table:style-name="ce1" office:value-type="float" office:value="1839.8">
            <text:p>1839.8</text:p>
          </table:table-cell>
          <table:table-cell table:style-name="ce1" office:value-type="float" office:value="4456.7">
            <text:p>4456.7</text:p>
          </table:table-cell>
          <table:table-cell table:style-name="ce1" office:value-type="float" office:value="8049.45621064683">
            <text:p>8049.45621064683</text:p>
          </table:table-cell>
        </table:table-row>
        <table:table-row>
          <table:table-cell table:number-columns-repeated="2"/>
          <table:table-cell table:style-name="ce1" office:value-type="float" office:value="223.4">
            <text:p>223.4</text:p>
          </table:table-cell>
          <table:table-cell table:style-name="ce1" office:value-type="float" office:value="796.9">
            <text:p>796.9</text:p>
          </table:table-cell>
          <table:table-cell table:style-name="ce1" office:value-type="float" office:value="1448.7">
            <text:p>1448.7</text:p>
          </table:table-cell>
          <table:table-cell table:style-name="ce1" office:value-type="float" office:value="3019.1">
            <text:p>3019.1</text:p>
          </table:table-cell>
          <table:table-cell table:style-name="ce1" office:value-type="float" office:value="7749.5">
            <text:p>7749.5</text:p>
          </table:table-cell>
          <table:table-cell table:style-name="ce1" office:value-type="float" office:value="323.8">
            <text:p>323.8</text:p>
          </table:table-cell>
          <table:table-cell table:style-name="ce1" office:value-type="float" office:value="1360.1">
            <text:p>1360.1</text:p>
          </table:table-cell>
          <table:table-cell table:style-name="ce1" office:value-type="float" office:value="2561.5">
            <text:p>2561.5</text:p>
          </table:table-cell>
          <table:table-cell table:style-name="ce1" office:value-type="float" office:value="5367.5">
            <text:p>5367.5</text:p>
          </table:table-cell>
          <table:table-cell table:style-name="ce1" office:value-type="float" office:value="11886.1">
            <text:p>11886.1</text:p>
          </table:table-cell>
          <table:table-cell table:style-name="ce1" office:value-type="float" office:value="21750.6582713223">
            <text:p>21750.6582713223</text:p>
          </table:table-cell>
        </table:table-row>
        <table:table-row>
          <table:table-cell table:number-columns-repeated="2"/>
          <table:table-cell table:style-name="ce1" office:value-type="float" office:value="401.9">
            <text:p>401.9</text:p>
          </table:table-cell>
          <table:table-cell table:style-name="ce1" office:value-type="float" office:value="1555.6">
            <text:p>1555.6</text:p>
          </table:table-cell>
          <table:table-cell table:style-name="ce1" office:value-type="float" office:value="2820.3">
            <text:p>2820.3</text:p>
          </table:table-cell>
          <table:table-cell table:style-name="ce1" office:value-type="float" office:value="5229.5">
            <text:p>5229.5</text:p>
          </table:table-cell>
          <table:table-cell table:style-name="ce1" office:value-type="float" office:value="12899.7">
            <text:p>12899.7</text:p>
          </table:table-cell>
          <table:table-cell table:style-name="ce1" office:value-type="float" office:value="624.4">
            <text:p>624.4</text:p>
          </table:table-cell>
          <table:table-cell table:style-name="ce1" office:value-type="float" office:value="2523.2">
            <text:p>2523.2</text:p>
          </table:table-cell>
          <table:table-cell table:style-name="ce1" office:value-type="float" office:value="4943.6">
            <text:p>4943.6</text:p>
          </table:table-cell>
          <table:table-cell table:style-name="ce1" office:value-type="float" office:value="9218.9">
            <text:p>9218.9</text:p>
          </table:table-cell>
          <table:table-cell table:style-name="ce1" office:value-type="float" office:value="23577.8">
            <text:p>23577.8</text:p>
          </table:table-cell>
          <table:table-cell table:style-name="ce1" office:value-type="float" office:value="44015.1116199199">
            <text:p>44015.1116199199</text:p>
          </table:table-cell>
        </table:table-row>
        <table:table-row>
          <table:table-cell table:number-columns-repeated="2"/>
          <table:table-cell table:style-name="ce1" office:value-type="float" office:value="18">
            <text:p>18</text:p>
          </table:table-cell>
          <table:table-cell table:style-name="ce1" office:value-type="float" office:value="53.7">
            <text:p>53.7</text:p>
          </table:table-cell>
          <table:table-cell table:style-name="ce1" office:value-type="float" office:value="103.6">
            <text:p>103.6</text:p>
          </table:table-cell>
          <table:table-cell table:style-name="ce1" office:value-type="float" office:value="190.8">
            <text:p>190.8</text:p>
          </table:table-cell>
          <table:table-cell table:style-name="ce1" office:value-type="float" office:value="487.4">
            <text:p>487.4</text:p>
          </table:table-cell>
          <table:table-cell table:style-name="ce1" office:value-type="float" office:value="32.8">
            <text:p>32.8</text:p>
          </table:table-cell>
          <table:table-cell table:style-name="ce1" office:value-type="float" office:value="113.3">
            <text:p>113.3</text:p>
          </table:table-cell>
          <table:table-cell table:style-name="ce1" office:value-type="float" office:value="218.2">
            <text:p>218.2</text:p>
          </table:table-cell>
          <table:table-cell table:style-name="ce1" office:value-type="float" office:value="453.5">
            <text:p>453.5</text:p>
          </table:table-cell>
          <table:table-cell table:style-name="ce1" office:value-type="float" office:value="1105.6">
            <text:p>1105.6</text:p>
          </table:table-cell>
          <table:table-cell table:style-name="ce1" office:value-type="float" office:value="4110.36061820263">
            <text:p>4110.36061820263</text:p>
          </table:table-cell>
        </table:table-row>
        <table:table-row>
          <table:table-cell table:number-columns-repeated="2"/>
          <table:table-cell table:style-name="ce1" office:value-type="float" office:value="68.3">
            <text:p>68.3</text:p>
          </table:table-cell>
          <table:table-cell table:style-name="ce1" office:value-type="float" office:value="229.5">
            <text:p>229.5</text:p>
          </table:table-cell>
          <table:table-cell table:style-name="ce1" office:value-type="float" office:value="433.3">
            <text:p>433.3</text:p>
          </table:table-cell>
          <table:table-cell table:style-name="ce1" office:value-type="float" office:value="846.8">
            <text:p>846.8</text:p>
          </table:table-cell>
          <table:table-cell table:style-name="ce1" office:value-type="float" office:value="1993.6">
            <text:p>1993.6</text:p>
          </table:table-cell>
          <table:table-cell table:style-name="ce1" office:value-type="float" office:value="154.3">
            <text:p>154.3</text:p>
          </table:table-cell>
          <table:table-cell table:style-name="ce1" office:value-type="float" office:value="656.7">
            <text:p>656.7</text:p>
          </table:table-cell>
          <table:table-cell table:style-name="ce1" office:value-type="float" office:value="1255.3">
            <text:p>1255.3</text:p>
          </table:table-cell>
          <table:table-cell table:style-name="ce1" office:value-type="float" office:value="2261.2">
            <text:p>2261.2</text:p>
          </table:table-cell>
          <table:table-cell table:style-name="ce1" office:value-type="float" office:value="5893.5">
            <text:p>5893.5</text:p>
          </table:table-cell>
          <table:table-cell table:style-name="ce1" office:value-type="float" office:value="16955.2375500859">
            <text:p>16955.2375500859</text:p>
          </table:table-cell>
        </table:table-row>
        <table:table-row>
          <table:table-cell table:number-columns-repeated="2"/>
          <table:table-cell table:style-name="ce1" office:value-type="float" office:value="153.1">
            <text:p>153.1</text:p>
          </table:table-cell>
          <table:table-cell table:style-name="ce1" office:value-type="float" office:value="547.6">
            <text:p>547.6</text:p>
          </table:table-cell>
          <table:table-cell table:style-name="ce1" office:value-type="float" office:value="1164.1">
            <text:p>1164.1</text:p>
          </table:table-cell>
          <table:table-cell table:style-name="ce1" office:value-type="float" office:value="2190.9">
            <text:p>2190.9</text:p>
          </table:table-cell>
          <table:table-cell table:style-name="ce1" office:value-type="float" office:value="5292.6">
            <text:p>5292.6</text:p>
          </table:table-cell>
          <table:table-cell table:style-name="ce1" office:value-type="float" office:value="413.9">
            <text:p>413.9</text:p>
          </table:table-cell>
          <table:table-cell table:style-name="ce1" office:value-type="float" office:value="1894.1">
            <text:p>1894.1</text:p>
          </table:table-cell>
          <table:table-cell table:style-name="ce1" office:value-type="float" office:value="3777.4">
            <text:p>3777.4</text:p>
          </table:table-cell>
          <table:table-cell table:style-name="ce1" office:value-type="float" office:value="7156.6">
            <text:p>7156.6</text:p>
          </table:table-cell>
          <table:table-cell table:style-name="ce1" office:value-type="float" office:value="17704.6">
            <text:p>17704.6</text:p>
          </table:table-cell>
          <table:table-cell table:style-name="ce1" office:value-type="float" office:value="39048.425872925">
            <text:p>39048.425872925</text:p>
          </table:table-cell>
        </table:table-row>
        <table:table-row>
          <table:table-cell table:number-columns-repeated="2"/>
          <table:table-cell table:style-name="ce1" office:value-type="float" office:value="270">
            <text:p>270</text:p>
          </table:table-cell>
          <table:table-cell table:style-name="ce1" office:value-type="float" office:value="976.9">
            <text:p>976.9</text:p>
          </table:table-cell>
          <table:table-cell table:style-name="ce1" office:value-type="float" office:value="2056">
            <text:p>2056</text:p>
          </table:table-cell>
          <table:table-cell table:style-name="ce1" office:value-type="float" office:value="3804.1">
            <text:p>3804.1</text:p>
          </table:table-cell>
          <table:table-cell table:style-name="ce1" office:value-type="float" office:value="10078">
            <text:p>10078</text:p>
          </table:table-cell>
          <table:table-cell table:style-name="ce1" office:value-type="float" office:value="808.7">
            <text:p>808.7</text:p>
          </table:table-cell>
          <table:table-cell table:style-name="ce1" office:value-type="float" office:value="4513.5">
            <text:p>4513.5</text:p>
          </table:table-cell>
          <table:table-cell table:style-name="ce1" office:value-type="float" office:value="7854.1">
            <text:p>7854.1</text:p>
          </table:table-cell>
          <table:table-cell table:style-name="ce1" office:value-type="float" office:value="14518.6">
            <text:p>14518.6</text:p>
          </table:table-cell>
          <table:table-cell table:style-name="ce1" office:value-type="float" office:value="32642.1">
            <text:p>32642.1</text:p>
          </table:table-cell>
          <table:table-cell table:style-name="ce1" office:value-type="float" office:value="73301.4310246136">
            <text:p>73301.4310246136</text:p>
          </table:table-cell>
        </table:table-row>
        <table:table-row>
          <table:table-cell table:number-columns-repeated="2"/>
          <table:table-cell table:style-name="ce1" office:value-type="float" office:value="18.6">
            <text:p>18.6</text:p>
          </table:table-cell>
          <table:table-cell table:style-name="ce1" office:value-type="float" office:value="60.4">
            <text:p>60.4</text:p>
          </table:table-cell>
          <table:table-cell table:style-name="ce1" office:value-type="float" office:value="119.3">
            <text:p>119.3</text:p>
          </table:table-cell>
          <table:table-cell table:style-name="ce1" office:value-type="float" office:value="220.3">
            <text:p>220.3</text:p>
          </table:table-cell>
          <table:table-cell table:style-name="ce1" office:value-type="float" office:value="528.5">
            <text:p>528.5</text:p>
          </table:table-cell>
          <table:table-cell table:style-name="ce1" office:value-type="float" office:value="29.5">
            <text:p>29.5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200.9">
            <text:p>200.9</text:p>
          </table:table-cell>
          <table:table-cell table:style-name="ce1" office:value-type="float" office:value="406.6">
            <text:p>406.6</text:p>
          </table:table-cell>
          <table:table-cell table:style-name="ce1" office:value-type="float" office:value="919.3">
            <text:p>919.3</text:p>
          </table:table-cell>
          <table:table-cell table:style-name="ce1" office:value-type="float" office:value="4624.15569547796">
            <text:p>4624.15569547796</text:p>
          </table:table-cell>
        </table:table-row>
        <table:table-row>
          <table:table-cell table:number-columns-repeated="2"/>
          <table:table-cell table:style-name="ce1" office:value-type="float" office:value="65">
            <text:p>65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395.9">
            <text:p>395.9</text:p>
          </table:table-cell>
          <table:table-cell table:style-name="ce1" office:value-type="float" office:value="758.2">
            <text:p>758.2</text:p>
          </table:table-cell>
          <table:table-cell table:style-name="ce1" office:value-type="float" office:value="1983.7">
            <text:p>1983.7</text:p>
          </table:table-cell>
          <table:table-cell table:style-name="ce1" office:value-type="float" office:value="160.2">
            <text:p>160.2</text:p>
          </table:table-cell>
          <table:table-cell table:style-name="ce1" office:value-type="float" office:value="576.3">
            <text:p>576.3</text:p>
          </table:table-cell>
          <table:table-cell table:style-name="ce1" office:value-type="float" office:value="1179.1">
            <text:p>1179.1</text:p>
          </table:table-cell>
          <table:table-cell table:style-name="ce1" office:value-type="float" office:value="2155.5">
            <text:p>2155.5</text:p>
          </table:table-cell>
          <table:table-cell table:style-name="ce1" office:value-type="float" office:value="4981.5">
            <text:p>4981.5</text:p>
          </table:table-cell>
          <table:table-cell table:style-name="ce1" office:value-type="float" office:value="20894.3331425301">
            <text:p>20894.3331425301</text:p>
          </table:table-cell>
        </table:table-row>
        <table:table-row>
          <table:table-cell table:number-columns-repeated="2"/>
          <table:table-cell table:style-name="ce1" office:value-type="float" office:value="151.7">
            <text:p>151.7</text:p>
          </table:table-cell>
          <table:table-cell table:style-name="ce1" office:value-type="float" office:value="516.3">
            <text:p>516.3</text:p>
          </table:table-cell>
          <table:table-cell table:style-name="ce1" office:value-type="float" office:value="937.8">
            <text:p>937.8</text:p>
          </table:table-cell>
          <table:table-cell table:style-name="ce1" office:value-type="float" office:value="1970.2">
            <text:p>1970.2</text:p>
          </table:table-cell>
          <table:table-cell table:style-name="ce1" office:value-type="float" office:value="4837.3">
            <text:p>4837.3</text:p>
          </table:table-cell>
          <table:table-cell table:style-name="ce1" office:value-type="float" office:value="433.1">
            <text:p>433.1</text:p>
          </table:table-cell>
          <table:table-cell table:style-name="ce1" office:value-type="float" office:value="1964.4">
            <text:p>1964.4</text:p>
          </table:table-cell>
          <table:table-cell table:style-name="ce1" office:value-type="float" office:value="3815.5">
            <text:p>3815.5</text:p>
          </table:table-cell>
          <table:table-cell table:style-name="ce1" office:value-type="float" office:value="8109.5">
            <text:p>8109.5</text:p>
          </table:table-cell>
          <table:table-cell table:style-name="ce1" office:value-type="float" office:value="17854.2">
            <text:p>17854.2</text:p>
          </table:table-cell>
          <table:table-cell table:style-name="ce1" office:value-type="float" office:value="39733.4859759588">
            <text:p>39733.4859759588</text:p>
          </table:table-cell>
        </table:table-row>
        <table:table-row>
          <table:table-cell table:number-columns-repeated="2"/>
          <table:table-cell table:style-name="ce1" office:value-type="float" office:value="296.8">
            <text:p>296.8</text:p>
          </table:table-cell>
          <table:table-cell table:style-name="ce1" office:value-type="float" office:value="1004.9">
            <text:p>1004.9</text:p>
          </table:table-cell>
          <table:table-cell table:style-name="ce1" office:value-type="float" office:value="1835.8">
            <text:p>1835.8</text:p>
          </table:table-cell>
          <table:table-cell table:style-name="ce1" office:value-type="float" office:value="3471.7">
            <text:p>3471.7</text:p>
          </table:table-cell>
          <table:table-cell table:style-name="ce1" office:value-type="float" office:value="9174.8">
            <text:p>9174.8</text:p>
          </table:table-cell>
          <table:table-cell table:style-name="ce1" office:value-type="float" office:value="896">
            <text:p>896</text:p>
          </table:table-cell>
          <table:table-cell table:style-name="ce1" office:value-type="float" office:value="4149.5">
            <text:p>4149.5</text:p>
          </table:table-cell>
          <table:table-cell table:style-name="ce1" office:value-type="float" office:value="7612">
            <text:p>7612</text:p>
          </table:table-cell>
          <table:table-cell table:style-name="ce1" office:value-type="float" office:value="14338.2">
            <text:p>14338.2</text:p>
          </table:table-cell>
          <table:table-cell table:style-name="ce1" office:value-type="float" office:value="34916.6">
            <text:p>34916.6</text:p>
          </table:table-cell>
          <table:table-cell table:style-name="ce1" office:value-type="float" office:value="77240.5266170578">
            <text:p>77240.52661705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WenQuanYi Zen 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Senza_20_nome1" style:display-name="Senza nome1" style:family="table-cell" style:parent-style-name="Default">
      <style:table-cell-properties style:diagonal-bl-tr="none" style:diagonal-tl-br="none"/>
      <style:text-properties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09T12:42:04.901718622</meta:creation-date>
    <dc:date>2022-03-21T18:12:40.910000000</dc:date>
    <meta:editing-duration>PT2H33M44S</meta:editing-duration>
    <meta:editing-cycles>21</meta:editing-cycles>
    <meta:generator>LibreOffice/6.4.4.2$Windows_X86_64 LibreOffice_project/3d775be2011f3886db32dfd395a6a6d1ca2630ff</meta:generator>
    <meta:document-statistic meta:table-count="5" meta:cell-count="2920" meta:object-count="0"/>
  </office:meta>
</office:document-meta>
</file>